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Vc-big</text:p>
          </table:table-cell>
          <table:table-cell office:value-type="string" calcext:value-type="string">
            <text:p>injRate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3.67913" calcext:value-type="float">
            <text:p>3.679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67747" calcext:value-type="float">
            <text:p>3.677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28631" calcext:value-type="float">
            <text:p>3.286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667" calcext:value-type="float">
            <text:p>0.0048166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702396" calcext:value-type="float">
            <text:p>0.00702396</text:p>
          </table:table-cell>
          <table:table-cell office:value-type="float" office:value="0.00664333" calcext:value-type="float">
            <text:p>0.00664333</text:p>
          </table:table-cell>
          <table:table-cell office:value-type="float" office:value="0.00738667" calcext:value-type="float">
            <text:p>0.00738667</text:p>
          </table:table-cell>
          <table:table-cell office:value-type="float" office:value="0.00702375" calcext:value-type="float">
            <text:p>0.00702375</text:p>
          </table:table-cell>
          <table:table-cell office:value-type="float" office:value="0.00665333" calcext:value-type="float">
            <text:p>0.00665333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1.39556" calcext:value-type="float">
            <text:p>1.39556</text:p>
          </table:table-cell>
          <table:table-cell office:value-type="float" office:value="4.2801" calcext:value-type="float">
            <text:p>4.2801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float" office:value="0.01" calcext:value-type="float">
            <text:p>0.01</text:p>
          </table:table-cell>
          <table:table-cell office:value-type="float" office:value="3.6821" calcext:value-type="float">
            <text:p>3.68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67912" calcext:value-type="float">
            <text:p>3.679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27909" calcext:value-type="float">
            <text:p>3.279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76667" calcext:value-type="float">
            <text:p>0.00976667</text:p>
          </table:table-cell>
          <table:table-cell office:value-type="float" office:value="0.0102033" calcext:value-type="float">
            <text:p>0.0102033</text:p>
          </table:table-cell>
          <table:table-cell office:value-type="float" office:value="0.0100067" calcext:value-type="float">
            <text:p>0.0100067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40571" calcext:value-type="float">
            <text:p>0.0140571</text:p>
          </table:table-cell>
          <table:table-cell office:value-type="float" office:value="0.0137033" calcext:value-type="float">
            <text:p>0.0137033</text:p>
          </table:table-cell>
          <table:table-cell office:value-type="float" office:value="0.0146067" calcext:value-type="float">
            <text:p>0.0146067</text:p>
          </table:table-cell>
          <table:table-cell office:value-type="float" office:value="0.0140567" calcext:value-type="float">
            <text:p>0.0140567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5433" calcext:value-type="float">
            <text:p>0.0145433</text:p>
          </table:table-cell>
          <table:table-cell office:value-type="float" office:value="1.40471" calcext:value-type="float">
            <text:p>1.40471</text:p>
          </table:table-cell>
          <table:table-cell office:value-type="float" office:value="1.40473" calcext:value-type="float">
            <text:p>1.40473</text:p>
          </table:table-cell>
          <table:table-cell office:value-type="float" office:value="4.27062" calcext:value-type="float">
            <text:p>4.27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3.69339" calcext:value-type="float">
            <text:p>3.693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68936" calcext:value-type="float">
            <text:p>3.6893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29855" calcext:value-type="float">
            <text:p>3.298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6433" calcext:value-type="float">
            <text:p>0.0146433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0969" calcext:value-type="float">
            <text:p>0.020969</text:p>
          </table:table-cell>
          <table:table-cell office:value-type="float" office:value="0.02011" calcext:value-type="float">
            <text:p>0.02011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209688" calcext:value-type="float">
            <text:p>0.0209688</text:p>
          </table:table-cell>
          <table:table-cell office:value-type="float" office:value="0.0206767" calcext:value-type="float">
            <text:p>0.0206767</text:p>
          </table:table-cell>
          <table:table-cell office:value-type="float" office:value="0.02153" calcext:value-type="float">
            <text:p>0.02153</text:p>
          </table:table-cell>
          <table:table-cell table:number-columns-repeated="2" office:value-type="float" office:value="1.39807" calcext:value-type="float">
            <text:p>1.39807</text:p>
          </table:table-cell>
          <table:table-cell office:value-type="float" office:value="4.28635" calcext:value-type="float">
            <text:p>4.28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3.70488" calcext:value-type="float">
            <text:p>3.704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69933" calcext:value-type="float">
            <text:p>3.699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0181" calcext:value-type="float">
            <text:p>3.301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199856" calcext:value-type="float">
            <text:p>0.0199856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79098" calcext:value-type="float">
            <text:p>0.0279098</text:p>
          </table:table-cell>
          <table:table-cell office:value-type="float" office:value="0.0271567" calcext:value-type="float">
            <text:p>0.0271567</text:p>
          </table:table-cell>
          <table:table-cell office:value-type="float" office:value="0.0287067" calcext:value-type="float">
            <text:p>0.0287067</text:p>
          </table:table-cell>
          <table:table-cell office:value-type="float" office:value="0.0279094" calcext:value-type="float">
            <text:p>0.0279094</text:p>
          </table:table-cell>
          <table:table-cell office:value-type="float" office:value="0.0274533" calcext:value-type="float">
            <text:p>0.0274533</text:p>
          </table:table-cell>
          <table:table-cell office:value-type="float" office:value="0.0284967" calcext:value-type="float">
            <text:p>0.0284967</text:p>
          </table:table-cell>
          <table:table-cell office:value-type="float" office:value="1.39646" calcext:value-type="float">
            <text:p>1.39646</text:p>
          </table:table-cell>
          <table:table-cell office:value-type="float" office:value="1.39647" calcext:value-type="float">
            <text:p>1.39647</text:p>
          </table:table-cell>
          <table:table-cell office:value-type="float" office:value="4.29607" calcext:value-type="float">
            <text:p>4.29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3.71166" calcext:value-type="float">
            <text:p>3.711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70434" calcext:value-type="float">
            <text:p>3.704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115" calcext:value-type="float">
            <text:p>3.31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5533" calcext:value-type="float">
            <text:p>0.0245533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348933" calcext:value-type="float">
            <text:p>0.0348933</text:p>
          </table:table-cell>
          <table:table-cell office:value-type="float" office:value="0.0340733" calcext:value-type="float">
            <text:p>0.0340733</text:p>
          </table:table-cell>
          <table:table-cell office:value-type="float" office:value="0.0356633" calcext:value-type="float">
            <text:p>0.0356633</text:p>
          </table:table-cell>
          <table:table-cell office:value-type="float" office:value="0.034894" calcext:value-type="float">
            <text:p>0.034894</text:p>
          </table:table-cell>
          <table:table-cell office:value-type="float" office:value="0.0341167" calcext:value-type="float">
            <text:p>0.0341167</text:p>
          </table:table-cell>
          <table:table-cell office:value-type="float" office:value="0.0358267" calcext:value-type="float">
            <text:p>0.0358267</text:p>
          </table:table-cell>
          <table:table-cell office:value-type="float" office:value="1.39664" calcext:value-type="float">
            <text:p>1.39664</text:p>
          </table:table-cell>
          <table:table-cell office:value-type="float" office:value="1.39665" calcext:value-type="float">
            <text:p>1.39665</text:p>
          </table:table-cell>
          <table:table-cell office:value-type="float" office:value="4.29904" calcext:value-type="float">
            <text:p>4.29904</text:p>
          </table:table-cell>
          <table:table-cell table:number-columns-repeated="3"/>
          <table:table-cell table:style-name="ce1" office:value-type="string" calcext:value-type="string">
            <text:p>1 &amp; 2 no results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3.71871" calcext:value-type="float">
            <text:p>3.718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71012" calcext:value-type="float">
            <text:p>3.710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30879" calcext:value-type="float">
            <text:p>3.308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933" calcext:value-type="float">
            <text:p>0.0295933</text:p>
          </table:table-cell>
          <table:table-cell office:value-type="float" office:value="0.0305333" calcext:value-type="float">
            <text:p>0.0305333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420208" calcext:value-type="float">
            <text:p>0.0420208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426967" calcext:value-type="float">
            <text:p>0.0426967</text:p>
          </table:table-cell>
          <table:table-cell office:value-type="float" office:value="0.0420206" calcext:value-type="float">
            <text:p>0.0420206</text:p>
          </table:table-cell>
          <table:table-cell office:value-type="float" office:value="0.0409067" calcext:value-type="float">
            <text:p>0.0409067</text:p>
          </table:table-cell>
          <table:table-cell office:value-type="float" office:value="0.0430167" calcext:value-type="float">
            <text:p>0.0430167</text:p>
          </table:table-cell>
          <table:table-cell table:number-columns-repeated="2" office:value-type="float" office:value="1.39957" calcext:value-type="float">
            <text:p>1.39957</text:p>
          </table:table-cell>
          <table:table-cell office:value-type="float" office:value="4.3002" calcext:value-type="float">
            <text:p>4.3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3.75254" calcext:value-type="float">
            <text:p>3.752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74145" calcext:value-type="float">
            <text:p>3.741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3809" calcext:value-type="float">
            <text:p>3.338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62" calcext:value-type="float">
            <text:p>0.03462</text:p>
          </table:table-cell>
          <table:table-cell office:value-type="float" office:value="0.0354367" calcext:value-type="float">
            <text:p>0.03543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490913" calcext:value-type="float">
            <text:p>0.0490913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.0500567" calcext:value-type="float">
            <text:p>0.0500567</text:p>
          </table:table-cell>
          <table:table-cell office:value-type="float" office:value="0.0490908" calcext:value-type="float">
            <text:p>0.049090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499367" calcext:value-type="float">
            <text:p>0.0499367</text:p>
          </table:table-cell>
          <table:table-cell office:value-type="float" office:value="1.40157" calcext:value-type="float">
            <text:p>1.40157</text:p>
          </table:table-cell>
          <table:table-cell office:value-type="float" office:value="1.40158" calcext:value-type="float">
            <text:p>1.40158</text:p>
          </table:table-cell>
          <table:table-cell office:value-type="float" office:value="4.32754" calcext:value-type="float">
            <text:p>4.32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3.7627" calcext:value-type="float">
            <text:p>3.762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75012" calcext:value-type="float">
            <text:p>3.750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34467" calcext:value-type="float">
            <text:p>3.3446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267" calcext:value-type="float">
            <text:p>0.0394267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560956" calcext:value-type="float">
            <text:p>0.0560956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560958" calcext:value-type="float">
            <text:p>0.0560958</text:p>
          </table:table-cell>
          <table:table-cell office:value-type="float" office:value="0.05479" calcext:value-type="float">
            <text:p>0.05479</text:p>
          </table:table-cell>
          <table:table-cell office:value-type="float" office:value="0.0569367" calcext:value-type="float">
            <text:p>0.0569367</text:p>
          </table:table-cell>
          <table:table-cell office:value-type="float" office:value="1.40142" calcext:value-type="float">
            <text:p>1.40142</text:p>
          </table:table-cell>
          <table:table-cell office:value-type="float" office:value="1.40143" calcext:value-type="float">
            <text:p>1.40143</text:p>
          </table:table-cell>
          <table:table-cell office:value-type="float" office:value="4.33477" calcext:value-type="float">
            <text:p>4.3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3.77444" calcext:value-type="float">
            <text:p>3.7744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75974" calcext:value-type="float">
            <text:p>3.7597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35878" calcext:value-type="float">
            <text:p>3.358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45767" calcext:value-type="float">
            <text:p>0.0445767</text:p>
          </table:table-cell>
          <table:table-cell office:value-type="float" office:value="0.0456333" calcext:value-type="float">
            <text:p>0.0456333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630827" calcext:value-type="float">
            <text:p>0.0630827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640433" calcext:value-type="float">
            <text:p>0.0640433</text:p>
          </table:table-cell>
          <table:table-cell office:value-type="float" office:value="0.0630831" calcext:value-type="float">
            <text:p>0.0630831</text:p>
          </table:table-cell>
          <table:table-cell office:value-type="float" office:value="0.0618133" calcext:value-type="float">
            <text:p>0.0618133</text:p>
          </table:table-cell>
          <table:table-cell office:value-type="float" office:value="0.0640767" calcext:value-type="float">
            <text:p>0.0640767</text:p>
          </table:table-cell>
          <table:table-cell table:number-columns-repeated="2" office:value-type="float" office:value="1.40131" calcext:value-type="float">
            <text:p>1.40131</text:p>
          </table:table-cell>
          <table:table-cell office:value-type="float" office:value="4.34301" calcext:value-type="float">
            <text:p>4.34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3.79317" calcext:value-type="float">
            <text:p>3.793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77633" calcext:value-type="float">
            <text:p>3.7763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37566" calcext:value-type="float">
            <text:p>3.3756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5033" calcext:value-type="float">
            <text:p>0.0495033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499996" calcext:value-type="float">
            <text:p>0.04999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700285" calcext:value-type="float">
            <text:p>0.0700285</text:p>
          </table:table-cell>
          <table:table-cell office:value-type="float" office:value="0.0690367" calcext:value-type="float">
            <text:p>0.0690367</text:p>
          </table:table-cell>
          <table:table-cell office:value-type="float" office:value="0.0715433" calcext:value-type="float">
            <text:p>0.0715433</text:p>
          </table:table-cell>
          <table:table-cell office:value-type="float" office:value="0.0700288" calcext:value-type="float">
            <text:p>0.0700288</text:p>
          </table:table-cell>
          <table:table-cell office:value-type="float" office:value="0.0690333" calcext:value-type="float">
            <text:p>0.0690333</text:p>
          </table:table-cell>
          <table:table-cell office:value-type="float" office:value="0.0714467" calcext:value-type="float">
            <text:p>0.0714467</text:p>
          </table:table-cell>
          <table:table-cell office:value-type="float" office:value="1.40058" calcext:value-type="float">
            <text:p>1.40058</text:p>
          </table:table-cell>
          <table:table-cell office:value-type="float" office:value="1.40059" calcext:value-type="float">
            <text:p>1.40059</text:p>
          </table:table-cell>
          <table:table-cell office:value-type="float" office:value="4.35776" calcext:value-type="float">
            <text:p>4.35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3.80878" calcext:value-type="float">
            <text:p>3.808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79075" calcext:value-type="float">
            <text:p>3.790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38883" calcext:value-type="float">
            <text:p>3.388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39967" calcext:value-type="float">
            <text:p>0.0539967</text:p>
          </table:table-cell>
          <table:table-cell office:value-type="float" office:value="0.0555767" calcext:value-type="float">
            <text:p>0.0555767</text:p>
          </table:table-cell>
          <table:table-cell office:value-type="float" office:value="0.0550013" calcext:value-type="float">
            <text:p>0.0550013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769794" calcext:value-type="float">
            <text:p>0.0769794</text:p>
          </table:table-cell>
          <table:table-cell office:value-type="float" office:value="0.0751567" calcext:value-type="float">
            <text:p>0.0751567</text:p>
          </table:table-cell>
          <table:table-cell office:value-type="float" office:value="0.0780633" calcext:value-type="float">
            <text:p>0.0780633</text:p>
          </table:table-cell>
          <table:table-cell office:value-type="float" office:value="0.0769792" calcext:value-type="float">
            <text:p>0.0769792</text:p>
          </table:table-cell>
          <table:table-cell office:value-type="float" office:value="0.0758933" calcext:value-type="float">
            <text:p>0.0758933</text:p>
          </table:table-cell>
          <table:table-cell office:value-type="float" office:value="0.0785433" calcext:value-type="float">
            <text:p>0.0785433</text:p>
          </table:table-cell>
          <table:table-cell table:number-columns-repeated="2" office:value-type="float" office:value="1.39959" calcext:value-type="float">
            <text:p>1.39959</text:p>
          </table:table-cell>
          <table:table-cell office:value-type="float" office:value="4.37116" calcext:value-type="float">
            <text:p>4.37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3.82362" calcext:value-type="float">
            <text:p>3.823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80331" calcext:value-type="float">
            <text:p>3.8033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0652" calcext:value-type="float">
            <text:p>3.406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2033" calcext:value-type="float">
            <text:p>0.0592033</text:p>
          </table:table-cell>
          <table:table-cell office:value-type="float" office:value="0.0606067" calcext:value-type="float">
            <text:p>0.06060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0839254" calcext:value-type="float">
            <text:p>0.0839254</text:p>
          </table:table-cell>
          <table:table-cell office:value-type="float" office:value="0.0823367" calcext:value-type="float">
            <text:p>0.0823367</text:p>
          </table:table-cell>
          <table:table-cell office:value-type="float" office:value="0.0849567" calcext:value-type="float">
            <text:p>0.0849567</text:p>
          </table:table-cell>
          <table:table-cell office:value-type="float" office:value="0.0839254" calcext:value-type="float">
            <text:p>0.0839254</text:p>
          </table:table-cell>
          <table:table-cell office:value-type="float" office:value="0.0828233" calcext:value-type="float">
            <text:p>0.0828233</text:p>
          </table:table-cell>
          <table:table-cell office:value-type="float" office:value="0.08554" calcext:value-type="float">
            <text:p>0.08554</text:p>
          </table:table-cell>
          <table:table-cell table:number-columns-repeated="2" office:value-type="float" office:value="1.39952" calcext:value-type="float">
            <text:p>1.39952</text:p>
          </table:table-cell>
          <table:table-cell office:value-type="float" office:value="4.38126" calcext:value-type="float">
            <text:p>4.3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3.83628" calcext:value-type="float">
            <text:p>3.836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81334" calcext:value-type="float">
            <text:p>3.8133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2027" calcext:value-type="float">
            <text:p>3.420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909044" calcext:value-type="float">
            <text:p>0.0909044</text:p>
          </table:table-cell>
          <table:table-cell office:value-type="float" office:value="0.0893233" calcext:value-type="float">
            <text:p>0.0893233</text:p>
          </table:table-cell>
          <table:table-cell office:value-type="float" office:value="0.0920567" calcext:value-type="float">
            <text:p>0.0920567</text:p>
          </table:table-cell>
          <table:table-cell office:value-type="float" office:value="0.0909042" calcext:value-type="float">
            <text:p>0.0909042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9295" calcext:value-type="float">
            <text:p>0.09295</text:p>
          </table:table-cell>
          <table:table-cell table:number-columns-repeated="2" office:value-type="float" office:value="1.39807" calcext:value-type="float">
            <text:p>1.39807</text:p>
          </table:table-cell>
          <table:table-cell office:value-type="float" office:value="4.39144" calcext:value-type="float">
            <text:p>4.39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3.85657" calcext:value-type="float">
            <text:p>3.8565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3386" calcext:value-type="float">
            <text:p>3.433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05767" calcext:value-type="float">
            <text:p>0.0705767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978704" calcext:value-type="float">
            <text:p>0.0978704</text:p>
          </table:table-cell>
          <table:table-cell office:value-type="float" office:value="0.0966467" calcext:value-type="float">
            <text:p>0.096646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78706" calcext:value-type="float">
            <text:p>0.0978706</text:p>
          </table:table-cell>
          <table:table-cell office:value-type="float" office:value="0.09649" calcext:value-type="float">
            <text:p>0.09649</text:p>
          </table:table-cell>
          <table:table-cell office:value-type="float" office:value="0.0999467" calcext:value-type="float">
            <text:p>0.0999467</text:p>
          </table:table-cell>
          <table:table-cell office:value-type="float" office:value="1.39857" calcext:value-type="float">
            <text:p>1.39857</text:p>
          </table:table-cell>
          <table:table-cell office:value-type="float" office:value="1.39858" calcext:value-type="float">
            <text:p>1.39858</text:p>
          </table:table-cell>
          <table:table-cell office:value-type="float" office:value="4.40614" calcext:value-type="float">
            <text:p>4.40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3.87736" calcext:value-type="float">
            <text:p>3.877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84802" calcext:value-type="float">
            <text:p>3.848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4908" calcext:value-type="float">
            <text:p>3.449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8" calcext:value-type="float">
            <text:p>0.0749758</text:p>
          </table:table-cell>
          <table:table-cell office:value-type="float" office:value="0.0742533" calcext:value-type="float">
            <text:p>0.0742533</text:p>
          </table:table-cell>
          <table:table-cell office:value-type="float" office:value="0.07598" calcext:value-type="float">
            <text:p>0.07598</text:p>
          </table:table-cell>
          <table:table-cell office:value-type="float" office:value="0.0749758" calcext:value-type="float">
            <text:p>0.0749758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04828" calcext:value-type="float">
            <text:p>0.104828</text:p>
          </table:table-cell>
          <table:table-cell office:value-type="float" office:value="0.103937" calcext:value-type="float">
            <text:p>0.103937</text:p>
          </table:table-cell>
          <table:table-cell office:value-type="float" office:value="0.106307" calcext:value-type="float">
            <text:p>0.106307</text:p>
          </table:table-cell>
          <table:table-cell office:value-type="float" office:value="0.104828" calcext:value-type="float">
            <text:p>0.104828</text:p>
          </table:table-cell>
          <table:table-cell office:value-type="float" office:value="0.103267" calcext:value-type="float">
            <text:p>0.103267</text:p>
          </table:table-cell>
          <table:table-cell office:value-type="float" office:value="0.106697" calcext:value-type="float">
            <text:p>0.106697</text:p>
          </table:table-cell>
          <table:table-cell table:number-columns-repeated="2" office:value-type="float" office:value="1.39816" calcext:value-type="float">
            <text:p>1.39816</text:p>
          </table:table-cell>
          <table:table-cell office:value-type="float" office:value="4.42117" calcext:value-type="float">
            <text:p>4.4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3.89163" calcext:value-type="float">
            <text:p>3.891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85992" calcext:value-type="float">
            <text:p>3.859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46029" calcext:value-type="float">
            <text:p>3.460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0067" calcext:value-type="float">
            <text:p>0.0790067</text:p>
          </table:table-cell>
          <table:table-cell office:value-type="float" office:value="0.08082" calcext:value-type="float">
            <text:p>0.08082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11872" calcext:value-type="float">
            <text:p>0.111872</text:p>
          </table:table-cell>
          <table:table-cell office:value-type="float" office:value="0.11036" calcext:value-type="float">
            <text:p>0.11036</text:p>
          </table:table-cell>
          <table:table-cell office:value-type="float" office:value="0.113707" calcext:value-type="float">
            <text:p>0.113707</text:p>
          </table:table-cell>
          <table:table-cell office:value-type="float" office:value="0.111872" calcext:value-type="float">
            <text:p>0.111872</text:p>
          </table:table-cell>
          <table:table-cell office:value-type="float" office:value="0.110103" calcext:value-type="float">
            <text:p>0.110103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1.39856" calcext:value-type="float">
            <text:p>1.39856</text:p>
          </table:table-cell>
          <table:table-cell office:value-type="float" office:value="1.39857" calcext:value-type="float">
            <text:p>1.39857</text:p>
          </table:table-cell>
          <table:table-cell office:value-type="float" office:value="4.43121" calcext:value-type="float">
            <text:p>4.43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3.9114" calcext:value-type="float">
            <text:p>3.9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87704" calcext:value-type="float">
            <text:p>3.877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47496" calcext:value-type="float">
            <text:p>3.4749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3367" calcext:value-type="float">
            <text:p>0.0843367</text:p>
          </table:table-cell>
          <table:table-cell office:value-type="float" office:value="0.0857567" calcext:value-type="float">
            <text:p>0.0857567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3767" calcext:value-type="float">
            <text:p>0.0843767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18961" calcext:value-type="float">
            <text:p>0.118961</text:p>
          </table:table-cell>
          <table:table-cell office:value-type="float" office:value="0.117317" calcext:value-type="float">
            <text:p>0.117317</text:p>
          </table:table-cell>
          <table:table-cell office:value-type="float" office:value="0.120367" calcext:value-type="float">
            <text:p>0.120367</text:p>
          </table:table-cell>
          <table:table-cell office:value-type="float" office:value="0.11896" calcext:value-type="float">
            <text:p>0.11896</text:p>
          </table:table-cell>
          <table:table-cell office:value-type="float" office:value="0.11743" calcext:value-type="float">
            <text:p>0.11743</text:p>
          </table:table-cell>
          <table:table-cell office:value-type="float" office:value="0.12" calcext:value-type="float">
            <text:p>0.12</text:p>
          </table:table-cell>
          <table:table-cell office:value-type="float" office:value="1.39932" calcext:value-type="float">
            <text:p>1.39932</text:p>
          </table:table-cell>
          <table:table-cell office:value-type="float" office:value="1.39931" calcext:value-type="float">
            <text:p>1.39931</text:p>
          </table:table-cell>
          <table:table-cell office:value-type="float" office:value="4.44435" calcext:value-type="float">
            <text:p>4.44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.93519" calcext:value-type="float">
            <text:p>3.935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89787" calcext:value-type="float">
            <text:p>3.897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9753" calcext:value-type="float">
            <text:p>3.497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52" calcext:value-type="float">
            <text:p>0.0900252</text:p>
          </table:table-cell>
          <table:table-cell office:value-type="float" office:value="0.08873" calcext:value-type="float">
            <text:p>0.08873</text:p>
          </table:table-cell>
          <table:table-cell office:value-type="float" office:value="0.0912267" calcext:value-type="float">
            <text:p>0.0912267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26018" calcext:value-type="float">
            <text:p>0.126018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27553" calcext:value-type="float">
            <text:p>0.127553</text:p>
          </table:table-cell>
          <table:table-cell office:value-type="float" office:value="0.126019" calcext:value-type="float">
            <text:p>0.126019</text:p>
          </table:table-cell>
          <table:table-cell office:value-type="float" office:value="0.124043" calcext:value-type="float">
            <text:p>0.124043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1.3998" calcext:value-type="float">
            <text:p>1.3998</text:p>
          </table:table-cell>
          <table:table-cell office:value-type="float" office:value="1.39981" calcext:value-type="float">
            <text:p>1.39981</text:p>
          </table:table-cell>
          <table:table-cell office:value-type="float" office:value="4.46148" calcext:value-type="float">
            <text:p>4.46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3.95577" calcext:value-type="float">
            <text:p>3.9557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91451" calcext:value-type="float">
            <text:p>3.914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51489" calcext:value-type="float">
            <text:p>3.5148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1" calcext:value-type="float">
            <text:p>0.09501</text:p>
          </table:table-cell>
          <table:table-cell office:value-type="float" office:value="0.0938867" calcext:value-type="float">
            <text:p>0.0938867</text:p>
          </table:table-cell>
          <table:table-cell office:value-type="float" office:value="0.0957433" calcext:value-type="float">
            <text:p>0.0957433</text:p>
          </table:table-cell>
          <table:table-cell office:value-type="float" office:value="0.095011" calcext:value-type="float">
            <text:p>0.095011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33004" calcext:value-type="float">
            <text:p>0.133004</text:p>
          </table:table-cell>
          <table:table-cell office:value-type="float" office:value="0.131383" calcext:value-type="float">
            <text:p>0.131383</text:p>
          </table:table-cell>
          <table:table-cell office:value-type="float" office:value="0.13444" calcext:value-type="float">
            <text:p>0.13444</text:p>
          </table:table-cell>
          <table:table-cell office:value-type="float" office:value="0.133005" calcext:value-type="float">
            <text:p>0.133005</text:p>
          </table:table-cell>
          <table:table-cell office:value-type="float" office:value="0.130893" calcext:value-type="float">
            <text:p>0.130893</text:p>
          </table:table-cell>
          <table:table-cell office:value-type="float" office:value="0.13492" calcext:value-type="float">
            <text:p>0.13492</text:p>
          </table:table-cell>
          <table:table-cell table:number-columns-repeated="2" office:value-type="float" office:value="1.39989" calcext:value-type="float">
            <text:p>1.39989</text:p>
          </table:table-cell>
          <table:table-cell office:value-type="float" office:value="4.47562" calcext:value-type="float">
            <text:p>4.47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3.97307" calcext:value-type="float">
            <text:p>3.973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92822" calcext:value-type="float">
            <text:p>3.928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2649" calcext:value-type="float">
            <text:p>3.5264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00697" calcext:value-type="float">
            <text:p>0.100697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40029" calcext:value-type="float">
            <text:p>0.140029</text:p>
          </table:table-cell>
          <table:table-cell office:value-type="float" office:value="0.138313" calcext:value-type="float">
            <text:p>0.138313</text:p>
          </table:table-cell>
          <table:table-cell office:value-type="float" office:value="0.141143" calcext:value-type="float">
            <text:p>0.141143</text:p>
          </table:table-cell>
          <table:table-cell office:value-type="float" office:value="0.140031" calcext:value-type="float">
            <text:p>0.140031</text:p>
          </table:table-cell>
          <table:table-cell office:value-type="float" office:value="0.13772" calcext:value-type="float">
            <text:p>0.13772</text:p>
          </table:table-cell>
          <table:table-cell office:value-type="float" office:value="0.14239" calcext:value-type="float">
            <text:p>0.14239</text:p>
          </table:table-cell>
          <table:table-cell office:value-type="float" office:value="1.40028" calcext:value-type="float">
            <text:p>1.40028</text:p>
          </table:table-cell>
          <table:table-cell office:value-type="float" office:value="1.40029" calcext:value-type="float">
            <text:p>1.40029</text:p>
          </table:table-cell>
          <table:table-cell office:value-type="float" office:value="4.48825" calcext:value-type="float">
            <text:p>4.48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3.99161" calcext:value-type="float">
            <text:p>3.991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94391" calcext:value-type="float">
            <text:p>3.943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54278" calcext:value-type="float">
            <text:p>3.5427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133" calcext:value-type="float">
            <text:p>0.104133</text:p>
          </table:table-cell>
          <table:table-cell office:value-type="float" office:value="0.105557" calcext:value-type="float">
            <text:p>0.105557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147119" calcext:value-type="float">
            <text:p>0.147119</text:p>
          </table:table-cell>
          <table:table-cell office:value-type="float" office:value="0.145673" calcext:value-type="float">
            <text:p>0.145673</text:p>
          </table:table-cell>
          <table:table-cell office:value-type="float" office:value="0.148113" calcext:value-type="float">
            <text:p>0.148113</text:p>
          </table:table-cell>
          <table:table-cell office:value-type="float" office:value="0.147121" calcext:value-type="float">
            <text:p>0.147121</text:p>
          </table:table-cell>
          <table:table-cell office:value-type="float" office:value="0.145113" calcext:value-type="float">
            <text:p>0.145113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1.40038" calcext:value-type="float">
            <text:p>1.4003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4.50033" calcext:value-type="float">
            <text:p>4.5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00884" calcext:value-type="float">
            <text:p>4.0088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95628" calcext:value-type="float">
            <text:p>3.9562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5536" calcext:value-type="float">
            <text:p>3.55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11" calcext:value-type="float">
            <text:p>0.10911</text:p>
          </table:table-cell>
          <table:table-cell office:value-type="float" office:value="0.11138" calcext:value-type="float">
            <text:p>0.11138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257" calcext:value-type="float">
            <text:p>0.109257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54144" calcext:value-type="float">
            <text:p>0.154144</text:p>
          </table:table-cell>
          <table:table-cell office:value-type="float" office:value="0.152103" calcext:value-type="float">
            <text:p>0.152103</text:p>
          </table:table-cell>
          <table:table-cell office:value-type="float" office:value="0.156613" calcext:value-type="float">
            <text:p>0.156613</text:p>
          </table:table-cell>
          <table:table-cell office:value-type="float" office:value="0.154144" calcext:value-type="float">
            <text:p>0.154144</text:p>
          </table:table-cell>
          <table:table-cell office:value-type="float" office:value="0.15276" calcext:value-type="float">
            <text:p>0.15276</text:p>
          </table:table-cell>
          <table:table-cell office:value-type="float" office:value="0.157083" calcext:value-type="float">
            <text:p>0.157083</text:p>
          </table:table-cell>
          <table:table-cell table:number-columns-repeated="2" office:value-type="float" office:value="1.40035" calcext:value-type="float">
            <text:p>1.40035</text:p>
          </table:table-cell>
          <table:table-cell office:value-type="float" office:value="4.51107" calcext:value-type="float">
            <text:p>4.51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03068" calcext:value-type="float">
            <text:p>4.0306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9742" calcext:value-type="float">
            <text:p>3.97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57337" calcext:value-type="float">
            <text:p>3.573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113883" calcext:value-type="float">
            <text:p>0.113883</text:p>
          </table:table-cell>
          <table:table-cell office:value-type="float" office:value="0.116123" calcext:value-type="float">
            <text:p>0.116123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161113" calcext:value-type="float">
            <text:p>0.161113</text:p>
          </table:table-cell>
          <table:table-cell office:value-type="float" office:value="0.15977" calcext:value-type="float">
            <text:p>0.15977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161112" calcext:value-type="float">
            <text:p>0.161112</text:p>
          </table:table-cell>
          <table:table-cell office:value-type="float" office:value="0.15903" calcext:value-type="float">
            <text:p>0.15903</text:p>
          </table:table-cell>
          <table:table-cell office:value-type="float" office:value="0.16457" calcext:value-type="float">
            <text:p>0.16457</text:p>
          </table:table-cell>
          <table:table-cell table:number-columns-repeated="2" office:value-type="float" office:value="1.40028" calcext:value-type="float">
            <text:p>1.40028</text:p>
          </table:table-cell>
          <table:table-cell office:value-type="float" office:value="4.52552" calcext:value-type="float">
            <text:p>4.52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05425" calcext:value-type="float">
            <text:p>4.054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9414" calcext:value-type="float">
            <text:p>3.994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59278" calcext:value-type="float">
            <text:p>3.5927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177" calcext:value-type="float">
            <text:p>0.119177</text:p>
          </table:table-cell>
          <table:table-cell office:value-type="float" office:value="0.120873" calcext:value-type="float">
            <text:p>0.12087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168126" calcext:value-type="float">
            <text:p>0.168126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168129" calcext:value-type="float">
            <text:p>0.168129</text:p>
          </table:table-cell>
          <table:table-cell office:value-type="float" office:value="0.166557" calcext:value-type="float">
            <text:p>0.166557</text:p>
          </table:table-cell>
          <table:table-cell office:value-type="float" office:value="0.171663" calcext:value-type="float">
            <text:p>0.171663</text:p>
          </table:table-cell>
          <table:table-cell office:value-type="float" office:value="1.39999" calcext:value-type="float">
            <text:p>1.39999</text:p>
          </table:table-cell>
          <table:table-cell office:value-type="float" office:value="1.4" calcext:value-type="float">
            <text:p>1.4</text:p>
          </table:table-cell>
          <table:table-cell office:value-type="float" office:value="4.54394" calcext:value-type="float">
            <text:p>4.54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07407" calcext:value-type="float">
            <text:p>4.074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0087" calcext:value-type="float">
            <text:p>4.00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60733" calcext:value-type="float">
            <text:p>3.607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2943" calcext:value-type="float">
            <text:p>0.122943</text:p>
          </table:table-cell>
          <table:table-cell office:value-type="float" office:value="0.12594" calcext:value-type="float">
            <text:p>0.12594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175188" calcext:value-type="float">
            <text:p>0.175188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176497" calcext:value-type="float">
            <text:p>0.176497</text:p>
          </table:table-cell>
          <table:table-cell office:value-type="float" office:value="0.175188" calcext:value-type="float">
            <text:p>0.175188</text:p>
          </table:table-cell>
          <table:table-cell office:value-type="float" office:value="0.17369" calcext:value-type="float">
            <text:p>0.17369</text:p>
          </table:table-cell>
          <table:table-cell office:value-type="float" office:value="0.178617" calcext:value-type="float">
            <text:p>0.178617</text:p>
          </table:table-cell>
          <table:table-cell office:value-type="float" office:value="1.40055" calcext:value-type="float">
            <text:p>1.40055</text:p>
          </table:table-cell>
          <table:table-cell office:value-type="float" office:value="1.40054" calcext:value-type="float">
            <text:p>1.40054</text:p>
          </table:table-cell>
          <table:table-cell office:value-type="float" office:value="4.55389" calcext:value-type="float">
            <text:p>4.55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09864" calcext:value-type="float">
            <text:p>4.098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02818" calcext:value-type="float">
            <text:p>4.028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62937" calcext:value-type="float">
            <text:p>3.629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683" calcext:value-type="float">
            <text:p>0.128683</text:p>
          </table:table-cell>
          <table:table-cell office:value-type="float" office:value="0.13096" calcext:value-type="float">
            <text:p>0.13096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5" calcext:value-type="float">
            <text:p>0.13155</text:p>
          </table:table-cell>
          <table:table-cell office:value-type="float" office:value="0.182078" calcext:value-type="float">
            <text:p>0.182078</text:p>
          </table:table-cell>
          <table:table-cell office:value-type="float" office:value="0.17963" calcext:value-type="float">
            <text:p>0.17963</text:p>
          </table:table-cell>
          <table:table-cell office:value-type="float" office:value="0.183627" calcext:value-type="float">
            <text:p>0.183627</text:p>
          </table:table-cell>
          <table:table-cell office:value-type="float" office:value="0.182079" calcext:value-type="float">
            <text:p>0.182079</text:p>
          </table:table-cell>
          <table:table-cell office:value-type="float" office:value="0.18068" calcext:value-type="float">
            <text:p>0.18068</text:p>
          </table:table-cell>
          <table:table-cell office:value-type="float" office:value="0.185117" calcext:value-type="float">
            <text:p>0.185117</text:p>
          </table:table-cell>
          <table:table-cell table:number-columns-repeated="2" office:value-type="float" office:value="1.40022" calcext:value-type="float">
            <text:p>1.40022</text:p>
          </table:table-cell>
          <table:table-cell office:value-type="float" office:value="4.5718" calcext:value-type="float">
            <text:p>4.5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12358" calcext:value-type="float">
            <text:p>4.1235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04675" calcext:value-type="float">
            <text:p>4.046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64874" calcext:value-type="float">
            <text:p>3.648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22" calcext:value-type="float">
            <text:p>0.13422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189078" calcext:value-type="float">
            <text:p>0.189078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19092" calcext:value-type="float">
            <text:p>0.19092</text:p>
          </table:table-cell>
          <table:table-cell office:value-type="float" office:value="0.189077" calcext:value-type="float">
            <text:p>0.189077</text:p>
          </table:table-cell>
          <table:table-cell office:value-type="float" office:value="0.187767" calcext:value-type="float">
            <text:p>0.187767</text:p>
          </table:table-cell>
          <table:table-cell office:value-type="float" office:value="0.192503" calcext:value-type="float">
            <text:p>0.192503</text:p>
          </table:table-cell>
          <table:table-cell table:number-columns-repeated="2" office:value-type="float" office:value="1.40009" calcext:value-type="float">
            <text:p>1.40009</text:p>
          </table:table-cell>
          <table:table-cell office:value-type="float" office:value="4.58705" calcext:value-type="float">
            <text:p>4.58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14962" calcext:value-type="float">
            <text:p>4.1496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0671" calcext:value-type="float">
            <text:p>4.06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6689" calcext:value-type="float">
            <text:p>3.666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8983" calcext:value-type="float">
            <text:p>0.138983</text:p>
          </table:table-cell>
          <table:table-cell office:value-type="float" office:value="0.14121" calcext:value-type="float">
            <text:p>0.14121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8687" calcext:value-type="float">
            <text:p>0.138687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196112" calcext:value-type="float">
            <text:p>0.196112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98087" calcext:value-type="float">
            <text:p>0.198087</text:p>
          </table:table-cell>
          <table:table-cell office:value-type="float" office:value="0.196111" calcext:value-type="float">
            <text:p>0.196111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0.199877" calcext:value-type="float">
            <text:p>0.199877</text:p>
          </table:table-cell>
          <table:table-cell table:number-columns-repeated="2" office:value-type="float" office:value="1.39991" calcext:value-type="float">
            <text:p>1.39991</text:p>
          </table:table-cell>
          <table:table-cell office:value-type="float" office:value="4.60526" calcext:value-type="float">
            <text:p>4.60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16805" calcext:value-type="float">
            <text:p>4.168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08008" calcext:value-type="float">
            <text:p>4.0800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8002" calcext:value-type="float">
            <text:p>3.680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72" calcext:value-type="float">
            <text:p>0.14372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67" calcext:value-type="float">
            <text:p>0.146867</text:p>
          </table:table-cell>
          <table:table-cell office:value-type="float" office:value="0.203211" calcext:value-type="float">
            <text:p>0.203211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20672" calcext:value-type="float">
            <text:p>0.20672</text:p>
          </table:table-cell>
          <table:table-cell office:value-type="float" office:value="0.203211" calcext:value-type="float">
            <text:p>0.203211</text:p>
          </table:table-cell>
          <table:table-cell office:value-type="float" office:value="0.202103" calcext:value-type="float">
            <text:p>0.202103</text:p>
          </table:table-cell>
          <table:table-cell office:value-type="float" office:value="0.2065" calcext:value-type="float">
            <text:p>0.2065</text:p>
          </table:table-cell>
          <table:table-cell office:value-type="float" office:value="1.40048" calcext:value-type="float">
            <text:p>1.40048</text:p>
          </table:table-cell>
          <table:table-cell office:value-type="float" office:value="1.40049" calcext:value-type="float">
            <text:p>1.40049</text:p>
          </table:table-cell>
          <table:table-cell office:value-type="float" office:value="4.61483" calcext:value-type="float">
            <text:p>4.61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4.19924" calcext:value-type="float">
            <text:p>4.199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10246" calcext:value-type="float">
            <text:p>4.1024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70261" calcext:value-type="float">
            <text:p>3.7026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427" calcext:value-type="float">
            <text:p>0.148427</text:p>
          </table:table-cell>
          <table:table-cell office:value-type="float" office:value="0.15151" calcext:value-type="float">
            <text:p>0.1515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10125" calcext:value-type="float">
            <text:p>0.210125</text:p>
          </table:table-cell>
          <table:table-cell office:value-type="float" office:value="0.207757" calcext:value-type="float">
            <text:p>0.207757</text:p>
          </table:table-cell>
          <table:table-cell office:value-type="float" office:value="0.212583" calcext:value-type="float">
            <text:p>0.212583</text:p>
          </table:table-cell>
          <table:table-cell office:value-type="float" office:value="0.210124" calcext:value-type="float">
            <text:p>0.210124</text:p>
          </table:table-cell>
          <table:table-cell office:value-type="float" office:value="0.208353" calcext:value-type="float">
            <text:p>0.208353</text:p>
          </table:table-cell>
          <table:table-cell office:value-type="float" office:value="0.213293" calcext:value-type="float">
            <text:p>0.213293</text:p>
          </table:table-cell>
          <table:table-cell table:number-columns-repeated="2" office:value-type="float" office:value="1.40015" calcext:value-type="float">
            <text:p>1.40015</text:p>
          </table:table-cell>
          <table:table-cell office:value-type="float" office:value="4.63349" calcext:value-type="float">
            <text:p>4.63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4.21871" calcext:value-type="float">
            <text:p>4.218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11609" calcext:value-type="float">
            <text:p>4.116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147" calcext:value-type="float">
            <text:p>3.71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4503" calcext:value-type="float">
            <text:p>0.154503</text:p>
          </table:table-cell>
          <table:table-cell office:value-type="float" office:value="0.156003" calcext:value-type="float">
            <text:p>0.15600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217207" calcext:value-type="float">
            <text:p>0.217207</text:p>
          </table:table-cell>
          <table:table-cell office:value-type="float" office:value="0.215183" calcext:value-type="float">
            <text:p>0.215183</text:p>
          </table:table-cell>
          <table:table-cell office:value-type="float" office:value="0.219823" calcext:value-type="float">
            <text:p>0.219823</text:p>
          </table:table-cell>
          <table:table-cell office:value-type="float" office:value="0.217209" calcext:value-type="float">
            <text:p>0.217209</text:p>
          </table:table-cell>
          <table:table-cell office:value-type="float" office:value="0.21501" calcext:value-type="float">
            <text:p>0.21501</text:p>
          </table:table-cell>
          <table:table-cell office:value-type="float" office:value="0.220367" calcext:value-type="float">
            <text:p>0.220367</text:p>
          </table:table-cell>
          <table:table-cell office:value-type="float" office:value="1.40048" calcext:value-type="float">
            <text:p>1.40048</text:p>
          </table:table-cell>
          <table:table-cell office:value-type="float" office:value="1.40049" calcext:value-type="float">
            <text:p>1.40049</text:p>
          </table:table-cell>
          <table:table-cell office:value-type="float" office:value="4.64391" calcext:value-type="float">
            <text:p>4.64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4.2492" calcext:value-type="float">
            <text:p>4.24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13929" calcext:value-type="float">
            <text:p>4.1392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738" calcext:value-type="float">
            <text:p>3.7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8853" calcext:value-type="float">
            <text:p>0.158853</text:p>
          </table:table-cell>
          <table:table-cell office:value-type="float" office:value="0.161133" calcext:value-type="float">
            <text:p>0.16113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3" calcext:value-type="float">
            <text:p>0.158513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2421" calcext:value-type="float">
            <text:p>0.22421</text:p>
          </table:table-cell>
          <table:table-cell office:value-type="float" office:value="0.221687" calcext:value-type="float">
            <text:p>0.221687</text:p>
          </table:table-cell>
          <table:table-cell office:value-type="float" office:value="0.226353" calcext:value-type="float">
            <text:p>0.226353</text:p>
          </table:table-cell>
          <table:table-cell office:value-type="float" office:value="0.22421" calcext:value-type="float">
            <text:p>0.22421</text:p>
          </table:table-cell>
          <table:table-cell office:value-type="float" office:value="0.222083" calcext:value-type="float">
            <text:p>0.222083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1.40016" calcext:value-type="float">
            <text:p>1.40016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4.66384" calcext:value-type="float">
            <text:p>4.6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4.27915" calcext:value-type="float">
            <text:p>4.279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5997" calcext:value-type="float">
            <text:p>4.159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5982" calcext:value-type="float">
            <text:p>3.7598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4213" calcext:value-type="float">
            <text:p>0.164213</text:p>
          </table:table-cell>
          <table:table-cell office:value-type="float" office:value="0.166723" calcext:value-type="float">
            <text:p>0.166723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55" calcext:value-type="float">
            <text:p>0.16355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31276" calcext:value-type="float">
            <text:p>0.231276</text:p>
          </table:table-cell>
          <table:table-cell office:value-type="float" office:value="0.229787" calcext:value-type="float">
            <text:p>0.229787</text:p>
          </table:table-cell>
          <table:table-cell office:value-type="float" office:value="0.23428" calcext:value-type="float">
            <text:p>0.23428</text:p>
          </table:table-cell>
          <table:table-cell office:value-type="float" office:value="0.231276" calcext:value-type="float">
            <text:p>0.231276</text:p>
          </table:table-cell>
          <table:table-cell office:value-type="float" office:value="0.22901" calcext:value-type="float">
            <text:p>0.22901</text:p>
          </table:table-cell>
          <table:table-cell office:value-type="float" office:value="0.234193" calcext:value-type="float">
            <text:p>0.234193</text:p>
          </table:table-cell>
          <table:table-cell table:number-columns-repeated="2" office:value-type="float" office:value="1.40011" calcext:value-type="float">
            <text:p>1.40011</text:p>
          </table:table-cell>
          <table:table-cell office:value-type="float" office:value="4.68069" calcext:value-type="float">
            <text:p>4.6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4.30324" calcext:value-type="float">
            <text:p>4.303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17898" calcext:value-type="float">
            <text:p>4.1789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7931" calcext:value-type="float">
            <text:p>3.779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543" calcext:value-type="float">
            <text:p>0.168543</text:p>
          </table:table-cell>
          <table:table-cell office:value-type="float" office:value="0.171247" calcext:value-type="float">
            <text:p>0.171247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238258" calcext:value-type="float">
            <text:p>0.23825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239933" calcext:value-type="float">
            <text:p>0.239933</text:p>
          </table:table-cell>
          <table:table-cell office:value-type="float" office:value="0.238258" calcext:value-type="float">
            <text:p>0.238258</text:p>
          </table:table-cell>
          <table:table-cell office:value-type="float" office:value="0.236237" calcext:value-type="float">
            <text:p>0.236237</text:p>
          </table:table-cell>
          <table:table-cell office:value-type="float" office:value="0.24142" calcext:value-type="float">
            <text:p>0.24142</text:p>
          </table:table-cell>
          <table:table-cell table:number-columns-repeated="2" office:value-type="float" office:value="1.40003" calcext:value-type="float">
            <text:p>1.40003</text:p>
          </table:table-cell>
          <table:table-cell office:value-type="float" office:value="4.69662" calcext:value-type="float">
            <text:p>4.69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4.33286" calcext:value-type="float">
            <text:p>4.332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9832" calcext:value-type="float">
            <text:p>4.1983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9713" calcext:value-type="float">
            <text:p>3.7971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783" calcext:value-type="float">
            <text:p>0.173783</text:p>
          </table:table-cell>
          <table:table-cell office:value-type="float" office:value="0.176733" calcext:value-type="float">
            <text:p>0.17673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245302" calcext:value-type="float">
            <text:p>0.245302</text:p>
          </table:table-cell>
          <table:table-cell office:value-type="float" office:value="0.243573" calcext:value-type="float">
            <text:p>0.243573</text:p>
          </table:table-cell>
          <table:table-cell office:value-type="float" office:value="0.24756" calcext:value-type="float">
            <text:p>0.24756</text:p>
          </table:table-cell>
          <table:table-cell office:value-type="float" office:value="0.245301" calcext:value-type="float">
            <text:p>0.245301</text:p>
          </table:table-cell>
          <table:table-cell office:value-type="float" office:value="0.24335" calcext:value-type="float">
            <text:p>0.24335</text:p>
          </table:table-cell>
          <table:table-cell office:value-type="float" office:value="0.248097" calcext:value-type="float">
            <text:p>0.248097</text:p>
          </table:table-cell>
          <table:table-cell office:value-type="float" office:value="1.39998" calcext:value-type="float">
            <text:p>1.39998</text:p>
          </table:table-cell>
          <table:table-cell office:value-type="float" office:value="1.39999" calcext:value-type="float">
            <text:p>1.39999</text:p>
          </table:table-cell>
          <table:table-cell office:value-type="float" office:value="4.71256" calcext:value-type="float">
            <text:p>4.71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.36118" calcext:value-type="float">
            <text:p>4.361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07" calcext:value-type="float">
            <text:p>4.215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81616" calcext:value-type="float">
            <text:p>3.816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17872" calcext:value-type="float">
            <text:p>0.17872</text:p>
          </table:table-cell>
          <table:table-cell office:value-type="float" office:value="0.181213" calcext:value-type="float">
            <text:p>0.181213</text:p>
          </table:table-cell>
          <table:table-cell office:value-type="float" office:value="0.180279" calcext:value-type="float">
            <text:p>0.180279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3" calcext:value-type="float">
            <text:p>0.181563</text:p>
          </table:table-cell>
          <table:table-cell office:value-type="float" office:value="0.252304" calcext:value-type="float">
            <text:p>0.252304</text:p>
          </table:table-cell>
          <table:table-cell office:value-type="float" office:value="0.249293" calcext:value-type="float">
            <text:p>0.249293</text:p>
          </table:table-cell>
          <table:table-cell office:value-type="float" office:value="0.25404" calcext:value-type="float">
            <text:p>0.25404</text:p>
          </table:table-cell>
          <table:table-cell office:value-type="float" office:value="0.252302" calcext:value-type="float">
            <text:p>0.252302</text:p>
          </table:table-cell>
          <table:table-cell office:value-type="float" office:value="0.249967" calcext:value-type="float">
            <text:p>0.249967</text:p>
          </table:table-cell>
          <table:table-cell office:value-type="float" office:value="0.254983" calcext:value-type="float">
            <text:p>0.254983</text:p>
          </table:table-cell>
          <table:table-cell office:value-type="float" office:value="1.3995" calcext:value-type="float">
            <text:p>1.3995</text:p>
          </table:table-cell>
          <table:table-cell office:value-type="float" office:value="1.39951" calcext:value-type="float">
            <text:p>1.39951</text:p>
          </table:table-cell>
          <table:table-cell office:value-type="float" office:value="4.7264" calcext:value-type="float">
            <text:p>4.7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4.39251" calcext:value-type="float">
            <text:p>4.3925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3775" calcext:value-type="float">
            <text:p>4.2377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84013" calcext:value-type="float">
            <text:p>3.840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1" calcext:value-type="float">
            <text:p>0.185281</text:p>
          </table:table-cell>
          <table:table-cell office:value-type="float" office:value="0.18354" calcext:value-type="float">
            <text:p>0.18354</text:p>
          </table:table-cell>
          <table:table-cell office:value-type="float" office:value="0.18666" calcext:value-type="float">
            <text:p>0.18666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9245" calcext:value-type="float">
            <text:p>0.259245</text:p>
          </table:table-cell>
          <table:table-cell office:value-type="float" office:value="0.256727" calcext:value-type="float">
            <text:p>0.256727</text:p>
          </table:table-cell>
          <table:table-cell office:value-type="float" office:value="0.260893" calcext:value-type="float">
            <text:p>0.260893</text:p>
          </table:table-cell>
          <table:table-cell office:value-type="float" office:value="0.259245" calcext:value-type="float">
            <text:p>0.259245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261657" calcext:value-type="float">
            <text:p>0.261657</text:p>
          </table:table-cell>
          <table:table-cell table:number-columns-repeated="2" office:value-type="float" office:value="1.3992" calcext:value-type="float">
            <text:p>1.3992</text:p>
          </table:table-cell>
          <table:table-cell office:value-type="float" office:value="4.74585" calcext:value-type="float">
            <text:p>4.74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4.4142" calcext:value-type="float">
            <text:p>4.41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4981" calcext:value-type="float">
            <text:p>4.2498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85234" calcext:value-type="float">
            <text:p>3.8523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9" calcext:value-type="float">
            <text:p>0.190259</text:p>
          </table:table-cell>
          <table:table-cell office:value-type="float" office:value="0.188743" calcext:value-type="float">
            <text:p>0.188743</text:p>
          </table:table-cell>
          <table:table-cell office:value-type="float" office:value="0.191593" calcext:value-type="float">
            <text:p>0.191593</text:p>
          </table:table-cell>
          <table:table-cell office:value-type="float" office:value="0.190259" calcext:value-type="float">
            <text:p>0.190259</text:p>
          </table:table-cell>
          <table:table-cell office:value-type="float" office:value="0.188933" calcext:value-type="float">
            <text:p>0.188933</text:p>
          </table:table-cell>
          <table:table-cell office:value-type="float" office:value="0.191597" calcext:value-type="float">
            <text:p>0.191597</text:p>
          </table:table-cell>
          <table:table-cell office:value-type="float" office:value="0.266169" calcext:value-type="float">
            <text:p>0.266169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66169" calcext:value-type="float">
            <text:p>0.266169</text:p>
          </table:table-cell>
          <table:table-cell office:value-type="float" office:value="0.263353" calcext:value-type="float">
            <text:p>0.263353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1.39899" calcext:value-type="float">
            <text:p>1.39899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4.75458" calcext:value-type="float">
            <text:p>4.75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4.45734" calcext:value-type="float">
            <text:p>4.457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27924" calcext:value-type="float">
            <text:p>4.279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8799" calcext:value-type="float">
            <text:p>3.879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4027" calcext:value-type="float">
            <text:p>0.194027</text:p>
          </table:table-cell>
          <table:table-cell office:value-type="float" office:value="0.196817" calcext:value-type="float">
            <text:p>0.196817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0.196847" calcext:value-type="float">
            <text:p>0.196847</text:p>
          </table:table-cell>
          <table:table-cell office:value-type="float" office:value="0.273104" calcext:value-type="float">
            <text:p>0.273104</text:p>
          </table:table-cell>
          <table:table-cell office:value-type="float" office:value="0.271723" calcext:value-type="float">
            <text:p>0.271723</text:p>
          </table:table-cell>
          <table:table-cell office:value-type="float" office:value="0.275183" calcext:value-type="float">
            <text:p>0.275183</text:p>
          </table:table-cell>
          <table:table-cell office:value-type="float" office:value="0.273103" calcext:value-type="float">
            <text:p>0.273103</text:p>
          </table:table-cell>
          <table:table-cell office:value-type="float" office:value="0.27043" calcext:value-type="float">
            <text:p>0.27043</text:p>
          </table:table-cell>
          <table:table-cell office:value-type="float" office:value="0.275447" calcext:value-type="float">
            <text:p>0.275447</text:p>
          </table:table-cell>
          <table:table-cell table:number-columns-repeated="2" office:value-type="float" office:value="1.39901" calcext:value-type="float">
            <text:p>1.39901</text:p>
          </table:table-cell>
          <table:table-cell office:value-type="float" office:value="4.77959" calcext:value-type="float">
            <text:p>4.77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4.48709" calcext:value-type="float">
            <text:p>4.487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297" calcext:value-type="float">
            <text:p>4.2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89619" calcext:value-type="float">
            <text:p>3.896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183" calcext:value-type="float">
            <text:p>0.198183</text:p>
          </table:table-cell>
          <table:table-cell office:value-type="float" office:value="0.201253" calcext:value-type="float">
            <text:p>0.20125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3" calcext:value-type="float">
            <text:p>0.198623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280169" calcext:value-type="float">
            <text:p>0.280169</text:p>
          </table:table-cell>
          <table:table-cell office:value-type="float" office:value="0.277123" calcext:value-type="float">
            <text:p>0.277123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280169" calcext:value-type="float">
            <text:p>0.280169</text:p>
          </table:table-cell>
          <table:table-cell office:value-type="float" office:value="0.276803" calcext:value-type="float">
            <text:p>0.276803</text:p>
          </table:table-cell>
          <table:table-cell office:value-type="float" office:value="0.282403" calcext:value-type="float">
            <text:p>0.282403</text:p>
          </table:table-cell>
          <table:table-cell office:value-type="float" office:value="1.39935" calcext:value-type="float">
            <text:p>1.39935</text:p>
          </table:table-cell>
          <table:table-cell office:value-type="float" office:value="1.39936" calcext:value-type="float">
            <text:p>1.39936</text:p>
          </table:table-cell>
          <table:table-cell office:value-type="float" office:value="4.79319" calcext:value-type="float">
            <text:p>4.79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4.53144" calcext:value-type="float">
            <text:p>4.5314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2696" calcext:value-type="float">
            <text:p>4.3269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92883" calcext:value-type="float">
            <text:p>3.9288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4313" calcext:value-type="float">
            <text:p>0.204313</text:p>
          </table:table-cell>
          <table:table-cell office:value-type="float" office:value="0.206687" calcext:value-type="float">
            <text:p>0.206687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287124" calcext:value-type="float">
            <text:p>0.287124</text:p>
          </table:table-cell>
          <table:table-cell office:value-type="float" office:value="0.285267" calcext:value-type="float">
            <text:p>0.285267</text:p>
          </table:table-cell>
          <table:table-cell office:value-type="float" office:value="0.290023" calcext:value-type="float">
            <text:p>0.290023</text:p>
          </table:table-cell>
          <table:table-cell office:value-type="float" office:value="0.287125" calcext:value-type="float">
            <text:p>0.287125</text:p>
          </table:table-cell>
          <table:table-cell office:value-type="float" office:value="0.283837" calcext:value-type="float">
            <text:p>0.283837</text:p>
          </table:table-cell>
          <table:table-cell office:value-type="float" office:value="0.289273" calcext:value-type="float">
            <text:p>0.289273</text:p>
          </table:table-cell>
          <table:table-cell office:value-type="float" office:value="1.39939" calcext:value-type="float">
            <text:p>1.39939</text:p>
          </table:table-cell>
          <table:table-cell office:value-type="float" office:value="1.3994" calcext:value-type="float">
            <text:p>1.3994</text:p>
          </table:table-cell>
          <table:table-cell office:value-type="float" office:value="4.81712" calcext:value-type="float">
            <text:p>4.81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4.55604" calcext:value-type="float">
            <text:p>4.556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3922" calcext:value-type="float">
            <text:p>4.339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94286" calcext:value-type="float">
            <text:p>3.9428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05" calcext:value-type="float">
            <text:p>0.20905</text:p>
          </table:table-cell>
          <table:table-cell office:value-type="float" office:value="0.21124" calcext:value-type="float">
            <text:p>0.21124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3" calcext:value-type="float">
            <text:p>0.208203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294029" calcext:value-type="float">
            <text:p>0.294029</text:p>
          </table:table-cell>
          <table:table-cell office:value-type="float" office:value="0.29216" calcext:value-type="float">
            <text:p>0.29216</text:p>
          </table:table-cell>
          <table:table-cell office:value-type="float" office:value="0.29618" calcext:value-type="float">
            <text:p>0.29618</text:p>
          </table:table-cell>
          <table:table-cell office:value-type="float" office:value="0.294027" calcext:value-type="float">
            <text:p>0.294027</text:p>
          </table:table-cell>
          <table:table-cell office:value-type="float" office:value="0.290517" calcext:value-type="float">
            <text:p>0.290517</text:p>
          </table:table-cell>
          <table:table-cell office:value-type="float" office:value="0.29608" calcext:value-type="float">
            <text:p>0.29608</text:p>
          </table:table-cell>
          <table:table-cell table:number-columns-repeated="2" office:value-type="float" office:value="1.39916" calcext:value-type="float">
            <text:p>1.39916</text:p>
          </table:table-cell>
          <table:table-cell office:value-type="float" office:value="4.82621" calcext:value-type="float">
            <text:p>4.82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4.59825" calcext:value-type="float">
            <text:p>4.598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6433" calcext:value-type="float">
            <text:p>4.364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96664" calcext:value-type="float">
            <text:p>3.966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0.216623" calcext:value-type="float">
            <text:p>0.216623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00994" calcext:value-type="float">
            <text:p>0.300994</text:p>
          </table:table-cell>
          <table:table-cell office:value-type="float" office:value="0.298707" calcext:value-type="float">
            <text:p>0.298707</text:p>
          </table:table-cell>
          <table:table-cell office:value-type="float" office:value="0.303557" calcext:value-type="float">
            <text:p>0.303557</text:p>
          </table:table-cell>
          <table:table-cell office:value-type="float" office:value="0.300991" calcext:value-type="float">
            <text:p>0.300991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302947" calcext:value-type="float">
            <text:p>0.302947</text:p>
          </table:table-cell>
          <table:table-cell table:number-columns-repeated="2" office:value-type="float" office:value="1.39923" calcext:value-type="float">
            <text:p>1.39923</text:p>
          </table:table-cell>
          <table:table-cell office:value-type="float" office:value="4.84711" calcext:value-type="float">
            <text:p>4.84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4.63918" calcext:value-type="float">
            <text:p>4.6391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38936" calcext:value-type="float">
            <text:p>4.389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9903" calcext:value-type="float">
            <text:p>3.990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18887" calcext:value-type="float">
            <text:p>0.218887</text:p>
          </table:table-cell>
          <table:table-cell office:value-type="float" office:value="0.221027" calcext:value-type="float">
            <text:p>0.221027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07954" calcext:value-type="float">
            <text:p>0.30795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023" calcext:value-type="float">
            <text:p>0.31023</text:p>
          </table:table-cell>
          <table:table-cell office:value-type="float" office:value="0.307954" calcext:value-type="float">
            <text:p>0.307954</text:p>
          </table:table-cell>
          <table:table-cell office:value-type="float" office:value="0.304403" calcext:value-type="float">
            <text:p>0.304403</text:p>
          </table:table-cell>
          <table:table-cell office:value-type="float" office:value="0.30987" calcext:value-type="float">
            <text:p>0.30987</text:p>
          </table:table-cell>
          <table:table-cell table:number-columns-repeated="2" office:value-type="float" office:value="1.39893" calcext:value-type="float">
            <text:p>1.39893</text:p>
          </table:table-cell>
          <table:table-cell office:value-type="float" office:value="4.8667" calcext:value-type="float">
            <text:p>4.8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4.67838" calcext:value-type="float">
            <text:p>4.678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40822" calcext:value-type="float">
            <text:p>4.408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00727" calcext:value-type="float">
            <text:p>4.007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9" calcext:value-type="float">
            <text:p>0.22339</text:p>
          </table:table-cell>
          <table:table-cell office:value-type="float" office:value="0.22621" calcext:value-type="float">
            <text:p>0.22621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7" calcext:value-type="float">
            <text:p>0.226657</text:p>
          </table:table-cell>
          <table:table-cell office:value-type="float" office:value="0.31498" calcext:value-type="float">
            <text:p>0.31498</text:p>
          </table:table-cell>
          <table:table-cell office:value-type="float" office:value="0.311337" calcext:value-type="float">
            <text:p>0.311337</text:p>
          </table:table-cell>
          <table:table-cell office:value-type="float" office:value="0.316543" calcext:value-type="float">
            <text:p>0.316543</text:p>
          </table:table-cell>
          <table:table-cell office:value-type="float" office:value="0.31498" calcext:value-type="float">
            <text:p>0.31498</text:p>
          </table:table-cell>
          <table:table-cell office:value-type="float" office:value="0.311877" calcext:value-type="float">
            <text:p>0.311877</text:p>
          </table:table-cell>
          <table:table-cell office:value-type="float" office:value="0.317047" calcext:value-type="float">
            <text:p>0.317047</text:p>
          </table:table-cell>
          <table:table-cell office:value-type="float" office:value="1.39889" calcext:value-type="float">
            <text:p>1.39889</text:p>
          </table:table-cell>
          <table:table-cell office:value-type="float" office:value="1.3989" calcext:value-type="float">
            <text:p>1.3989</text:p>
          </table:table-cell>
          <table:table-cell office:value-type="float" office:value="4.88209" calcext:value-type="float">
            <text:p>4.88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4.7215" calcext:value-type="float">
            <text:p>4.72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3282" calcext:value-type="float">
            <text:p>4.4328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3266" calcext:value-type="float">
            <text:p>4.0326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1" calcext:value-type="float">
            <text:p>0.230131</text:p>
          </table:table-cell>
          <table:table-cell office:value-type="float" office:value="0.227863" calcext:value-type="float">
            <text:p>0.227863</text:p>
          </table:table-cell>
          <table:table-cell office:value-type="float" office:value="0.232003" calcext:value-type="float">
            <text:p>0.232003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7" calcext:value-type="float">
            <text:p>0.228157</text:p>
          </table:table-cell>
          <table:table-cell office:value-type="float" office:value="0.231783" calcext:value-type="float">
            <text:p>0.231783</text:p>
          </table:table-cell>
          <table:table-cell office:value-type="float" office:value="0.321949" calcext:value-type="float">
            <text:p>0.321949</text:p>
          </table:table-cell>
          <table:table-cell office:value-type="float" office:value="0.317723" calcext:value-type="float">
            <text:p>0.317723</text:p>
          </table:table-cell>
          <table:table-cell office:value-type="float" office:value="0.32434" calcext:value-type="float">
            <text:p>0.32434</text:p>
          </table:table-cell>
          <table:table-cell office:value-type="float" office:value="0.321949" calcext:value-type="float">
            <text:p>0.321949</text:p>
          </table:table-cell>
          <table:table-cell office:value-type="float" office:value="0.31843" calcext:value-type="float">
            <text:p>0.31843</text:p>
          </table:table-cell>
          <table:table-cell office:value-type="float" office:value="0.32433" calcext:value-type="float">
            <text:p>0.32433</text:p>
          </table:table-cell>
          <table:table-cell table:number-columns-repeated="2" office:value-type="float" office:value="1.39898" calcext:value-type="float">
            <text:p>1.39898</text:p>
          </table:table-cell>
          <table:table-cell office:value-type="float" office:value="4.9013" calcext:value-type="float">
            <text:p>4.9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4.76781" calcext:value-type="float">
            <text:p>4.767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45776" calcext:value-type="float">
            <text:p>4.4577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5837" calcext:value-type="float">
            <text:p>4.058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1" calcext:value-type="float">
            <text:p>0.235071</text:p>
          </table:table-cell>
          <table:table-cell office:value-type="float" office:value="0.23315" calcext:value-type="float">
            <text:p>0.23315</text:p>
          </table:table-cell>
          <table:table-cell office:value-type="float" office:value="0.23648" calcext:value-type="float">
            <text:p>0.23648</text:p>
          </table:table-cell>
          <table:table-cell office:value-type="float" office:value="0.235071" calcext:value-type="float">
            <text:p>0.235071</text:p>
          </table:table-cell>
          <table:table-cell office:value-type="float" office:value="0.233263" calcext:value-type="float">
            <text:p>0.233263</text:p>
          </table:table-cell>
          <table:table-cell office:value-type="float" office:value="0.236853" calcext:value-type="float">
            <text:p>0.236853</text:p>
          </table:table-cell>
          <table:table-cell office:value-type="float" office:value="0.32885" calcext:value-type="float">
            <text:p>0.32885</text:p>
          </table:table-cell>
          <table:table-cell office:value-type="float" office:value="0.32517" calcext:value-type="float">
            <text:p>0.32517</text:p>
          </table:table-cell>
          <table:table-cell office:value-type="float" office:value="0.33166" calcext:value-type="float">
            <text:p>0.33166</text:p>
          </table:table-cell>
          <table:table-cell office:value-type="float" office:value="0.328849" calcext:value-type="float">
            <text:p>0.328849</text:p>
          </table:table-cell>
          <table:table-cell office:value-type="float" office:value="0.325583" calcext:value-type="float">
            <text:p>0.325583</text:p>
          </table:table-cell>
          <table:table-cell office:value-type="float" office:value="0.331207" calcext:value-type="float">
            <text:p>0.331207</text:p>
          </table:table-cell>
          <table:table-cell table:number-columns-repeated="2" office:value-type="float" office:value="1.39894" calcext:value-type="float">
            <text:p>1.39894</text:p>
          </table:table-cell>
          <table:table-cell office:value-type="float" office:value="4.92138" calcext:value-type="float">
            <text:p>4.92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4.85823" calcext:value-type="float">
            <text:p>4.858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50436" calcext:value-type="float">
            <text:p>4.5043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10404" calcext:value-type="float">
            <text:p>4.1040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337" calcext:value-type="float">
            <text:p>0.243337</text:p>
          </table:table-cell>
          <table:table-cell office:value-type="float" office:value="0.246393" calcext:value-type="float">
            <text:p>0.24639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5" calcext:value-type="float">
            <text:p>0.24675</text:p>
          </table:table-cell>
          <table:table-cell office:value-type="float" office:value="0.342868" calcext:value-type="float">
            <text:p>0.342868</text:p>
          </table:table-cell>
          <table:table-cell office:value-type="float" office:value="0.340543" calcext:value-type="float">
            <text:p>0.340543</text:p>
          </table:table-cell>
          <table:table-cell office:value-type="float" office:value="0.34542" calcext:value-type="float">
            <text:p>0.34542</text:p>
          </table:table-cell>
          <table:table-cell office:value-type="float" office:value="0.342868" calcext:value-type="float">
            <text:p>0.342868</text:p>
          </table:table-cell>
          <table:table-cell office:value-type="float" office:value="0.339857" calcext:value-type="float">
            <text:p>0.339857</text:p>
          </table:table-cell>
          <table:table-cell office:value-type="float" office:value="0.345057" calcext:value-type="float">
            <text:p>0.345057</text:p>
          </table:table-cell>
          <table:table-cell table:number-columns-repeated="2" office:value-type="float" office:value="1.39918" calcext:value-type="float">
            <text:p>1.39918</text:p>
          </table:table-cell>
          <table:table-cell office:value-type="float" office:value="4.95597" calcext:value-type="float">
            <text:p>4.95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4.92021" calcext:value-type="float">
            <text:p>4.920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53374" calcext:value-type="float">
            <text:p>4.5337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13803" calcext:value-type="float">
            <text:p>4.1380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2" calcext:value-type="float">
            <text:p>0.249962</text:p>
          </table:table-cell>
          <table:table-cell office:value-type="float" office:value="0.248513" calcext:value-type="float">
            <text:p>0.248513</text:p>
          </table:table-cell>
          <table:table-cell office:value-type="float" office:value="0.25129" calcext:value-type="float">
            <text:p>0.25129</text:p>
          </table:table-cell>
          <table:table-cell office:value-type="float" office:value="0.249962" calcext:value-type="float">
            <text:p>0.249962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3" calcext:value-type="float">
            <text:p>0.251763</text:p>
          </table:table-cell>
          <table:table-cell office:value-type="float" office:value="0.349756" calcext:value-type="float">
            <text:p>0.349756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0.352973" calcext:value-type="float">
            <text:p>0.352973</text:p>
          </table:table-cell>
          <table:table-cell office:value-type="float" office:value="0.349756" calcext:value-type="float">
            <text:p>0.349756</text:p>
          </table:table-cell>
          <table:table-cell office:value-type="float" office:value="0.347143" calcext:value-type="float">
            <text:p>0.347143</text:p>
          </table:table-cell>
          <table:table-cell office:value-type="float" office:value="0.352003" calcext:value-type="float">
            <text:p>0.352003</text:p>
          </table:table-cell>
          <table:table-cell table:number-columns-repeated="2" office:value-type="float" office:value="1.39924" calcext:value-type="float">
            <text:p>1.39924</text:p>
          </table:table-cell>
          <table:table-cell office:value-type="float" office:value="4.97987" calcext:value-type="float">
            <text:p>4.97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4.95993" calcext:value-type="float">
            <text:p>4.9599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5165" calcext:value-type="float">
            <text:p>4.5516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15369" calcext:value-type="float">
            <text:p>4.153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53" calcext:value-type="float">
            <text:p>0.253853</text:p>
          </table:table-cell>
          <table:table-cell office:value-type="float" office:value="0.256347" calcext:value-type="float">
            <text:p>0.2563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356781" calcext:value-type="float">
            <text:p>0.356781</text:p>
          </table:table-cell>
          <table:table-cell office:value-type="float" office:value="0.355183" calcext:value-type="float">
            <text:p>0.355183</text:p>
          </table:table-cell>
          <table:table-cell office:value-type="float" office:value="0.35842" calcext:value-type="float">
            <text:p>0.35842</text:p>
          </table:table-cell>
          <table:table-cell office:value-type="float" office:value="0.356781" calcext:value-type="float">
            <text:p>0.356781</text:p>
          </table:table-cell>
          <table:table-cell office:value-type="float" office:value="0.35408" calcext:value-type="float">
            <text:p>0.35408</text:p>
          </table:table-cell>
          <table:table-cell office:value-type="float" office:value="0.359283" calcext:value-type="float">
            <text:p>0.359283</text:p>
          </table:table-cell>
          <table:table-cell table:number-columns-repeated="2" office:value-type="float" office:value="1.39934" calcext:value-type="float">
            <text:p>1.39934</text:p>
          </table:table-cell>
          <table:table-cell office:value-type="float" office:value="4.99177" calcext:value-type="float">
            <text:p>4.99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5.0242" calcext:value-type="float">
            <text:p>5.02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18152" calcext:value-type="float">
            <text:p>4.1815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373" calcext:value-type="float">
            <text:p>0.258373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59974" calcext:value-type="float">
            <text:p>0.259974</text:p>
          </table:table-cell>
          <table:table-cell office:value-type="float" office:value="0.258457" calcext:value-type="float">
            <text:p>0.258457</text:p>
          </table:table-cell>
          <table:table-cell office:value-type="float" office:value="0.261463" calcext:value-type="float">
            <text:p>0.261463</text:p>
          </table:table-cell>
          <table:table-cell office:value-type="float" office:value="0.363789" calcext:value-type="float">
            <text:p>0.363789</text:p>
          </table:table-cell>
          <table:table-cell office:value-type="float" office:value="0.360897" calcext:value-type="float">
            <text:p>0.360897</text:p>
          </table:table-cell>
          <table:table-cell office:value-type="float" office:value="0.365957" calcext:value-type="float">
            <text:p>0.365957</text:p>
          </table:table-cell>
          <table:table-cell office:value-type="float" office:value="0.36379" calcext:value-type="float">
            <text:p>0.36379</text:p>
          </table:table-cell>
          <table:table-cell office:value-type="float" office:value="0.36078" calcext:value-type="float">
            <text:p>0.36078</text:p>
          </table:table-cell>
          <table:table-cell office:value-type="float" office:value="0.365877" calcext:value-type="float">
            <text:p>0.365877</text:p>
          </table:table-cell>
          <table:table-cell table:number-columns-repeated="2" office:value-type="float" office:value="1.39933" calcext:value-type="float">
            <text:p>1.39933</text:p>
          </table:table-cell>
          <table:table-cell office:value-type="float" office:value="5.01491" calcext:value-type="float">
            <text:p>5.01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5.08181" calcext:value-type="float">
            <text:p>5.0818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60147" calcext:value-type="float">
            <text:p>4.60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20372" calcext:value-type="float">
            <text:p>4.2037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883" calcext:value-type="float">
            <text:p>0.263883</text:p>
          </table:table-cell>
          <table:table-cell office:value-type="float" office:value="0.266677" calcext:value-type="float">
            <text:p>0.266677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370792" calcext:value-type="float">
            <text:p>0.370792</text:p>
          </table:table-cell>
          <table:table-cell office:value-type="float" office:value="0.368053" calcext:value-type="float">
            <text:p>0.368053</text:p>
          </table:table-cell>
          <table:table-cell office:value-type="float" office:value="0.372757" calcext:value-type="float">
            <text:p>0.372757</text:p>
          </table:table-cell>
          <table:table-cell office:value-type="float" office:value="0.370791" calcext:value-type="float">
            <text:p>0.370791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3732" calcext:value-type="float">
            <text:p>0.3732</text:p>
          </table:table-cell>
          <table:table-cell table:number-columns-repeated="2" office:value-type="float" office:value="1.3992" calcext:value-type="float">
            <text:p>1.3992</text:p>
          </table:table-cell>
          <table:table-cell office:value-type="float" office:value="5.03078" calcext:value-type="float">
            <text:p>5.03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5.14582" calcext:value-type="float">
            <text:p>5.1458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2788" calcext:value-type="float">
            <text:p>4.6278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22854" calcext:value-type="float">
            <text:p>4.2285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7837" calcext:value-type="float">
            <text:p>0.267837</text:p>
          </table:table-cell>
          <table:table-cell office:value-type="float" office:value="0.272007" calcext:value-type="float">
            <text:p>0.272007</text:p>
          </table:table-cell>
          <table:table-cell office:value-type="float" office:value="0.270023" calcext:value-type="float">
            <text:p>0.270023</text:p>
          </table:table-cell>
          <table:table-cell office:value-type="float" office:value="0.26843" calcext:value-type="float">
            <text:p>0.2684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377816" calcext:value-type="float">
            <text:p>0.377816</text:p>
          </table:table-cell>
          <table:table-cell office:value-type="float" office:value="0.37393" calcext:value-type="float">
            <text:p>0.37393</text:p>
          </table:table-cell>
          <table:table-cell office:value-type="float" office:value="0.381077" calcext:value-type="float">
            <text:p>0.381077</text:p>
          </table:table-cell>
          <table:table-cell office:value-type="float" office:value="0.377812" calcext:value-type="float">
            <text:p>0.377812</text:p>
          </table:table-cell>
          <table:table-cell office:value-type="float" office:value="0.375033" calcext:value-type="float">
            <text:p>0.375033</text:p>
          </table:table-cell>
          <table:table-cell office:value-type="float" office:value="0.379943" calcext:value-type="float">
            <text:p>0.379943</text:p>
          </table:table-cell>
          <table:table-cell office:value-type="float" office:value="1.39919" calcext:value-type="float">
            <text:p>1.39919</text:p>
          </table:table-cell>
          <table:table-cell office:value-type="float" office:value="1.39918" calcext:value-type="float">
            <text:p>1.39918</text:p>
          </table:table-cell>
          <table:table-cell office:value-type="float" office:value="5.05121" calcext:value-type="float">
            <text:p>5.05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5.2091" calcext:value-type="float">
            <text:p>5.209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5344" calcext:value-type="float">
            <text:p>4.6534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25619" calcext:value-type="float">
            <text:p>4.256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53" calcext:value-type="float">
            <text:p>0.27353</text:p>
          </table:table-cell>
          <table:table-cell office:value-type="float" office:value="0.276703" calcext:value-type="float">
            <text:p>0.276703</text:p>
          </table:table-cell>
          <table:table-cell office:value-type="float" office:value="0.275016" calcext:value-type="float">
            <text:p>0.275016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384772" calcext:value-type="float">
            <text:p>0.384772</text:p>
          </table:table-cell>
          <table:table-cell office:value-type="float" office:value="0.38291" calcext:value-type="float">
            <text:p>0.38291</text:p>
          </table:table-cell>
          <table:table-cell office:value-type="float" office:value="0.387297" calcext:value-type="float">
            <text:p>0.387297</text:p>
          </table:table-cell>
          <table:table-cell office:value-type="float" office:value="0.38477" calcext:value-type="float">
            <text:p>0.38477</text:p>
          </table:table-cell>
          <table:table-cell office:value-type="float" office:value="0.382033" calcext:value-type="float">
            <text:p>0.382033</text:p>
          </table:table-cell>
          <table:table-cell office:value-type="float" office:value="0.387153" calcext:value-type="float">
            <text:p>0.387153</text:p>
          </table:table-cell>
          <table:table-cell table:number-columns-repeated="2" office:value-type="float" office:value="1.39908" calcext:value-type="float">
            <text:p>1.39908</text:p>
          </table:table-cell>
          <table:table-cell office:value-type="float" office:value="5.07008" calcext:value-type="float">
            <text:p>5.07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5.29186" calcext:value-type="float">
            <text:p>5.2918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68554" calcext:value-type="float">
            <text:p>4.6855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28799" calcext:value-type="float">
            <text:p>4.2879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725" calcext:value-type="float">
            <text:p>0.27725</text:p>
          </table:table-cell>
          <table:table-cell office:value-type="float" office:value="0.281353" calcext:value-type="float">
            <text:p>0.281353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13" calcext:value-type="float">
            <text:p>0.282013</text:p>
          </table:table-cell>
          <table:table-cell office:value-type="float" office:value="0.391778" calcext:value-type="float">
            <text:p>0.391778</text:p>
          </table:table-cell>
          <table:table-cell office:value-type="float" office:value="0.387977" calcext:value-type="float">
            <text:p>0.387977</text:p>
          </table:table-cell>
          <table:table-cell office:value-type="float" office:value="0.39586" calcext:value-type="float">
            <text:p>0.39586</text:p>
          </table:table-cell>
          <table:table-cell office:value-type="float" office:value="0.391779" calcext:value-type="float">
            <text:p>0.391779</text:p>
          </table:table-cell>
          <table:table-cell office:value-type="float" office:value="0.389513" calcext:value-type="float">
            <text:p>0.389513</text:p>
          </table:table-cell>
          <table:table-cell office:value-type="float" office:value="0.394637" calcext:value-type="float">
            <text:p>0.394637</text:p>
          </table:table-cell>
          <table:table-cell office:value-type="float" office:value="1.399" calcext:value-type="float">
            <text:p>1.399</text:p>
          </table:table-cell>
          <table:table-cell office:value-type="float" office:value="1.39901" calcext:value-type="float">
            <text:p>1.39901</text:p>
          </table:table-cell>
          <table:table-cell office:value-type="float" office:value="5.09342" calcext:value-type="float">
            <text:p>5.09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5.36357" calcext:value-type="float">
            <text:p>5.3635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1154" calcext:value-type="float">
            <text:p>4.7115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1407" calcext:value-type="float">
            <text:p>4.31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286697" calcext:value-type="float">
            <text:p>0.286697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3603" calcext:value-type="float">
            <text:p>0.283603</text:p>
          </table:table-cell>
          <table:table-cell office:value-type="float" office:value="0.28701" calcext:value-type="float">
            <text:p>0.28701</text:p>
          </table:table-cell>
          <table:table-cell office:value-type="float" office:value="0.398727" calcext:value-type="float">
            <text:p>0.398727</text:p>
          </table:table-cell>
          <table:table-cell office:value-type="float" office:value="0.395933" calcext:value-type="float">
            <text:p>0.395933</text:p>
          </table:table-cell>
          <table:table-cell office:value-type="float" office:value="0.401327" calcext:value-type="float">
            <text:p>0.401327</text:p>
          </table:table-cell>
          <table:table-cell office:value-type="float" office:value="0.398728" calcext:value-type="float">
            <text:p>0.398728</text:p>
          </table:table-cell>
          <table:table-cell office:value-type="float" office:value="0.396617" calcext:value-type="float">
            <text:p>0.396617</text:p>
          </table:table-cell>
          <table:table-cell office:value-type="float" office:value="0.401583" calcext:value-type="float">
            <text:p>0.401583</text:p>
          </table:table-cell>
          <table:table-cell table:number-columns-repeated="2" office:value-type="float" office:value="1.39897" calcext:value-type="float">
            <text:p>1.39897</text:p>
          </table:table-cell>
          <table:table-cell office:value-type="float" office:value="5.11323" calcext:value-type="float">
            <text:p>5.11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5.44061" calcext:value-type="float">
            <text:p>5.440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7348" calcext:value-type="float">
            <text:p>4.734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3693" calcext:value-type="float">
            <text:p>4.3369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723" calcext:value-type="float">
            <text:p>0.288723</text:p>
          </table:table-cell>
          <table:table-cell office:value-type="float" office:value="0.291273" calcext:value-type="float">
            <text:p>0.291273</text:p>
          </table:table-cell>
          <table:table-cell office:value-type="float" office:value="0.290033" calcext:value-type="float">
            <text:p>0.290033</text:p>
          </table:table-cell>
          <table:table-cell office:value-type="float" office:value="0.288327" calcext:value-type="float">
            <text:p>0.288327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405731" calcext:value-type="float">
            <text:p>0.405731</text:p>
          </table:table-cell>
          <table:table-cell office:value-type="float" office:value="0.40369" calcext:value-type="float">
            <text:p>0.40369</text:p>
          </table:table-cell>
          <table:table-cell office:value-type="float" office:value="0.408247" calcext:value-type="float">
            <text:p>0.408247</text:p>
          </table:table-cell>
          <table:table-cell office:value-type="float" office:value="0.405729" calcext:value-type="float">
            <text:p>0.405729</text:p>
          </table:table-cell>
          <table:table-cell office:value-type="float" office:value="0.403083" calcext:value-type="float">
            <text:p>0.403083</text:p>
          </table:table-cell>
          <table:table-cell office:value-type="float" office:value="0.409187" calcext:value-type="float">
            <text:p>0.409187</text:p>
          </table:table-cell>
          <table:table-cell table:number-columns-repeated="2" office:value-type="float" office:value="1.39891" calcext:value-type="float">
            <text:p>1.39891</text:p>
          </table:table-cell>
          <table:table-cell office:value-type="float" office:value="5.12949" calcext:value-type="float">
            <text:p>5.12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5.51886" calcext:value-type="float">
            <text:p>5.5188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76058" calcext:value-type="float">
            <text:p>4.7605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36118" calcext:value-type="float">
            <text:p>4.361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327" calcext:value-type="float">
            <text:p>0.293327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0.295026" calcext:value-type="float">
            <text:p>0.295026</text:p>
          </table:table-cell>
          <table:table-cell office:value-type="float" office:value="0.293263" calcext:value-type="float">
            <text:p>0.29326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412736" calcext:value-type="float">
            <text:p>0.412736</text:p>
          </table:table-cell>
          <table:table-cell office:value-type="float" office:value="0.409633" calcext:value-type="float">
            <text:p>0.409633</text:p>
          </table:table-cell>
          <table:table-cell office:value-type="float" office:value="0.415603" calcext:value-type="float">
            <text:p>0.415603</text:p>
          </table:table-cell>
          <table:table-cell office:value-type="float" office:value="0.412738" calcext:value-type="float">
            <text:p>0.412738</text:p>
          </table:table-cell>
          <table:table-cell office:value-type="float" office:value="0.41015" calcext:value-type="float">
            <text:p>0.41015</text:p>
          </table:table-cell>
          <table:table-cell office:value-type="float" office:value="0.416117" calcext:value-type="float">
            <text:p>0.416117</text:p>
          </table:table-cell>
          <table:table-cell table:number-columns-repeated="2" office:value-type="float" office:value="1.39899" calcext:value-type="float">
            <text:p>1.39899</text:p>
          </table:table-cell>
          <table:table-cell office:value-type="float" office:value="5.1472" calcext:value-type="float">
            <text:p>5.1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5.6199" calcext:value-type="float">
            <text:p>5.61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79159" calcext:value-type="float">
            <text:p>4.791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39454" calcext:value-type="float">
            <text:p>4.3945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301533" calcext:value-type="float">
            <text:p>0.301533</text:p>
          </table:table-cell>
          <table:table-cell office:value-type="float" office:value="0.300038" calcext:value-type="float">
            <text:p>0.300038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4" calcext:value-type="float">
            <text:p>0.30224</text:p>
          </table:table-cell>
          <table:table-cell office:value-type="float" office:value="0.419703" calcext:value-type="float">
            <text:p>0.419703</text:p>
          </table:table-cell>
          <table:table-cell office:value-type="float" office:value="0.417573" calcext:value-type="float">
            <text:p>0.417573</text:p>
          </table:table-cell>
          <table:table-cell office:value-type="float" office:value="0.42228" calcext:value-type="float">
            <text:p>0.42228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416503" calcext:value-type="float">
            <text:p>0.416503</text:p>
          </table:table-cell>
          <table:table-cell office:value-type="float" office:value="0.422653" calcext:value-type="float">
            <text:p>0.422653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1.39882" calcext:value-type="float">
            <text:p>1.39882</text:p>
          </table:table-cell>
          <table:table-cell office:value-type="float" office:value="5.17056" calcext:value-type="float">
            <text:p>5.17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5.72754" calcext:value-type="float">
            <text:p>5.7275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.82052" calcext:value-type="float">
            <text:p>4.8205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42261" calcext:value-type="float">
            <text:p>4.422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5" calcext:value-type="float">
            <text:p>0.305055</text:p>
          </table:table-cell>
          <table:table-cell office:value-type="float" office:value="0.30406" calcext:value-type="float">
            <text:p>0.30406</text:p>
          </table:table-cell>
          <table:table-cell office:value-type="float" office:value="0.30627" calcext:value-type="float">
            <text:p>0.30627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306973" calcext:value-type="float">
            <text:p>0.306973</text:p>
          </table:table-cell>
          <table:table-cell office:value-type="float" office:value="0.426728" calcext:value-type="float">
            <text:p>0.426728</text:p>
          </table:table-cell>
          <table:table-cell office:value-type="float" office:value="0.424903" calcext:value-type="float">
            <text:p>0.424903</text:p>
          </table:table-cell>
          <table:table-cell office:value-type="float" office:value="0.430497" calcext:value-type="float">
            <text:p>0.430497</text:p>
          </table:table-cell>
          <table:table-cell office:value-type="float" office:value="0.426727" calcext:value-type="float">
            <text:p>0.426727</text:p>
          </table:table-cell>
          <table:table-cell office:value-type="float" office:value="0.422803" calcext:value-type="float">
            <text:p>0.422803</text:p>
          </table:table-cell>
          <table:table-cell office:value-type="float" office:value="0.429427" calcext:value-type="float">
            <text:p>0.429427</text:p>
          </table:table-cell>
          <table:table-cell table:number-columns-repeated="2" office:value-type="float" office:value="1.39886" calcext:value-type="float">
            <text:p>1.39886</text:p>
          </table:table-cell>
          <table:table-cell office:value-type="float" office:value="5.1907" calcext:value-type="float">
            <text:p>5.1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5.82741" calcext:value-type="float">
            <text:p>5.8274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.84497" calcext:value-type="float">
            <text:p>4.8449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4733" calcext:value-type="float">
            <text:p>4.447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56" calcext:value-type="float">
            <text:p>0.310056</text:p>
          </table:table-cell>
          <table:table-cell office:value-type="float" office:value="0.307883" calcext:value-type="float">
            <text:p>0.307883</text:p>
          </table:table-cell>
          <table:table-cell office:value-type="float" office:value="0.311007" calcext:value-type="float">
            <text:p>0.311007</text:p>
          </table:table-cell>
          <table:table-cell office:value-type="float" office:value="0.310055" calcext:value-type="float">
            <text:p>0.310055</text:p>
          </table:table-cell>
          <table:table-cell office:value-type="float" office:value="0.307213" calcext:value-type="float">
            <text:p>0.307213</text:p>
          </table:table-cell>
          <table:table-cell office:value-type="float" office:value="0.311837" calcext:value-type="float">
            <text:p>0.311837</text:p>
          </table:table-cell>
          <table:table-cell office:value-type="float" office:value="0.433725" calcext:value-type="float">
            <text:p>0.433725</text:p>
          </table:table-cell>
          <table:table-cell office:value-type="float" office:value="0.429863" calcext:value-type="float">
            <text:p>0.429863</text:p>
          </table:table-cell>
          <table:table-cell office:value-type="float" office:value="0.435587" calcext:value-type="float">
            <text:p>0.435587</text:p>
          </table:table-cell>
          <table:table-cell office:value-type="float" office:value="0.433723" calcext:value-type="float">
            <text:p>0.433723</text:p>
          </table:table-cell>
          <table:table-cell office:value-type="float" office:value="0.43002" calcext:value-type="float">
            <text:p>0.43002</text:p>
          </table:table-cell>
          <table:table-cell office:value-type="float" office:value="0.43663" calcext:value-type="float">
            <text:p>0.43663</text:p>
          </table:table-cell>
          <table:table-cell table:number-columns-repeated="2" office:value-type="float" office:value="1.39886" calcext:value-type="float">
            <text:p>1.39886</text:p>
          </table:table-cell>
          <table:table-cell office:value-type="float" office:value="5.20663" calcext:value-type="float">
            <text:p>5.20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5.95046" calcext:value-type="float">
            <text:p>5.9504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.87363" calcext:value-type="float">
            <text:p>4.873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47609" calcext:value-type="float">
            <text:p>4.4760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9" calcext:value-type="float">
            <text:p>0.315019</text:p>
          </table:table-cell>
          <table:table-cell office:value-type="float" office:value="0.31407" calcext:value-type="float">
            <text:p>0.31407</text:p>
          </table:table-cell>
          <table:table-cell office:value-type="float" office:value="0.316213" calcext:value-type="float">
            <text:p>0.316213</text:p>
          </table:table-cell>
          <table:table-cell office:value-type="float" office:value="0.315019" calcext:value-type="float">
            <text:p>0.315019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6807" calcext:value-type="float">
            <text:p>0.316807</text:p>
          </table:table-cell>
          <table:table-cell office:value-type="float" office:value="0.440764" calcext:value-type="float">
            <text:p>0.440764</text:p>
          </table:table-cell>
          <table:table-cell office:value-type="float" office:value="0.438193" calcext:value-type="float">
            <text:p>0.438193</text:p>
          </table:table-cell>
          <table:table-cell office:value-type="float" office:value="0.444153" calcext:value-type="float">
            <text:p>0.444153</text:p>
          </table:table-cell>
          <table:table-cell office:value-type="float" office:value="0.440763" calcext:value-type="float">
            <text:p>0.440763</text:p>
          </table:table-cell>
          <table:table-cell office:value-type="float" office:value="0.43707" calcext:value-type="float">
            <text:p>0.43707</text:p>
          </table:table-cell>
          <table:table-cell office:value-type="float" office:value="0.4437" calcext:value-type="float">
            <text:p>0.4437</text:p>
          </table:table-cell>
          <table:table-cell table:number-columns-repeated="2" office:value-type="float" office:value="1.39917" calcext:value-type="float">
            <text:p>1.39917</text:p>
          </table:table-cell>
          <table:table-cell office:value-type="float" office:value="5.22693" calcext:value-type="float">
            <text:p>5.22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6.08902" calcext:value-type="float">
            <text:p>6.0890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.90351" calcext:value-type="float">
            <text:p>4.9035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0566" calcext:value-type="float">
            <text:p>4.5056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9977" calcext:value-type="float">
            <text:p>0.319977</text:p>
          </table:table-cell>
          <table:table-cell office:value-type="float" office:value="0.318633" calcext:value-type="float">
            <text:p>0.318633</text:p>
          </table:table-cell>
          <table:table-cell office:value-type="float" office:value="0.32145" calcext:value-type="float">
            <text:p>0.32145</text:p>
          </table:table-cell>
          <table:table-cell office:value-type="float" office:value="0.319977" calcext:value-type="float">
            <text:p>0.319977</text:p>
          </table:table-cell>
          <table:table-cell office:value-type="float" office:value="0.317403" calcext:value-type="float">
            <text:p>0.317403</text:p>
          </table:table-cell>
          <table:table-cell office:value-type="float" office:value="0.321713" calcext:value-type="float">
            <text:p>0.321713</text:p>
          </table:table-cell>
          <table:table-cell office:value-type="float" office:value="0.447676" calcext:value-type="float">
            <text:p>0.447676</text:p>
          </table:table-cell>
          <table:table-cell office:value-type="float" office:value="0.44439" calcext:value-type="float">
            <text:p>0.44439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447675" calcext:value-type="float">
            <text:p>0.447675</text:p>
          </table:table-cell>
          <table:table-cell office:value-type="float" office:value="0.444117" calcext:value-type="float">
            <text:p>0.444117</text:p>
          </table:table-cell>
          <table:table-cell office:value-type="float" office:value="0.450463" calcext:value-type="float">
            <text:p>0.450463</text:p>
          </table:table-cell>
          <table:table-cell table:number-columns-repeated="2" office:value-type="float" office:value="1.39909" calcext:value-type="float">
            <text:p>1.39909</text:p>
          </table:table-cell>
          <table:table-cell office:value-type="float" office:value="5.24604" calcext:value-type="float">
            <text:p>5.24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6.22017" calcext:value-type="float">
            <text:p>6.2201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.93226" calcext:value-type="float">
            <text:p>4.932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53651" calcext:value-type="float">
            <text:p>4.5365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0.323317" calcext:value-type="float">
            <text:p>0.323317</text:p>
          </table:table-cell>
          <table:table-cell office:value-type="float" office:value="0.32606" calcext:value-type="float">
            <text:p>0.32606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0.323073" calcext:value-type="float">
            <text:p>0.323073</text:p>
          </table:table-cell>
          <table:table-cell office:value-type="float" office:value="0.326607" calcext:value-type="float">
            <text:p>0.326607</text:p>
          </table:table-cell>
          <table:table-cell office:value-type="float" office:value="0.454626" calcext:value-type="float">
            <text:p>0.454626</text:p>
          </table:table-cell>
          <table:table-cell office:value-type="float" office:value="0.451937" calcext:value-type="float">
            <text:p>0.451937</text:p>
          </table:table-cell>
          <table:table-cell office:value-type="float" office:value="0.4574" calcext:value-type="float">
            <text:p>0.4574</text:p>
          </table:table-cell>
          <table:table-cell office:value-type="float" office:value="0.454625" calcext:value-type="float">
            <text:p>0.454625</text:p>
          </table:table-cell>
          <table:table-cell office:value-type="float" office:value="0.451617" calcext:value-type="float">
            <text:p>0.451617</text:p>
          </table:table-cell>
          <table:table-cell office:value-type="float" office:value="0.457363" calcext:value-type="float">
            <text:p>0.457363</text:p>
          </table:table-cell>
          <table:table-cell office:value-type="float" office:value="1.39901" calcext:value-type="float">
            <text:p>1.39901</text:p>
          </table:table-cell>
          <table:table-cell office:value-type="float" office:value="1.399" calcext:value-type="float">
            <text:p>1.399</text:p>
          </table:table-cell>
          <table:table-cell office:value-type="float" office:value="5.26653" calcext:value-type="float">
            <text:p>5.26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6.40942" calcext:value-type="float">
            <text:p>6.409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.96619" calcext:value-type="float">
            <text:p>4.966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57163" calcext:value-type="float">
            <text:p>4.5716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9995" calcext:value-type="float">
            <text:p>0.329995</text:p>
          </table:table-cell>
          <table:table-cell office:value-type="float" office:value="0.328133" calcext:value-type="float">
            <text:p>0.328133</text:p>
          </table:table-cell>
          <table:table-cell office:value-type="float" office:value="0.331457" calcext:value-type="float">
            <text:p>0.331457</text:p>
          </table:table-cell>
          <table:table-cell office:value-type="float" office:value="0.329995" calcext:value-type="float">
            <text:p>0.329995</text:p>
          </table:table-cell>
          <table:table-cell office:value-type="float" office:value="0.328287" calcext:value-type="float">
            <text:p>0.328287</text:p>
          </table:table-cell>
          <table:table-cell office:value-type="float" office:value="0.331567" calcext:value-type="float">
            <text:p>0.331567</text:p>
          </table:table-cell>
          <table:table-cell office:value-type="float" office:value="0.461657" calcext:value-type="float">
            <text:p>0.461657</text:p>
          </table:table-cell>
          <table:table-cell office:value-type="float" office:value="0.458853" calcext:value-type="float">
            <text:p>0.458853</text:p>
          </table:table-cell>
          <table:table-cell office:value-type="float" office:value="0.46414" calcext:value-type="float">
            <text:p>0.46414</text:p>
          </table:table-cell>
          <table:table-cell office:value-type="float" office:value="0.46166" calcext:value-type="float">
            <text:p>0.46166</text:p>
          </table:table-cell>
          <table:table-cell office:value-type="float" office:value="0.459107" calcext:value-type="float">
            <text:p>0.459107</text:p>
          </table:table-cell>
          <table:table-cell office:value-type="float" office:value="0.464373" calcext:value-type="float">
            <text:p>0.464373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39899" calcext:value-type="float">
            <text:p>1.39899</text:p>
          </table:table-cell>
          <table:table-cell office:value-type="float" office:value="5.28925" calcext:value-type="float">
            <text:p>5.28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6.5767" calcext:value-type="float">
            <text:p>6.576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.99813" calcext:value-type="float">
            <text:p>4.998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0051" calcext:value-type="float">
            <text:p>4.6005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498" calcext:value-type="float">
            <text:p>0.33498</text:p>
          </table:table-cell>
          <table:table-cell office:value-type="float" office:value="0.333997" calcext:value-type="float">
            <text:p>0.333997</text:p>
          </table:table-cell>
          <table:table-cell office:value-type="float" office:value="0.336267" calcext:value-type="float">
            <text:p>0.336267</text:p>
          </table:table-cell>
          <table:table-cell office:value-type="float" office:value="0.334977" calcext:value-type="float">
            <text:p>0.334977</text:p>
          </table:table-cell>
          <table:table-cell office:value-type="float" office:value="0.33296" calcext:value-type="float">
            <text:p>0.33296</text:p>
          </table:table-cell>
          <table:table-cell office:value-type="float" office:value="0.336507" calcext:value-type="float">
            <text:p>0.336507</text:p>
          </table:table-cell>
          <table:table-cell office:value-type="float" office:value="0.468591" calcext:value-type="float">
            <text:p>0.468591</text:p>
          </table:table-cell>
          <table:table-cell office:value-type="float" office:value="0.4669" calcext:value-type="float">
            <text:p>0.4669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68584" calcext:value-type="float">
            <text:p>0.46858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471323" calcext:value-type="float">
            <text:p>0.471323</text:p>
          </table:table-cell>
          <table:table-cell office:value-type="float" office:value="1.39886" calcext:value-type="float">
            <text:p>1.39886</text:p>
          </table:table-cell>
          <table:table-cell office:value-type="float" office:value="1.39885" calcext:value-type="float">
            <text:p>1.39885</text:p>
          </table:table-cell>
          <table:table-cell office:value-type="float" office:value="5.31055" calcext:value-type="float">
            <text:p>5.31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6.76015" calcext:value-type="float">
            <text:p>6.7601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02371" calcext:value-type="float">
            <text:p>5.0237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62627" calcext:value-type="float">
            <text:p>4.626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9973" calcext:value-type="float">
            <text:p>0.339973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341717" calcext:value-type="float">
            <text:p>0.341717</text:p>
          </table:table-cell>
          <table:table-cell office:value-type="float" office:value="0.339975" calcext:value-type="float">
            <text:p>0.339975</text:p>
          </table:table-cell>
          <table:table-cell office:value-type="float" office:value="0.33778" calcext:value-type="float">
            <text:p>0.33778</text:p>
          </table:table-cell>
          <table:table-cell office:value-type="float" office:value="0.341573" calcext:value-type="float">
            <text:p>0.341573</text:p>
          </table:table-cell>
          <table:table-cell office:value-type="float" office:value="0.47558" calcext:value-type="float">
            <text:p>0.47558</text:p>
          </table:table-cell>
          <table:table-cell office:value-type="float" office:value="0.473223" calcext:value-type="float">
            <text:p>0.473223</text:p>
          </table:table-cell>
          <table:table-cell office:value-type="float" office:value="0.47811" calcext:value-type="float">
            <text:p>0.47811</text:p>
          </table:table-cell>
          <table:table-cell office:value-type="float" office:value="0.475581" calcext:value-type="float">
            <text:p>0.475581</text:p>
          </table:table-cell>
          <table:table-cell office:value-type="float" office:value="0.472673" calcext:value-type="float">
            <text:p>0.472673</text:p>
          </table:table-cell>
          <table:table-cell office:value-type="float" office:value="0.478957" calcext:value-type="float">
            <text:p>0.478957</text:p>
          </table:table-cell>
          <table:table-cell table:number-columns-repeated="2" office:value-type="float" office:value="1.39887" calcext:value-type="float">
            <text:p>1.39887</text:p>
          </table:table-cell>
          <table:table-cell office:value-type="float" office:value="5.32653" calcext:value-type="float">
            <text:p>5.32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5" calcext:value-type="float">
            <text:p>0.345</text:p>
          </table:table-cell>
          <table:table-cell office:value-type="float" office:value="6.98569" calcext:value-type="float">
            <text:p>6.985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.05528" calcext:value-type="float">
            <text:p>5.055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6592" calcext:value-type="float">
            <text:p>4.659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4971" calcext:value-type="float">
            <text:p>0.344971</text:p>
          </table:table-cell>
          <table:table-cell office:value-type="float" office:value="0.343693" calcext:value-type="float">
            <text:p>0.343693</text:p>
          </table:table-cell>
          <table:table-cell office:value-type="float" office:value="0.346443" calcext:value-type="float">
            <text:p>0.346443</text:p>
          </table:table-cell>
          <table:table-cell office:value-type="float" office:value="0.34497" calcext:value-type="float">
            <text:p>0.34497</text:p>
          </table:table-cell>
          <table:table-cell office:value-type="float" office:value="0.342773" calcext:value-type="float">
            <text:p>0.342773</text:p>
          </table:table-cell>
          <table:table-cell office:value-type="float" office:value="0.346723" calcext:value-type="float">
            <text:p>0.346723</text:p>
          </table:table-cell>
          <table:table-cell office:value-type="float" office:value="0.482646" calcext:value-type="float">
            <text:p>0.482646</text:p>
          </table:table-cell>
          <table:table-cell office:value-type="float" office:value="0.480797" calcext:value-type="float">
            <text:p>0.480797</text:p>
          </table:table-cell>
          <table:table-cell office:value-type="float" office:value="0.484443" calcext:value-type="float">
            <text:p>0.484443</text:p>
          </table:table-cell>
          <table:table-cell office:value-type="float" office:value="0.482645" calcext:value-type="float">
            <text:p>0.482645</text:p>
          </table:table-cell>
          <table:table-cell office:value-type="float" office:value="0.47986" calcext:value-type="float">
            <text:p>0.47986</text:p>
          </table:table-cell>
          <table:table-cell office:value-type="float" office:value="0.48603" calcext:value-type="float">
            <text:p>0.48603</text:p>
          </table:table-cell>
          <table:table-cell table:number-columns-repeated="2" office:value-type="float" office:value="1.39909" calcext:value-type="float">
            <text:p>1.39909</text:p>
          </table:table-cell>
          <table:table-cell office:value-type="float" office:value="5.34583" calcext:value-type="float">
            <text:p>5.34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7.26699" calcext:value-type="float">
            <text:p>7.2669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09117" calcext:value-type="float">
            <text:p>5.0911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9509" calcext:value-type="float">
            <text:p>4.695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013" calcext:value-type="float">
            <text:p>0.350013</text:p>
          </table:table-cell>
          <table:table-cell office:value-type="float" office:value="0.34857" calcext:value-type="float">
            <text:p>0.34857</text:p>
          </table:table-cell>
          <table:table-cell office:value-type="float" office:value="0.35196" calcext:value-type="float">
            <text:p>0.35196</text:p>
          </table:table-cell>
          <table:table-cell office:value-type="float" office:value="0.350016" calcext:value-type="float">
            <text:p>0.350016</text:p>
          </table:table-cell>
          <table:table-cell office:value-type="float" office:value="0.347767" calcext:value-type="float">
            <text:p>0.347767</text:p>
          </table:table-cell>
          <table:table-cell office:value-type="float" office:value="0.351623" calcext:value-type="float">
            <text:p>0.351623</text:p>
          </table:table-cell>
          <table:table-cell office:value-type="float" office:value="0.48966" calcext:value-type="float">
            <text:p>0.48966</text:p>
          </table:table-cell>
          <table:table-cell office:value-type="float" office:value="0.486843" calcext:value-type="float">
            <text:p>0.486843</text:p>
          </table:table-cell>
          <table:table-cell office:value-type="float" office:value="0.492867" calcext:value-type="float">
            <text:p>0.492867</text:p>
          </table:table-cell>
          <table:table-cell office:value-type="float" office:value="0.489665" calcext:value-type="float">
            <text:p>0.489665</text:p>
          </table:table-cell>
          <table:table-cell office:value-type="float" office:value="0.486787" calcext:value-type="float">
            <text:p>0.486787</text:p>
          </table:table-cell>
          <table:table-cell office:value-type="float" office:value="0.49327" calcext:value-type="float">
            <text:p>0.49327</text:p>
          </table:table-cell>
          <table:table-cell table:number-columns-repeated="2" office:value-type="float" office:value="1.39898" calcext:value-type="float">
            <text:p>1.39898</text:p>
          </table:table-cell>
          <table:table-cell office:value-type="float" office:value="5.37012" calcext:value-type="float">
            <text:p>5.37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5" calcext:value-type="float">
            <text:p>0.355</text:p>
          </table:table-cell>
          <table:table-cell office:value-type="float" office:value="7.53227" calcext:value-type="float">
            <text:p>7.5322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.12056" calcext:value-type="float">
            <text:p>5.120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72261" calcext:value-type="float">
            <text:p>4.7226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4954" calcext:value-type="float">
            <text:p>0.354954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638" calcext:value-type="float">
            <text:p>0.35638</text:p>
          </table:table-cell>
          <table:table-cell office:value-type="float" office:value="0.354954" calcext:value-type="float">
            <text:p>0.354954</text:p>
          </table:table-cell>
          <table:table-cell office:value-type="float" office:value="0.352627" calcext:value-type="float">
            <text:p>0.352627</text:p>
          </table:table-cell>
          <table:table-cell office:value-type="float" office:value="0.356597" calcext:value-type="float">
            <text:p>0.356597</text:p>
          </table:table-cell>
          <table:table-cell office:value-type="float" office:value="0.496623" calcext:value-type="float">
            <text:p>0.496623</text:p>
          </table:table-cell>
          <table:table-cell office:value-type="float" office:value="0.49389" calcext:value-type="float">
            <text:p>0.49389</text:p>
          </table:table-cell>
          <table:table-cell office:value-type="float" office:value="0.498043" calcext:value-type="float">
            <text:p>0.498043</text:p>
          </table:table-cell>
          <table:table-cell office:value-type="float" office:value="0.496627" calcext:value-type="float">
            <text:p>0.496627</text:p>
          </table:table-cell>
          <table:table-cell office:value-type="float" office:value="0.49362" calcext:value-type="float">
            <text:p>0.49362</text:p>
          </table:table-cell>
          <table:table-cell office:value-type="float" office:value="0.50029" calcext:value-type="float">
            <text:p>0.50029</text:p>
          </table:table-cell>
          <table:table-cell office:value-type="float" office:value="1.39912" calcext:value-type="float">
            <text:p>1.39912</text:p>
          </table:table-cell>
          <table:table-cell office:value-type="float" office:value="1.39913" calcext:value-type="float">
            <text:p>1.39913</text:p>
          </table:table-cell>
          <table:table-cell office:value-type="float" office:value="5.38671" calcext:value-type="float">
            <text:p>5.38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7.88703" calcext:value-type="float">
            <text:p>7.8870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.15203" calcext:value-type="float">
            <text:p>5.152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5268" calcext:value-type="float">
            <text:p>4.7526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996" calcext:value-type="float">
            <text:p>0.35996</text:p>
          </table:table-cell>
          <table:table-cell office:value-type="float" office:value="0.357867" calcext:value-type="float">
            <text:p>0.357867</text:p>
          </table:table-cell>
          <table:table-cell office:value-type="float" office:value="0.361727" calcext:value-type="float">
            <text:p>0.361727</text:p>
          </table:table-cell>
          <table:table-cell office:value-type="float" office:value="0.359962" calcext:value-type="float">
            <text:p>0.359962</text:p>
          </table:table-cell>
          <table:table-cell office:value-type="float" office:value="0.358003" calcext:value-type="float">
            <text:p>0.358003</text:p>
          </table:table-cell>
          <table:table-cell office:value-type="float" office:value="0.361543" calcext:value-type="float">
            <text:p>0.361543</text:p>
          </table:table-cell>
          <table:table-cell office:value-type="float" office:value="0.503633" calcext:value-type="float">
            <text:p>0.503633</text:p>
          </table:table-cell>
          <table:table-cell office:value-type="float" office:value="0.500633" calcext:value-type="float">
            <text:p>0.500633</text:p>
          </table:table-cell>
          <table:table-cell office:value-type="float" office:value="0.506357" calcext:value-type="float">
            <text:p>0.506357</text:p>
          </table:table-cell>
          <table:table-cell office:value-type="float" office:value="0.503635" calcext:value-type="float">
            <text:p>0.503635</text:p>
          </table:table-cell>
          <table:table-cell office:value-type="float" office:value="0.501237" calcext:value-type="float">
            <text:p>0.501237</text:p>
          </table:table-cell>
          <table:table-cell office:value-type="float" office:value="0.506967" calcext:value-type="float">
            <text:p>0.506967</text:p>
          </table:table-cell>
          <table:table-cell table:number-columns-repeated="2" office:value-type="float" office:value="1.39913" calcext:value-type="float">
            <text:p>1.39913</text:p>
          </table:table-cell>
          <table:table-cell office:value-type="float" office:value="5.40641" calcext:value-type="float">
            <text:p>5.40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float" office:value="8.24564" calcext:value-type="float">
            <text:p>8.2456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5.18166" calcext:value-type="float">
            <text:p>5.1816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78373" calcext:value-type="float">
            <text:p>4.7837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936" calcext:value-type="float">
            <text:p>0.364936</text:p>
          </table:table-cell>
          <table:table-cell office:value-type="float" office:value="0.363673" calcext:value-type="float">
            <text:p>0.363673</text:p>
          </table:table-cell>
          <table:table-cell office:value-type="float" office:value="0.366587" calcext:value-type="float">
            <text:p>0.366587</text:p>
          </table:table-cell>
          <table:table-cell office:value-type="float" office:value="0.364937" calcext:value-type="float">
            <text:p>0.364937</text:p>
          </table:table-cell>
          <table:table-cell office:value-type="float" office:value="0.362923" calcext:value-type="float">
            <text:p>0.362923</text:p>
          </table:table-cell>
          <table:table-cell office:value-type="float" office:value="0.366443" calcext:value-type="float">
            <text:p>0.366443</text:p>
          </table:table-cell>
          <table:table-cell office:value-type="float" office:value="0.510579" calcext:value-type="float">
            <text:p>0.510579</text:p>
          </table:table-cell>
          <table:table-cell office:value-type="float" office:value="0.50803" calcext:value-type="float">
            <text:p>0.50803</text:p>
          </table:table-cell>
          <table:table-cell office:value-type="float" office:value="0.513167" calcext:value-type="float">
            <text:p>0.513167</text:p>
          </table:table-cell>
          <table:table-cell office:value-type="float" office:value="0.510584" calcext:value-type="float">
            <text:p>0.510584</text:p>
          </table:table-cell>
          <table:table-cell office:value-type="float" office:value="0.507837" calcext:value-type="float">
            <text:p>0.507837</text:p>
          </table:table-cell>
          <table:table-cell office:value-type="float" office:value="0.51405" calcext:value-type="float">
            <text:p>0.51405</text:p>
          </table:table-cell>
          <table:table-cell office:value-type="float" office:value="1.39909" calcext:value-type="float">
            <text:p>1.39909</text:p>
          </table:table-cell>
          <table:table-cell office:value-type="float" office:value="1.3991" calcext:value-type="float">
            <text:p>1.3991</text:p>
          </table:table-cell>
          <table:table-cell office:value-type="float" office:value="5.42271" calcext:value-type="float">
            <text:p>5.42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8.80398" calcext:value-type="float">
            <text:p>8.8039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.21546" calcext:value-type="float">
            <text:p>5.2154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1891" calcext:value-type="float">
            <text:p>4.8189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9959" calcext:value-type="float">
            <text:p>0.369959</text:p>
          </table:table-cell>
          <table:table-cell office:value-type="float" office:value="0.368737" calcext:value-type="float">
            <text:p>0.368737</text:p>
          </table:table-cell>
          <table:table-cell office:value-type="float" office:value="0.371727" calcext:value-type="float">
            <text:p>0.371727</text:p>
          </table:table-cell>
          <table:table-cell office:value-type="float" office:value="0.369961" calcext:value-type="float">
            <text:p>0.369961</text:p>
          </table:table-cell>
          <table:table-cell office:value-type="float" office:value="0.367993" calcext:value-type="float">
            <text:p>0.367993</text:p>
          </table:table-cell>
          <table:table-cell office:value-type="float" office:value="0.371413" calcext:value-type="float">
            <text:p>0.371413</text:p>
          </table:table-cell>
          <table:table-cell office:value-type="float" office:value="0.517576" calcext:value-type="float">
            <text:p>0.517576</text:p>
          </table:table-cell>
          <table:table-cell office:value-type="float" office:value="0.514643" calcext:value-type="float">
            <text:p>0.514643</text:p>
          </table:table-cell>
          <table:table-cell office:value-type="float" office:value="0.519663" calcext:value-type="float">
            <text:p>0.519663</text:p>
          </table:table-cell>
          <table:table-cell office:value-type="float" office:value="0.517576" calcext:value-type="float">
            <text:p>0.517576</text:p>
          </table:table-cell>
          <table:table-cell office:value-type="float" office:value="0.514717" calcext:value-type="float">
            <text:p>0.514717</text:p>
          </table:table-cell>
          <table:table-cell office:value-type="float" office:value="0.52089" calcext:value-type="float">
            <text:p>0.52089</text:p>
          </table:table-cell>
          <table:table-cell office:value-type="float" office:value="1.39901" calcext:value-type="float">
            <text:p>1.39901</text:p>
          </table:table-cell>
          <table:table-cell office:value-type="float" office:value="1.399" calcext:value-type="float">
            <text:p>1.399</text:p>
          </table:table-cell>
          <table:table-cell office:value-type="float" office:value="5.44303" calcext:value-type="float">
            <text:p>5.44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9.39158" calcext:value-type="float">
            <text:p>9.39158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.24837" calcext:value-type="float">
            <text:p>5.248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85281" calcext:value-type="float">
            <text:p>4.8528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4921" calcext:value-type="float">
            <text:p>0.374921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76513" calcext:value-type="float">
            <text:p>0.376513</text:p>
          </table:table-cell>
          <table:table-cell office:value-type="float" office:value="0.374918" calcext:value-type="float">
            <text:p>0.374918</text:p>
          </table:table-cell>
          <table:table-cell office:value-type="float" office:value="0.37276" calcext:value-type="float">
            <text:p>0.37276</text:p>
          </table:table-cell>
          <table:table-cell office:value-type="float" office:value="0.37671" calcext:value-type="float">
            <text:p>0.37671</text:p>
          </table:table-cell>
          <table:table-cell office:value-type="float" office:value="0.524502" calcext:value-type="float">
            <text:p>0.524502</text:p>
          </table:table-cell>
          <table:table-cell office:value-type="float" office:value="0.522493" calcext:value-type="float">
            <text:p>0.522493</text:p>
          </table:table-cell>
          <table:table-cell office:value-type="float" office:value="0.526473" calcext:value-type="float">
            <text:p>0.526473</text:p>
          </table:table-cell>
          <table:table-cell office:value-type="float" office:value="0.524495" calcext:value-type="float">
            <text:p>0.524495</text:p>
          </table:table-cell>
          <table:table-cell office:value-type="float" office:value="0.521467" calcext:value-type="float">
            <text:p>0.521467</text:p>
          </table:table-cell>
          <table:table-cell office:value-type="float" office:value="0.528197" calcext:value-type="float">
            <text:p>0.528197</text:p>
          </table:table-cell>
          <table:table-cell office:value-type="float" office:value="1.39897" calcext:value-type="float">
            <text:p>1.39897</text:p>
          </table:table-cell>
          <table:table-cell office:value-type="float" office:value="1.39896" calcext:value-type="float">
            <text:p>1.39896</text:p>
          </table:table-cell>
          <table:table-cell office:value-type="float" office:value="5.46053" calcext:value-type="float">
            <text:p>5.4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0.1597" calcext:value-type="float">
            <text:p>10.159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.28143" calcext:value-type="float">
            <text:p>5.2814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88657" calcext:value-type="float">
            <text:p>4.8865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993" calcext:value-type="float">
            <text:p>0.37993</text:p>
          </table:table-cell>
          <table:table-cell office:value-type="float" office:value="0.377877" calcext:value-type="float">
            <text:p>0.377877</text:p>
          </table:table-cell>
          <table:table-cell office:value-type="float" office:value="0.38207" calcext:value-type="float">
            <text:p>0.38207</text:p>
          </table:table-cell>
          <table:table-cell office:value-type="float" office:value="0.379934" calcext:value-type="float">
            <text:p>0.379934</text:p>
          </table:table-cell>
          <table:table-cell office:value-type="float" office:value="0.377513" calcext:value-type="float">
            <text:p>0.377513</text:p>
          </table:table-cell>
          <table:table-cell office:value-type="float" office:value="0.38158" calcext:value-type="float">
            <text:p>0.38158</text:p>
          </table:table-cell>
          <table:table-cell office:value-type="float" office:value="0.531543" calcext:value-type="float">
            <text:p>0.531543</text:p>
          </table:table-cell>
          <table:table-cell office:value-type="float" office:value="0.528543" calcext:value-type="float">
            <text:p>0.528543</text:p>
          </table:table-cell>
          <table:table-cell office:value-type="float" office:value="0.535677" calcext:value-type="float">
            <text:p>0.535677</text:p>
          </table:table-cell>
          <table:table-cell office:value-type="float" office:value="0.531552" calcext:value-type="float">
            <text:p>0.531552</text:p>
          </table:table-cell>
          <table:table-cell office:value-type="float" office:value="0.52804" calcext:value-type="float">
            <text:p>0.52804</text:p>
          </table:table-cell>
          <table:table-cell office:value-type="float" office:value="0.53511" calcext:value-type="float">
            <text:p>0.53511</text:p>
          </table:table-cell>
          <table:table-cell table:number-columns-repeated="2" office:value-type="float" office:value="1.39906" calcext:value-type="float">
            <text:p>1.39906</text:p>
          </table:table-cell>
          <table:table-cell office:value-type="float" office:value="5.4795" calcext:value-type="float">
            <text:p>5.4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5" calcext:value-type="float">
            <text:p>0.385</text:p>
          </table:table-cell>
          <table:table-cell office:value-type="float" office:value="11.3973" calcext:value-type="float">
            <text:p>11.397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5.32299" calcext:value-type="float">
            <text:p>5.3229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92727" calcext:value-type="float">
            <text:p>4.9272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4976" calcext:value-type="float">
            <text:p>0.384976</text:p>
          </table:table-cell>
          <table:table-cell office:value-type="float" office:value="0.38344" calcext:value-type="float">
            <text:p>0.38344</text:p>
          </table:table-cell>
          <table:table-cell office:value-type="float" office:value="0.386147" calcext:value-type="float">
            <text:p>0.386147</text:p>
          </table:table-cell>
          <table:table-cell office:value-type="float" office:value="0.384977" calcext:value-type="float">
            <text:p>0.384977</text:p>
          </table:table-cell>
          <table:table-cell office:value-type="float" office:value="0.38238" calcext:value-type="float">
            <text:p>0.38238</text:p>
          </table:table-cell>
          <table:table-cell office:value-type="float" office:value="0.386747" calcext:value-type="float">
            <text:p>0.386747</text:p>
          </table:table-cell>
          <table:table-cell office:value-type="float" office:value="0.538607" calcext:value-type="float">
            <text:p>0.538607</text:p>
          </table:table-cell>
          <table:table-cell office:value-type="float" office:value="0.536187" calcext:value-type="float">
            <text:p>0.536187</text:p>
          </table:table-cell>
          <table:table-cell office:value-type="float" office:value="0.540793" calcext:value-type="float">
            <text:p>0.540793</text:p>
          </table:table-cell>
          <table:table-cell office:value-type="float" office:value="0.538608" calcext:value-type="float">
            <text:p>0.538608</text:p>
          </table:table-cell>
          <table:table-cell office:value-type="float" office:value="0.53494" calcext:value-type="float">
            <text:p>0.53494</text:p>
          </table:table-cell>
          <table:table-cell office:value-type="float" office:value="0.542123" calcext:value-type="float">
            <text:p>0.542123</text:p>
          </table:table-cell>
          <table:table-cell table:number-columns-repeated="2" office:value-type="float" office:value="1.39906" calcext:value-type="float">
            <text:p>1.39906</text:p>
          </table:table-cell>
          <table:table-cell office:value-type="float" office:value="5.5022" calcext:value-type="float">
            <text:p>5.5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12.9098" calcext:value-type="float">
            <text:p>12.9098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.35327" calcext:value-type="float">
            <text:p>5.3532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95812" calcext:value-type="float">
            <text:p>4.958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9953" calcext:value-type="float">
            <text:p>0.389953</text:p>
          </table:table-cell>
          <table:table-cell office:value-type="float" office:value="0.388403" calcext:value-type="float">
            <text:p>0.388403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0.389956" calcext:value-type="float">
            <text:p>0.389956</text:p>
          </table:table-cell>
          <table:table-cell office:value-type="float" office:value="0.387613" calcext:value-type="float">
            <text:p>0.387613</text:p>
          </table:table-cell>
          <table:table-cell office:value-type="float" office:value="0.39218" calcext:value-type="float">
            <text:p>0.39218</text:p>
          </table:table-cell>
          <table:table-cell office:value-type="float" office:value="0.545503" calcext:value-type="float">
            <text:p>0.545503</text:p>
          </table:table-cell>
          <table:table-cell office:value-type="float" office:value="0.543143" calcext:value-type="float">
            <text:p>0.543143</text:p>
          </table:table-cell>
          <table:table-cell office:value-type="float" office:value="0.547803" calcext:value-type="float">
            <text:p>0.547803</text:p>
          </table:table-cell>
          <table:table-cell office:value-type="float" office:value="0.545507" calcext:value-type="float">
            <text:p>0.545507</text:p>
          </table:table-cell>
          <table:table-cell office:value-type="float" office:value="0.54219" calcext:value-type="float">
            <text:p>0.54219</text:p>
          </table:table-cell>
          <table:table-cell office:value-type="float" office:value="0.549453" calcext:value-type="float">
            <text:p>0.549453</text:p>
          </table:table-cell>
          <table:table-cell table:number-columns-repeated="2" office:value-type="float" office:value="1.39889" calcext:value-type="float">
            <text:p>1.39889</text:p>
          </table:table-cell>
          <table:table-cell office:value-type="float" office:value="5.51803" calcext:value-type="float">
            <text:p>5.51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95" calcext:value-type="float">
            <text:p>0.395</text:p>
          </table:table-cell>
          <table:table-cell office:value-type="float" office:value="15.4173" calcext:value-type="float">
            <text:p>15.4173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5.39679" calcext:value-type="float">
            <text:p>5.3967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00465" calcext:value-type="float">
            <text:p>5.0046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393073" calcext:value-type="float">
            <text:p>0.393073</text:p>
          </table:table-cell>
          <table:table-cell office:value-type="float" office:value="0.396283" calcext:value-type="float">
            <text:p>0.396283</text:p>
          </table:table-cell>
          <table:table-cell office:value-type="float" office:value="0.395021" calcext:value-type="float">
            <text:p>0.39502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396777" calcext:value-type="float">
            <text:p>0.396777</text:p>
          </table:table-cell>
          <table:table-cell office:value-type="float" office:value="0.552576" calcext:value-type="float">
            <text:p>0.552576</text:p>
          </table:table-cell>
          <table:table-cell office:value-type="float" office:value="0.549287" calcext:value-type="float">
            <text:p>0.549287</text:p>
          </table:table-cell>
          <table:table-cell office:value-type="float" office:value="0.554917" calcext:value-type="float">
            <text:p>0.554917</text:p>
          </table:table-cell>
          <table:table-cell office:value-type="float" office:value="0.552592" calcext:value-type="float">
            <text:p>0.552592</text:p>
          </table:table-cell>
          <table:table-cell office:value-type="float" office:value="0.549463" calcext:value-type="float">
            <text:p>0.549463</text:p>
          </table:table-cell>
          <table:table-cell office:value-type="float" office:value="0.556487" calcext:value-type="float">
            <text:p>0.556487</text:p>
          </table:table-cell>
          <table:table-cell table:number-columns-repeated="2" office:value-type="float" office:value="1.39889" calcext:value-type="float">
            <text:p>1.39889</text:p>
          </table:table-cell>
          <table:table-cell office:value-type="float" office:value="5.5404" calcext:value-type="float">
            <text:p>5.5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20.023" calcext:value-type="float">
            <text:p>20.023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5.42844" calcext:value-type="float">
            <text:p>5.428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03078" calcext:value-type="float">
            <text:p>5.0307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0026" calcext:value-type="float">
            <text:p>0.400026</text:p>
          </table:table-cell>
          <table:table-cell office:value-type="float" office:value="0.399133" calcext:value-type="float">
            <text:p>0.399133</text:p>
          </table:table-cell>
          <table:table-cell office:value-type="float" office:value="0.401557" calcext:value-type="float">
            <text:p>0.401557</text:p>
          </table:table-cell>
          <table:table-cell office:value-type="float" office:value="0.400036" calcext:value-type="float">
            <text:p>0.400036</text:p>
          </table:table-cell>
          <table:table-cell office:value-type="float" office:value="0.39777" calcext:value-type="float">
            <text:p>0.39777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559532" calcext:value-type="float">
            <text:p>0.559532</text:p>
          </table:table-cell>
          <table:table-cell office:value-type="float" office:value="0.557447" calcext:value-type="float">
            <text:p>0.557447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0.559541" calcext:value-type="float">
            <text:p>0.559541</text:p>
          </table:table-cell>
          <table:table-cell office:value-type="float" office:value="0.556433" calcext:value-type="float">
            <text:p>0.556433</text:p>
          </table:table-cell>
          <table:table-cell office:value-type="float" office:value="0.563413" calcext:value-type="float">
            <text:p>0.563413</text:p>
          </table:table-cell>
          <table:table-cell office:value-type="float" office:value="1.39874" calcext:value-type="float">
            <text:p>1.39874</text:p>
          </table:table-cell>
          <table:table-cell office:value-type="float" office:value="1.39873" calcext:value-type="float">
            <text:p>1.39873</text:p>
          </table:table-cell>
          <table:table-cell office:value-type="float" office:value="5.55563" calcext:value-type="float">
            <text:p>5.55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05" calcext:value-type="float">
            <text:p>0.405</text:p>
          </table:table-cell>
          <table:table-cell office:value-type="float" office:value="44.3857" calcext:value-type="float">
            <text:p>44.3857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5.47713" calcext:value-type="float">
            <text:p>5.4771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8082" calcext:value-type="float">
            <text:p>5.0808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4913" calcext:value-type="float">
            <text:p>0.404913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406237" calcext:value-type="float">
            <text:p>0.406237</text:p>
          </table:table-cell>
          <table:table-cell office:value-type="float" office:value="0.404921" calcext:value-type="float">
            <text:p>0.404921</text:p>
          </table:table-cell>
          <table:table-cell office:value-type="float" office:value="0.403772" calcext:value-type="float">
            <text:p>0.403772</text:p>
          </table:table-cell>
          <table:table-cell office:value-type="float" office:value="0.405912" calcext:value-type="float">
            <text:p>0.405912</text:p>
          </table:table-cell>
          <table:table-cell office:value-type="float" office:value="0.566884" calcext:value-type="float">
            <text:p>0.566884</text:p>
          </table:table-cell>
          <table:table-cell office:value-type="float" office:value="0.564888" calcext:value-type="float">
            <text:p>0.56488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566889" calcext:value-type="float">
            <text:p>0.566889</text:p>
          </table:table-cell>
          <table:table-cell office:value-type="float" office:value="0.564332" calcext:value-type="float">
            <text:p>0.564332</text:p>
          </table:table-cell>
          <table:table-cell office:value-type="float" office:value="0.568517" calcext:value-type="float">
            <text:p>0.568517</text:p>
          </table:table-cell>
          <table:table-cell office:value-type="float" office:value="1.40002" calcext:value-type="float">
            <text:p>1.40002</text:p>
          </table:table-cell>
          <table:table-cell office:value-type="float" office:value="1.4" calcext:value-type="float">
            <text:p>1.4</text:p>
          </table:table-cell>
          <table:table-cell office:value-type="float" office:value="5.58092" calcext:value-type="float">
            <text:p>5.5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1387.41" calcext:value-type="float">
            <text:p>1387.41</text:p>
          </table:table-cell>
          <table:table-cell office:value-type="float" office:value="1" calcext:value-type="float">
            <text:p>1</text:p>
          </table:table-cell>
          <table:table-cell office:value-type="float" office:value="15664" calcext:value-type="float">
            <text:p>15664</text:p>
          </table:table-cell>
          <table:table-cell office:value-type="float" office:value="5.5017" calcext:value-type="float">
            <text:p>5.501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0259" calcext:value-type="float">
            <text:p>5.102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9842" calcext:value-type="float">
            <text:p>0.409842</text:p>
          </table:table-cell>
          <table:table-cell office:value-type="float" office:value="0.409211" calcext:value-type="float">
            <text:p>0.409211</text:p>
          </table:table-cell>
          <table:table-cell office:value-type="float" office:value="0.41073" calcext:value-type="float">
            <text:p>0.41073</text:p>
          </table:table-cell>
          <table:table-cell office:value-type="float" office:value="0.408913" calcext:value-type="float">
            <text:p>0.408913</text:p>
          </table:table-cell>
          <table:table-cell office:value-type="float" office:value="0.40765" calcext:value-type="float">
            <text:p>0.40765</text:p>
          </table:table-cell>
          <table:table-cell office:value-type="float" office:value="0.410034" calcext:value-type="float">
            <text:p>0.410034</text:p>
          </table:table-cell>
          <table:table-cell office:value-type="float" office:value="0.573778" calcext:value-type="float">
            <text:p>0.573778</text:p>
          </table:table-cell>
          <table:table-cell office:value-type="float" office:value="0.572089" calcext:value-type="float">
            <text:p>0.572089</text:p>
          </table:table-cell>
          <table:table-cell office:value-type="float" office:value="0.575026" calcext:value-type="float">
            <text:p>0.575026</text:p>
          </table:table-cell>
          <table:table-cell office:value-type="float" office:value="0.572473" calcext:value-type="float">
            <text:p>0.572473</text:p>
          </table:table-cell>
          <table:table-cell office:value-type="float" office:value="0.570023" calcext:value-type="float">
            <text:p>0.570023</text:p>
          </table:table-cell>
          <table:table-cell office:value-type="float" office:value="0.574863" calcext:value-type="float">
            <text:p>0.574863</text:p>
          </table:table-cell>
          <table:table-cell office:value-type="float" office:value="1.4" calcext:value-type="float">
            <text:p>1.4</text:p>
          </table:table-cell>
          <table:table-cell office:value-type="float" office:value="1.39999" calcext:value-type="float">
            <text:p>1.39999</text:p>
          </table:table-cell>
          <table:table-cell office:value-type="float" office:value="5.58961" calcext:value-type="float">
            <text:p>5.58961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3.87603" calcext:value-type="float">
            <text:p>3.876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87433" calcext:value-type="float">
            <text:p>3.874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28869" calcext:value-type="float">
            <text:p>3.288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801938" calcext:value-type="float">
            <text:p>0.00801938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838333" calcext:value-type="float">
            <text:p>0.00838333</text:p>
          </table:table-cell>
          <table:table-cell office:value-type="float" office:value="0.00801917" calcext:value-type="float">
            <text:p>0.00801917</text:p>
          </table:table-cell>
          <table:table-cell office:value-type="float" office:value="0.00755333" calcext:value-type="float">
            <text:p>0.00755333</text:p>
          </table:table-cell>
          <table:table-cell office:value-type="float" office:value="0.00845667" calcext:value-type="float">
            <text:p>0.00845667</text:p>
          </table:table-cell>
          <table:table-cell office:value-type="float" office:value="1.59332" calcext:value-type="float">
            <text:p>1.59332</text:p>
          </table:table-cell>
          <table:table-cell office:value-type="float" office:value="1.59334" calcext:value-type="float">
            <text:p>1.59334</text:p>
          </table:table-cell>
          <table:table-cell office:value-type="float" office:value="4.27754" calcext:value-type="float">
            <text:p>4.27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3.89241" calcext:value-type="float">
            <text:p>3.892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88785" calcext:value-type="float">
            <text:p>3.887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2867" calcext:value-type="float">
            <text:p>3.28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75333" calcext:value-type="float">
            <text:p>0.00975333</text:p>
          </table:table-cell>
          <table:table-cell office:value-type="float" office:value="0.0102267" calcext:value-type="float">
            <text:p>0.01022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60821" calcext:value-type="float">
            <text:p>0.0160821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69467" calcext:value-type="float">
            <text:p>0.0169467</text:p>
          </table:table-cell>
          <table:table-cell office:value-type="float" office:value="0.0160819" calcext:value-type="float">
            <text:p>0.016081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1.60707" calcext:value-type="float">
            <text:p>1.60707</text:p>
          </table:table-cell>
          <table:table-cell office:value-type="float" office:value="1.60708" calcext:value-type="float">
            <text:p>1.60708</text:p>
          </table:table-cell>
          <table:table-cell office:value-type="float" office:value="4.27351" calcext:value-type="float">
            <text:p>4.27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3.9011" calcext:value-type="float">
            <text:p>3.9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89513" calcext:value-type="float">
            <text:p>3.895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0506" calcext:value-type="float">
            <text:p>3.305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6767" calcext:value-type="float">
            <text:p>0.0146767</text:p>
          </table:table-cell>
          <table:table-cell office:value-type="float" office:value="0.0155433" calcext:value-type="float">
            <text:p>0.01554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39542" calcext:value-type="float">
            <text:p>0.0239542</text:p>
          </table:table-cell>
          <table:table-cell office:value-type="float" office:value="0.0228967" calcext:value-type="float">
            <text:p>0.0228967</text:p>
          </table:table-cell>
          <table:table-cell office:value-type="float" office:value="0.0250467" calcext:value-type="float">
            <text:p>0.0250467</text:p>
          </table:table-cell>
          <table:table-cell office:value-type="float" office:value="0.023954" calcext:value-type="float">
            <text:p>0.023954</text:p>
          </table:table-cell>
          <table:table-cell office:value-type="float" office:value="0.0235033" calcext:value-type="float">
            <text:p>0.0235033</text:p>
          </table:table-cell>
          <table:table-cell office:value-type="float" office:value="0.0246867" calcext:value-type="float">
            <text:p>0.0246867</text:p>
          </table:table-cell>
          <table:table-cell office:value-type="float" office:value="1.5971" calcext:value-type="float">
            <text:p>1.5971</text:p>
          </table:table-cell>
          <table:table-cell office:value-type="float" office:value="1.59711" calcext:value-type="float">
            <text:p>1.59711</text:p>
          </table:table-cell>
          <table:table-cell office:value-type="float" office:value="4.28796" calcext:value-type="float">
            <text:p>4.28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3.92019" calcext:value-type="float">
            <text:p>3.920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9123" calcext:value-type="float">
            <text:p>3.91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5333" calcext:value-type="float">
            <text:p>0.0195333</text:p>
          </table:table-cell>
          <table:table-cell office:value-type="float" office:value="0.0206167" calcext:value-type="float">
            <text:p>0.0206167</text:p>
          </table:table-cell>
          <table:table-cell office:value-type="float" office:value="0.0199856" calcext:value-type="float">
            <text:p>0.0199856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18717" calcext:value-type="float">
            <text:p>0.0318717</text:p>
          </table:table-cell>
          <table:table-cell office:value-type="float" office:value="0.0310667" calcext:value-type="float">
            <text:p>0.0310667</text:p>
          </table:table-cell>
          <table:table-cell office:value-type="float" office:value="0.0328633" calcext:value-type="float">
            <text:p>0.0328633</text:p>
          </table:table-cell>
          <table:table-cell office:value-type="float" office:value="0.0318712" calcext:value-type="float">
            <text:p>0.0318712</text:p>
          </table:table-cell>
          <table:table-cell office:value-type="float" office:value="0.0313033" calcext:value-type="float">
            <text:p>0.0313033</text:p>
          </table:table-cell>
          <table:table-cell office:value-type="float" office:value="0.0325933" calcext:value-type="float">
            <text:p>0.0325933</text:p>
          </table:table-cell>
          <table:table-cell office:value-type="float" office:value="1.5947" calcext:value-type="float">
            <text:p>1.5947</text:p>
          </table:table-cell>
          <table:table-cell office:value-type="float" office:value="1.59471" calcext:value-type="float">
            <text:p>1.59471</text:p>
          </table:table-cell>
          <table:table-cell office:value-type="float" office:value="4.30374" calcext:value-type="float">
            <text:p>4.30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3.93231" calcext:value-type="float">
            <text:p>3.932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92183" calcext:value-type="float">
            <text:p>3.921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33203" calcext:value-type="float">
            <text:p>3.332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5667" calcext:value-type="float">
            <text:p>0.0245667</text:p>
          </table:table-cell>
          <table:table-cell office:value-type="float" office:value="0.0255867" calcext:value-type="float">
            <text:p>0.02558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398483" calcext:value-type="float">
            <text:p>0.0398483</text:p>
          </table:table-cell>
          <table:table-cell office:value-type="float" office:value="0.0387567" calcext:value-type="float">
            <text:p>0.0387567</text:p>
          </table:table-cell>
          <table:table-cell office:value-type="float" office:value="0.0409967" calcext:value-type="float">
            <text:p>0.0409967</text:p>
          </table:table-cell>
          <table:table-cell office:value-type="float" office:value="0.0398492" calcext:value-type="float">
            <text:p>0.0398492</text:p>
          </table:table-cell>
          <table:table-cell office:value-type="float" office:value="0.0387467" calcext:value-type="float">
            <text:p>0.0387467</text:p>
          </table:table-cell>
          <table:table-cell office:value-type="float" office:value="0.0410033" calcext:value-type="float">
            <text:p>0.0410033</text:p>
          </table:table-cell>
          <table:table-cell office:value-type="float" office:value="1.59497" calcext:value-type="float">
            <text:p>1.59497</text:p>
          </table:table-cell>
          <table:table-cell office:value-type="float" office:value="1.59499" calcext:value-type="float">
            <text:p>1.59499</text:p>
          </table:table-cell>
          <table:table-cell office:value-type="float" office:value="4.30917" calcext:value-type="float">
            <text:p>4.30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3.94802" calcext:value-type="float">
            <text:p>3.948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93513" calcext:value-type="float">
            <text:p>3.935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3395" calcext:value-type="float">
            <text:p>3.333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7033" calcext:value-type="float">
            <text:p>0.0297033</text:p>
          </table:table-cell>
          <table:table-cell office:value-type="float" office:value="0.0303133" calcext:value-type="float">
            <text:p>0.0303133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480192" calcext:value-type="float">
            <text:p>0.0480192</text:p>
          </table:table-cell>
          <table:table-cell office:value-type="float" office:value="0.0470367" calcext:value-type="float">
            <text:p>0.0470367</text:p>
          </table:table-cell>
          <table:table-cell office:value-type="float" office:value="0.0488933" calcext:value-type="float">
            <text:p>0.0488933</text:p>
          </table:table-cell>
          <table:table-cell office:value-type="float" office:value="0.048019" calcext:value-type="float">
            <text:p>0.048019</text:p>
          </table:table-cell>
          <table:table-cell office:value-type="float" office:value="0.0467233" calcext:value-type="float">
            <text:p>0.0467233</text:p>
          </table:table-cell>
          <table:table-cell office:value-type="float" office:value="0.0492267" calcext:value-type="float">
            <text:p>0.0492267</text:p>
          </table:table-cell>
          <table:table-cell table:number-columns-repeated="2" office:value-type="float" office:value="1.59935" calcext:value-type="float">
            <text:p>1.59935</text:p>
          </table:table-cell>
          <table:table-cell office:value-type="float" office:value="4.31414" calcext:value-type="float">
            <text:p>4.31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3.98036" calcext:value-type="float">
            <text:p>3.980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96535" calcext:value-type="float">
            <text:p>3.965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36168" calcext:value-type="float">
            <text:p>3.361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767" calcext:value-type="float">
            <text:p>0.0345767</text:p>
          </table:table-cell>
          <table:table-cell office:value-type="float" office:value="0.0354667" calcext:value-type="float">
            <text:p>0.03546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56124" calcext:value-type="float">
            <text:p>0.056124</text:p>
          </table:table-cell>
          <table:table-cell office:value-type="float" office:value="0.0552133" calcext:value-type="float">
            <text:p>0.0552133</text:p>
          </table:table-cell>
          <table:table-cell office:value-type="float" office:value="0.0576367" calcext:value-type="float">
            <text:p>0.0576367</text:p>
          </table:table-cell>
          <table:table-cell office:value-type="float" office:value="0.0561235" calcext:value-type="float">
            <text:p>0.0561235</text:p>
          </table:table-cell>
          <table:table-cell office:value-type="float" office:value="0.05495" calcext:value-type="float">
            <text:p>0.05495</text:p>
          </table:table-cell>
          <table:table-cell office:value-type="float" office:value="0.0570867" calcext:value-type="float">
            <text:p>0.0570867</text:p>
          </table:table-cell>
          <table:table-cell office:value-type="float" office:value="1.60236" calcext:value-type="float">
            <text:p>1.60236</text:p>
          </table:table-cell>
          <table:table-cell office:value-type="float" office:value="1.60237" calcext:value-type="float">
            <text:p>1.60237</text:p>
          </table:table-cell>
          <table:table-cell office:value-type="float" office:value="4.33788" calcext:value-type="float">
            <text:p>4.33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3.99703" calcext:value-type="float">
            <text:p>3.9970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97894" calcext:value-type="float">
            <text:p>3.9789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7627" calcext:value-type="float">
            <text:p>3.3762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6367" calcext:value-type="float">
            <text:p>0.0396367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641296" calcext:value-type="float">
            <text:p>0.0641296</text:p>
          </table:table-cell>
          <table:table-cell office:value-type="float" office:value="0.0632867" calcext:value-type="float">
            <text:p>0.0632867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652133" calcext:value-type="float">
            <text:p>0.0652133</text:p>
          </table:table-cell>
          <table:table-cell office:value-type="float" office:value="1.60213" calcext:value-type="float">
            <text:p>1.60213</text:p>
          </table:table-cell>
          <table:table-cell office:value-type="float" office:value="1.60214" calcext:value-type="float">
            <text:p>1.60214</text:p>
          </table:table-cell>
          <table:table-cell office:value-type="float" office:value="4.34755" calcext:value-type="float">
            <text:p>4.34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01909" calcext:value-type="float">
            <text:p>4.0190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99799" calcext:value-type="float">
            <text:p>3.9979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9672" calcext:value-type="float">
            <text:p>3.396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438" calcext:value-type="float">
            <text:p>0.04438</text:p>
          </table:table-cell>
          <table:table-cell office:value-type="float" office:value="0.0455933" calcext:value-type="float">
            <text:p>0.0455933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721156" calcext:value-type="float">
            <text:p>0.0721156</text:p>
          </table:table-cell>
          <table:table-cell office:value-type="float" office:value="0.0712433" calcext:value-type="float">
            <text:p>0.0712433</text:p>
          </table:table-cell>
          <table:table-cell office:value-type="float" office:value="0.0730933" calcext:value-type="float">
            <text:p>0.0730933</text:p>
          </table:table-cell>
          <table:table-cell office:value-type="float" office:value="0.0721163" calcext:value-type="float">
            <text:p>0.0721163</text:p>
          </table:table-cell>
          <table:table-cell office:value-type="float" office:value="0.0704633" calcext:value-type="float">
            <text:p>0.0704633</text:p>
          </table:table-cell>
          <table:table-cell office:value-type="float" office:value="0.0733367" calcext:value-type="float">
            <text:p>0.0733367</text:p>
          </table:table-cell>
          <table:table-cell table:number-columns-repeated="2" office:value-type="float" office:value="1.60197" calcext:value-type="float">
            <text:p>1.60197</text:p>
          </table:table-cell>
          <table:table-cell office:value-type="float" office:value="4.36339" calcext:value-type="float">
            <text:p>4.36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03635" calcext:value-type="float">
            <text:p>4.036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0109" calcext:value-type="float">
            <text:p>4.010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1049" calcext:value-type="float">
            <text:p>3.4104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2233" calcext:value-type="float">
            <text:p>0.0492233</text:p>
          </table:table-cell>
          <table:table-cell office:value-type="float" office:value="0.0511933" calcext:value-type="float">
            <text:p>0.0511933</text:p>
          </table:table-cell>
          <table:table-cell office:value-type="float" office:value="0.0499996" calcext:value-type="float">
            <text:p>0.04999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800431" calcext:value-type="float">
            <text:p>0.0800431</text:p>
          </table:table-cell>
          <table:table-cell office:value-type="float" office:value="0.0787433" calcext:value-type="float">
            <text:p>0.0787433</text:p>
          </table:table-cell>
          <table:table-cell office:value-type="float" office:value="0.0821033" calcext:value-type="float">
            <text:p>0.0821033</text:p>
          </table:table-cell>
          <table:table-cell office:value-type="float" office:value="0.0800433" calcext:value-type="float">
            <text:p>0.0800433</text:p>
          </table:table-cell>
          <table:table-cell office:value-type="float" office:value="0.0788667" calcext:value-type="float">
            <text:p>0.0788667</text:p>
          </table:table-cell>
          <table:table-cell office:value-type="float" office:value="0.08174" calcext:value-type="float">
            <text:p>0.08174</text:p>
          </table:table-cell>
          <table:table-cell office:value-type="float" office:value="1.60087" calcext:value-type="float">
            <text:p>1.60087</text:p>
          </table:table-cell>
          <table:table-cell office:value-type="float" office:value="1.60088" calcext:value-type="float">
            <text:p>1.60088</text:p>
          </table:table-cell>
          <table:table-cell office:value-type="float" office:value="4.37368" calcext:value-type="float">
            <text:p>4.37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05867" calcext:value-type="float">
            <text:p>4.0586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03012" calcext:value-type="float">
            <text:p>4.030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2659" calcext:value-type="float">
            <text:p>3.4265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39267" calcext:value-type="float">
            <text:p>0.0539267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550013" calcext:value-type="float">
            <text:p>0.0550013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879683" calcext:value-type="float">
            <text:p>0.0879683</text:p>
          </table:table-cell>
          <table:table-cell office:value-type="float" office:value="0.0856967" calcext:value-type="float">
            <text:p>0.0856967</text:p>
          </table:table-cell>
          <table:table-cell office:value-type="float" office:value="0.0892567" calcext:value-type="float">
            <text:p>0.0892567</text:p>
          </table:table-cell>
          <table:table-cell office:value-type="float" office:value="0.0879679" calcext:value-type="float">
            <text:p>0.0879679</text:p>
          </table:table-cell>
          <table:table-cell office:value-type="float" office:value="0.08663" calcext:value-type="float">
            <text:p>0.08663</text:p>
          </table:table-cell>
          <table:table-cell office:value-type="float" office:value="0.0898167" calcext:value-type="float">
            <text:p>0.0898167</text:p>
          </table:table-cell>
          <table:table-cell table:number-columns-repeated="2" office:value-type="float" office:value="1.59938" calcext:value-type="float">
            <text:p>1.59938</text:p>
          </table:table-cell>
          <table:table-cell office:value-type="float" office:value="4.38969" calcext:value-type="float">
            <text:p>4.38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07587" calcext:value-type="float">
            <text:p>4.075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04506" calcext:value-type="float">
            <text:p>4.0450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4831" calcext:value-type="float">
            <text:p>3.448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4067" calcext:value-type="float">
            <text:p>0.0594067</text:p>
          </table:table-cell>
          <table:table-cell office:value-type="float" office:value="0.0604533" calcext:value-type="float">
            <text:p>0.0604533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0959046" calcext:value-type="float">
            <text:p>0.0959046</text:p>
          </table:table-cell>
          <table:table-cell office:value-type="float" office:value="0.09428" calcext:value-type="float">
            <text:p>0.09428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0.0959046" calcext:value-type="float">
            <text:p>0.0959046</text:p>
          </table:table-cell>
          <table:table-cell office:value-type="float" office:value="0.0945767" calcext:value-type="float">
            <text:p>0.0945767</text:p>
          </table:table-cell>
          <table:table-cell office:value-type="float" office:value="0.0978933" calcext:value-type="float">
            <text:p>0.0978933</text:p>
          </table:table-cell>
          <table:table-cell office:value-type="float" office:value="1.59929" calcext:value-type="float">
            <text:p>1.59929</text:p>
          </table:table-cell>
          <table:table-cell office:value-type="float" office:value="1.59928" calcext:value-type="float">
            <text:p>1.59928</text:p>
          </table:table-cell>
          <table:table-cell office:value-type="float" office:value="4.40064" calcext:value-type="float">
            <text:p>4.4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10369" calcext:value-type="float">
            <text:p>4.1036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06903" calcext:value-type="float">
            <text:p>4.0690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7626" calcext:value-type="float">
            <text:p>3.476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03846" calcext:value-type="float">
            <text:p>0.103846</text:p>
          </table:table-cell>
          <table:table-cell office:value-type="float" office:value="0.10156" calcext:value-type="float">
            <text:p>0.10156</text:p>
          </table:table-cell>
          <table:table-cell office:value-type="float" office:value="0.10531" calcext:value-type="float">
            <text:p>0.10531</text:p>
          </table:table-cell>
          <table:table-cell office:value-type="float" office:value="0.103846" calcext:value-type="float">
            <text:p>0.103846</text:p>
          </table:table-cell>
          <table:table-cell office:value-type="float" office:value="0.102157" calcext:value-type="float">
            <text:p>0.102157</text:p>
          </table:table-cell>
          <table:table-cell office:value-type="float" office:value="0.10635" calcext:value-type="float">
            <text:p>0.10635</text:p>
          </table:table-cell>
          <table:table-cell table:number-columns-repeated="2" office:value-type="float" office:value="1.5971" calcext:value-type="float">
            <text:p>1.5971</text:p>
          </table:table-cell>
          <table:table-cell office:value-type="float" office:value="4.4222" calcext:value-type="float">
            <text:p>4.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12147" calcext:value-type="float">
            <text:p>4.1214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08324" calcext:value-type="float">
            <text:p>4.083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8659" calcext:value-type="float">
            <text:p>3.4865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1667" calcext:value-type="float">
            <text:p>0.0691667</text:p>
          </table:table-cell>
          <table:table-cell office:value-type="float" office:value="0.0707767" calcext:value-type="float">
            <text:p>0.0707767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0.11062" calcext:value-type="float">
            <text:p>0.11062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0.110033" calcext:value-type="float">
            <text:p>0.110033</text:p>
          </table:table-cell>
          <table:table-cell office:value-type="float" office:value="0.114477" calcext:value-type="float">
            <text:p>0.114477</text:p>
          </table:table-cell>
          <table:table-cell office:value-type="float" office:value="1.59786" calcext:value-type="float">
            <text:p>1.59786</text:p>
          </table:table-cell>
          <table:table-cell office:value-type="float" office:value="1.59787" calcext:value-type="float">
            <text:p>1.59787</text:p>
          </table:table-cell>
          <table:table-cell office:value-type="float" office:value="4.43043" calcext:value-type="float">
            <text:p>4.43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15249" calcext:value-type="float">
            <text:p>4.152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10944" calcext:value-type="float">
            <text:p>4.109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262" calcext:value-type="float">
            <text:p>3.512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8" calcext:value-type="float">
            <text:p>0.0749758</text:p>
          </table:table-cell>
          <table:table-cell office:value-type="float" office:value="0.07437" calcext:value-type="float">
            <text:p>0.07437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19754" calcext:value-type="float">
            <text:p>0.119754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12181" calcext:value-type="float">
            <text:p>0.12181</text:p>
          </table:table-cell>
          <table:table-cell office:value-type="float" office:value="0.119753" calcext:value-type="float">
            <text:p>0.119753</text:p>
          </table:table-cell>
          <table:table-cell office:value-type="float" office:value="0.117737" calcext:value-type="float">
            <text:p>0.117737</text:p>
          </table:table-cell>
          <table:table-cell office:value-type="float" office:value="0.12207" calcext:value-type="float">
            <text:p>0.12207</text:p>
          </table:table-cell>
          <table:table-cell table:number-columns-repeated="2" office:value-type="float" office:value="1.59723" calcext:value-type="float">
            <text:p>1.59723</text:p>
          </table:table-cell>
          <table:table-cell office:value-type="float" office:value="4.45252" calcext:value-type="float">
            <text:p>4.45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17356" calcext:value-type="float">
            <text:p>4.173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12513" calcext:value-type="float">
            <text:p>4.125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2372" calcext:value-type="float">
            <text:p>3.5237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0067" calcext:value-type="float">
            <text:p>0.0790067</text:p>
          </table:table-cell>
          <table:table-cell office:value-type="float" office:value="0.0806367" calcext:value-type="float">
            <text:p>0.0806367</text:p>
          </table:table-cell>
          <table:table-cell office:value-type="float" office:value="0.0799908" calcext:value-type="float">
            <text:p>0.0799908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27813" calcext:value-type="float">
            <text:p>0.127813</text:p>
          </table:table-cell>
          <table:table-cell office:value-type="float" office:value="0.12595" calcext:value-type="float">
            <text:p>0.12595</text:p>
          </table:table-cell>
          <table:table-cell office:value-type="float" office:value="0.129073" calcext:value-type="float">
            <text:p>0.129073</text:p>
          </table:table-cell>
          <table:table-cell office:value-type="float" office:value="0.127813" calcext:value-type="float">
            <text:p>0.127813</text:p>
          </table:table-cell>
          <table:table-cell office:value-type="float" office:value="0.125517" calcext:value-type="float">
            <text:p>0.125517</text:p>
          </table:table-cell>
          <table:table-cell office:value-type="float" office:value="0.129667" calcext:value-type="float">
            <text:p>0.129667</text:p>
          </table:table-cell>
          <table:table-cell table:number-columns-repeated="2" office:value-type="float" office:value="1.59785" calcext:value-type="float">
            <text:p>1.59785</text:p>
          </table:table-cell>
          <table:table-cell office:value-type="float" office:value="4.46317" calcext:value-type="float">
            <text:p>4.46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19993" calcext:value-type="float">
            <text:p>4.1999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14696" calcext:value-type="float">
            <text:p>4.146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4313" calcext:value-type="float">
            <text:p>3.543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01" calcext:value-type="float">
            <text:p>0.08401</text:p>
          </table:table-cell>
          <table:table-cell office:value-type="float" office:value="0.0859167" calcext:value-type="float">
            <text:p>0.0859167</text:p>
          </table:table-cell>
          <table:table-cell office:value-type="float" office:value="0.0850133" calcext:value-type="float">
            <text:p>0.0850133</text:p>
          </table:table-cell>
          <table:table-cell office:value-type="float" office:value="0.0843767" calcext:value-type="float">
            <text:p>0.0843767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35935" calcext:value-type="float">
            <text:p>0.135935</text:p>
          </table:table-cell>
          <table:table-cell office:value-type="float" office:value="0.13381" calcext:value-type="float">
            <text:p>0.13381</text:p>
          </table:table-cell>
          <table:table-cell office:value-type="float" office:value="0.137567" calcext:value-type="float">
            <text:p>0.137567</text:p>
          </table:table-cell>
          <table:table-cell office:value-type="float" office:value="0.135933" calcext:value-type="float">
            <text:p>0.135933</text:p>
          </table:table-cell>
          <table:table-cell office:value-type="float" office:value="0.133957" calcext:value-type="float">
            <text:p>0.133957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1.59898" calcext:value-type="float">
            <text:p>1.59898</text:p>
          </table:table-cell>
          <table:table-cell office:value-type="float" office:value="1.59896" calcext:value-type="float">
            <text:p>1.59896</text:p>
          </table:table-cell>
          <table:table-cell office:value-type="float" office:value="4.47917" calcext:value-type="float">
            <text:p>4.47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22597" calcext:value-type="float">
            <text:p>4.225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16654" calcext:value-type="float">
            <text:p>4.166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56645" calcext:value-type="float">
            <text:p>3.5664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52" calcext:value-type="float">
            <text:p>0.0900252</text:p>
          </table:table-cell>
          <table:table-cell office:value-type="float" office:value="0.0891033" calcext:value-type="float">
            <text:p>0.0891033</text:p>
          </table:table-cell>
          <table:table-cell office:value-type="float" office:value="0.0905867" calcext:value-type="float">
            <text:p>0.0905867</text:p>
          </table:table-cell>
          <table:table-cell office:value-type="float" office:value="0.090026" calcext:value-type="float">
            <text:p>0.09002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44014" calcext:value-type="float">
            <text:p>0.144014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144957" calcext:value-type="float">
            <text:p>0.144957</text:p>
          </table:table-cell>
          <table:table-cell office:value-type="float" office:value="0.144015" calcext:value-type="float">
            <text:p>0.144015</text:p>
          </table:table-cell>
          <table:table-cell office:value-type="float" office:value="0.141507" calcext:value-type="float">
            <text:p>0.141507</text:p>
          </table:table-cell>
          <table:table-cell office:value-type="float" office:value="0.145583" calcext:value-type="float">
            <text:p>0.145583</text:p>
          </table:table-cell>
          <table:table-cell office:value-type="float" office:value="1.59971" calcext:value-type="float">
            <text:p>1.59971</text:p>
          </table:table-cell>
          <table:table-cell office:value-type="float" office:value="1.5997" calcext:value-type="float">
            <text:p>1.5997</text:p>
          </table:table-cell>
          <table:table-cell office:value-type="float" office:value="4.49112" calcext:value-type="float">
            <text:p>4.49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25952" calcext:value-type="float">
            <text:p>4.2595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19421" calcext:value-type="float">
            <text:p>4.194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9495" calcext:value-type="float">
            <text:p>3.594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1" calcext:value-type="float">
            <text:p>0.09501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61633" calcext:value-type="float">
            <text:p>0.0961633</text:p>
          </table:table-cell>
          <table:table-cell office:value-type="float" office:value="0.0950106" calcext:value-type="float">
            <text:p>0.0950106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15043" calcext:value-type="float">
            <text:p>0.15043</text:p>
          </table:table-cell>
          <table:table-cell office:value-type="float" office:value="0.154633" calcext:value-type="float">
            <text:p>0.154633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149327" calcext:value-type="float">
            <text:p>0.149327</text:p>
          </table:table-cell>
          <table:table-cell office:value-type="float" office:value="0.154177" calcext:value-type="float">
            <text:p>0.154177</text:p>
          </table:table-cell>
          <table:table-cell table:number-columns-repeated="2" office:value-type="float" office:value="1.59984" calcext:value-type="float">
            <text:p>1.59984</text:p>
          </table:table-cell>
          <table:table-cell office:value-type="float" office:value="4.51448" calcext:value-type="float">
            <text:p>4.51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28582" calcext:value-type="float">
            <text:p>4.285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21465" calcext:value-type="float">
            <text:p>4.2146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61484" calcext:value-type="float">
            <text:p>3.6148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9033" calcext:value-type="float">
            <text:p>0.0989033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60044" calcext:value-type="float">
            <text:p>0.160044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16301" calcext:value-type="float">
            <text:p>0.16301</text:p>
          </table:table-cell>
          <table:table-cell office:value-type="float" office:value="0.160045" calcext:value-type="float">
            <text:p>0.160045</text:p>
          </table:table-cell>
          <table:table-cell office:value-type="float" office:value="0.15722" calcext:value-type="float">
            <text:p>0.15722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1.60042" calcext:value-type="float">
            <text:p>1.60042</text:p>
          </table:table-cell>
          <table:table-cell office:value-type="float" office:value="1.60043" calcext:value-type="float">
            <text:p>1.60043</text:p>
          </table:table-cell>
          <table:table-cell office:value-type="float" office:value="4.52932" calcext:value-type="float">
            <text:p>4.52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31172" calcext:value-type="float">
            <text:p>4.3117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3583" calcext:value-type="float">
            <text:p>4.235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.63734" calcext:value-type="float">
            <text:p>3.637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183" calcext:value-type="float">
            <text:p>0.104183</text:p>
          </table:table-cell>
          <table:table-cell office:value-type="float" office:value="0.105827" calcext:value-type="float">
            <text:p>0.10582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68151" calcext:value-type="float">
            <text:p>0.168151</text:p>
          </table:table-cell>
          <table:table-cell office:value-type="float" office:value="0.166333" calcext:value-type="float">
            <text:p>0.166333</text:p>
          </table:table-cell>
          <table:table-cell office:value-type="float" office:value="0.169777" calcext:value-type="float">
            <text:p>0.169777</text:p>
          </table:table-cell>
          <table:table-cell office:value-type="float" office:value="0.168151" calcext:value-type="float">
            <text:p>0.168151</text:p>
          </table:table-cell>
          <table:table-cell office:value-type="float" office:value="0.165677" calcext:value-type="float">
            <text:p>0.165677</text:p>
          </table:table-cell>
          <table:table-cell office:value-type="float" office:value="0.171107" calcext:value-type="float">
            <text:p>0.171107</text:p>
          </table:table-cell>
          <table:table-cell table:number-columns-repeated="2" office:value-type="float" office:value="1.60058" calcext:value-type="float">
            <text:p>1.60058</text:p>
          </table:table-cell>
          <table:table-cell office:value-type="float" office:value="4.54603" calcext:value-type="float">
            <text:p>4.54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34245" calcext:value-type="float">
            <text:p>4.3424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25932" calcext:value-type="float">
            <text:p>4.259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65928" calcext:value-type="float">
            <text:p>3.659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013" calcext:value-type="float">
            <text:p>0.109013</text:p>
          </table:table-cell>
          <table:table-cell office:value-type="float" office:value="0.11153" calcext:value-type="float">
            <text:p>0.11153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76178" calcext:value-type="float">
            <text:p>0.176178</text:p>
          </table:table-cell>
          <table:table-cell office:value-type="float" office:value="0.172963" calcext:value-type="float">
            <text:p>0.172963</text:p>
          </table:table-cell>
          <table:table-cell office:value-type="float" office:value="0.17971" calcext:value-type="float">
            <text:p>0.17971</text:p>
          </table:table-cell>
          <table:table-cell office:value-type="float" office:value="0.176177" calcext:value-type="float">
            <text:p>0.176177</text:p>
          </table:table-cell>
          <table:table-cell office:value-type="float" office:value="0.174463" calcext:value-type="float">
            <text:p>0.174463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1.60053" calcext:value-type="float">
            <text:p>1.60053</text:p>
          </table:table-cell>
          <table:table-cell office:value-type="float" office:value="1.60052" calcext:value-type="float">
            <text:p>1.60052</text:p>
          </table:table-cell>
          <table:table-cell office:value-type="float" office:value="4.56492" calcext:value-type="float">
            <text:p>4.56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37285" calcext:value-type="float">
            <text:p>4.3728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28063" calcext:value-type="float">
            <text:p>4.280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6807" calcext:value-type="float">
            <text:p>3.680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1644" calcext:value-type="float">
            <text:p>0.11644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184141" calcext:value-type="float">
            <text:p>0.184141</text:p>
          </table:table-cell>
          <table:table-cell office:value-type="float" office:value="0.18157" calcext:value-type="float">
            <text:p>0.18157</text:p>
          </table:table-cell>
          <table:table-cell office:value-type="float" office:value="0.18589" calcext:value-type="float">
            <text:p>0.18589</text:p>
          </table:table-cell>
          <table:table-cell office:value-type="float" office:value="0.184139" calcext:value-type="float">
            <text:p>0.184139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1.60042" calcext:value-type="float">
            <text:p>1.60042</text:p>
          </table:table-cell>
          <table:table-cell office:value-type="float" office:value="1.60041" calcext:value-type="float">
            <text:p>1.60041</text:p>
          </table:table-cell>
          <table:table-cell office:value-type="float" office:value="4.57859" calcext:value-type="float">
            <text:p>4.57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40208" calcext:value-type="float">
            <text:p>4.4020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02" calcext:value-type="float">
            <text:p>4.3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0127" calcext:value-type="float">
            <text:p>3.701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343" calcext:value-type="float">
            <text:p>0.119343</text:p>
          </table:table-cell>
          <table:table-cell office:value-type="float" office:value="0.12095" calcext:value-type="float">
            <text:p>0.12095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192145" calcext:value-type="float">
            <text:p>0.192145</text:p>
          </table:table-cell>
          <table:table-cell office:value-type="float" office:value="0.190163" calcext:value-type="float">
            <text:p>0.190163</text:p>
          </table:table-cell>
          <table:table-cell office:value-type="float" office:value="0.19394" calcext:value-type="float">
            <text:p>0.19394</text:p>
          </table:table-cell>
          <table:table-cell office:value-type="float" office:value="0.192148" calcext:value-type="float">
            <text:p>0.192148</text:p>
          </table:table-cell>
          <table:table-cell office:value-type="float" office:value="0.19003" calcext:value-type="float">
            <text:p>0.19003</text:p>
          </table:table-cell>
          <table:table-cell office:value-type="float" office:value="0.196463" calcext:value-type="float">
            <text:p>0.196463</text:p>
          </table:table-cell>
          <table:table-cell office:value-type="float" office:value="1.6" calcext:value-type="float">
            <text:p>1.6</text:p>
          </table:table-cell>
          <table:table-cell office:value-type="float" office:value="1.60001" calcext:value-type="float">
            <text:p>1.60001</text:p>
          </table:table-cell>
          <table:table-cell office:value-type="float" office:value="4.59402" calcext:value-type="float">
            <text:p>4.59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44105" calcext:value-type="float">
            <text:p>4.441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33088" calcext:value-type="float">
            <text:p>4.3308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3279" calcext:value-type="float">
            <text:p>3.732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433" calcext:value-type="float">
            <text:p>0.12433</text:p>
          </table:table-cell>
          <table:table-cell office:value-type="float" office:value="0.125907" calcext:value-type="float">
            <text:p>0.125907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200239" calcext:value-type="float">
            <text:p>0.200239</text:p>
          </table:table-cell>
          <table:table-cell office:value-type="float" office:value="0.198867" calcext:value-type="float">
            <text:p>0.198867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200239" calcext:value-type="float">
            <text:p>0.200239</text:p>
          </table:table-cell>
          <table:table-cell office:value-type="float" office:value="0.19819" calcext:value-type="float">
            <text:p>0.19819</text:p>
          </table:table-cell>
          <table:table-cell office:value-type="float" office:value="0.204473" calcext:value-type="float">
            <text:p>0.204473</text:p>
          </table:table-cell>
          <table:table-cell table:number-columns-repeated="2" office:value-type="float" office:value="1.60082" calcext:value-type="float">
            <text:p>1.60082</text:p>
          </table:table-cell>
          <table:table-cell office:value-type="float" office:value="4.61641" calcext:value-type="float">
            <text:p>4.61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5414" calcext:value-type="float">
            <text:p>4.354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5483" calcext:value-type="float">
            <text:p>3.7548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130943" calcext:value-type="float">
            <text:p>0.130943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7" calcext:value-type="float">
            <text:p>0.131547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205127" calcext:value-type="float">
            <text:p>0.205127</text:p>
          </table:table-cell>
          <table:table-cell office:value-type="float" office:value="0.210477" calcext:value-type="float">
            <text:p>0.210477</text:p>
          </table:table-cell>
          <table:table-cell office:value-type="float" office:value="0.208101" calcext:value-type="float">
            <text:p>0.208101</text:p>
          </table:table-cell>
          <table:table-cell office:value-type="float" office:value="0.20617" calcext:value-type="float">
            <text:p>0.20617</text:p>
          </table:table-cell>
          <table:table-cell office:value-type="float" office:value="0.211897" calcext:value-type="float">
            <text:p>0.211897</text:p>
          </table:table-cell>
          <table:table-cell office:value-type="float" office:value="1.60032" calcext:value-type="float">
            <text:p>1.60032</text:p>
          </table:table-cell>
          <table:table-cell office:value-type="float" office:value="1.60034" calcext:value-type="float">
            <text:p>1.60034</text:p>
          </table:table-cell>
          <table:table-cell office:value-type="float" office:value="4.63308" calcext:value-type="float">
            <text:p>4.63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51232" calcext:value-type="float">
            <text:p>4.512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38272" calcext:value-type="float">
            <text:p>4.3827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26" calcext:value-type="float">
            <text:p>3.7852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356" calcext:value-type="float">
            <text:p>0.13356</text:p>
          </table:table-cell>
          <table:table-cell office:value-type="float" office:value="0.136203" calcext:value-type="float">
            <text:p>0.1362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16093" calcext:value-type="float">
            <text:p>0.216093</text:p>
          </table:table-cell>
          <table:table-cell office:value-type="float" office:value="0.214187" calcext:value-type="float">
            <text:p>0.214187</text:p>
          </table:table-cell>
          <table:table-cell office:value-type="float" office:value="0.218813" calcext:value-type="float">
            <text:p>0.218813</text:p>
          </table:table-cell>
          <table:table-cell office:value-type="float" office:value="0.216092" calcext:value-type="float">
            <text:p>0.216092</text:p>
          </table:table-cell>
          <table:table-cell office:value-type="float" office:value="0.214463" calcext:value-type="float">
            <text:p>0.214463</text:p>
          </table:table-cell>
          <table:table-cell office:value-type="float" office:value="0.220323" calcext:value-type="float">
            <text:p>0.220323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1.60013" calcext:value-type="float">
            <text:p>1.60013</text:p>
          </table:table-cell>
          <table:table-cell office:value-type="float" office:value="4.65623" calcext:value-type="float">
            <text:p>4.65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4.54365" calcext:value-type="float">
            <text:p>4.543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0535" calcext:value-type="float">
            <text:p>4.4053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80404" calcext:value-type="float">
            <text:p>3.8040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393" calcext:value-type="float">
            <text:p>0.139393</text:p>
          </table:table-cell>
          <table:table-cell office:value-type="float" office:value="0.141383" calcext:value-type="float">
            <text:p>0.14138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8687" calcext:value-type="float">
            <text:p>0.138687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24123" calcext:value-type="float">
            <text:p>0.224123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26833" calcext:value-type="float">
            <text:p>0.226833</text:p>
          </table:table-cell>
          <table:table-cell office:value-type="float" office:value="0.224123" calcext:value-type="float">
            <text:p>0.224123</text:p>
          </table:table-cell>
          <table:table-cell office:value-type="float" office:value="0.222457" calcext:value-type="float">
            <text:p>0.222457</text:p>
          </table:table-cell>
          <table:table-cell office:value-type="float" office:value="0.228767" calcext:value-type="float">
            <text:p>0.228767</text:p>
          </table:table-cell>
          <table:table-cell office:value-type="float" office:value="1.59987" calcext:value-type="float">
            <text:p>1.59987</text:p>
          </table:table-cell>
          <table:table-cell office:value-type="float" office:value="1.59986" calcext:value-type="float">
            <text:p>1.59986</text:p>
          </table:table-cell>
          <table:table-cell office:value-type="float" office:value="4.67193" calcext:value-type="float">
            <text:p>4.67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4.58707" calcext:value-type="float">
            <text:p>4.587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43304" calcext:value-type="float">
            <text:p>4.4330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8306" calcext:value-type="float">
            <text:p>3.83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2843" calcext:value-type="float">
            <text:p>0.142843</text:p>
          </table:table-cell>
          <table:table-cell office:value-type="float" office:value="0.146953" calcext:value-type="float">
            <text:p>0.14695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" calcext:value-type="float">
            <text:p>0.14396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32266" calcext:value-type="float">
            <text:p>0.232266</text:p>
          </table:table-cell>
          <table:table-cell office:value-type="float" office:value="0.228093" calcext:value-type="float">
            <text:p>0.228093</text:p>
          </table:table-cell>
          <table:table-cell office:value-type="float" office:value="0.235233" calcext:value-type="float">
            <text:p>0.235233</text:p>
          </table:table-cell>
          <table:table-cell office:value-type="float" office:value="0.232267" calcext:value-type="float">
            <text:p>0.232267</text:p>
          </table:table-cell>
          <table:table-cell office:value-type="float" office:value="0.230687" calcext:value-type="float">
            <text:p>0.230687</text:p>
          </table:table-cell>
          <table:table-cell office:value-type="float" office:value="0.23632" calcext:value-type="float">
            <text:p>0.23632</text:p>
          </table:table-cell>
          <table:table-cell table:number-columns-repeated="2" office:value-type="float" office:value="1.60073" calcext:value-type="float">
            <text:p>1.60073</text:p>
          </table:table-cell>
          <table:table-cell office:value-type="float" office:value="4.6904" calcext:value-type="float">
            <text:p>4.6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4.62854" calcext:value-type="float">
            <text:p>4.6285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6141" calcext:value-type="float">
            <text:p>4.4614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86358" calcext:value-type="float">
            <text:p>3.8635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0.151317" calcext:value-type="float">
            <text:p>0.151317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47" calcext:value-type="float">
            <text:p>0.148747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40151" calcext:value-type="float">
            <text:p>0.2401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242687" calcext:value-type="float">
            <text:p>0.242687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23801" calcext:value-type="float">
            <text:p>0.23801</text:p>
          </table:table-cell>
          <table:table-cell office:value-type="float" office:value="0.24413" calcext:value-type="float">
            <text:p>0.24413</text:p>
          </table:table-cell>
          <table:table-cell table:number-columns-repeated="2" office:value-type="float" office:value="1.60023" calcext:value-type="float">
            <text:p>1.60023</text:p>
          </table:table-cell>
          <table:table-cell office:value-type="float" office:value="4.71211" calcext:value-type="float">
            <text:p>4.71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4.66303" calcext:value-type="float">
            <text:p>4.663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8291" calcext:value-type="float">
            <text:p>4.4829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301" calcext:value-type="float">
            <text:p>3.883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487" calcext:value-type="float">
            <text:p>0.153487</text:p>
          </table:table-cell>
          <table:table-cell office:value-type="float" office:value="0.156287" calcext:value-type="float">
            <text:p>0.156287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48264" calcext:value-type="float">
            <text:p>0.248264</text:p>
          </table:table-cell>
          <table:table-cell office:value-type="float" office:value="0.245247" calcext:value-type="float">
            <text:p>0.245247</text:p>
          </table:table-cell>
          <table:table-cell office:value-type="float" office:value="0.251377" calcext:value-type="float">
            <text:p>0.251377</text:p>
          </table:table-cell>
          <table:table-cell office:value-type="float" office:value="0.248264" calcext:value-type="float">
            <text:p>0.248264</text:p>
          </table:table-cell>
          <table:table-cell office:value-type="float" office:value="0.24574" calcext:value-type="float">
            <text:p>0.24574</text:p>
          </table:table-cell>
          <table:table-cell office:value-type="float" office:value="0.252307" calcext:value-type="float">
            <text:p>0.252307</text:p>
          </table:table-cell>
          <table:table-cell office:value-type="float" office:value="1.60072" calcext:value-type="float">
            <text:p>1.60072</text:p>
          </table:table-cell>
          <table:table-cell office:value-type="float" office:value="1.60073" calcext:value-type="float">
            <text:p>1.60073</text:p>
          </table:table-cell>
          <table:table-cell office:value-type="float" office:value="4.72552" calcext:value-type="float">
            <text:p>4.72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4.70223" calcext:value-type="float">
            <text:p>4.702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50814" calcext:value-type="float">
            <text:p>4.508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9154" calcext:value-type="float">
            <text:p>3.91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447" calcext:value-type="float">
            <text:p>0.158447</text:p>
          </table:table-cell>
          <table:table-cell office:value-type="float" office:value="0.16119" calcext:value-type="float">
            <text:p>0.16119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0.253677" calcext:value-type="float">
            <text:p>0.253677</text:p>
          </table:table-cell>
          <table:table-cell office:value-type="float" office:value="0.257373" calcext:value-type="float">
            <text:p>0.257373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53757" calcext:value-type="float">
            <text:p>0.253757</text:p>
          </table:table-cell>
          <table:table-cell office:value-type="float" office:value="0.260027" calcext:value-type="float">
            <text:p>0.260027</text:p>
          </table:table-cell>
          <table:table-cell office:value-type="float" office:value="1.60024" calcext:value-type="float">
            <text:p>1.60024</text:p>
          </table:table-cell>
          <table:table-cell office:value-type="float" office:value="1.60025" calcext:value-type="float">
            <text:p>1.60025</text:p>
          </table:table-cell>
          <table:table-cell office:value-type="float" office:value="4.74537" calcext:value-type="float">
            <text:p>4.74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4.75681" calcext:value-type="float">
            <text:p>4.7568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54435" calcext:value-type="float">
            <text:p>4.544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438" calcext:value-type="float">
            <text:p>3.943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747" calcext:value-type="float">
            <text:p>0.163747</text:p>
          </table:table-cell>
          <table:table-cell office:value-type="float" office:value="0.16613" calcext:value-type="float">
            <text:p>0.16613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64322" calcext:value-type="float">
            <text:p>0.264322</text:p>
          </table:table-cell>
          <table:table-cell office:value-type="float" office:value="0.260627" calcext:value-type="float">
            <text:p>0.260627</text:p>
          </table:table-cell>
          <table:table-cell office:value-type="float" office:value="0.26698" calcext:value-type="float">
            <text:p>0.26698</text:p>
          </table:table-cell>
          <table:table-cell office:value-type="float" office:value="0.264323" calcext:value-type="float">
            <text:p>0.264323</text:p>
          </table:table-cell>
          <table:table-cell office:value-type="float" office:value="0.261737" calcext:value-type="float">
            <text:p>0.261737</text:p>
          </table:table-cell>
          <table:table-cell office:value-type="float" office:value="0.26801" calcext:value-type="float">
            <text:p>0.26801</text:p>
          </table:table-cell>
          <table:table-cell table:number-columns-repeated="2" office:value-type="float" office:value="1.60017" calcext:value-type="float">
            <text:p>1.60017</text:p>
          </table:table-cell>
          <table:table-cell office:value-type="float" office:value="4.77176" calcext:value-type="float">
            <text:p>4.77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4.80051" calcext:value-type="float">
            <text:p>4.8005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57218" calcext:value-type="float">
            <text:p>4.572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7178" calcext:value-type="float">
            <text:p>3.971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7" calcext:value-type="float">
            <text:p>0.168737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272296" calcext:value-type="float">
            <text:p>0.272296</text:p>
          </table:table-cell>
          <table:table-cell office:value-type="float" office:value="0.269123" calcext:value-type="float">
            <text:p>0.269123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0.272296" calcext:value-type="float">
            <text:p>0.272296</text:p>
          </table:table-cell>
          <table:table-cell office:value-type="float" office:value="0.269777" calcext:value-type="float">
            <text:p>0.269777</text:p>
          </table:table-cell>
          <table:table-cell office:value-type="float" office:value="0.276233" calcext:value-type="float">
            <text:p>0.276233</text:p>
          </table:table-cell>
          <table:table-cell office:value-type="float" office:value="1.60004" calcext:value-type="float">
            <text:p>1.60004</text:p>
          </table:table-cell>
          <table:table-cell office:value-type="float" office:value="1.60006" calcext:value-type="float">
            <text:p>1.60006</text:p>
          </table:table-cell>
          <table:table-cell office:value-type="float" office:value="4.79121" calcext:value-type="float">
            <text:p>4.79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4.8488" calcext:value-type="float">
            <text:p>4.848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6035" calcext:value-type="float">
            <text:p>4.60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00532" calcext:value-type="float">
            <text:p>4.005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517" calcext:value-type="float">
            <text:p>0.173517</text:p>
          </table:table-cell>
          <table:table-cell office:value-type="float" office:value="0.176053" calcext:value-type="float">
            <text:p>0.176053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280344" calcext:value-type="float">
            <text:p>0.280344</text:p>
          </table:table-cell>
          <table:table-cell office:value-type="float" office:value="0.278497" calcext:value-type="float">
            <text:p>0.278497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280343" calcext:value-type="float">
            <text:p>0.280343</text:p>
          </table:table-cell>
          <table:table-cell office:value-type="float" office:value="0.277827" calcext:value-type="float">
            <text:p>0.277827</text:p>
          </table:table-cell>
          <table:table-cell office:value-type="float" office:value="0.28377" calcext:value-type="float">
            <text:p>0.28377</text:p>
          </table:table-cell>
          <table:table-cell table:number-columns-repeated="2" office:value-type="float" office:value="1.59998" calcext:value-type="float">
            <text:p>1.59998</text:p>
          </table:table-cell>
          <table:table-cell office:value-type="float" office:value="4.8131" calcext:value-type="float">
            <text:p>4.8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.90033" calcext:value-type="float">
            <text:p>4.9003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62602" calcext:value-type="float">
            <text:p>4.6260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178957" calcext:value-type="float">
            <text:p>0.178957</text:p>
          </table:table-cell>
          <table:table-cell office:value-type="float" office:value="0.181447" calcext:value-type="float">
            <text:p>0.18144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7" calcext:value-type="float">
            <text:p>0.18157</text:p>
          </table:table-cell>
          <table:table-cell office:value-type="float" office:value="0.288316" calcext:value-type="float">
            <text:p>0.288316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292097" calcext:value-type="float">
            <text:p>0.292097</text:p>
          </table:table-cell>
          <table:table-cell office:value-type="float" office:value="0.288314" calcext:value-type="float">
            <text:p>0.288314</text:p>
          </table:table-cell>
          <table:table-cell office:value-type="float" office:value="0.285333" calcext:value-type="float">
            <text:p>0.285333</text:p>
          </table:table-cell>
          <table:table-cell office:value-type="float" office:value="0.2917" calcext:value-type="float">
            <text:p>0.2917</text:p>
          </table:table-cell>
          <table:table-cell table:number-columns-repeated="2" office:value-type="float" office:value="1.59926" calcext:value-type="float">
            <text:p>1.59926</text:p>
          </table:table-cell>
          <table:table-cell office:value-type="float" office:value="4.83012" calcext:value-type="float">
            <text:p>4.83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4.94034" calcext:value-type="float">
            <text:p>4.9403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4974" calcext:value-type="float">
            <text:p>4.6497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5256" calcext:value-type="float">
            <text:p>4.0525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426" calcext:value-type="float">
            <text:p>0.18426</text:p>
          </table:table-cell>
          <table:table-cell office:value-type="float" office:value="0.18707" calcext:value-type="float">
            <text:p>0.18707</text:p>
          </table:table-cell>
          <table:table-cell office:value-type="float" office:value="0.185281" calcext:value-type="float">
            <text:p>0.185281</text:p>
          </table:table-cell>
          <table:table-cell office:value-type="float" office:value="0.183917" calcext:value-type="float">
            <text:p>0.18391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96226" calcext:value-type="float">
            <text:p>0.296226</text:p>
          </table:table-cell>
          <table:table-cell office:value-type="float" office:value="0.293393" calcext:value-type="float">
            <text:p>0.293393</text:p>
          </table:table-cell>
          <table:table-cell office:value-type="float" office:value="0.29851" calcext:value-type="float">
            <text:p>0.29851</text:p>
          </table:table-cell>
          <table:table-cell office:value-type="float" office:value="0.296226" calcext:value-type="float">
            <text:p>0.296226</text:p>
          </table:table-cell>
          <table:table-cell office:value-type="float" office:value="0.292517" calcext:value-type="float">
            <text:p>0.292517</text:p>
          </table:table-cell>
          <table:table-cell office:value-type="float" office:value="0.299333" calcext:value-type="float">
            <text:p>0.299333</text:p>
          </table:table-cell>
          <table:table-cell office:value-type="float" office:value="1.5988" calcext:value-type="float">
            <text:p>1.5988</text:p>
          </table:table-cell>
          <table:table-cell office:value-type="float" office:value="1.59879" calcext:value-type="float">
            <text:p>1.59879</text:p>
          </table:table-cell>
          <table:table-cell office:value-type="float" office:value="4.84724" calcext:value-type="float">
            <text:p>4.84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4.99581" calcext:value-type="float">
            <text:p>4.9958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8557" calcext:value-type="float">
            <text:p>4.6855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09088" calcext:value-type="float">
            <text:p>4.0908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9" calcext:value-type="float">
            <text:p>0.190259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0907" calcext:value-type="float">
            <text:p>0.190907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3" calcext:value-type="float">
            <text:p>0.188933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04125" calcext:value-type="float">
            <text:p>0.304125</text:p>
          </table:table-cell>
          <table:table-cell office:value-type="float" office:value="0.302023" calcext:value-type="float">
            <text:p>0.302023</text:p>
          </table:table-cell>
          <table:table-cell office:value-type="float" office:value="0.306143" calcext:value-type="float">
            <text:p>0.306143</text:p>
          </table:table-cell>
          <table:table-cell office:value-type="float" office:value="0.304123" calcext:value-type="float">
            <text:p>0.304123</text:p>
          </table:table-cell>
          <table:table-cell office:value-type="float" office:value="0.300563" calcext:value-type="float">
            <text:p>0.300563</text:p>
          </table:table-cell>
          <table:table-cell office:value-type="float" office:value="0.307363" calcext:value-type="float">
            <text:p>0.307363</text:p>
          </table:table-cell>
          <table:table-cell table:number-columns-repeated="2" office:value-type="float" office:value="1.59848" calcext:value-type="float">
            <text:p>1.59848</text:p>
          </table:table-cell>
          <table:table-cell office:value-type="float" office:value="4.87151" calcext:value-type="float">
            <text:p>4.87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05487" calcext:value-type="float">
            <text:p>5.0548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1391" calcext:value-type="float">
            <text:p>4.713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11808" calcext:value-type="float">
            <text:p>4.118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401" calcext:value-type="float">
            <text:p>0.19401</text:p>
          </table:table-cell>
          <table:table-cell office:value-type="float" office:value="0.19614" calcext:value-type="float">
            <text:p>0.19614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309853" calcext:value-type="float">
            <text:p>0.309853</text:p>
          </table:table-cell>
          <table:table-cell office:value-type="float" office:value="0.314277" calcext:value-type="float">
            <text:p>0.314277</text:p>
          </table:table-cell>
          <table:table-cell office:value-type="float" office:value="0.312049" calcext:value-type="float">
            <text:p>0.312049</text:p>
          </table:table-cell>
          <table:table-cell office:value-type="float" office:value="0.308663" calcext:value-type="float">
            <text:p>0.308663</text:p>
          </table:table-cell>
          <table:table-cell office:value-type="float" office:value="0.31504" calcext:value-type="float">
            <text:p>0.31504</text:p>
          </table:table-cell>
          <table:table-cell office:value-type="float" office:value="1.59852" calcext:value-type="float">
            <text:p>1.59852</text:p>
          </table:table-cell>
          <table:table-cell office:value-type="float" office:value="1.59851" calcext:value-type="float">
            <text:p>1.59851</text:p>
          </table:table-cell>
          <table:table-cell office:value-type="float" office:value="4.88889" calcext:value-type="float">
            <text:p>4.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12872" calcext:value-type="float">
            <text:p>5.1287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75226" calcext:value-type="float">
            <text:p>4.752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15655" calcext:value-type="float">
            <text:p>4.1565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20165" calcext:value-type="float">
            <text:p>0.20165</text:p>
          </table:table-cell>
          <table:table-cell office:value-type="float" office:value="0.200212" calcext:value-type="float">
            <text:p>0.200212</text:p>
          </table:table-cell>
          <table:table-cell office:value-type="float" office:value="0.198623" calcext:value-type="float">
            <text:p>0.198623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20147" calcext:value-type="float">
            <text:p>0.320147</text:p>
          </table:table-cell>
          <table:table-cell office:value-type="float" office:value="0.318533" calcext:value-type="float">
            <text:p>0.318533</text:p>
          </table:table-cell>
          <table:table-cell office:value-type="float" office:value="0.322323" calcext:value-type="float">
            <text:p>0.322323</text:p>
          </table:table-cell>
          <table:table-cell office:value-type="float" office:value="0.320146" calcext:value-type="float">
            <text:p>0.320146</text:p>
          </table:table-cell>
          <table:table-cell office:value-type="float" office:value="0.315903" calcext:value-type="float">
            <text:p>0.315903</text:p>
          </table:table-cell>
          <table:table-cell office:value-type="float" office:value="0.32309" calcext:value-type="float">
            <text:p>0.32309</text:p>
          </table:table-cell>
          <table:table-cell table:number-columns-repeated="2" office:value-type="float" office:value="1.59903" calcext:value-type="float">
            <text:p>1.59903</text:p>
          </table:table-cell>
          <table:table-cell office:value-type="float" office:value="4.91747" calcext:value-type="float">
            <text:p>4.91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5.19209" calcext:value-type="float">
            <text:p>5.1920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78447" calcext:value-type="float">
            <text:p>4.7844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18916" calcext:value-type="float">
            <text:p>4.189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0.205179" calcext:value-type="float">
            <text:p>0.205179</text:p>
          </table:table-cell>
          <table:table-cell office:value-type="float" office:value="0.203347" calcext:value-type="float">
            <text:p>0.203347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28097" calcext:value-type="float">
            <text:p>0.328097</text:p>
          </table:table-cell>
          <table:table-cell office:value-type="float" office:value="0.326083" calcext:value-type="float">
            <text:p>0.326083</text:p>
          </table:table-cell>
          <table:table-cell office:value-type="float" office:value="0.330517" calcext:value-type="float">
            <text:p>0.330517</text:p>
          </table:table-cell>
          <table:table-cell office:value-type="float" office:value="0.328102" calcext:value-type="float">
            <text:p>0.328102</text:p>
          </table:table-cell>
          <table:table-cell office:value-type="float" office:value="0.323923" calcext:value-type="float">
            <text:p>0.323923</text:p>
          </table:table-cell>
          <table:table-cell office:value-type="float" office:value="0.331023" calcext:value-type="float">
            <text:p>0.331023</text:p>
          </table:table-cell>
          <table:table-cell table:number-columns-repeated="2" office:value-type="float" office:value="1.5991" calcext:value-type="float">
            <text:p>1.5991</text:p>
          </table:table-cell>
          <table:table-cell office:value-type="float" office:value="4.93748" calcext:value-type="float">
            <text:p>4.93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.25474" calcext:value-type="float">
            <text:p>5.254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1409" calcext:value-type="float">
            <text:p>4.8140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2178" calcext:value-type="float">
            <text:p>4.21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873" calcext:value-type="float">
            <text:p>0.20873</text:p>
          </table:table-cell>
          <table:table-cell office:value-type="float" office:value="0.211247" calcext:value-type="float">
            <text:p>0.211247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0.21147" calcext:value-type="float">
            <text:p>0.21147</text:p>
          </table:table-cell>
          <table:table-cell office:value-type="float" office:value="0.33597" calcext:value-type="float">
            <text:p>0.33597</text:p>
          </table:table-cell>
          <table:table-cell office:value-type="float" office:value="0.333783" calcext:value-type="float">
            <text:p>0.333783</text:p>
          </table:table-cell>
          <table:table-cell office:value-type="float" office:value="0.33873" calcext:value-type="float">
            <text:p>0.33873</text:p>
          </table:table-cell>
          <table:table-cell office:value-type="float" office:value="0.335967" calcext:value-type="float">
            <text:p>0.335967</text:p>
          </table:table-cell>
          <table:table-cell office:value-type="float" office:value="0.331467" calcext:value-type="float">
            <text:p>0.331467</text:p>
          </table:table-cell>
          <table:table-cell office:value-type="float" office:value="0.338603" calcext:value-type="float">
            <text:p>0.338603</text:p>
          </table:table-cell>
          <table:table-cell table:number-columns-repeated="2" office:value-type="float" office:value="1.59874" calcext:value-type="float">
            <text:p>1.59874</text:p>
          </table:table-cell>
          <table:table-cell office:value-type="float" office:value="4.95888" calcext:value-type="float">
            <text:p>4.9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5.31925" calcext:value-type="float">
            <text:p>5.3192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84158" calcext:value-type="float">
            <text:p>4.8415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24446" calcext:value-type="float">
            <text:p>4.244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0.21351" calcext:value-type="float">
            <text:p>0.21351</text:p>
          </table:table-cell>
          <table:table-cell office:value-type="float" office:value="0.216607" calcext:value-type="float">
            <text:p>0.216607</text:p>
          </table:table-cell>
          <table:table-cell office:value-type="float" office:value="0.215112" calcext:value-type="float">
            <text:p>0.215112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16483" calcext:value-type="float">
            <text:p>0.216483</text:p>
          </table:table-cell>
          <table:table-cell office:value-type="float" office:value="0.343934" calcext:value-type="float">
            <text:p>0.343934</text:p>
          </table:table-cell>
          <table:table-cell office:value-type="float" office:value="0.341277" calcext:value-type="float">
            <text:p>0.341277</text:p>
          </table:table-cell>
          <table:table-cell office:value-type="float" office:value="0.346307" calcext:value-type="float">
            <text:p>0.346307</text:p>
          </table:table-cell>
          <table:table-cell office:value-type="float" office:value="0.343928" calcext:value-type="float">
            <text:p>0.343928</text:p>
          </table:table-cell>
          <table:table-cell office:value-type="float" office:value="0.33965" calcext:value-type="float">
            <text:p>0.33965</text:p>
          </table:table-cell>
          <table:table-cell office:value-type="float" office:value="0.346243" calcext:value-type="float">
            <text:p>0.346243</text:p>
          </table:table-cell>
          <table:table-cell table:number-columns-repeated="2" office:value-type="float" office:value="1.59884" calcext:value-type="float">
            <text:p>1.59884</text:p>
          </table:table-cell>
          <table:table-cell office:value-type="float" office:value="4.97657" calcext:value-type="float">
            <text:p>4.97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5.40176" calcext:value-type="float">
            <text:p>5.4017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87737" calcext:value-type="float">
            <text:p>4.8773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28101" calcext:value-type="float">
            <text:p>4.281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909" calcext:value-type="float">
            <text:p>0.21909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51863" calcext:value-type="float">
            <text:p>0.351863</text:p>
          </table:table-cell>
          <table:table-cell office:value-type="float" office:value="0.34873" calcext:value-type="float">
            <text:p>0.34873</text:p>
          </table:table-cell>
          <table:table-cell office:value-type="float" office:value="0.354147" calcext:value-type="float">
            <text:p>0.354147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0.347267" calcext:value-type="float">
            <text:p>0.347267</text:p>
          </table:table-cell>
          <table:table-cell office:value-type="float" office:value="0.354217" calcext:value-type="float">
            <text:p>0.354217</text:p>
          </table:table-cell>
          <table:table-cell table:number-columns-repeated="2" office:value-type="float" office:value="1.59839" calcext:value-type="float">
            <text:p>1.59839</text:p>
          </table:table-cell>
          <table:table-cell office:value-type="float" office:value="4.99968" calcext:value-type="float">
            <text:p>4.99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5.48099" calcext:value-type="float">
            <text:p>5.480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91564" calcext:value-type="float">
            <text:p>4.9156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31369" calcext:value-type="float">
            <text:p>4.313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983" calcext:value-type="float">
            <text:p>0.223983</text:p>
          </table:table-cell>
          <table:table-cell office:value-type="float" office:value="0.22583" calcext:value-type="float">
            <text:p>0.2258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7" calcext:value-type="float">
            <text:p>0.226657</text:p>
          </table:table-cell>
          <table:table-cell office:value-type="float" office:value="0.359889" calcext:value-type="float">
            <text:p>0.359889</text:p>
          </table:table-cell>
          <table:table-cell office:value-type="float" office:value="0.357683" calcext:value-type="float">
            <text:p>0.357683</text:p>
          </table:table-cell>
          <table:table-cell office:value-type="float" office:value="0.362223" calcext:value-type="float">
            <text:p>0.362223</text:p>
          </table:table-cell>
          <table:table-cell office:value-type="float" office:value="0.35989" calcext:value-type="float">
            <text:p>0.35989</text:p>
          </table:table-cell>
          <table:table-cell office:value-type="float" office:value="0.355847" calcext:value-type="float">
            <text:p>0.355847</text:p>
          </table:table-cell>
          <table:table-cell office:value-type="float" office:value="0.362407" calcext:value-type="float">
            <text:p>0.362407</text:p>
          </table:table-cell>
          <table:table-cell office:value-type="float" office:value="1.59834" calcext:value-type="float">
            <text:p>1.59834</text:p>
          </table:table-cell>
          <table:table-cell office:value-type="float" office:value="1.59835" calcext:value-type="float">
            <text:p>1.59835</text:p>
          </table:table-cell>
          <table:table-cell office:value-type="float" office:value="5.02595" calcext:value-type="float">
            <text:p>5.02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5.56933" calcext:value-type="float">
            <text:p>5.5693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511" calcext:value-type="float">
            <text:p>4.951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35606" calcext:value-type="float">
            <text:p>4.356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906" calcext:value-type="float">
            <text:p>0.22906</text:p>
          </table:table-cell>
          <table:table-cell office:value-type="float" office:value="0.231477" calcext:value-type="float">
            <text:p>0.231477</text:p>
          </table:table-cell>
          <table:table-cell office:value-type="float" office:value="0.230131" calcext:value-type="float">
            <text:p>0.230131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231783" calcext:value-type="float">
            <text:p>0.231783</text:p>
          </table:table-cell>
          <table:table-cell office:value-type="float" office:value="0.367858" calcext:value-type="float">
            <text:p>0.367858</text:p>
          </table:table-cell>
          <table:table-cell office:value-type="float" office:value="0.36557" calcext:value-type="float">
            <text:p>0.36557</text:p>
          </table:table-cell>
          <table:table-cell office:value-type="float" office:value="0.370247" calcext:value-type="float">
            <text:p>0.370247</text:p>
          </table:table-cell>
          <table:table-cell office:value-type="float" office:value="0.367858" calcext:value-type="float">
            <text:p>0.367858</text:p>
          </table:table-cell>
          <table:table-cell office:value-type="float" office:value="0.363563" calcext:value-type="float">
            <text:p>0.363563</text:p>
          </table:table-cell>
          <table:table-cell office:value-type="float" office:value="0.370603" calcext:value-type="float">
            <text:p>0.370603</text:p>
          </table:table-cell>
          <table:table-cell table:number-columns-repeated="2" office:value-type="float" office:value="1.59847" calcext:value-type="float">
            <text:p>1.59847</text:p>
          </table:table-cell>
          <table:table-cell office:value-type="float" office:value="5.04732" calcext:value-type="float">
            <text:p>5.04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5.66679" calcext:value-type="float">
            <text:p>5.6667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8729" calcext:value-type="float">
            <text:p>4.987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3896" calcext:value-type="float">
            <text:p>4.389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407" calcext:value-type="float">
            <text:p>0.233407</text:p>
          </table:table-cell>
          <table:table-cell office:value-type="float" office:value="0.236477" calcext:value-type="float">
            <text:p>0.236477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53" calcext:value-type="float">
            <text:p>0.233253</text:p>
          </table:table-cell>
          <table:table-cell office:value-type="float" office:value="0.236857" calcext:value-type="float">
            <text:p>0.236857</text:p>
          </table:table-cell>
          <table:table-cell office:value-type="float" office:value="0.375739" calcext:value-type="float">
            <text:p>0.375739</text:p>
          </table:table-cell>
          <table:table-cell office:value-type="float" office:value="0.37384" calcext:value-type="float">
            <text:p>0.37384</text:p>
          </table:table-cell>
          <table:table-cell office:value-type="float" office:value="0.37855" calcext:value-type="float">
            <text:p>0.37855</text:p>
          </table:table-cell>
          <table:table-cell office:value-type="float" office:value="0.375738" calcext:value-type="float">
            <text:p>0.375738</text:p>
          </table:table-cell>
          <table:table-cell office:value-type="float" office:value="0.37172" calcext:value-type="float">
            <text:p>0.37172</text:p>
          </table:table-cell>
          <table:table-cell office:value-type="float" office:value="0.378387" calcext:value-type="float">
            <text:p>0.378387</text:p>
          </table:table-cell>
          <table:table-cell table:number-columns-repeated="2" office:value-type="float" office:value="1.59841" calcext:value-type="float">
            <text:p>1.59841</text:p>
          </table:table-cell>
          <table:table-cell office:value-type="float" office:value="5.07063" calcext:value-type="float">
            <text:p>5.07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5.87952" calcext:value-type="float">
            <text:p>5.879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6163" calcext:value-type="float">
            <text:p>5.0616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46804" calcext:value-type="float">
            <text:p>4.468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0.24659" calcext:value-type="float">
            <text:p>0.24659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6" calcext:value-type="float">
            <text:p>0.24346</text:p>
          </table:table-cell>
          <table:table-cell office:value-type="float" office:value="0.246747" calcext:value-type="float">
            <text:p>0.246747</text:p>
          </table:table-cell>
          <table:table-cell office:value-type="float" office:value="0.391778" calcext:value-type="float">
            <text:p>0.391778</text:p>
          </table:table-cell>
          <table:table-cell office:value-type="float" office:value="0.388997" calcext:value-type="float">
            <text:p>0.388997</text:p>
          </table:table-cell>
          <table:table-cell office:value-type="float" office:value="0.395307" calcext:value-type="float">
            <text:p>0.395307</text:p>
          </table:table-cell>
          <table:table-cell office:value-type="float" office:value="0.391779" calcext:value-type="float">
            <text:p>0.391779</text:p>
          </table:table-cell>
          <table:table-cell office:value-type="float" office:value="0.387877" calcext:value-type="float">
            <text:p>0.387877</text:p>
          </table:table-cell>
          <table:table-cell office:value-type="float" office:value="0.394203" calcext:value-type="float">
            <text:p>0.394203</text:p>
          </table:table-cell>
          <table:table-cell table:number-columns-repeated="2" office:value-type="float" office:value="1.59877" calcext:value-type="float">
            <text:p>1.59877</text:p>
          </table:table-cell>
          <table:table-cell office:value-type="float" office:value="5.11558" calcext:value-type="float">
            <text:p>5.11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5.98771" calcext:value-type="float">
            <text:p>5.9877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09737" calcext:value-type="float">
            <text:p>5.097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0232" calcext:value-type="float">
            <text:p>4.5023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02" calcext:value-type="float">
            <text:p>0.24802</text:p>
          </table:table-cell>
          <table:table-cell office:value-type="float" office:value="0.25219" calcext:value-type="float">
            <text:p>0.25219</text:p>
          </table:table-cell>
          <table:table-cell office:value-type="float" office:value="0.249959" calcext:value-type="float">
            <text:p>0.249959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3" calcext:value-type="float">
            <text:p>0.251763</text:p>
          </table:table-cell>
          <table:table-cell office:value-type="float" office:value="0.399652" calcext:value-type="float">
            <text:p>0.399652</text:p>
          </table:table-cell>
          <table:table-cell office:value-type="float" office:value="0.39711" calcext:value-type="float">
            <text:p>0.39711</text:p>
          </table:table-cell>
          <table:table-cell office:value-type="float" office:value="0.40242" calcext:value-type="float">
            <text:p>0.40242</text:p>
          </table:table-cell>
          <table:table-cell office:value-type="float" office:value="0.399649" calcext:value-type="float">
            <text:p>0.399649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0.402123" calcext:value-type="float">
            <text:p>0.402123</text:p>
          </table:table-cell>
          <table:table-cell table:number-columns-repeated="2" office:value-type="float" office:value="1.59885" calcext:value-type="float">
            <text:p>1.59885</text:p>
          </table:table-cell>
          <table:table-cell office:value-type="float" office:value="5.13769" calcext:value-type="float">
            <text:p>5.13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6.11063" calcext:value-type="float">
            <text:p>6.1106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13538" calcext:value-type="float">
            <text:p>5.1353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53875" calcext:value-type="float">
            <text:p>4.538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29" calcext:value-type="float">
            <text:p>0.25329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0.254962" calcext:value-type="float">
            <text:p>0.254962</text:p>
          </table:table-cell>
          <table:table-cell office:value-type="float" office:value="0.253507" calcext:value-type="float">
            <text:p>0.253507</text:p>
          </table:table-cell>
          <table:table-cell office:value-type="float" office:value="0.256927" calcext:value-type="float">
            <text:p>0.256927</text:p>
          </table:table-cell>
          <table:table-cell office:value-type="float" office:value="0.407689" calcext:value-type="float">
            <text:p>0.407689</text:p>
          </table:table-cell>
          <table:table-cell office:value-type="float" office:value="0.40526" calcext:value-type="float">
            <text:p>0.40526</text:p>
          </table:table-cell>
          <table:table-cell office:value-type="float" office:value="0.41129" calcext:value-type="float">
            <text:p>0.41129</text:p>
          </table:table-cell>
          <table:table-cell office:value-type="float" office:value="0.407687" calcext:value-type="float">
            <text:p>0.407687</text:p>
          </table:table-cell>
          <table:table-cell office:value-type="float" office:value="0.404237" calcext:value-type="float">
            <text:p>0.404237</text:p>
          </table:table-cell>
          <table:table-cell office:value-type="float" office:value="0.410457" calcext:value-type="float">
            <text:p>0.410457</text:p>
          </table:table-cell>
          <table:table-cell table:number-columns-repeated="2" office:value-type="float" office:value="1.59901" calcext:value-type="float">
            <text:p>1.59901</text:p>
          </table:table-cell>
          <table:table-cell office:value-type="float" office:value="5.15803" calcext:value-type="float">
            <text:p>5.15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6.25721" calcext:value-type="float">
            <text:p>6.2572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.17596" calcext:value-type="float">
            <text:p>5.1759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8154" calcext:value-type="float">
            <text:p>4.5815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593" calcext:value-type="float">
            <text:p>0.258593</text:p>
          </table:table-cell>
          <table:table-cell office:value-type="float" office:value="0.261317" calcext:value-type="float">
            <text:p>0.261317</text:p>
          </table:table-cell>
          <table:table-cell office:value-type="float" office:value="0.259975" calcext:value-type="float">
            <text:p>0.259975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3" calcext:value-type="float">
            <text:p>0.261463</text:p>
          </table:table-cell>
          <table:table-cell office:value-type="float" office:value="0.415697" calcext:value-type="float">
            <text:p>0.415697</text:p>
          </table:table-cell>
          <table:table-cell office:value-type="float" office:value="0.412363" calcext:value-type="float">
            <text:p>0.412363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5698" calcext:value-type="float">
            <text:p>0.415698</text:p>
          </table:table-cell>
          <table:table-cell office:value-type="float" office:value="0.411897" calcext:value-type="float">
            <text:p>0.411897</text:p>
          </table:table-cell>
          <table:table-cell office:value-type="float" office:value="0.41825" calcext:value-type="float">
            <text:p>0.41825</text:p>
          </table:table-cell>
          <table:table-cell office:value-type="float" office:value="1.599" calcext:value-type="float">
            <text:p>1.599</text:p>
          </table:table-cell>
          <table:table-cell office:value-type="float" office:value="1.59899" calcext:value-type="float">
            <text:p>1.59899</text:p>
          </table:table-cell>
          <table:table-cell office:value-type="float" office:value="5.18154" calcext:value-type="float">
            <text:p>5.18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6.42534" calcext:value-type="float">
            <text:p>6.4253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22042" calcext:value-type="float">
            <text:p>5.2204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6274" calcext:value-type="float">
            <text:p>4.627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087" calcext:value-type="float">
            <text:p>0.263087</text:p>
          </table:table-cell>
          <table:table-cell office:value-type="float" office:value="0.26677" calcext:value-type="float">
            <text:p>0.26677</text:p>
          </table:table-cell>
          <table:table-cell office:value-type="float" office:value="0.265003" calcext:value-type="float">
            <text:p>0.265003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23686" calcext:value-type="float">
            <text:p>0.423686</text:p>
          </table:table-cell>
          <table:table-cell office:value-type="float" office:value="0.419667" calcext:value-type="float">
            <text:p>0.419667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423689" calcext:value-type="float">
            <text:p>0.423689</text:p>
          </table:table-cell>
          <table:table-cell office:value-type="float" office:value="0.420183" calcext:value-type="float">
            <text:p>0.420183</text:p>
          </table:table-cell>
          <table:table-cell office:value-type="float" office:value="0.426637" calcext:value-type="float">
            <text:p>0.426637</text:p>
          </table:table-cell>
          <table:table-cell office:value-type="float" office:value="1.5988" calcext:value-type="float">
            <text:p>1.5988</text:p>
          </table:table-cell>
          <table:table-cell office:value-type="float" office:value="1.59881" calcext:value-type="float">
            <text:p>1.59881</text:p>
          </table:table-cell>
          <table:table-cell office:value-type="float" office:value="5.20961" calcext:value-type="float">
            <text:p>5.20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6.57295" calcext:value-type="float">
            <text:p>6.5729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25824" calcext:value-type="float">
            <text:p>5.258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66536" calcext:value-type="float">
            <text:p>4.6653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347" calcext:value-type="float">
            <text:p>0.26834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31711" calcext:value-type="float">
            <text:p>0.431711</text:p>
          </table:table-cell>
          <table:table-cell office:value-type="float" office:value="0.428407" calcext:value-type="float">
            <text:p>0.428407</text:p>
          </table:table-cell>
          <table:table-cell office:value-type="float" office:value="0.434527" calcext:value-type="float">
            <text:p>0.434527</text:p>
          </table:table-cell>
          <table:table-cell office:value-type="float" office:value="0.431705" calcext:value-type="float">
            <text:p>0.431705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434227" calcext:value-type="float">
            <text:p>0.434227</text:p>
          </table:table-cell>
          <table:table-cell office:value-type="float" office:value="1.59879" calcext:value-type="float">
            <text:p>1.59879</text:p>
          </table:table-cell>
          <table:table-cell office:value-type="float" office:value="1.59878" calcext:value-type="float">
            <text:p>1.59878</text:p>
          </table:table-cell>
          <table:table-cell office:value-type="float" office:value="5.23041" calcext:value-type="float">
            <text:p>5.23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6.76849" calcext:value-type="float">
            <text:p>6.7684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.292" calcext:value-type="float">
            <text:p>5.29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69613" calcext:value-type="float">
            <text:p>4.696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313" calcext:value-type="float">
            <text:p>0.273313</text:p>
          </table:table-cell>
          <table:table-cell office:value-type="float" office:value="0.276597" calcext:value-type="float">
            <text:p>0.276597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39649" calcext:value-type="float">
            <text:p>0.439649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44261" calcext:value-type="float">
            <text:p>0.44261</text:p>
          </table:table-cell>
          <table:table-cell office:value-type="float" office:value="0.439648" calcext:value-type="float">
            <text:p>0.439648</text:p>
          </table:table-cell>
          <table:table-cell office:value-type="float" office:value="0.436343" calcext:value-type="float">
            <text:p>0.436343</text:p>
          </table:table-cell>
          <table:table-cell office:value-type="float" office:value="0.442387" calcext:value-type="float">
            <text:p>0.442387</text:p>
          </table:table-cell>
          <table:table-cell table:number-columns-repeated="2" office:value-type="float" office:value="1.59862" calcext:value-type="float">
            <text:p>1.59862</text:p>
          </table:table-cell>
          <table:table-cell office:value-type="float" office:value="5.24706" calcext:value-type="float">
            <text:p>5.24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6.96114" calcext:value-type="float">
            <text:p>6.961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.34463" calcext:value-type="float">
            <text:p>5.3446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5107" calcext:value-type="float">
            <text:p>4.751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23" calcext:value-type="float">
            <text:p>0.278923</text:p>
          </table:table-cell>
          <table:table-cell office:value-type="float" office:value="0.28134" calcext:value-type="float">
            <text:p>0.28134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53" calcext:value-type="float">
            <text:p>0.27853</text:p>
          </table:table-cell>
          <table:table-cell office:value-type="float" office:value="0.28201" calcext:value-type="float">
            <text:p>0.28201</text:p>
          </table:table-cell>
          <table:table-cell office:value-type="float" office:value="0.447647" calcext:value-type="float">
            <text:p>0.447647</text:p>
          </table:table-cell>
          <table:table-cell office:value-type="float" office:value="0.444843" calcext:value-type="float">
            <text:p>0.444843</text:p>
          </table:table-cell>
          <table:table-cell office:value-type="float" office:value="0.45067" calcext:value-type="float">
            <text:p>0.45067</text:p>
          </table:table-cell>
          <table:table-cell office:value-type="float" office:value="0.447647" calcext:value-type="float">
            <text:p>0.4476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0947" calcext:value-type="float">
            <text:p>0.450947</text:p>
          </table:table-cell>
          <table:table-cell office:value-type="float" office:value="1.5985" calcext:value-type="float">
            <text:p>1.5985</text:p>
          </table:table-cell>
          <table:table-cell office:value-type="float" office:value="1.59851" calcext:value-type="float">
            <text:p>1.59851</text:p>
          </table:table-cell>
          <table:table-cell office:value-type="float" office:value="5.27855" calcext:value-type="float">
            <text:p>5.27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7.21136" calcext:value-type="float">
            <text:p>7.2113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38573" calcext:value-type="float">
            <text:p>5.3857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.79387" calcext:value-type="float">
            <text:p>4.7938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4037" calcext:value-type="float">
            <text:p>0.284037</text:p>
          </table:table-cell>
          <table:table-cell office:value-type="float" office:value="0.286057" calcext:value-type="float">
            <text:p>0.286057</text:p>
          </table:table-cell>
          <table:table-cell office:value-type="float" office:value="0.285017" calcext:value-type="float">
            <text:p>0.285017</text:p>
          </table:table-cell>
          <table:table-cell office:value-type="float" office:value="0.283603" calcext:value-type="float">
            <text:p>0.283603</text:p>
          </table:table-cell>
          <table:table-cell office:value-type="float" office:value="0.28701" calcext:value-type="float">
            <text:p>0.28701</text:p>
          </table:table-cell>
          <table:table-cell office:value-type="float" office:value="0.455583" calcext:value-type="float">
            <text:p>0.455583</text:p>
          </table:table-cell>
          <table:table-cell office:value-type="float" office:value="0.45324" calcext:value-type="float">
            <text:p>0.45324</text:p>
          </table:table-cell>
          <table:table-cell office:value-type="float" office:value="0.458383" calcext:value-type="float">
            <text:p>0.458383</text:p>
          </table:table-cell>
          <table:table-cell office:value-type="float" office:value="0.455587" calcext:value-type="float">
            <text:p>0.455587</text:p>
          </table:table-cell>
          <table:table-cell office:value-type="float" office:value="0.453123" calcext:value-type="float">
            <text:p>0.453123</text:p>
          </table:table-cell>
          <table:table-cell office:value-type="float" office:value="0.45888" calcext:value-type="float">
            <text:p>0.45888</text:p>
          </table:table-cell>
          <table:table-cell office:value-type="float" office:value="1.59845" calcext:value-type="float">
            <text:p>1.59845</text:p>
          </table:table-cell>
          <table:table-cell office:value-type="float" office:value="1.59846" calcext:value-type="float">
            <text:p>1.59846</text:p>
          </table:table-cell>
          <table:table-cell office:value-type="float" office:value="5.29984" calcext:value-type="float">
            <text:p>5.29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7.45925" calcext:value-type="float">
            <text:p>7.4592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83077" calcext:value-type="float">
            <text:p>4.8307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4" calcext:value-type="float">
            <text:p>0.290034</text:p>
          </table:table-cell>
          <table:table-cell office:value-type="float" office:value="0.288703" calcext:value-type="float">
            <text:p>0.288703</text:p>
          </table:table-cell>
          <table:table-cell office:value-type="float" office:value="0.29221" calcext:value-type="float">
            <text:p>0.29221</text:p>
          </table:table-cell>
          <table:table-cell office:value-type="float" office:value="0.290034" calcext:value-type="float">
            <text:p>0.290034</text:p>
          </table:table-cell>
          <table:table-cell office:value-type="float" office:value="0.28833" calcext:value-type="float">
            <text:p>0.28833</text:p>
          </table:table-cell>
          <table:table-cell office:value-type="float" office:value="0.292353" calcext:value-type="float">
            <text:p>0.292353</text:p>
          </table:table-cell>
          <table:table-cell office:value-type="float" office:value="0.463579" calcext:value-type="float">
            <text:p>0.463579</text:p>
          </table:table-cell>
          <table:table-cell office:value-type="float" office:value="0.460343" calcext:value-type="float">
            <text:p>0.460343</text:p>
          </table:table-cell>
          <table:table-cell office:value-type="float" office:value="0.46649" calcext:value-type="float">
            <text:p>0.46649</text:p>
          </table:table-cell>
          <table:table-cell office:value-type="float" office:value="0.463579" calcext:value-type="float">
            <text:p>0.463579</text:p>
          </table:table-cell>
          <table:table-cell office:value-type="float" office:value="0.46046" calcext:value-type="float">
            <text:p>0.46046</text:p>
          </table:table-cell>
          <table:table-cell office:value-type="float" office:value="0.46758" calcext:value-type="float">
            <text:p>0.46758</text:p>
          </table:table-cell>
          <table:table-cell table:number-columns-repeated="2" office:value-type="float" office:value="1.59836" calcext:value-type="float">
            <text:p>1.59836</text:p>
          </table:table-cell>
          <table:table-cell office:value-type="float" office:value="5.31589" calcext:value-type="float">
            <text:p>5.3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7.78255" calcext:value-type="float">
            <text:p>7.7825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.47595" calcext:value-type="float">
            <text:p>5.475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8355" calcext:value-type="float">
            <text:p>4.8835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0.29619" calcext:value-type="float">
            <text:p>0.29619</text:p>
          </table:table-cell>
          <table:table-cell office:value-type="float" office:value="0.295026" calcext:value-type="float">
            <text:p>0.295026</text:p>
          </table:table-cell>
          <table:table-cell office:value-type="float" office:value="0.293257" calcext:value-type="float">
            <text:p>0.293257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471591" calcext:value-type="float">
            <text:p>0.471591</text:p>
          </table:table-cell>
          <table:table-cell office:value-type="float" office:value="0.468407" calcext:value-type="float">
            <text:p>0.468407</text:p>
          </table:table-cell>
          <table:table-cell office:value-type="float" office:value="0.474707" calcext:value-type="float">
            <text:p>0.474707</text:p>
          </table:table-cell>
          <table:table-cell office:value-type="float" office:value="0.471593" calcext:value-type="float">
            <text:p>0.471593</text:p>
          </table:table-cell>
          <table:table-cell office:value-type="float" office:value="0.468593" calcext:value-type="float">
            <text:p>0.468593</text:p>
          </table:table-cell>
          <table:table-cell office:value-type="float" office:value="0.475493" calcext:value-type="float">
            <text:p>0.475493</text:p>
          </table:table-cell>
          <table:table-cell table:number-columns-repeated="2" office:value-type="float" office:value="1.59848" calcext:value-type="float">
            <text:p>1.59848</text:p>
          </table:table-cell>
          <table:table-cell office:value-type="float" office:value="5.34337" calcext:value-type="float">
            <text:p>5.34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8.09476" calcext:value-type="float">
            <text:p>8.0947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.52348" calcext:value-type="float">
            <text:p>5.52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93133" calcext:value-type="float">
            <text:p>4.931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25" calcext:value-type="float">
            <text:p>0.29825</text:p>
          </table:table-cell>
          <table:table-cell office:value-type="float" office:value="0.301507" calcext:value-type="float">
            <text:p>0.301507</text:p>
          </table:table-cell>
          <table:table-cell office:value-type="float" office:value="0.300038" calcext:value-type="float">
            <text:p>0.300038</text:p>
          </table:table-cell>
          <table:table-cell office:value-type="float" office:value="0.297653" calcext:value-type="float">
            <text:p>0.297653</text:p>
          </table:table-cell>
          <table:table-cell office:value-type="float" office:value="0.30225" calcext:value-type="float">
            <text:p>0.30225</text:p>
          </table:table-cell>
          <table:table-cell office:value-type="float" office:value="0.479535" calcext:value-type="float">
            <text:p>0.479535</text:p>
          </table:table-cell>
          <table:table-cell office:value-type="float" office:value="0.476557" calcext:value-type="float">
            <text:p>0.476557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479534" calcext:value-type="float">
            <text:p>0.479534</text:p>
          </table:table-cell>
          <table:table-cell office:value-type="float" office:value="0.475933" calcext:value-type="float">
            <text:p>0.475933</text:p>
          </table:table-cell>
          <table:table-cell office:value-type="float" office:value="0.48287" calcext:value-type="float">
            <text:p>0.48287</text:p>
          </table:table-cell>
          <table:table-cell table:number-columns-repeated="2" office:value-type="float" office:value="1.59824" calcext:value-type="float">
            <text:p>1.59824</text:p>
          </table:table-cell>
          <table:table-cell office:value-type="float" office:value="5.36904" calcext:value-type="float">
            <text:p>5.36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8.48333" calcext:value-type="float">
            <text:p>8.483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.56879" calcext:value-type="float">
            <text:p>5.5687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97465" calcext:value-type="float">
            <text:p>4.9746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5" calcext:value-type="float">
            <text:p>0.305055</text:p>
          </table:table-cell>
          <table:table-cell office:value-type="float" office:value="0.303313" calcext:value-type="float">
            <text:p>0.303313</text:p>
          </table:table-cell>
          <table:table-cell office:value-type="float" office:value="0.306533" calcext:value-type="float">
            <text:p>0.306533</text:p>
          </table:table-cell>
          <table:table-cell office:value-type="float" office:value="0.305051" calcext:value-type="float">
            <text:p>0.305051</text:p>
          </table:table-cell>
          <table:table-cell office:value-type="float" office:value="0.302197" calcext:value-type="float">
            <text:p>0.302197</text:p>
          </table:table-cell>
          <table:table-cell office:value-type="float" office:value="0.306973" calcext:value-type="float">
            <text:p>0.306973</text:p>
          </table:table-cell>
          <table:table-cell office:value-type="float" office:value="0.487565" calcext:value-type="float">
            <text:p>0.487565</text:p>
          </table:table-cell>
          <table:table-cell office:value-type="float" office:value="0.482773" calcext:value-type="float">
            <text:p>0.482773</text:p>
          </table:table-cell>
          <table:table-cell office:value-type="float" office:value="0.492303" calcext:value-type="float">
            <text:p>0.492303</text:p>
          </table:table-cell>
          <table:table-cell office:value-type="float" office:value="0.487557" calcext:value-type="float">
            <text:p>0.487557</text:p>
          </table:table-cell>
          <table:table-cell office:value-type="float" office:value="0.483097" calcext:value-type="float">
            <text:p>0.483097</text:p>
          </table:table-cell>
          <table:table-cell office:value-type="float" office:value="0.490653" calcext:value-type="float">
            <text:p>0.490653</text:p>
          </table:table-cell>
          <table:table-cell office:value-type="float" office:value="1.59829" calcext:value-type="float">
            <text:p>1.59829</text:p>
          </table:table-cell>
          <table:table-cell office:value-type="float" office:value="1.59828" calcext:value-type="float">
            <text:p>1.59828</text:p>
          </table:table-cell>
          <table:table-cell office:value-type="float" office:value="5.3912" calcext:value-type="float">
            <text:p>5.3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9.04777" calcext:value-type="float">
            <text:p>9.0477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5.61728" calcext:value-type="float">
            <text:p>5.617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.02802" calcext:value-type="float">
            <text:p>5.028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56" calcext:value-type="float">
            <text:p>0.310056</text:p>
          </table:table-cell>
          <table:table-cell office:value-type="float" office:value="0.30837" calcext:value-type="float">
            <text:p>0.30837</text:p>
          </table:table-cell>
          <table:table-cell office:value-type="float" office:value="0.31138" calcext:value-type="float">
            <text:p>0.31138</text:p>
          </table:table-cell>
          <table:table-cell office:value-type="float" office:value="0.310054" calcext:value-type="float">
            <text:p>0.310054</text:p>
          </table:table-cell>
          <table:table-cell office:value-type="float" office:value="0.307217" calcext:value-type="float">
            <text:p>0.307217</text:p>
          </table:table-cell>
          <table:table-cell office:value-type="float" office:value="0.311843" calcext:value-type="float">
            <text:p>0.311843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0.49243" calcext:value-type="float">
            <text:p>0.49243</text:p>
          </table:table-cell>
          <table:table-cell office:value-type="float" office:value="0.499323" calcext:value-type="float">
            <text:p>0.499323</text:p>
          </table:table-cell>
          <table:table-cell office:value-type="float" office:value="0.495554" calcext:value-type="float">
            <text:p>0.495554</text:p>
          </table:table-cell>
          <table:table-cell office:value-type="float" office:value="0.49133" calcext:value-type="float">
            <text:p>0.49133</text:p>
          </table:table-cell>
          <table:table-cell office:value-type="float" office:value="0.499003" calcext:value-type="float">
            <text:p>0.499003</text:p>
          </table:table-cell>
          <table:table-cell office:value-type="float" office:value="1.59829" calcext:value-type="float">
            <text:p>1.59829</text:p>
          </table:table-cell>
          <table:table-cell office:value-type="float" office:value="1.59828" calcext:value-type="float">
            <text:p>1.59828</text:p>
          </table:table-cell>
          <table:table-cell office:value-type="float" office:value="5.41262" calcext:value-type="float">
            <text:p>5.41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9.64668" calcext:value-type="float">
            <text:p>9.6466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.66421" calcext:value-type="float">
            <text:p>5.664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06955" calcext:value-type="float">
            <text:p>5.069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18" calcext:value-type="float">
            <text:p>0.315018</text:p>
          </table:table-cell>
          <table:table-cell office:value-type="float" office:value="0.31363" calcext:value-type="float">
            <text:p>0.31363</text:p>
          </table:table-cell>
          <table:table-cell office:value-type="float" office:value="0.316013" calcext:value-type="float">
            <text:p>0.316013</text:p>
          </table:table-cell>
          <table:table-cell office:value-type="float" office:value="0.315017" calcext:value-type="float">
            <text:p>0.315017</text:p>
          </table:table-cell>
          <table:table-cell office:value-type="float" office:value="0.312307" calcext:value-type="float">
            <text:p>0.312307</text:p>
          </table:table-cell>
          <table:table-cell office:value-type="float" office:value="0.31681" calcext:value-type="float">
            <text:p>0.31681</text:p>
          </table:table-cell>
          <table:table-cell office:value-type="float" office:value="0.503637" calcext:value-type="float">
            <text:p>0.503637</text:p>
          </table:table-cell>
          <table:table-cell office:value-type="float" office:value="0.49896" calcext:value-type="float">
            <text:p>0.49896</text:p>
          </table:table-cell>
          <table:table-cell office:value-type="float" office:value="0.50683" calcext:value-type="float">
            <text:p>0.50683</text:p>
          </table:table-cell>
          <table:table-cell office:value-type="float" office:value="0.503637" calcext:value-type="float">
            <text:p>0.503637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50716" calcext:value-type="float">
            <text:p>0.50716</text:p>
          </table:table-cell>
          <table:table-cell table:number-columns-repeated="2" office:value-type="float" office:value="1.59876" calcext:value-type="float">
            <text:p>1.59876</text:p>
          </table:table-cell>
          <table:table-cell office:value-type="float" office:value="5.43728" calcext:value-type="float">
            <text:p>5.43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0.3139" calcext:value-type="float">
            <text:p>10.313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.71808" calcext:value-type="float">
            <text:p>5.718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2893" calcext:value-type="float">
            <text:p>5.1289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9978" calcext:value-type="float">
            <text:p>0.319978</text:p>
          </table:table-cell>
          <table:table-cell office:value-type="float" office:value="0.318563" calcext:value-type="float">
            <text:p>0.318563</text:p>
          </table:table-cell>
          <table:table-cell office:value-type="float" office:value="0.32192" calcext:value-type="float">
            <text:p>0.32192</text:p>
          </table:table-cell>
          <table:table-cell office:value-type="float" office:value="0.319979" calcext:value-type="float">
            <text:p>0.319979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2171" calcext:value-type="float">
            <text:p>0.32171</text:p>
          </table:table-cell>
          <table:table-cell office:value-type="float" office:value="0.511527" calcext:value-type="float">
            <text:p>0.511527</text:p>
          </table:table-cell>
          <table:table-cell office:value-type="float" office:value="0.509317" calcext:value-type="float">
            <text:p>0.509317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511528" calcext:value-type="float">
            <text:p>0.511528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514887" calcext:value-type="float">
            <text:p>0.514887</text:p>
          </table:table-cell>
          <table:table-cell table:number-columns-repeated="2" office:value-type="float" office:value="1.59863" calcext:value-type="float">
            <text:p>1.59863</text:p>
          </table:table-cell>
          <table:table-cell office:value-type="float" office:value="5.45786" calcext:value-type="float">
            <text:p>5.4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11.3121" calcext:value-type="float">
            <text:p>11.3121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5.77229" calcext:value-type="float">
            <text:p>5.772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17991" calcext:value-type="float">
            <text:p>5.179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0.323667" calcext:value-type="float">
            <text:p>0.323667</text:p>
          </table:table-cell>
          <table:table-cell office:value-type="float" office:value="0.326153" calcext:value-type="float">
            <text:p>0.326153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0.323087" calcext:value-type="float">
            <text:p>0.323087</text:p>
          </table:table-cell>
          <table:table-cell office:value-type="float" office:value="0.326613" calcext:value-type="float">
            <text:p>0.326613</text:p>
          </table:table-cell>
          <table:table-cell office:value-type="float" office:value="0.519458" calcext:value-type="float">
            <text:p>0.519458</text:p>
          </table:table-cell>
          <table:table-cell office:value-type="float" office:value="0.51633" calcext:value-type="float">
            <text:p>0.51633</text:p>
          </table:table-cell>
          <table:table-cell office:value-type="float" office:value="0.52257" calcext:value-type="float">
            <text:p>0.52257</text:p>
          </table:table-cell>
          <table:table-cell office:value-type="float" office:value="0.519457" calcext:value-type="float">
            <text:p>0.519457</text:p>
          </table:table-cell>
          <table:table-cell office:value-type="float" office:value="0.515817" calcext:value-type="float">
            <text:p>0.515817</text:p>
          </table:table-cell>
          <table:table-cell office:value-type="float" office:value="0.52278" calcext:value-type="float">
            <text:p>0.52278</text:p>
          </table:table-cell>
          <table:table-cell table:number-columns-repeated="2" office:value-type="float" office:value="1.59851" calcext:value-type="float">
            <text:p>1.59851</text:p>
          </table:table-cell>
          <table:table-cell office:value-type="float" office:value="5.48104" calcext:value-type="float">
            <text:p>5.4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12.2972" calcext:value-type="float">
            <text:p>12.297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.82177" calcext:value-type="float">
            <text:p>5.821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23243" calcext:value-type="float">
            <text:p>5.2324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9996" calcext:value-type="float">
            <text:p>0.329996</text:p>
          </table:table-cell>
          <table:table-cell office:value-type="float" office:value="0.32794" calcext:value-type="float">
            <text:p>0.32794</text:p>
          </table:table-cell>
          <table:table-cell office:value-type="float" office:value="0.331487" calcext:value-type="float">
            <text:p>0.331487</text:p>
          </table:table-cell>
          <table:table-cell office:value-type="float" office:value="0.329995" calcext:value-type="float">
            <text:p>0.329995</text:p>
          </table:table-cell>
          <table:table-cell office:value-type="float" office:value="0.328293" calcext:value-type="float">
            <text:p>0.328293</text:p>
          </table:table-cell>
          <table:table-cell office:value-type="float" office:value="0.33156" calcext:value-type="float">
            <text:p>0.33156</text:p>
          </table:table-cell>
          <table:table-cell office:value-type="float" office:value="0.52749" calcext:value-type="float">
            <text:p>0.52749</text:p>
          </table:table-cell>
          <table:table-cell office:value-type="float" office:value="0.52405" calcext:value-type="float">
            <text:p>0.52405</text:p>
          </table:table-cell>
          <table:table-cell office:value-type="float" office:value="0.529917" calcext:value-type="float">
            <text:p>0.529917</text:p>
          </table:table-cell>
          <table:table-cell office:value-type="float" office:value="0.527491" calcext:value-type="float">
            <text:p>0.527491</text:p>
          </table:table-cell>
          <table:table-cell office:value-type="float" office:value="0.524373" calcext:value-type="float">
            <text:p>0.524373</text:p>
          </table:table-cell>
          <table:table-cell office:value-type="float" office:value="0.53077" calcext:value-type="float">
            <text:p>0.53077</text:p>
          </table:table-cell>
          <table:table-cell office:value-type="float" office:value="1.59847" calcext:value-type="float">
            <text:p>1.59847</text:p>
          </table:table-cell>
          <table:table-cell office:value-type="float" office:value="1.59848" calcext:value-type="float">
            <text:p>1.59848</text:p>
          </table:table-cell>
          <table:table-cell office:value-type="float" office:value="5.50218" calcext:value-type="float">
            <text:p>5.50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13.7073" calcext:value-type="float">
            <text:p>13.707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.87041" calcext:value-type="float">
            <text:p>5.8704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2768" calcext:value-type="float">
            <text:p>5.276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498" calcext:value-type="float">
            <text:p>0.33498</text:p>
          </table:table-cell>
          <table:table-cell office:value-type="float" office:value="0.333433" calcext:value-type="float">
            <text:p>0.333433</text:p>
          </table:table-cell>
          <table:table-cell office:value-type="float" office:value="0.335973" calcext:value-type="float">
            <text:p>0.335973</text:p>
          </table:table-cell>
          <table:table-cell office:value-type="float" office:value="0.334981" calcext:value-type="float">
            <text:p>0.334981</text:p>
          </table:table-cell>
          <table:table-cell office:value-type="float" office:value="0.332957" calcext:value-type="float">
            <text:p>0.332957</text:p>
          </table:table-cell>
          <table:table-cell office:value-type="float" office:value="0.336503" calcext:value-type="float">
            <text:p>0.336503</text:p>
          </table:table-cell>
          <table:table-cell office:value-type="float" office:value="0.535396" calcext:value-type="float">
            <text:p>0.535396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35394" calcext:value-type="float">
            <text:p>0.535394</text:p>
          </table:table-cell>
          <table:table-cell office:value-type="float" office:value="0.53242" calcext:value-type="float">
            <text:p>0.53242</text:p>
          </table:table-cell>
          <table:table-cell office:value-type="float" office:value="0.539043" calcext:value-type="float">
            <text:p>0.539043</text:p>
          </table:table-cell>
          <table:table-cell office:value-type="float" office:value="1.59829" calcext:value-type="float">
            <text:p>1.59829</text:p>
          </table:table-cell>
          <table:table-cell office:value-type="float" office:value="1.59828" calcext:value-type="float">
            <text:p>1.59828</text:p>
          </table:table-cell>
          <table:table-cell office:value-type="float" office:value="5.51925" calcext:value-type="float">
            <text:p>5.51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16.5731" calcext:value-type="float">
            <text:p>16.5731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5.94057" calcext:value-type="float">
            <text:p>5.9405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35312" calcext:value-type="float">
            <text:p>5.353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9973" calcext:value-type="float">
            <text:p>0.339973</text:p>
          </table:table-cell>
          <table:table-cell office:value-type="float" office:value="0.33798" calcext:value-type="float">
            <text:p>0.33798</text:p>
          </table:table-cell>
          <table:table-cell office:value-type="float" office:value="0.341077" calcext:value-type="float">
            <text:p>0.341077</text:p>
          </table:table-cell>
          <table:table-cell office:value-type="float" office:value="0.339973" calcext:value-type="float">
            <text:p>0.339973</text:p>
          </table:table-cell>
          <table:table-cell office:value-type="float" office:value="0.337767" calcext:value-type="float">
            <text:p>0.337767</text:p>
          </table:table-cell>
          <table:table-cell office:value-type="float" office:value="0.341583" calcext:value-type="float">
            <text:p>0.341583</text:p>
          </table:table-cell>
          <table:table-cell office:value-type="float" office:value="0.543383" calcext:value-type="float">
            <text:p>0.543383</text:p>
          </table:table-cell>
          <table:table-cell office:value-type="float" office:value="0.54105" calcext:value-type="float">
            <text:p>0.54105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0.543386" calcext:value-type="float">
            <text:p>0.543386</text:p>
          </table:table-cell>
          <table:table-cell office:value-type="float" office:value="0.54011" calcext:value-type="float">
            <text:p>0.54011</text:p>
          </table:table-cell>
          <table:table-cell office:value-type="float" office:value="0.547687" calcext:value-type="float">
            <text:p>0.547687</text:p>
          </table:table-cell>
          <table:table-cell office:value-type="float" office:value="1.59831" calcext:value-type="float">
            <text:p>1.59831</text:p>
          </table:table-cell>
          <table:table-cell office:value-type="float" office:value="1.59832" calcext:value-type="float">
            <text:p>1.59832</text:p>
          </table:table-cell>
          <table:table-cell office:value-type="float" office:value="5.54683" calcext:value-type="float">
            <text:p>5.54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5" calcext:value-type="float">
            <text:p>0.345</text:p>
          </table:table-cell>
          <table:table-cell office:value-type="float" office:value="21.0966" calcext:value-type="float">
            <text:p>21.0966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5.98753" calcext:value-type="float">
            <text:p>5.9875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.39912" calcext:value-type="float">
            <text:p>5.399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4896" calcext:value-type="float">
            <text:p>0.344896</text:p>
          </table:table-cell>
          <table:table-cell office:value-type="float" office:value="0.343842" calcext:value-type="float">
            <text:p>0.343842</text:p>
          </table:table-cell>
          <table:table-cell office:value-type="float" office:value="0.346508" calcext:value-type="float">
            <text:p>0.346508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342948" calcext:value-type="float">
            <text:p>0.342948</text:p>
          </table:table-cell>
          <table:table-cell office:value-type="float" office:value="0.346255" calcext:value-type="float">
            <text:p>0.346255</text:p>
          </table:table-cell>
          <table:table-cell office:value-type="float" office:value="0.551233" calcext:value-type="float">
            <text:p>0.551233</text:p>
          </table:table-cell>
          <table:table-cell office:value-type="float" office:value="0.54771" calcext:value-type="float">
            <text:p>0.54771</text:p>
          </table:table-cell>
          <table:table-cell office:value-type="float" office:value="0.554277" calcext:value-type="float">
            <text:p>0.554277</text:p>
          </table:table-cell>
          <table:table-cell office:value-type="float" office:value="0.551242" calcext:value-type="float">
            <text:p>0.551242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554815" calcext:value-type="float">
            <text:p>0.554815</text:p>
          </table:table-cell>
          <table:table-cell table:number-columns-repeated="2" office:value-type="float" office:value="1.59826" calcext:value-type="float">
            <text:p>1.59826</text:p>
          </table:table-cell>
          <table:table-cell office:value-type="float" office:value="5.56389" calcext:value-type="float">
            <text:p>5.56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33.3781" calcext:value-type="float">
            <text:p>33.378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.06124" calcext:value-type="float">
            <text:p>6.0612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47371" calcext:value-type="float">
            <text:p>5.473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9962" calcext:value-type="float">
            <text:p>0.349962</text:p>
          </table:table-cell>
          <table:table-cell office:value-type="float" office:value="0.349268" calcext:value-type="float">
            <text:p>0.349268</text:p>
          </table:table-cell>
          <table:table-cell office:value-type="float" office:value="0.351156" calcext:value-type="float">
            <text:p>0.351156</text:p>
          </table:table-cell>
          <table:table-cell office:value-type="float" office:value="0.349979" calcext:value-type="float">
            <text:p>0.349979</text:p>
          </table:table-cell>
          <table:table-cell office:value-type="float" office:value="0.348202" calcext:value-type="float">
            <text:p>0.348202</text:p>
          </table:table-cell>
          <table:table-cell office:value-type="float" office:value="0.351032" calcext:value-type="float">
            <text:p>0.351032</text:p>
          </table:table-cell>
          <table:table-cell office:value-type="float" office:value="0.559429" calcext:value-type="float">
            <text:p>0.559429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0.56173" calcext:value-type="float">
            <text:p>0.56173</text:p>
          </table:table-cell>
          <table:table-cell office:value-type="float" office:value="0.559454" calcext:value-type="float">
            <text:p>0.559454</text:p>
          </table:table-cell>
          <table:table-cell office:value-type="float" office:value="0.556788" calcext:value-type="float">
            <text:p>0.556788</text:p>
          </table:table-cell>
          <table:table-cell office:value-type="float" office:value="0.562382" calcext:value-type="float">
            <text:p>0.562382</text:p>
          </table:table-cell>
          <table:table-cell table:number-columns-repeated="2" office:value-type="float" office:value="1.59854" calcext:value-type="float">
            <text:p>1.59854</text:p>
          </table:table-cell>
          <table:table-cell office:value-type="float" office:value="5.58981" calcext:value-type="float">
            <text:p>5.58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5" calcext:value-type="float">
            <text:p>0.355</text:p>
          </table:table-cell>
          <table:table-cell office:value-type="float" office:value="426.345" calcext:value-type="float">
            <text:p>426.345</text:p>
          </table:table-cell>
          <table:table-cell office:value-type="float" office:value="1" calcext:value-type="float">
            <text:p>1</text:p>
          </table:table-cell>
          <table:table-cell office:value-type="float" office:value="6405" calcext:value-type="float">
            <text:p>6405</text:p>
          </table:table-cell>
          <table:table-cell office:value-type="float" office:value="6.11776" calcext:value-type="float">
            <text:p>6.117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254" calcext:value-type="float">
            <text:p>5.525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4793" calcext:value-type="float">
            <text:p>0.354793</text:p>
          </table:table-cell>
          <table:table-cell office:value-type="float" office:value="0.354034" calcext:value-type="float">
            <text:p>0.354034</text:p>
          </table:table-cell>
          <table:table-cell office:value-type="float" office:value="0.355759" calcext:value-type="float">
            <text:p>0.355759</text:p>
          </table:table-cell>
          <table:table-cell office:value-type="float" office:value="0.354643" calcext:value-type="float">
            <text:p>0.354643</text:p>
          </table:table-cell>
          <table:table-cell office:value-type="float" office:value="0.353557" calcext:value-type="float">
            <text:p>0.353557</text:p>
          </table:table-cell>
          <table:table-cell office:value-type="float" office:value="0.355443" calcext:value-type="float">
            <text:p>0.355443</text:p>
          </table:table-cell>
          <table:table-cell office:value-type="float" office:value="0.567514" calcext:value-type="float">
            <text:p>0.567514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70453" calcext:value-type="float">
            <text:p>0.570453</text:p>
          </table:table-cell>
          <table:table-cell office:value-type="float" office:value="0.567286" calcext:value-type="float">
            <text:p>0.567286</text:p>
          </table:table-cell>
          <table:table-cell office:value-type="float" office:value="0.564873" calcext:value-type="float">
            <text:p>0.564873</text:p>
          </table:table-cell>
          <table:table-cell office:value-type="float" office:value="0.569017" calcext:value-type="float">
            <text:p>0.569017</text:p>
          </table:table-cell>
          <table:table-cell office:value-type="float" office:value="1.59956" calcext:value-type="float">
            <text:p>1.59956</text:p>
          </table:table-cell>
          <table:table-cell office:value-type="float" office:value="1.5996" calcext:value-type="float">
            <text:p>1.5996</text:p>
          </table:table-cell>
          <table:table-cell office:value-type="float" office:value="5.60645" calcext:value-type="float">
            <text:p>5.60645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.2823" calcext:value-type="float">
            <text:p>4.28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27927" calcext:value-type="float">
            <text:p>4.279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0196" calcext:value-type="float">
            <text:p>3.301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77667" calcext:value-type="float">
            <text:p>0.00477667</text:p>
          </table:table-cell>
          <table:table-cell office:value-type="float" office:value="0.00532333" calcext:value-type="float">
            <text:p>0.00532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100102" calcext:value-type="float">
            <text:p>0.0100102</text:p>
          </table:table-cell>
          <table:table-cell office:value-type="float" office:value="0.00929333" calcext:value-type="float">
            <text:p>0.00929333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.00935333" calcext:value-type="float">
            <text:p>0.00935333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1.98887" calcext:value-type="float">
            <text:p>1.98887</text:p>
          </table:table-cell>
          <table:table-cell office:value-type="float" office:value="1.98891" calcext:value-type="float">
            <text:p>1.98891</text:p>
          </table:table-cell>
          <table:table-cell office:value-type="float" office:value="4.28184" calcext:value-type="float">
            <text:p>4.2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31145" calcext:value-type="float">
            <text:p>4.311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30431" calcext:value-type="float">
            <text:p>4.3043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29386" calcext:value-type="float">
            <text:p>3.2938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102367" calcext:value-type="float">
            <text:p>0.01023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201321" calcext:value-type="float">
            <text:p>0.0201321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0201323" calcext:value-type="float">
            <text:p>0.0201323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2.01185" calcext:value-type="float">
            <text:p>2.01185</text:p>
          </table:table-cell>
          <table:table-cell office:value-type="float" office:value="4.27418" calcext:value-type="float">
            <text:p>4.27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33118" calcext:value-type="float">
            <text:p>4.33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2064" calcext:value-type="float">
            <text:p>4.320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3546" calcext:value-type="float">
            <text:p>3.335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55967" calcext:value-type="float">
            <text:p>0.0155967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99246" calcext:value-type="float">
            <text:p>0.0299246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312267" calcext:value-type="float">
            <text:p>0.0312267</text:p>
          </table:table-cell>
          <table:table-cell office:value-type="float" office:value="0.0299244" calcext:value-type="float">
            <text:p>0.0299244</text:p>
          </table:table-cell>
          <table:table-cell office:value-type="float" office:value="0.0291567" calcext:value-type="float">
            <text:p>0.0291567</text:p>
          </table:table-cell>
          <table:table-cell office:value-type="float" office:value="0.031" calcext:value-type="float">
            <text:p>0.031</text:p>
          </table:table-cell>
          <table:table-cell office:value-type="float" office:value="1.99517" calcext:value-type="float">
            <text:p>1.99517</text:p>
          </table:table-cell>
          <table:table-cell office:value-type="float" office:value="1.99518" calcext:value-type="float">
            <text:p>1.99518</text:p>
          </table:table-cell>
          <table:table-cell office:value-type="float" office:value="4.2992" calcext:value-type="float">
            <text:p>4.2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35385" calcext:value-type="float">
            <text:p>4.3538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33801" calcext:value-type="float">
            <text:p>4.338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34675" calcext:value-type="float">
            <text:p>3.3467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5867" calcext:value-type="float">
            <text:p>0.0195867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97954" calcext:value-type="float">
            <text:p>0.0397954</text:p>
          </table:table-cell>
          <table:table-cell office:value-type="float" office:value="0.0384433" calcext:value-type="float">
            <text:p>0.0384433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397952" calcext:value-type="float">
            <text:p>0.0397952</text:p>
          </table:table-cell>
          <table:table-cell office:value-type="float" office:value="0.0387033" calcext:value-type="float">
            <text:p>0.0387033</text:p>
          </table:table-cell>
          <table:table-cell office:value-type="float" office:value="0.0407867" calcext:value-type="float">
            <text:p>0.0407867</text:p>
          </table:table-cell>
          <table:table-cell office:value-type="float" office:value="1.99116" calcext:value-type="float">
            <text:p>1.99116</text:p>
          </table:table-cell>
          <table:table-cell office:value-type="float" office:value="1.99117" calcext:value-type="float">
            <text:p>1.99117</text:p>
          </table:table-cell>
          <table:table-cell office:value-type="float" office:value="4.31298" calcext:value-type="float">
            <text:p>4.31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3845" calcext:value-type="float">
            <text:p>4.38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6557" calcext:value-type="float">
            <text:p>4.3655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145" calcext:value-type="float">
            <text:p>3.381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97583" calcext:value-type="float">
            <text:p>0.0497583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511633" calcext:value-type="float">
            <text:p>0.0511633</text:p>
          </table:table-cell>
          <table:table-cell office:value-type="float" office:value="0.0497596" calcext:value-type="float">
            <text:p>0.0497596</text:p>
          </table:table-cell>
          <table:table-cell office:value-type="float" office:value="0.0480067" calcext:value-type="float">
            <text:p>0.0480067</text:p>
          </table:table-cell>
          <table:table-cell office:value-type="float" office:value="0.0513567" calcext:value-type="float">
            <text:p>0.0513567</text:p>
          </table:table-cell>
          <table:table-cell office:value-type="float" office:value="1.99163" calcext:value-type="float">
            <text:p>1.99163</text:p>
          </table:table-cell>
          <table:table-cell office:value-type="float" office:value="1.99166" calcext:value-type="float">
            <text:p>1.99166</text:p>
          </table:table-cell>
          <table:table-cell office:value-type="float" office:value="4.32829" calcext:value-type="float">
            <text:p>4.32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41519" calcext:value-type="float">
            <text:p>4.415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9133" calcext:value-type="float">
            <text:p>4.391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394" calcext:value-type="float">
            <text:p>3.39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33" calcext:value-type="float">
            <text:p>0.0295433</text:p>
          </table:table-cell>
          <table:table-cell office:value-type="float" office:value="0.0305167" calcext:value-type="float">
            <text:p>0.0305167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600158" calcext:value-type="float">
            <text:p>0.0600158</text:p>
          </table:table-cell>
          <table:table-cell office:value-type="float" office:value="0.0587833" calcext:value-type="float">
            <text:p>0.0587833</text:p>
          </table:table-cell>
          <table:table-cell office:value-type="float" office:value="0.0622333" calcext:value-type="float">
            <text:p>0.0622333</text:p>
          </table:table-cell>
          <table:table-cell office:value-type="float" office:value="0.0600156" calcext:value-type="float">
            <text:p>0.0600156</text:p>
          </table:table-cell>
          <table:table-cell office:value-type="float" office:value="0.0583567" calcext:value-type="float">
            <text:p>0.0583567</text:p>
          </table:table-cell>
          <table:table-cell office:value-type="float" office:value="0.0616467" calcext:value-type="float">
            <text:p>0.0616467</text:p>
          </table:table-cell>
          <table:table-cell table:number-columns-repeated="2" office:value-type="float" office:value="1.99892" calcext:value-type="float">
            <text:p>1.99892</text:p>
          </table:table-cell>
          <table:table-cell office:value-type="float" office:value="4.33759" calcext:value-type="float">
            <text:p>4.33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45959" calcext:value-type="float">
            <text:p>4.4595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4304" calcext:value-type="float">
            <text:p>4.430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42065" calcext:value-type="float">
            <text:p>3.4206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567" calcext:value-type="float">
            <text:p>0.0345567</text:p>
          </table:table-cell>
          <table:table-cell office:value-type="float" office:value="0.0355233" calcext:value-type="float">
            <text:p>0.0355233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701894" calcext:value-type="float">
            <text:p>0.0701894</text:p>
          </table:table-cell>
          <table:table-cell office:value-type="float" office:value="0.0689567" calcext:value-type="float">
            <text:p>0.0689567</text:p>
          </table:table-cell>
          <table:table-cell office:value-type="float" office:value="0.0713067" calcext:value-type="float">
            <text:p>0.0713067</text:p>
          </table:table-cell>
          <table:table-cell office:value-type="float" office:value="0.070189" calcext:value-type="float">
            <text:p>0.070189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716733" calcext:value-type="float">
            <text:p>0.0716733</text:p>
          </table:table-cell>
          <table:table-cell office:value-type="float" office:value="2.00393" calcext:value-type="float">
            <text:p>2.00393</text:p>
          </table:table-cell>
          <table:table-cell office:value-type="float" office:value="2.00394" calcext:value-type="float">
            <text:p>2.00394</text:p>
          </table:table-cell>
          <table:table-cell office:value-type="float" office:value="4.36243" calcext:value-type="float">
            <text:p>4.36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48579" calcext:value-type="float">
            <text:p>4.4857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45064" calcext:value-type="float">
            <text:p>4.450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448" calcext:value-type="float">
            <text:p>3.44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400275" calcext:value-type="float">
            <text:p>0.0400275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801975" calcext:value-type="float">
            <text:p>0.0801975</text:p>
          </table:table-cell>
          <table:table-cell office:value-type="float" office:value="0.0778567" calcext:value-type="float">
            <text:p>0.0778567</text:p>
          </table:table-cell>
          <table:table-cell office:value-type="float" office:value="0.0817867" calcext:value-type="float">
            <text:p>0.0817867</text:p>
          </table:table-cell>
          <table:table-cell office:value-type="float" office:value="0.0801981" calcext:value-type="float">
            <text:p>0.0801981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820567" calcext:value-type="float">
            <text:p>0.0820567</text:p>
          </table:table-cell>
          <table:table-cell office:value-type="float" office:value="2.00355" calcext:value-type="float">
            <text:p>2.00355</text:p>
          </table:table-cell>
          <table:table-cell office:value-type="float" office:value="2.00358" calcext:value-type="float">
            <text:p>2.00358</text:p>
          </table:table-cell>
          <table:table-cell office:value-type="float" office:value="4.37121" calcext:value-type="float">
            <text:p>4.37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52619" calcext:value-type="float">
            <text:p>4.526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48496" calcext:value-type="float">
            <text:p>4.4849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49208" calcext:value-type="float">
            <text:p>3.492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40267" calcext:value-type="float">
            <text:p>0.0440267</text:p>
          </table:table-cell>
          <table:table-cell office:value-type="float" office:value="0.0455933" calcext:value-type="float">
            <text:p>0.0455933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901815" calcext:value-type="float">
            <text:p>0.0901815</text:p>
          </table:table-cell>
          <table:table-cell office:value-type="float" office:value="0.0885433" calcext:value-type="float">
            <text:p>0.0885433</text:p>
          </table:table-cell>
          <table:table-cell office:value-type="float" office:value="0.0924233" calcext:value-type="float">
            <text:p>0.0924233</text:p>
          </table:table-cell>
          <table:table-cell office:value-type="float" office:value="0.0901825" calcext:value-type="float">
            <text:p>0.0901825</text:p>
          </table:table-cell>
          <table:table-cell office:value-type="float" office:value="0.0877633" calcext:value-type="float">
            <text:p>0.0877633</text:p>
          </table:table-cell>
          <table:table-cell office:value-type="float" office:value="0.0919733" calcext:value-type="float">
            <text:p>0.0919733</text:p>
          </table:table-cell>
          <table:table-cell office:value-type="float" office:value="2.00328" calcext:value-type="float">
            <text:p>2.00328</text:p>
          </table:table-cell>
          <table:table-cell office:value-type="float" office:value="2.00329" calcext:value-type="float">
            <text:p>2.00329</text:p>
          </table:table-cell>
          <table:table-cell office:value-type="float" office:value="4.39394" calcext:value-type="float">
            <text:p>4.39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56217" calcext:value-type="float">
            <text:p>4.562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51256" calcext:value-type="float">
            <text:p>4.512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51825" calcext:value-type="float">
            <text:p>3.518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0974633" calcext:value-type="float">
            <text:p>0.0974633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102327" calcext:value-type="float">
            <text:p>0.102327</text:p>
          </table:table-cell>
          <table:table-cell office:value-type="float" office:value="2.00145" calcext:value-type="float">
            <text:p>2.00145</text:p>
          </table:table-cell>
          <table:table-cell office:value-type="float" office:value="2.00147" calcext:value-type="float">
            <text:p>2.00147</text:p>
          </table:table-cell>
          <table:table-cell office:value-type="float" office:value="4.41553" calcext:value-type="float">
            <text:p>4.41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60001" calcext:value-type="float">
            <text:p>4.6000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436" calcext:value-type="float">
            <text:p>4.54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607" calcext:value-type="float">
            <text:p>3.546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3" calcext:value-type="float">
            <text:p>0.0550013</text:p>
          </table:table-cell>
          <table:table-cell office:value-type="float" office:value="0.0543267" calcext:value-type="float">
            <text:p>0.0543267</text:p>
          </table:table-cell>
          <table:table-cell office:value-type="float" office:value="0.0556833" calcext:value-type="float">
            <text:p>0.0556833</text:p>
          </table:table-cell>
          <table:table-cell office:value-type="float" office:value="0.0550017" calcext:value-type="float">
            <text:p>0.0550017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109946" calcext:value-type="float">
            <text:p>0.109946</text:p>
          </table:table-cell>
          <table:table-cell office:value-type="float" office:value="0.10821" calcext:value-type="float">
            <text:p>0.10821</text:p>
          </table:table-cell>
          <table:table-cell office:value-type="float" office:value="0.11246" calcext:value-type="float">
            <text:p>0.11246</text:p>
          </table:table-cell>
          <table:table-cell office:value-type="float" office:value="0.109946" calcext:value-type="float">
            <text:p>0.109946</text:p>
          </table:table-cell>
          <table:table-cell office:value-type="float" office:value="0.108103" calcext:value-type="float">
            <text:p>0.108103</text:p>
          </table:table-cell>
          <table:table-cell office:value-type="float" office:value="0.112363" calcext:value-type="float">
            <text:p>0.112363</text:p>
          </table:table-cell>
          <table:table-cell office:value-type="float" office:value="1.99897" calcext:value-type="float">
            <text:p>1.99897</text:p>
          </table:table-cell>
          <table:table-cell office:value-type="float" office:value="1.99896" calcext:value-type="float">
            <text:p>1.99896</text:p>
          </table:table-cell>
          <table:table-cell office:value-type="float" office:value="4.43379" calcext:value-type="float">
            <text:p>4.43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63721" calcext:value-type="float">
            <text:p>4.6372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57171" calcext:value-type="float">
            <text:p>4.571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089" calcext:value-type="float">
            <text:p>3.580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69" calcext:value-type="float">
            <text:p>0.0599669</text:p>
          </table:table-cell>
          <table:table-cell office:value-type="float" office:value="0.0591067" calcext:value-type="float">
            <text:p>0.0591067</text:p>
          </table:table-cell>
          <table:table-cell office:value-type="float" office:value="0.0603767" calcext:value-type="float">
            <text:p>0.0603767</text:p>
          </table:table-cell>
          <table:table-cell office:value-type="float" office:value="0.0599677" calcext:value-type="float">
            <text:p>0.0599677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19863" calcext:value-type="float">
            <text:p>0.119863</text:p>
          </table:table-cell>
          <table:table-cell office:value-type="float" office:value="0.118107" calcext:value-type="float">
            <text:p>0.118107</text:p>
          </table:table-cell>
          <table:table-cell office:value-type="float" office:value="0.12083" calcext:value-type="float">
            <text:p>0.12083</text:p>
          </table:table-cell>
          <table:table-cell office:value-type="float" office:value="0.119863" calcext:value-type="float">
            <text:p>0.119863</text:p>
          </table:table-cell>
          <table:table-cell office:value-type="float" office:value="0.118083" calcext:value-type="float">
            <text:p>0.118083</text:p>
          </table:table-cell>
          <table:table-cell office:value-type="float" office:value="0.1226" calcext:value-type="float">
            <text:p>0.1226</text:p>
          </table:table-cell>
          <table:table-cell office:value-type="float" office:value="1.99882" calcext:value-type="float">
            <text:p>1.99882</text:p>
          </table:table-cell>
          <table:table-cell office:value-type="float" office:value="1.99879" calcext:value-type="float">
            <text:p>1.99879</text:p>
          </table:table-cell>
          <table:table-cell office:value-type="float" office:value="4.45221" calcext:value-type="float">
            <text:p>4.45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67486" calcext:value-type="float">
            <text:p>4.674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0266" calcext:value-type="float">
            <text:p>4.6026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60742" calcext:value-type="float">
            <text:p>3.607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56967" calcext:value-type="float">
            <text:p>0.0656967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29729" calcext:value-type="float">
            <text:p>0.129729</text:p>
          </table:table-cell>
          <table:table-cell office:value-type="float" office:value="0.127683" calcext:value-type="float">
            <text:p>0.127683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0.129729" calcext:value-type="float">
            <text:p>0.129729</text:p>
          </table:table-cell>
          <table:table-cell office:value-type="float" office:value="0.12737" calcext:value-type="float">
            <text:p>0.12737</text:p>
          </table:table-cell>
          <table:table-cell office:value-type="float" office:value="0.13315" calcext:value-type="float">
            <text:p>0.13315</text:p>
          </table:table-cell>
          <table:table-cell table:number-columns-repeated="2" office:value-type="float" office:value="1.99517" calcext:value-type="float">
            <text:p>1.99517</text:p>
          </table:table-cell>
          <table:table-cell office:value-type="float" office:value="4.4767" calcext:value-type="float">
            <text:p>4.4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70837" calcext:value-type="float">
            <text:p>4.708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62683" calcext:value-type="float">
            <text:p>4.626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63074" calcext:value-type="float">
            <text:p>3.6307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3" calcext:value-type="float">
            <text:p>0.0699783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0713133" calcext:value-type="float">
            <text:p>0.0713133</text:p>
          </table:table-cell>
          <table:table-cell office:value-type="float" office:value="0.0699783" calcext:value-type="float">
            <text:p>0.0699783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39707" calcext:value-type="float">
            <text:p>0.139707</text:p>
          </table:table-cell>
          <table:table-cell office:value-type="float" office:value="0.137513" calcext:value-type="float">
            <text:p>0.137513</text:p>
          </table:table-cell>
          <table:table-cell office:value-type="float" office:value="0.142313" calcext:value-type="float">
            <text:p>0.142313</text:p>
          </table:table-cell>
          <table:table-cell office:value-type="float" office:value="0.139708" calcext:value-type="float">
            <text:p>0.139708</text:p>
          </table:table-cell>
          <table:table-cell office:value-type="float" office:value="0.13712" calcext:value-type="float">
            <text:p>0.13712</text:p>
          </table:table-cell>
          <table:table-cell office:value-type="float" office:value="0.143537" calcext:value-type="float">
            <text:p>0.143537</text:p>
          </table:table-cell>
          <table:table-cell table:number-columns-repeated="2" office:value-type="float" office:value="1.99644" calcext:value-type="float">
            <text:p>1.99644</text:p>
          </table:table-cell>
          <table:table-cell office:value-type="float" office:value="4.48743" calcext:value-type="float">
            <text:p>4.48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76421" calcext:value-type="float">
            <text:p>4.764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67063" calcext:value-type="float">
            <text:p>4.670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8332" calcext:value-type="float">
            <text:p>3.683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42467" calcext:value-type="float">
            <text:p>0.0742467</text:p>
          </table:table-cell>
          <table:table-cell office:value-type="float" office:value="0.0758467" calcext:value-type="float">
            <text:p>0.0758467</text:p>
          </table:table-cell>
          <table:table-cell office:value-type="float" office:value="0.0749748" calcext:value-type="float">
            <text:p>0.0749748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49605" calcext:value-type="float">
            <text:p>0.149605</text:p>
          </table:table-cell>
          <table:table-cell office:value-type="float" office:value="0.14844" calcext:value-type="float">
            <text:p>0.14844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0.146677" calcext:value-type="float">
            <text:p>0.146677</text:p>
          </table:table-cell>
          <table:table-cell office:value-type="float" office:value="0.152807" calcext:value-type="float">
            <text:p>0.152807</text:p>
          </table:table-cell>
          <table:table-cell office:value-type="float" office:value="1.99539" calcext:value-type="float">
            <text:p>1.99539</text:p>
          </table:table-cell>
          <table:table-cell office:value-type="float" office:value="1.99536" calcext:value-type="float">
            <text:p>1.99536</text:p>
          </table:table-cell>
          <table:table-cell office:value-type="float" office:value="4.51857" calcext:value-type="float">
            <text:p>4.51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81561" calcext:value-type="float">
            <text:p>4.8156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71281" calcext:value-type="float">
            <text:p>4.7128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1675" calcext:value-type="float">
            <text:p>3.71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31" calcext:value-type="float">
            <text:p>0.07931</text:p>
          </table:table-cell>
          <table:table-cell office:value-type="float" office:value="0.0807667" calcext:value-type="float">
            <text:p>0.0807667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59694" calcext:value-type="float">
            <text:p>0.159694</text:p>
          </table:table-cell>
          <table:table-cell office:value-type="float" office:value="0.157773" calcext:value-type="float">
            <text:p>0.157773</text:p>
          </table:table-cell>
          <table:table-cell office:value-type="float" office:value="0.161413" calcext:value-type="float">
            <text:p>0.161413</text:p>
          </table:table-cell>
          <table:table-cell office:value-type="float" office:value="0.159695" calcext:value-type="float">
            <text:p>0.159695</text:p>
          </table:table-cell>
          <table:table-cell office:value-type="float" office:value="0.156343" calcext:value-type="float">
            <text:p>0.156343</text:p>
          </table:table-cell>
          <table:table-cell office:value-type="float" office:value="0.162353" calcext:value-type="float">
            <text:p>0.162353</text:p>
          </table:table-cell>
          <table:table-cell office:value-type="float" office:value="1.99641" calcext:value-type="float">
            <text:p>1.99641</text:p>
          </table:table-cell>
          <table:table-cell office:value-type="float" office:value="1.99642" calcext:value-type="float">
            <text:p>1.99642</text:p>
          </table:table-cell>
          <table:table-cell office:value-type="float" office:value="4.54332" calcext:value-type="float">
            <text:p>4.54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85488" calcext:value-type="float">
            <text:p>4.8548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7379" calcext:value-type="float">
            <text:p>4.73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3526" calcext:value-type="float">
            <text:p>3.735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1" calcext:value-type="float">
            <text:p>0.0850131</text:p>
          </table:table-cell>
          <table:table-cell office:value-type="float" office:value="0.08425" calcext:value-type="float">
            <text:p>0.08425</text:p>
          </table:table-cell>
          <table:table-cell office:value-type="float" office:value="0.08584" calcext:value-type="float">
            <text:p>0.08584</text:p>
          </table:table-cell>
          <table:table-cell office:value-type="float" office:value="0.0850125" calcext:value-type="float">
            <text:p>0.0850125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69881" calcext:value-type="float">
            <text:p>0.169881</text:p>
          </table:table-cell>
          <table:table-cell office:value-type="float" office:value="0.16755" calcext:value-type="float">
            <text:p>0.16755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0.169877" calcext:value-type="float">
            <text:p>0.169877</text:p>
          </table:table-cell>
          <table:table-cell office:value-type="float" office:value="0.166993" calcext:value-type="float">
            <text:p>0.166993</text:p>
          </table:table-cell>
          <table:table-cell office:value-type="float" office:value="0.17205" calcext:value-type="float">
            <text:p>0.17205</text:p>
          </table:table-cell>
          <table:table-cell office:value-type="float" office:value="1.99829" calcext:value-type="float">
            <text:p>1.99829</text:p>
          </table:table-cell>
          <table:table-cell office:value-type="float" office:value="1.99826" calcext:value-type="float">
            <text:p>1.99826</text:p>
          </table:table-cell>
          <table:table-cell office:value-type="float" office:value="4.5544" calcext:value-type="float">
            <text:p>4.5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9148" calcext:value-type="float">
            <text:p>4.914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335" calcext:value-type="float">
            <text:p>4.783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8843" calcext:value-type="float">
            <text:p>3.7884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967" calcext:value-type="float">
            <text:p>0.0892967</text:p>
          </table:table-cell>
          <table:table-cell office:value-type="float" office:value="0.09085" calcext:value-type="float">
            <text:p>0.09085</text:p>
          </table:table-cell>
          <table:table-cell office:value-type="float" office:value="0.0900267" calcext:value-type="float">
            <text:p>0.0900267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33" calcext:value-type="float">
            <text:p>0.0911633</text:p>
          </table:table-cell>
          <table:table-cell office:value-type="float" office:value="0.180006" calcext:value-type="float">
            <text:p>0.180006</text:p>
          </table:table-cell>
          <table:table-cell office:value-type="float" office:value="0.178077" calcext:value-type="float">
            <text:p>0.178077</text:p>
          </table:table-cell>
          <table:table-cell office:value-type="float" office:value="0.182837" calcext:value-type="float">
            <text:p>0.182837</text:p>
          </table:table-cell>
          <table:table-cell office:value-type="float" office:value="0.180008" calcext:value-type="float">
            <text:p>0.180008</text:p>
          </table:table-cell>
          <table:table-cell office:value-type="float" office:value="0.176447" calcext:value-type="float">
            <text:p>0.176447</text:p>
          </table:table-cell>
          <table:table-cell office:value-type="float" office:value="0.182203" calcext:value-type="float">
            <text:p>0.182203</text:p>
          </table:table-cell>
          <table:table-cell office:value-type="float" office:value="1.99951" calcext:value-type="float">
            <text:p>1.99951</text:p>
          </table:table-cell>
          <table:table-cell office:value-type="float" office:value="1.9995" calcext:value-type="float">
            <text:p>1.9995</text:p>
          </table:table-cell>
          <table:table-cell office:value-type="float" office:value="4.58153" calcext:value-type="float">
            <text:p>4.58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97105" calcext:value-type="float">
            <text:p>4.9710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82273" calcext:value-type="float">
            <text:p>4.8227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.83362" calcext:value-type="float">
            <text:p>3.8336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.09609" calcext:value-type="float">
            <text:p>0.09609</text:p>
          </table:table-cell>
          <table:table-cell office:value-type="float" office:value="0.0950102" calcext:value-type="float">
            <text:p>0.0950102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89994" calcext:value-type="float">
            <text:p>0.189994</text:p>
          </table:table-cell>
          <table:table-cell office:value-type="float" office:value="0.186843" calcext:value-type="float">
            <text:p>0.186843</text:p>
          </table:table-cell>
          <table:table-cell office:value-type="float" office:value="0.19291" calcext:value-type="float">
            <text:p>0.19291</text:p>
          </table:table-cell>
          <table:table-cell office:value-type="float" office:value="0.189995" calcext:value-type="float">
            <text:p>0.189995</text:p>
          </table:table-cell>
          <table:table-cell office:value-type="float" office:value="0.186193" calcext:value-type="float">
            <text:p>0.186193</text:p>
          </table:table-cell>
          <table:table-cell office:value-type="float" office:value="0.19269" calcext:value-type="float">
            <text:p>0.19269</text:p>
          </table:table-cell>
          <table:table-cell office:value-type="float" office:value="1.99973" calcext:value-type="float">
            <text:p>1.99973</text:p>
          </table:table-cell>
          <table:table-cell office:value-type="float" office:value="1.99974" calcext:value-type="float">
            <text:p>1.99974</text:p>
          </table:table-cell>
          <table:table-cell office:value-type="float" office:value="4.60611" calcext:value-type="float">
            <text:p>4.60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.02566" calcext:value-type="float">
            <text:p>5.0256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86145" calcext:value-type="float">
            <text:p>4.861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85822" calcext:value-type="float">
            <text:p>3.858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1867" calcext:value-type="float">
            <text:p>0.0991867</text:p>
          </table:table-cell>
          <table:table-cell office:value-type="float" office:value="0.101247" calcext:value-type="float">
            <text:p>0.101247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0.200072" calcext:value-type="float">
            <text:p>0.200072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202497" calcext:value-type="float">
            <text:p>0.202497</text:p>
          </table:table-cell>
          <table:table-cell office:value-type="float" office:value="0.200073" calcext:value-type="float">
            <text:p>0.200073</text:p>
          </table:table-cell>
          <table:table-cell office:value-type="float" office:value="0.19622" calcext:value-type="float">
            <text:p>0.19622</text:p>
          </table:table-cell>
          <table:table-cell office:value-type="float" office:value="0.203803" calcext:value-type="float">
            <text:p>0.203803</text:p>
          </table:table-cell>
          <table:table-cell office:value-type="float" office:value="2.0007" calcext:value-type="float">
            <text:p>2.0007</text:p>
          </table:table-cell>
          <table:table-cell office:value-type="float" office:value="2.00069" calcext:value-type="float">
            <text:p>2.00069</text:p>
          </table:table-cell>
          <table:table-cell office:value-type="float" office:value="4.62843" calcext:value-type="float">
            <text:p>4.62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5.09065" calcext:value-type="float">
            <text:p>5.090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90503" calcext:value-type="float">
            <text:p>4.9050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.91057" calcext:value-type="float">
            <text:p>3.9105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3" calcext:value-type="float">
            <text:p>0.104363</text:p>
          </table:table-cell>
          <table:table-cell office:value-type="float" office:value="0.106553" calcext:value-type="float">
            <text:p>0.106553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10213" calcext:value-type="float">
            <text:p>0.210213</text:p>
          </table:table-cell>
          <table:table-cell office:value-type="float" office:value="0.20765" calcext:value-type="float">
            <text:p>0.20765</text:p>
          </table:table-cell>
          <table:table-cell office:value-type="float" office:value="0.215353" calcext:value-type="float">
            <text:p>0.215353</text:p>
          </table:table-cell>
          <table:table-cell office:value-type="float" office:value="0.210213" calcext:value-type="float">
            <text:p>0.210213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14073" calcext:value-type="float">
            <text:p>0.214073</text:p>
          </table:table-cell>
          <table:table-cell office:value-type="float" office:value="2.00096" calcext:value-type="float">
            <text:p>2.00096</text:p>
          </table:table-cell>
          <table:table-cell office:value-type="float" office:value="2.00097" calcext:value-type="float">
            <text:p>2.00097</text:p>
          </table:table-cell>
          <table:table-cell office:value-type="float" office:value="4.65328" calcext:value-type="float">
            <text:p>4.65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.14682" calcext:value-type="float">
            <text:p>5.1468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94296" calcext:value-type="float">
            <text:p>4.9429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.95365" calcext:value-type="float">
            <text:p>3.9536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533" calcext:value-type="float">
            <text:p>0.109533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220247" calcext:value-type="float">
            <text:p>0.220247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222193" calcext:value-type="float">
            <text:p>0.222193</text:p>
          </table:table-cell>
          <table:table-cell office:value-type="float" office:value="0.220247" calcext:value-type="float">
            <text:p>0.220247</text:p>
          </table:table-cell>
          <table:table-cell office:value-type="float" office:value="0.217863" calcext:value-type="float">
            <text:p>0.217863</text:p>
          </table:table-cell>
          <table:table-cell office:value-type="float" office:value="0.225083" calcext:value-type="float">
            <text:p>0.225083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2.00087" calcext:value-type="float">
            <text:p>2.00087</text:p>
          </table:table-cell>
          <table:table-cell office:value-type="float" office:value="4.67411" calcext:value-type="float">
            <text:p>4.67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5.22155" calcext:value-type="float">
            <text:p>5.2215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892" calcext:value-type="float">
            <text:p>4.989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00372" calcext:value-type="float">
            <text:p>4.0037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4143" calcext:value-type="float">
            <text:p>0.114143</text:p>
          </table:table-cell>
          <table:table-cell office:value-type="float" office:value="0.115863" calcext:value-type="float">
            <text:p>0.115863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30195" calcext:value-type="float">
            <text:p>0.230195</text:p>
          </table:table-cell>
          <table:table-cell office:value-type="float" office:value="0.227247" calcext:value-type="float">
            <text:p>0.227247</text:p>
          </table:table-cell>
          <table:table-cell office:value-type="float" office:value="0.232213" calcext:value-type="float">
            <text:p>0.232213</text:p>
          </table:table-cell>
          <table:table-cell office:value-type="float" office:value="0.230191" calcext:value-type="float">
            <text:p>0.230191</text:p>
          </table:table-cell>
          <table:table-cell office:value-type="float" office:value="0.226637" calcext:value-type="float">
            <text:p>0.226637</text:p>
          </table:table-cell>
          <table:table-cell office:value-type="float" office:value="0.23627" calcext:value-type="float">
            <text:p>0.23627</text:p>
          </table:table-cell>
          <table:table-cell table:number-columns-repeated="2" office:value-type="float" office:value="2.0007" calcext:value-type="float">
            <text:p>2.0007</text:p>
          </table:table-cell>
          <table:table-cell office:value-type="float" office:value="4.7016" calcext:value-type="float">
            <text:p>4.7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5.28614" calcext:value-type="float">
            <text:p>5.286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2867" calcext:value-type="float">
            <text:p>5.0286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04021" calcext:value-type="float">
            <text:p>4.0402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23" calcext:value-type="float">
            <text:p>0.119223</text:p>
          </table:table-cell>
          <table:table-cell office:value-type="float" office:value="0.121093" calcext:value-type="float">
            <text:p>0.121093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12206" calcext:value-type="float">
            <text:p>0.12206</text:p>
          </table:table-cell>
          <table:table-cell office:value-type="float" office:value="0.240182" calcext:value-type="float">
            <text:p>0.240182</text:p>
          </table:table-cell>
          <table:table-cell office:value-type="float" office:value="0.237473" calcext:value-type="float">
            <text:p>0.237473</text:p>
          </table:table-cell>
          <table:table-cell office:value-type="float" office:value="0.243577" calcext:value-type="float">
            <text:p>0.243577</text:p>
          </table:table-cell>
          <table:table-cell office:value-type="float" office:value="0.240186" calcext:value-type="float">
            <text:p>0.240186</text:p>
          </table:table-cell>
          <table:table-cell office:value-type="float" office:value="0.236957" calcext:value-type="float">
            <text:p>0.236957</text:p>
          </table:table-cell>
          <table:table-cell office:value-type="float" office:value="0.24606" calcext:value-type="float">
            <text:p>0.24606</text:p>
          </table:table-cell>
          <table:table-cell office:value-type="float" office:value="2" calcext:value-type="float">
            <text:p>2</text:p>
          </table:table-cell>
          <table:table-cell office:value-type="float" office:value="2.00004" calcext:value-type="float">
            <text:p>2.00004</text:p>
          </table:table-cell>
          <table:table-cell office:value-type="float" office:value="4.72675" calcext:value-type="float">
            <text:p>4.72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5.35503" calcext:value-type="float">
            <text:p>5.3550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0686" calcext:value-type="float">
            <text:p>5.068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08105" calcext:value-type="float">
            <text:p>4.081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368" calcext:value-type="float">
            <text:p>0.12368</text:p>
          </table:table-cell>
          <table:table-cell office:value-type="float" office:value="0.126663" calcext:value-type="float">
            <text:p>0.126663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250341" calcext:value-type="float">
            <text:p>0.250341</text:p>
          </table:table-cell>
          <table:table-cell office:value-type="float" office:value="0.247823" calcext:value-type="float">
            <text:p>0.247823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256177" calcext:value-type="float">
            <text:p>0.256177</text:p>
          </table:table-cell>
          <table:table-cell office:value-type="float" office:value="2.00137" calcext:value-type="float">
            <text:p>2.00137</text:p>
          </table:table-cell>
          <table:table-cell office:value-type="float" office:value="2.00133" calcext:value-type="float">
            <text:p>2.00133</text:p>
          </table:table-cell>
          <table:table-cell office:value-type="float" office:value="4.74463" calcext:value-type="float">
            <text:p>4.74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5.42225" calcext:value-type="float">
            <text:p>5.4222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.11025" calcext:value-type="float">
            <text:p>5.1102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0.13107" calcext:value-type="float">
            <text:p>0.13107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53" calcext:value-type="float">
            <text:p>0.131553</text:p>
          </table:table-cell>
          <table:table-cell office:value-type="float" office:value="0.260142" calcext:value-type="float">
            <text:p>0.260142</text:p>
          </table:table-cell>
          <table:table-cell office:value-type="float" office:value="0.25479" calcext:value-type="float">
            <text:p>0.25479</text:p>
          </table:table-cell>
          <table:table-cell office:value-type="float" office:value="0.262667" calcext:value-type="float">
            <text:p>0.262667</text:p>
          </table:table-cell>
          <table:table-cell office:value-type="float" office:value="0.260144" calcext:value-type="float">
            <text:p>0.260144</text:p>
          </table:table-cell>
          <table:table-cell office:value-type="float" office:value="0.257157" calcext:value-type="float">
            <text:p>0.257157</text:p>
          </table:table-cell>
          <table:table-cell office:value-type="float" office:value="0.26547" calcext:value-type="float">
            <text:p>0.26547</text:p>
          </table:table-cell>
          <table:table-cell office:value-type="float" office:value="2.00054" calcext:value-type="float">
            <text:p>2.00054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4.76927" calcext:value-type="float">
            <text:p>4.76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5.52159" calcext:value-type="float">
            <text:p>5.5215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17008" calcext:value-type="float">
            <text:p>5.1700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17941" calcext:value-type="float">
            <text:p>4.1794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3477" calcext:value-type="float">
            <text:p>0.133477</text:p>
          </table:table-cell>
          <table:table-cell office:value-type="float" office:value="0.13611" calcext:value-type="float">
            <text:p>0.13611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70125" calcext:value-type="float">
            <text:p>0.270125</text:p>
          </table:table-cell>
          <table:table-cell office:value-type="float" office:value="0.265327" calcext:value-type="float">
            <text:p>0.265327</text:p>
          </table:table-cell>
          <table:table-cell office:value-type="float" office:value="0.273097" calcext:value-type="float">
            <text:p>0.273097</text:p>
          </table:table-cell>
          <table:table-cell office:value-type="float" office:value="0.270124" calcext:value-type="float">
            <text:p>0.270124</text:p>
          </table:table-cell>
          <table:table-cell office:value-type="float" office:value="0.267757" calcext:value-type="float">
            <text:p>0.267757</text:p>
          </table:table-cell>
          <table:table-cell office:value-type="float" office:value="0.275963" calcext:value-type="float">
            <text:p>0.275963</text:p>
          </table:table-cell>
          <table:table-cell table:number-columns-repeated="2" office:value-type="float" office:value="2.00023" calcext:value-type="float">
            <text:p>2.00023</text:p>
          </table:table-cell>
          <table:table-cell office:value-type="float" office:value="4.80579" calcext:value-type="float">
            <text:p>4.80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58752" calcext:value-type="float">
            <text:p>5.5875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0548" calcext:value-type="float">
            <text:p>5.2054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21829" calcext:value-type="float">
            <text:p>4.218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487" calcext:value-type="float">
            <text:p>0.14148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280146" calcext:value-type="float">
            <text:p>0.280146</text:p>
          </table:table-cell>
          <table:table-cell office:value-type="float" office:value="0.276463" calcext:value-type="float">
            <text:p>0.276463</text:p>
          </table:table-cell>
          <table:table-cell office:value-type="float" office:value="0.283303" calcext:value-type="float">
            <text:p>0.283303</text:p>
          </table:table-cell>
          <table:table-cell office:value-type="float" office:value="0.280144" calcext:value-type="float">
            <text:p>0.280144</text:p>
          </table:table-cell>
          <table:table-cell office:value-type="float" office:value="0.277533" calcext:value-type="float">
            <text:p>0.277533</text:p>
          </table:table-cell>
          <table:table-cell office:value-type="float" office:value="0.286553" calcext:value-type="float">
            <text:p>0.286553</text:p>
          </table:table-cell>
          <table:table-cell office:value-type="float" office:value="1.99978" calcext:value-type="float">
            <text:p>1.99978</text:p>
          </table:table-cell>
          <table:table-cell office:value-type="float" office:value="1.99977" calcext:value-type="float">
            <text:p>1.99977</text:p>
          </table:table-cell>
          <table:table-cell office:value-type="float" office:value="4.82332" calcext:value-type="float">
            <text:p>4.82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71659" calcext:value-type="float">
            <text:p>5.716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7441" calcext:value-type="float">
            <text:p>5.274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27804" calcext:value-type="float">
            <text:p>4.278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4437" calcext:value-type="float">
            <text:p>0.144437</text:p>
          </table:table-cell>
          <table:table-cell office:value-type="float" office:value="0.14599" calcext:value-type="float">
            <text:p>0.14599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90378" calcext:value-type="float">
            <text:p>0.290378</text:p>
          </table:table-cell>
          <table:table-cell office:value-type="float" office:value="0.286953" calcext:value-type="float">
            <text:p>0.286953</text:p>
          </table:table-cell>
          <table:table-cell office:value-type="float" office:value="0.292457" calcext:value-type="float">
            <text:p>0.292457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0.287883" calcext:value-type="float">
            <text:p>0.287883</text:p>
          </table:table-cell>
          <table:table-cell office:value-type="float" office:value="0.295953" calcext:value-type="float">
            <text:p>0.295953</text:p>
          </table:table-cell>
          <table:table-cell table:number-columns-repeated="2" office:value-type="float" office:value="2.00122" calcext:value-type="float">
            <text:p>2.00122</text:p>
          </table:table-cell>
          <table:table-cell office:value-type="float" office:value="4.86247" calcext:value-type="float">
            <text:p>4.86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80722" calcext:value-type="float">
            <text:p>5.8072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32341" calcext:value-type="float">
            <text:p>5.3234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3552" calcext:value-type="float">
            <text:p>4.3355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713" calcext:value-type="float">
            <text:p>0.148713</text:p>
          </table:table-cell>
          <table:table-cell office:value-type="float" office:value="0.151463" calcext:value-type="float">
            <text:p>0.151463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300202" calcext:value-type="float">
            <text:p>0.300202</text:p>
          </table:table-cell>
          <table:table-cell office:value-type="float" office:value="0.295207" calcext:value-type="float">
            <text:p>0.295207</text:p>
          </table:table-cell>
          <table:table-cell office:value-type="float" office:value="0.304267" calcext:value-type="float">
            <text:p>0.304267</text:p>
          </table:table-cell>
          <table:table-cell office:value-type="float" office:value="0.300201" calcext:value-type="float">
            <text:p>0.300201</text:p>
          </table:table-cell>
          <table:table-cell office:value-type="float" office:value="0.297327" calcext:value-type="float">
            <text:p>0.297327</text:p>
          </table:table-cell>
          <table:table-cell office:value-type="float" office:value="0.305803" calcext:value-type="float">
            <text:p>0.305803</text:p>
          </table:table-cell>
          <table:table-cell table:number-columns-repeated="2" office:value-type="float" office:value="2.00038" calcext:value-type="float">
            <text:p>2.00038</text:p>
          </table:table-cell>
          <table:table-cell office:value-type="float" office:value="4.88686" calcext:value-type="float">
            <text:p>4.88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92392" calcext:value-type="float">
            <text:p>5.9239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38126" calcext:value-type="float">
            <text:p>5.3812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38929" calcext:value-type="float">
            <text:p>4.389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4173" calcext:value-type="float">
            <text:p>0.154173</text:p>
          </table:table-cell>
          <table:table-cell office:value-type="float" office:value="0.156657" calcext:value-type="float">
            <text:p>0.156657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310378" calcext:value-type="float">
            <text:p>0.310378</text:p>
          </table:table-cell>
          <table:table-cell office:value-type="float" office:value="0.305657" calcext:value-type="float">
            <text:p>0.305657</text:p>
          </table:table-cell>
          <table:table-cell office:value-type="float" office:value="0.31378" calcext:value-type="float">
            <text:p>0.31378</text:p>
          </table:table-cell>
          <table:table-cell office:value-type="float" office:value="0.310377" calcext:value-type="float">
            <text:p>0.310377</text:p>
          </table:table-cell>
          <table:table-cell office:value-type="float" office:value="0.307203" calcext:value-type="float">
            <text:p>0.307203</text:p>
          </table:table-cell>
          <table:table-cell office:value-type="float" office:value="0.316177" calcext:value-type="float">
            <text:p>0.316177</text:p>
          </table:table-cell>
          <table:table-cell table:number-columns-repeated="2" office:value-type="float" office:value="2.00121" calcext:value-type="float">
            <text:p>2.00121</text:p>
          </table:table-cell>
          <table:table-cell office:value-type="float" office:value="4.91656" calcext:value-type="float">
            <text:p>4.91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6.05759" calcext:value-type="float">
            <text:p>6.057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44294" calcext:value-type="float">
            <text:p>5.4429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197" calcext:value-type="float">
            <text:p>0.159197</text:p>
          </table:table-cell>
          <table:table-cell office:value-type="float" office:value="0.161137" calcext:value-type="float">
            <text:p>0.161137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2" calcext:value-type="float">
            <text:p>0.15852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320328" calcext:value-type="float">
            <text:p>0.320328</text:p>
          </table:table-cell>
          <table:table-cell office:value-type="float" office:value="0.31643" calcext:value-type="float">
            <text:p>0.31643</text:p>
          </table:table-cell>
          <table:table-cell office:value-type="float" office:value="0.324347" calcext:value-type="float">
            <text:p>0.324347</text:p>
          </table:table-cell>
          <table:table-cell office:value-type="float" office:value="0.320326" calcext:value-type="float">
            <text:p>0.320326</text:p>
          </table:table-cell>
          <table:table-cell office:value-type="float" office:value="0.31709" calcext:value-type="float">
            <text:p>0.31709</text:p>
          </table:table-cell>
          <table:table-cell office:value-type="float" office:value="0.32577" calcext:value-type="float">
            <text:p>0.32577</text:p>
          </table:table-cell>
          <table:table-cell table:number-columns-repeated="2" office:value-type="float" office:value="2.0004" calcext:value-type="float">
            <text:p>2.0004</text:p>
          </table:table-cell>
          <table:table-cell office:value-type="float" office:value="4.95248" calcext:value-type="float">
            <text:p>4.95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6.14641" calcext:value-type="float">
            <text:p>6.1464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48324" calcext:value-type="float">
            <text:p>5.483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49298" calcext:value-type="float">
            <text:p>4.4929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97" calcext:value-type="float">
            <text:p>0.16397</text:p>
          </table:table-cell>
          <table:table-cell office:value-type="float" office:value="0.165877" calcext:value-type="float">
            <text:p>0.165877</text:p>
          </table:table-cell>
          <table:table-cell office:value-type="float" office:value="0.165182" calcext:value-type="float">
            <text:p>0.165182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330415" calcext:value-type="float">
            <text:p>0.330415</text:p>
          </table:table-cell>
          <table:table-cell office:value-type="float" office:value="0.32749" calcext:value-type="float">
            <text:p>0.32749</text:p>
          </table:table-cell>
          <table:table-cell office:value-type="float" office:value="0.332293" calcext:value-type="float">
            <text:p>0.332293</text:p>
          </table:table-cell>
          <table:table-cell office:value-type="float" office:value="0.330414" calcext:value-type="float">
            <text:p>0.330414</text:p>
          </table:table-cell>
          <table:table-cell office:value-type="float" office:value="0.32695" calcext:value-type="float">
            <text:p>0.32695</text:p>
          </table:table-cell>
          <table:table-cell office:value-type="float" office:value="0.335643" calcext:value-type="float">
            <text:p>0.335643</text:p>
          </table:table-cell>
          <table:table-cell office:value-type="float" office:value="2.00029" calcext:value-type="float">
            <text:p>2.00029</text:p>
          </table:table-cell>
          <table:table-cell office:value-type="float" office:value="2.0003" calcext:value-type="float">
            <text:p>2.0003</text:p>
          </table:table-cell>
          <table:table-cell office:value-type="float" office:value="4.96663" calcext:value-type="float">
            <text:p>4.96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6.29838" calcext:value-type="float">
            <text:p>6.2983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54569" calcext:value-type="float">
            <text:p>5.5456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56408" calcext:value-type="float">
            <text:p>4.564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73" calcext:value-type="float">
            <text:p>0.168773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40375" calcext:value-type="float">
            <text:p>0.340375</text:p>
          </table:table-cell>
          <table:table-cell office:value-type="float" office:value="0.336233" calcext:value-type="float">
            <text:p>0.336233</text:p>
          </table:table-cell>
          <table:table-cell office:value-type="float" office:value="0.343357" calcext:value-type="float">
            <text:p>0.343357</text:p>
          </table:table-cell>
          <table:table-cell office:value-type="float" office:value="0.340374" calcext:value-type="float">
            <text:p>0.340374</text:p>
          </table:table-cell>
          <table:table-cell office:value-type="float" office:value="0.336577" calcext:value-type="float">
            <text:p>0.336577</text:p>
          </table:table-cell>
          <table:table-cell office:value-type="float" office:value="0.34586" calcext:value-type="float">
            <text:p>0.34586</text:p>
          </table:table-cell>
          <table:table-cell office:value-type="float" office:value="2.00008" calcext:value-type="float">
            <text:p>2.00008</text:p>
          </table:table-cell>
          <table:table-cell office:value-type="float" office:value="2.00009" calcext:value-type="float">
            <text:p>2.00009</text:p>
          </table:table-cell>
          <table:table-cell office:value-type="float" office:value="5.00144" calcext:value-type="float">
            <text:p>5.00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6.42356" calcext:value-type="float">
            <text:p>6.4235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9828" calcext:value-type="float">
            <text:p>5.5982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61607" calcext:value-type="float">
            <text:p>4.6160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827" calcext:value-type="float">
            <text:p>0.173827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175218" calcext:value-type="float">
            <text:p>0.175218</text:p>
          </table:table-cell>
          <table:table-cell office:value-type="float" office:value="0.173857" calcext:value-type="float">
            <text:p>0.17385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50427" calcext:value-type="float">
            <text:p>0.350427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0.353447" calcext:value-type="float">
            <text:p>0.353447</text:p>
          </table:table-cell>
          <table:table-cell office:value-type="float" office:value="0.350429" calcext:value-type="float">
            <text:p>0.350429</text:p>
          </table:table-cell>
          <table:table-cell office:value-type="float" office:value="0.346783" calcext:value-type="float">
            <text:p>0.346783</text:p>
          </table:table-cell>
          <table:table-cell office:value-type="float" office:value="0.355117" calcext:value-type="float">
            <text:p>0.355117</text:p>
          </table:table-cell>
          <table:table-cell table:number-columns-repeated="2" office:value-type="float" office:value="1.99996" calcext:value-type="float">
            <text:p>1.99996</text:p>
          </table:table-cell>
          <table:table-cell office:value-type="float" office:value="5.02538" calcext:value-type="float">
            <text:p>5.02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6.5992" calcext:value-type="float">
            <text:p>6.599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66005" calcext:value-type="float">
            <text:p>5.6600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67946" calcext:value-type="float">
            <text:p>4.6794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627" calcext:value-type="float">
            <text:p>0.17962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60338" calcext:value-type="float">
            <text:p>0.360338</text:p>
          </table:table-cell>
          <table:table-cell office:value-type="float" office:value="0.355757" calcext:value-type="float">
            <text:p>0.355757</text:p>
          </table:table-cell>
          <table:table-cell office:value-type="float" office:value="0.36335" calcext:value-type="float">
            <text:p>0.36335</text:p>
          </table:table-cell>
          <table:table-cell office:value-type="float" office:value="0.360335" calcext:value-type="float">
            <text:p>0.360335</text:p>
          </table:table-cell>
          <table:table-cell office:value-type="float" office:value="0.35607" calcext:value-type="float">
            <text:p>0.35607</text:p>
          </table:table-cell>
          <table:table-cell office:value-type="float" office:value="0.365113" calcext:value-type="float">
            <text:p>0.365113</text:p>
          </table:table-cell>
          <table:table-cell office:value-type="float" office:value="1.99876" calcext:value-type="float">
            <text:p>1.9987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5.05159" calcext:value-type="float">
            <text:p>5.05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6.76906" calcext:value-type="float">
            <text:p>6.7690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72495" calcext:value-type="float">
            <text:p>5.7249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74749" calcext:value-type="float">
            <text:p>4.7474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1" calcext:value-type="float">
            <text:p>0.185281</text:p>
          </table:table-cell>
          <table:table-cell office:value-type="float" office:value="0.183657" calcext:value-type="float">
            <text:p>0.183657</text:p>
          </table:table-cell>
          <table:table-cell office:value-type="float" office:value="0.186123" calcext:value-type="float">
            <text:p>0.186123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7019" calcext:value-type="float">
            <text:p>0.37019</text:p>
          </table:table-cell>
          <table:table-cell office:value-type="float" office:value="0.36595" calcext:value-type="float">
            <text:p>0.36595</text:p>
          </table:table-cell>
          <table:table-cell office:value-type="float" office:value="0.375113" calcext:value-type="float">
            <text:p>0.375113</text:p>
          </table:table-cell>
          <table:table-cell office:value-type="float" office:value="0.370192" calcext:value-type="float">
            <text:p>0.370192</text:p>
          </table:table-cell>
          <table:table-cell office:value-type="float" office:value="0.36492" calcext:value-type="float">
            <text:p>0.36492</text:p>
          </table:table-cell>
          <table:table-cell office:value-type="float" office:value="0.37468" calcext:value-type="float">
            <text:p>0.37468</text:p>
          </table:table-cell>
          <table:table-cell table:number-columns-repeated="2" office:value-type="float" office:value="1.998" calcext:value-type="float">
            <text:p>1.998</text:p>
          </table:table-cell>
          <table:table-cell office:value-type="float" office:value="5.08385" calcext:value-type="float">
            <text:p>5.08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6.95647" calcext:value-type="float">
            <text:p>6.9564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.7844" calcext:value-type="float">
            <text:p>5.784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.80023" calcext:value-type="float">
            <text:p>4.8002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9" calcext:value-type="float">
            <text:p>0.190259</text:p>
          </table:table-cell>
          <table:table-cell office:value-type="float" office:value="0.188837" calcext:value-type="float">
            <text:p>0.188837</text:p>
          </table:table-cell>
          <table:table-cell office:value-type="float" office:value="0.191553" calcext:value-type="float">
            <text:p>0.19155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0.37602" calcext:value-type="float">
            <text:p>0.37602</text:p>
          </table:table-cell>
          <table:table-cell office:value-type="float" office:value="0.382803" calcext:value-type="float">
            <text:p>0.382803</text:p>
          </table:table-cell>
          <table:table-cell office:value-type="float" office:value="0.380034" calcext:value-type="float">
            <text:p>0.380034</text:p>
          </table:table-cell>
          <table:table-cell office:value-type="float" office:value="0.374987" calcext:value-type="float">
            <text:p>0.374987</text:p>
          </table:table-cell>
          <table:table-cell office:value-type="float" office:value="0.384773" calcext:value-type="float">
            <text:p>0.384773</text:p>
          </table:table-cell>
          <table:table-cell table:number-columns-repeated="2" office:value-type="float" office:value="1.99747" calcext:value-type="float">
            <text:p>1.99747</text:p>
          </table:table-cell>
          <table:table-cell office:value-type="float" office:value="5.11388" calcext:value-type="float">
            <text:p>5.11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7.17239" calcext:value-type="float">
            <text:p>7.172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5483" calcext:value-type="float">
            <text:p>5.8548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7894" calcext:value-type="float">
            <text:p>4.8789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0.196253" calcext:value-type="float">
            <text:p>0.196253</text:p>
          </table:table-cell>
          <table:table-cell office:value-type="float" office:value="0.195211" calcext:value-type="float">
            <text:p>0.195211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196847" calcext:value-type="float">
            <text:p>0.196847</text:p>
          </table:table-cell>
          <table:table-cell office:value-type="float" office:value="0.389942" calcext:value-type="float">
            <text:p>0.389942</text:p>
          </table:table-cell>
          <table:table-cell office:value-type="float" office:value="0.387257" calcext:value-type="float">
            <text:p>0.387257</text:p>
          </table:table-cell>
          <table:table-cell office:value-type="float" office:value="0.39328" calcext:value-type="float">
            <text:p>0.39328</text:p>
          </table:table-cell>
          <table:table-cell office:value-type="float" office:value="0.389939" calcext:value-type="float">
            <text:p>0.389939</text:p>
          </table:table-cell>
          <table:table-cell office:value-type="float" office:value="0.38512" calcext:value-type="float">
            <text:p>0.38512</text:p>
          </table:table-cell>
          <table:table-cell office:value-type="float" office:value="0.394377" calcext:value-type="float">
            <text:p>0.394377</text:p>
          </table:table-cell>
          <table:table-cell table:number-columns-repeated="2" office:value-type="float" office:value="1.99753" calcext:value-type="float">
            <text:p>1.99753</text:p>
          </table:table-cell>
          <table:table-cell office:value-type="float" office:value="5.14509" calcext:value-type="float">
            <text:p>5.14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7.41055" calcext:value-type="float">
            <text:p>7.4105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92679" calcext:value-type="float">
            <text:p>5.9267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4704" calcext:value-type="float">
            <text:p>4.9470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9107" calcext:value-type="float">
            <text:p>0.199107</text:p>
          </table:table-cell>
          <table:table-cell office:value-type="float" office:value="0.201223" calcext:value-type="float">
            <text:p>0.201223</text:p>
          </table:table-cell>
          <table:table-cell office:value-type="float" office:value="0.200212" calcext:value-type="float">
            <text:p>0.200212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400103" calcext:value-type="float">
            <text:p>0.400103</text:p>
          </table:table-cell>
          <table:table-cell office:value-type="float" office:value="0.396433" calcext:value-type="float">
            <text:p>0.396433</text:p>
          </table:table-cell>
          <table:table-cell office:value-type="float" office:value="0.403297" calcext:value-type="float">
            <text:p>0.403297</text:p>
          </table:table-cell>
          <table:table-cell office:value-type="float" office:value="0.400101" calcext:value-type="float">
            <text:p>0.400101</text:p>
          </table:table-cell>
          <table:table-cell office:value-type="float" office:value="0.39409" calcext:value-type="float">
            <text:p>0.39409</text:p>
          </table:table-cell>
          <table:table-cell office:value-type="float" office:value="0.404467" calcext:value-type="float">
            <text:p>0.404467</text:p>
          </table:table-cell>
          <table:table-cell office:value-type="float" office:value="1.99837" calcext:value-type="float">
            <text:p>1.99837</text:p>
          </table:table-cell>
          <table:table-cell office:value-type="float" office:value="1.99838" calcext:value-type="float">
            <text:p>1.99838</text:p>
          </table:table-cell>
          <table:table-cell office:value-type="float" office:value="5.17281" calcext:value-type="float">
            <text:p>5.17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7.66987" calcext:value-type="float">
            <text:p>7.669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9971" calcext:value-type="float">
            <text:p>5.997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1798" calcext:value-type="float">
            <text:p>5.0179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527" calcext:value-type="float">
            <text:p>0.203527</text:p>
          </table:table-cell>
          <table:table-cell office:value-type="float" office:value="0.20658" calcext:value-type="float">
            <text:p>0.20658</text:p>
          </table:table-cell>
          <table:table-cell office:value-type="float" office:value="0.205179" calcext:value-type="float">
            <text:p>0.205179</text:p>
          </table:table-cell>
          <table:table-cell office:value-type="float" office:value="0.20334" calcext:value-type="float">
            <text:p>0.20334</text:p>
          </table:table-cell>
          <table:table-cell office:value-type="float" office:value="0.206603" calcext:value-type="float">
            <text:p>0.206603</text:p>
          </table:table-cell>
          <table:table-cell office:value-type="float" office:value="0.410046" calcext:value-type="float">
            <text:p>0.410046</text:p>
          </table:table-cell>
          <table:table-cell office:value-type="float" office:value="0.406027" calcext:value-type="float">
            <text:p>0.406027</text:p>
          </table:table-cell>
          <table:table-cell office:value-type="float" office:value="0.413907" calcext:value-type="float">
            <text:p>0.413907</text:p>
          </table:table-cell>
          <table:table-cell office:value-type="float" office:value="0.41005" calcext:value-type="float">
            <text:p>0.41005</text:p>
          </table:table-cell>
          <table:table-cell office:value-type="float" office:value="0.40408" calcext:value-type="float">
            <text:p>0.40408</text:p>
          </table:table-cell>
          <table:table-cell office:value-type="float" office:value="0.41449" calcext:value-type="float">
            <text:p>0.41449</text:p>
          </table:table-cell>
          <table:table-cell office:value-type="float" office:value="1.99849" calcext:value-type="float">
            <text:p>1.99849</text:p>
          </table:table-cell>
          <table:table-cell office:value-type="float" office:value="1.9985" calcext:value-type="float">
            <text:p>1.9985</text:p>
          </table:table-cell>
          <table:table-cell office:value-type="float" office:value="5.20115" calcext:value-type="float">
            <text:p>5.2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7.99323" calcext:value-type="float">
            <text:p>7.9932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.07857" calcext:value-type="float">
            <text:p>6.0785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1025" calcext:value-type="float">
            <text:p>5.102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8223" calcext:value-type="float">
            <text:p>0.208223</text:p>
          </table:table-cell>
          <table:table-cell office:value-type="float" office:value="0.212373" calcext:value-type="float">
            <text:p>0.212373</text:p>
          </table:table-cell>
          <table:table-cell office:value-type="float" office:value="0.210142" calcext:value-type="float">
            <text:p>0.210142</text:p>
          </table:table-cell>
          <table:table-cell office:value-type="float" office:value="0.208203" calcext:value-type="float">
            <text:p>0.208203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419853" calcext:value-type="float">
            <text:p>0.419853</text:p>
          </table:table-cell>
          <table:table-cell office:value-type="float" office:value="0.41716" calcext:value-type="float">
            <text:p>0.41716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419845" calcext:value-type="float">
            <text:p>0.419845</text:p>
          </table:table-cell>
          <table:table-cell office:value-type="float" office:value="0.413383" calcext:value-type="float">
            <text:p>0.413383</text:p>
          </table:table-cell>
          <table:table-cell office:value-type="float" office:value="0.423807" calcext:value-type="float">
            <text:p>0.423807</text:p>
          </table:table-cell>
          <table:table-cell table:number-columns-repeated="2" office:value-type="float" office:value="1.99791" calcext:value-type="float">
            <text:p>1.99791</text:p>
          </table:table-cell>
          <table:table-cell office:value-type="float" office:value="5.23703" calcext:value-type="float">
            <text:p>5.23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8.31263" calcext:value-type="float">
            <text:p>8.3126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.14167" calcext:value-type="float">
            <text:p>6.1416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7057" calcext:value-type="float">
            <text:p>5.1705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216673" calcext:value-type="float">
            <text:p>0.216673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429812" calcext:value-type="float">
            <text:p>0.429812</text:p>
          </table:table-cell>
          <table:table-cell office:value-type="float" office:value="0.427013" calcext:value-type="float">
            <text:p>0.427013</text:p>
          </table:table-cell>
          <table:table-cell office:value-type="float" office:value="0.433287" calcext:value-type="float">
            <text:p>0.433287</text:p>
          </table:table-cell>
          <table:table-cell office:value-type="float" office:value="0.429808" calcext:value-type="float">
            <text:p>0.429808</text:p>
          </table:table-cell>
          <table:table-cell office:value-type="float" office:value="0.423547" calcext:value-type="float">
            <text:p>0.423547</text:p>
          </table:table-cell>
          <table:table-cell office:value-type="float" office:value="0.43351" calcext:value-type="float">
            <text:p>0.43351</text:p>
          </table:table-cell>
          <table:table-cell office:value-type="float" office:value="1.99808" calcext:value-type="float">
            <text:p>1.99808</text:p>
          </table:table-cell>
          <table:table-cell office:value-type="float" office:value="1.99806" calcext:value-type="float">
            <text:p>1.99806</text:p>
          </table:table-cell>
          <table:table-cell office:value-type="float" office:value="5.26017" calcext:value-type="float">
            <text:p>5.2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8.72789" calcext:value-type="float">
            <text:p>8.7278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.22545" calcext:value-type="float">
            <text:p>6.2254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24982" calcext:value-type="float">
            <text:p>5.249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9247" calcext:value-type="float">
            <text:p>0.219247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1831" calcext:value-type="float">
            <text:p>0.21831</text:p>
          </table:table-cell>
          <table:table-cell office:value-type="float" office:value="0.221573" calcext:value-type="float">
            <text:p>0.221573</text:p>
          </table:table-cell>
          <table:table-cell office:value-type="float" office:value="0.439682" calcext:value-type="float">
            <text:p>0.439682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444187" calcext:value-type="float">
            <text:p>0.444187</text:p>
          </table:table-cell>
          <table:table-cell office:value-type="float" office:value="0.439684" calcext:value-type="float">
            <text:p>0.43968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443373" calcext:value-type="float">
            <text:p>0.443373</text:p>
          </table:table-cell>
          <table:table-cell table:number-columns-repeated="2" office:value-type="float" office:value="1.99732" calcext:value-type="float">
            <text:p>1.99732</text:p>
          </table:table-cell>
          <table:table-cell office:value-type="float" office:value="5.29309" calcext:value-type="float">
            <text:p>5.29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9.15694" calcext:value-type="float">
            <text:p>9.1569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.31104" calcext:value-type="float">
            <text:p>6.3110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33821" calcext:value-type="float">
            <text:p>5.3382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6047" calcext:value-type="float">
            <text:p>0.226047</text:p>
          </table:table-cell>
          <table:table-cell office:value-type="float" office:value="0.225166" calcext:value-type="float">
            <text:p>0.225166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449706" calcext:value-type="float">
            <text:p>0.449706</text:p>
          </table:table-cell>
          <table:table-cell office:value-type="float" office:value="0.448183" calcext:value-type="float">
            <text:p>0.448183</text:p>
          </table:table-cell>
          <table:table-cell office:value-type="float" office:value="0.45163" calcext:value-type="float">
            <text:p>0.45163</text:p>
          </table:table-cell>
          <table:table-cell office:value-type="float" office:value="0.449711" calcext:value-type="float">
            <text:p>0.449711</text:p>
          </table:table-cell>
          <table:table-cell office:value-type="float" office:value="0.443747" calcext:value-type="float">
            <text:p>0.443747</text:p>
          </table:table-cell>
          <table:table-cell office:value-type="float" office:value="0.453153" calcext:value-type="float">
            <text:p>0.453153</text:p>
          </table:table-cell>
          <table:table-cell table:number-columns-repeated="2" office:value-type="float" office:value="1.99724" calcext:value-type="float">
            <text:p>1.99724</text:p>
          </table:table-cell>
          <table:table-cell office:value-type="float" office:value="5.32835" calcext:value-type="float">
            <text:p>5.32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9.70934" calcext:value-type="float">
            <text:p>9.7093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.39103" calcext:value-type="float">
            <text:p>6.3910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41159" calcext:value-type="float">
            <text:p>5.4115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1" calcext:value-type="float">
            <text:p>0.230131</text:p>
          </table:table-cell>
          <table:table-cell office:value-type="float" office:value="0.22869" calcext:value-type="float">
            <text:p>0.22869</text:p>
          </table:table-cell>
          <table:table-cell office:value-type="float" office:value="0.231213" calcext:value-type="float">
            <text:p>0.231213</text:p>
          </table:table-cell>
          <table:table-cell office:value-type="float" office:value="0.230128" calcext:value-type="float">
            <text:p>0.230128</text:p>
          </table:table-cell>
          <table:table-cell office:value-type="float" office:value="0.228143" calcext:value-type="float">
            <text:p>0.228143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59675" calcext:value-type="float">
            <text:p>0.459675</text:p>
          </table:table-cell>
          <table:table-cell office:value-type="float" office:value="0.45545" calcext:value-type="float">
            <text:p>0.45545</text:p>
          </table:table-cell>
          <table:table-cell office:value-type="float" office:value="0.462667" calcext:value-type="float">
            <text:p>0.462667</text:p>
          </table:table-cell>
          <table:table-cell office:value-type="float" office:value="0.459667" calcext:value-type="float">
            <text:p>0.459667</text:p>
          </table:table-cell>
          <table:table-cell office:value-type="float" office:value="0.45381" calcext:value-type="float">
            <text:p>0.45381</text:p>
          </table:table-cell>
          <table:table-cell office:value-type="float" office:value="0.463143" calcext:value-type="float">
            <text:p>0.463143</text:p>
          </table:table-cell>
          <table:table-cell table:number-columns-repeated="2" office:value-type="float" office:value="1.99745" calcext:value-type="float">
            <text:p>1.99745</text:p>
          </table:table-cell>
          <table:table-cell office:value-type="float" office:value="5.34982" calcext:value-type="float">
            <text:p>5.34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0.4215" calcext:value-type="float">
            <text:p>10.421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.48739" calcext:value-type="float">
            <text:p>6.4873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51655" calcext:value-type="float">
            <text:p>5.516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236607" calcext:value-type="float">
            <text:p>0.236607</text:p>
          </table:table-cell>
          <table:table-cell office:value-type="float" office:value="0.235072" calcext:value-type="float">
            <text:p>0.235072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0.236853" calcext:value-type="float">
            <text:p>0.236853</text:p>
          </table:table-cell>
          <table:table-cell office:value-type="float" office:value="0.469517" calcext:value-type="float">
            <text:p>0.469517</text:p>
          </table:table-cell>
          <table:table-cell office:value-type="float" office:value="0.466063" calcext:value-type="float">
            <text:p>0.466063</text:p>
          </table:table-cell>
          <table:table-cell office:value-type="float" office:value="0.47564" calcext:value-type="float">
            <text:p>0.47564</text:p>
          </table:table-cell>
          <table:table-cell office:value-type="float" office:value="0.469524" calcext:value-type="float">
            <text:p>0.469524</text:p>
          </table:table-cell>
          <table:table-cell office:value-type="float" office:value="0.464017" calcext:value-type="float">
            <text:p>0.464017</text:p>
          </table:table-cell>
          <table:table-cell office:value-type="float" office:value="0.472853" calcext:value-type="float">
            <text:p>0.472853</text:p>
          </table:table-cell>
          <table:table-cell office:value-type="float" office:value="1.99735" calcext:value-type="float">
            <text:p>1.99735</text:p>
          </table:table-cell>
          <table:table-cell office:value-type="float" office:value="1.99736" calcext:value-type="float">
            <text:p>1.99736</text:p>
          </table:table-cell>
          <table:table-cell office:value-type="float" office:value="5.38333" calcext:value-type="float">
            <text:p>5.38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6.67328" calcext:value-type="float">
            <text:p>6.6732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9633" calcext:value-type="float">
            <text:p>5.696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49" calcext:value-type="float">
            <text:p>0.245049</text:p>
          </table:table-cell>
          <table:table-cell office:value-type="float" office:value="0.243803" calcext:value-type="float">
            <text:p>0.243803</text:p>
          </table:table-cell>
          <table:table-cell office:value-type="float" office:value="0.24617" calcext:value-type="float">
            <text:p>0.24617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6" calcext:value-type="float">
            <text:p>0.24346</text:p>
          </table:table-cell>
          <table:table-cell office:value-type="float" office:value="0.24674" calcext:value-type="float">
            <text:p>0.24674</text:p>
          </table:table-cell>
          <table:table-cell office:value-type="float" office:value="0.489597" calcext:value-type="float">
            <text:p>0.489597</text:p>
          </table:table-cell>
          <table:table-cell office:value-type="float" office:value="0.483967" calcext:value-type="float">
            <text:p>0.483967</text:p>
          </table:table-cell>
          <table:table-cell office:value-type="float" office:value="0.496077" calcext:value-type="float">
            <text:p>0.496077</text:p>
          </table:table-cell>
          <table:table-cell office:value-type="float" office:value="0.489598" calcext:value-type="float">
            <text:p>0.489598</text:p>
          </table:table-cell>
          <table:table-cell office:value-type="float" office:value="0.483907" calcext:value-type="float">
            <text:p>0.483907</text:p>
          </table:table-cell>
          <table:table-cell office:value-type="float" office:value="0.4925" calcext:value-type="float">
            <text:p>0.4925</text:p>
          </table:table-cell>
          <table:table-cell table:number-columns-repeated="2" office:value-type="float" office:value="1.99795" calcext:value-type="float">
            <text:p>1.99795</text:p>
          </table:table-cell>
          <table:table-cell office:value-type="float" office:value="5.43704" calcext:value-type="float">
            <text:p>5.43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3.2012" calcext:value-type="float">
            <text:p>13.2012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.77337" calcext:value-type="float">
            <text:p>6.7733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81007" calcext:value-type="float">
            <text:p>5.8100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153" calcext:value-type="float">
            <text:p>0.248153</text:p>
          </table:table-cell>
          <table:table-cell office:value-type="float" office:value="0.251527" calcext:value-type="float">
            <text:p>0.251527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13" calcext:value-type="float">
            <text:p>0.248413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99445" calcext:value-type="float">
            <text:p>0.499445</text:p>
          </table:table-cell>
          <table:table-cell office:value-type="float" office:value="0.49663" calcext:value-type="float">
            <text:p>0.49663</text:p>
          </table:table-cell>
          <table:table-cell office:value-type="float" office:value="0.502523" calcext:value-type="float">
            <text:p>0.502523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502367" calcext:value-type="float">
            <text:p>0.502367</text:p>
          </table:table-cell>
          <table:table-cell office:value-type="float" office:value="1.99809" calcext:value-type="float">
            <text:p>1.99809</text:p>
          </table:table-cell>
          <table:table-cell office:value-type="float" office:value="1.99807" calcext:value-type="float">
            <text:p>1.99807</text:p>
          </table:table-cell>
          <table:table-cell office:value-type="float" office:value="5.47043" calcext:value-type="float">
            <text:p>5.47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15.2512" calcext:value-type="float">
            <text:p>15.2512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6.88037" calcext:value-type="float">
            <text:p>6.8803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.91486" calcext:value-type="float">
            <text:p>5.9148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3" calcext:value-type="float">
            <text:p>0.254963</text:p>
          </table:table-cell>
          <table:table-cell office:value-type="float" office:value="0.25345" calcext:value-type="float">
            <text:p>0.25345</text:p>
          </table:table-cell>
          <table:table-cell office:value-type="float" office:value="0.25648" calcext:value-type="float">
            <text:p>0.25648</text:p>
          </table:table-cell>
          <table:table-cell office:value-type="float" office:value="0.254969" calcext:value-type="float">
            <text:p>0.254969</text:p>
          </table:table-cell>
          <table:table-cell office:value-type="float" office:value="0.253517" calcext:value-type="float">
            <text:p>0.253517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509505" calcext:value-type="float">
            <text:p>0.509505</text:p>
          </table:table-cell>
          <table:table-cell office:value-type="float" office:value="0.504043" calcext:value-type="float">
            <text:p>0.504043</text:p>
          </table:table-cell>
          <table:table-cell office:value-type="float" office:value="0.514217" calcext:value-type="float">
            <text:p>0.514217</text:p>
          </table:table-cell>
          <table:table-cell office:value-type="float" office:value="0.50951" calcext:value-type="float">
            <text:p>0.50951</text:p>
          </table:table-cell>
          <table:table-cell office:value-type="float" office:value="0.504593" calcext:value-type="float">
            <text:p>0.504593</text:p>
          </table:table-cell>
          <table:table-cell office:value-type="float" office:value="0.512797" calcext:value-type="float">
            <text:p>0.512797</text:p>
          </table:table-cell>
          <table:table-cell office:value-type="float" office:value="1.99835" calcext:value-type="float">
            <text:p>1.99835</text:p>
          </table:table-cell>
          <table:table-cell office:value-type="float" office:value="1.99833" calcext:value-type="float">
            <text:p>1.99833</text:p>
          </table:table-cell>
          <table:table-cell office:value-type="float" office:value="5.49867" calcext:value-type="float">
            <text:p>5.49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7.4325" calcext:value-type="float">
            <text:p>17.4325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6.98732" calcext:value-type="float">
            <text:p>6.9873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.01626" calcext:value-type="float">
            <text:p>6.0162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2" calcext:value-type="float">
            <text:p>0.259972</text:p>
          </table:table-cell>
          <table:table-cell office:value-type="float" office:value="0.258877" calcext:value-type="float">
            <text:p>0.258877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259972" calcext:value-type="float">
            <text:p>0.259972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53" calcext:value-type="float">
            <text:p>0.261453</text:p>
          </table:table-cell>
          <table:table-cell office:value-type="float" office:value="0.519511" calcext:value-type="float">
            <text:p>0.519511</text:p>
          </table:table-cell>
          <table:table-cell office:value-type="float" office:value="0.516593" calcext:value-type="float">
            <text:p>0.516593</text:p>
          </table:table-cell>
          <table:table-cell office:value-type="float" office:value="0.52452" calcext:value-type="float">
            <text:p>0.52452</text:p>
          </table:table-cell>
          <table:table-cell office:value-type="float" office:value="0.519517" calcext:value-type="float">
            <text:p>0.519517</text:p>
          </table:table-cell>
          <table:table-cell office:value-type="float" office:value="0.514143" calcext:value-type="float">
            <text:p>0.514143</text:p>
          </table:table-cell>
          <table:table-cell office:value-type="float" office:value="0.522997" calcext:value-type="float">
            <text:p>0.522997</text:p>
          </table:table-cell>
          <table:table-cell office:value-type="float" office:value="1.99833" calcext:value-type="float">
            <text:p>1.99833</text:p>
          </table:table-cell>
          <table:table-cell office:value-type="float" office:value="1.99836" calcext:value-type="float">
            <text:p>1.99836</text:p>
          </table:table-cell>
          <table:table-cell office:value-type="float" office:value="5.52787" calcext:value-type="float">
            <text:p>5.5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20.7389" calcext:value-type="float">
            <text:p>20.7389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7.10331" calcext:value-type="float">
            <text:p>7.1033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.12931" calcext:value-type="float">
            <text:p>6.1293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4317" calcext:value-type="float">
            <text:p>0.264317</text:p>
          </table:table-cell>
          <table:table-cell office:value-type="float" office:value="0.265637" calcext:value-type="float">
            <text:p>0.265637</text:p>
          </table:table-cell>
          <table:table-cell office:value-type="float" office:value="0.265009" calcext:value-type="float">
            <text:p>0.265009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529476" calcext:value-type="float">
            <text:p>0.529476</text:p>
          </table:table-cell>
          <table:table-cell office:value-type="float" office:value="0.52615" calcext:value-type="float">
            <text:p>0.52615</text:p>
          </table:table-cell>
          <table:table-cell office:value-type="float" office:value="0.533133" calcext:value-type="float">
            <text:p>0.533133</text:p>
          </table:table-cell>
          <table:table-cell office:value-type="float" office:value="0.529492" calcext:value-type="float">
            <text:p>0.529492</text:p>
          </table:table-cell>
          <table:table-cell office:value-type="float" office:value="0.524823" calcext:value-type="float">
            <text:p>0.524823</text:p>
          </table:table-cell>
          <table:table-cell office:value-type="float" office:value="0.533553" calcext:value-type="float">
            <text:p>0.533553</text:p>
          </table:table-cell>
          <table:table-cell office:value-type="float" office:value="1.998" calcext:value-type="float">
            <text:p>1.998</text:p>
          </table:table-cell>
          <table:table-cell office:value-type="float" office:value="1.99802" calcext:value-type="float">
            <text:p>1.99802</text:p>
          </table:table-cell>
          <table:table-cell office:value-type="float" office:value="5.55454" calcext:value-type="float">
            <text:p>5.55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28.3739" calcext:value-type="float">
            <text:p>28.3739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7.23289" calcext:value-type="float">
            <text:p>7.2328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.2652" calcext:value-type="float">
            <text:p>6.265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053" calcext:value-type="float">
            <text:p>0.268053</text:p>
          </table:table-cell>
          <table:table-cell office:value-type="float" office:value="0.270943" calcext:value-type="float">
            <text:p>0.270943</text:p>
          </table:table-cell>
          <table:table-cell office:value-type="float" office:value="0.270026" calcext:value-type="float">
            <text:p>0.270026</text:p>
          </table:table-cell>
          <table:table-cell office:value-type="float" office:value="0.26843" calcext:value-type="float">
            <text:p>0.26843</text:p>
          </table:table-cell>
          <table:table-cell office:value-type="float" office:value="0.271383" calcext:value-type="float">
            <text:p>0.271383</text:p>
          </table:table-cell>
          <table:table-cell office:value-type="float" office:value="0.539501" calcext:value-type="float">
            <text:p>0.539501</text:p>
          </table:table-cell>
          <table:table-cell office:value-type="float" office:value="0.534843" calcext:value-type="float">
            <text:p>0.534843</text:p>
          </table:table-cell>
          <table:table-cell office:value-type="float" office:value="0.542057" calcext:value-type="float">
            <text:p>0.542057</text:p>
          </table:table-cell>
          <table:table-cell office:value-type="float" office:value="0.539492" calcext:value-type="float">
            <text:p>0.539492</text:p>
          </table:table-cell>
          <table:table-cell office:value-type="float" office:value="0.534917" calcext:value-type="float">
            <text:p>0.534917</text:p>
          </table:table-cell>
          <table:table-cell office:value-type="float" office:value="0.542783" calcext:value-type="float">
            <text:p>0.542783</text:p>
          </table:table-cell>
          <table:table-cell office:value-type="float" office:value="1.99798" calcext:value-type="float">
            <text:p>1.99798</text:p>
          </table:table-cell>
          <table:table-cell office:value-type="float" office:value="1.99793" calcext:value-type="float">
            <text:p>1.99793</text:p>
          </table:table-cell>
          <table:table-cell office:value-type="float" office:value="5.58579" calcext:value-type="float">
            <text:p>5.58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45.4453" calcext:value-type="float">
            <text:p>45.4453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7.35506" calcext:value-type="float">
            <text:p>7.3550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.38586" calcext:value-type="float">
            <text:p>6.3858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4923" calcext:value-type="float">
            <text:p>0.274923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7577" calcext:value-type="float">
            <text:p>0.27577</text:p>
          </table:table-cell>
          <table:table-cell office:value-type="float" office:value="0.274928" calcext:value-type="float">
            <text:p>0.274928</text:p>
          </table:table-cell>
          <table:table-cell office:value-type="float" office:value="0.273178" calcext:value-type="float">
            <text:p>0.273178</text:p>
          </table:table-cell>
          <table:table-cell office:value-type="float" office:value="0.276417" calcext:value-type="float">
            <text:p>0.276417</text:p>
          </table:table-cell>
          <table:table-cell office:value-type="float" office:value="0.549259" calcext:value-type="float">
            <text:p>0.549259</text:p>
          </table:table-cell>
          <table:table-cell office:value-type="float" office:value="0.544475" calcext:value-type="float">
            <text:p>0.544475</text:p>
          </table:table-cell>
          <table:table-cell office:value-type="float" office:value="0.552617" calcext:value-type="float">
            <text:p>0.552617</text:p>
          </table:table-cell>
          <table:table-cell office:value-type="float" office:value="0.549279" calcext:value-type="float">
            <text:p>0.549279</text:p>
          </table:table-cell>
          <table:table-cell office:value-type="float" office:value="0.546177" calcext:value-type="float">
            <text:p>0.546177</text:p>
          </table:table-cell>
          <table:table-cell office:value-type="float" office:value="0.552377" calcext:value-type="float">
            <text:p>0.552377</text:p>
          </table:table-cell>
          <table:table-cell office:value-type="float" office:value="1.99786" calcext:value-type="float">
            <text:p>1.99786</text:p>
          </table:table-cell>
          <table:table-cell office:value-type="float" office:value="1.9979" calcext:value-type="float">
            <text:p>1.9979</text:p>
          </table:table-cell>
          <table:table-cell office:value-type="float" office:value="5.60994" calcext:value-type="float">
            <text:p>5.60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973.9" calcext:value-type="float">
            <text:p>973.9</text:p>
          </table:table-cell>
          <table:table-cell office:value-type="float" office:value="1" calcext:value-type="float">
            <text:p>1</text:p>
          </table:table-cell>
          <table:table-cell office:value-type="float" office:value="11158" calcext:value-type="float">
            <text:p>11158</text:p>
          </table:table-cell>
          <table:table-cell office:value-type="float" office:value="7.48356" calcext:value-type="float">
            <text:p>7.483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1786" calcext:value-type="float">
            <text:p>6.5178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0.279507" calcext:value-type="float">
            <text:p>0.279507</text:p>
          </table:table-cell>
          <table:table-cell office:value-type="float" office:value="0.281151" calcext:value-type="float">
            <text:p>0.281151</text:p>
          </table:table-cell>
          <table:table-cell office:value-type="float" office:value="0.279609" calcext:value-type="float">
            <text:p>0.279609</text:p>
          </table:table-cell>
          <table:table-cell office:value-type="float" office:value="0.278467" calcext:value-type="float">
            <text:p>0.278467</text:p>
          </table:table-cell>
          <table:table-cell office:value-type="float" office:value="0.280529" calcext:value-type="float">
            <text:p>0.280529</text:p>
          </table:table-cell>
          <table:table-cell office:value-type="float" office:value="0.559271" calcext:value-type="float">
            <text:p>0.559271</text:p>
          </table:table-cell>
          <table:table-cell office:value-type="float" office:value="0.555807" calcext:value-type="float">
            <text:p>0.555807</text:p>
          </table:table-cell>
          <table:table-cell office:value-type="float" office:value="0.561601" calcext:value-type="float">
            <text:p>0.56160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55671" calcext:value-type="float">
            <text:p>0.555671</text:p>
          </table:table-cell>
          <table:table-cell office:value-type="float" office:value="0.561109" calcext:value-type="float">
            <text:p>0.561109</text:p>
          </table:table-cell>
          <table:table-cell office:value-type="float" office:value="1.99789" calcext:value-type="float">
            <text:p>1.99789</text:p>
          </table:table-cell>
          <table:table-cell office:value-type="float" office:value="1.99785" calcext:value-type="float">
            <text:p>1.99785</text:p>
          </table:table-cell>
          <table:table-cell office:value-type="float" office:value="5.6301" calcext:value-type="float">
            <text:p>5.6301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49352" calcext:value-type="float">
            <text:p>4.493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913" calcext:value-type="float">
            <text:p>4.489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1159" calcext:value-type="float">
            <text:p>3.311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79667" calcext:value-type="float">
            <text:p>0.00479667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110056" calcext:value-type="float">
            <text:p>0.0110056</text:p>
          </table:table-cell>
          <table:table-cell office:value-type="float" office:value="0.0102067" calcext:value-type="float">
            <text:p>0.0102067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10054" calcext:value-type="float">
            <text:p>0.0110054</text:p>
          </table:table-cell>
          <table:table-cell office:value-type="float" office:value="0.0102533" calcext:value-type="float">
            <text:p>0.0102533</text:p>
          </table:table-cell>
          <table:table-cell office:value-type="float" office:value="0.0116867" calcext:value-type="float">
            <text:p>0.0116867</text:p>
          </table:table-cell>
          <table:table-cell office:value-type="float" office:value="2.18664" calcext:value-type="float">
            <text:p>2.18664</text:p>
          </table:table-cell>
          <table:table-cell office:value-type="float" office:value="2.18669" calcext:value-type="float">
            <text:p>2.18669</text:p>
          </table:table-cell>
          <table:table-cell office:value-type="float" office:value="4.29049" calcext:value-type="float">
            <text:p>4.29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52165" calcext:value-type="float">
            <text:p>4.521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5121" calcext:value-type="float">
            <text:p>4.51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2957" calcext:value-type="float">
            <text:p>3.295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74667" calcext:value-type="float">
            <text:p>0.00974667</text:p>
          </table:table-cell>
          <table:table-cell office:value-type="float" office:value="0.0102933" calcext:value-type="float">
            <text:p>0.0102933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221571" calcext:value-type="float">
            <text:p>0.0221571</text:p>
          </table:table-cell>
          <table:table-cell office:value-type="float" office:value="0.0213167" calcext:value-type="float">
            <text:p>0.0213167</text:p>
          </table:table-cell>
          <table:table-cell office:value-type="float" office:value="0.0239133" calcext:value-type="float">
            <text:p>0.0239133</text:p>
          </table:table-cell>
          <table:table-cell office:value-type="float" office:value="0.0221575" calcext:value-type="float">
            <text:p>0.0221575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3" calcext:value-type="float">
            <text:p>0.023</text:p>
          </table:table-cell>
          <table:table-cell office:value-type="float" office:value="2.21414" calcext:value-type="float">
            <text:p>2.21414</text:p>
          </table:table-cell>
          <table:table-cell office:value-type="float" office:value="2.21423" calcext:value-type="float">
            <text:p>2.21423</text:p>
          </table:table-cell>
          <table:table-cell office:value-type="float" office:value="4.27295" calcext:value-type="float">
            <text:p>4.27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55226" calcext:value-type="float">
            <text:p>4.552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53908" calcext:value-type="float">
            <text:p>4.5390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626" calcext:value-type="float">
            <text:p>3.356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55667" calcext:value-type="float">
            <text:p>0.0155667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329098" calcext:value-type="float">
            <text:p>0.0329098</text:p>
          </table:table-cell>
          <table:table-cell office:value-type="float" office:value="0.0309467" calcext:value-type="float">
            <text:p>0.0309467</text:p>
          </table:table-cell>
          <table:table-cell office:value-type="float" office:value="0.0343267" calcext:value-type="float">
            <text:p>0.0343267</text:p>
          </table:table-cell>
          <table:table-cell office:value-type="float" office:value="0.0329096" calcext:value-type="float">
            <text:p>0.0329096</text:p>
          </table:table-cell>
          <table:table-cell office:value-type="float" office:value="0.0319833" calcext:value-type="float">
            <text:p>0.0319833</text:p>
          </table:table-cell>
          <table:table-cell office:value-type="float" office:value="0.0341567" calcext:value-type="float">
            <text:p>0.0341567</text:p>
          </table:table-cell>
          <table:table-cell office:value-type="float" office:value="2.1942" calcext:value-type="float">
            <text:p>2.1942</text:p>
          </table:table-cell>
          <table:table-cell office:value-type="float" office:value="2.19422" calcext:value-type="float">
            <text:p>2.19422</text:p>
          </table:table-cell>
          <table:table-cell office:value-type="float" office:value="4.30802" calcext:value-type="float">
            <text:p>4.30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57601" calcext:value-type="float">
            <text:p>4.5760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55535" calcext:value-type="float">
            <text:p>4.555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36611" calcext:value-type="float">
            <text:p>3.366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33" calcext:value-type="float">
            <text:p>0.0196133</text:p>
          </table:table-cell>
          <table:table-cell office:value-type="float" office:value="0.0204233" calcext:value-type="float">
            <text:p>0.0204233</text:p>
          </table:table-cell>
          <table:table-cell office:value-type="float" office:value="0.0199856" calcext:value-type="float">
            <text:p>0.0199856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437573" calcext:value-type="float">
            <text:p>0.0437573</text:p>
          </table:table-cell>
          <table:table-cell office:value-type="float" office:value="0.0423567" calcext:value-type="float">
            <text:p>0.0423567</text:p>
          </table:table-cell>
          <table:table-cell office:value-type="float" office:value="0.0450667" calcext:value-type="float">
            <text:p>0.0450667</text:p>
          </table:table-cell>
          <table:table-cell office:value-type="float" office:value="0.0437569" calcext:value-type="float">
            <text:p>0.0437569</text:p>
          </table:table-cell>
          <table:table-cell office:value-type="float" office:value="0.0424033" calcext:value-type="float">
            <text:p>0.0424033</text:p>
          </table:table-cell>
          <table:table-cell office:value-type="float" office:value="0.0448833" calcext:value-type="float">
            <text:p>0.0448833</text:p>
          </table:table-cell>
          <table:table-cell office:value-type="float" office:value="2.18939" calcext:value-type="float">
            <text:p>2.18939</text:p>
          </table:table-cell>
          <table:table-cell office:value-type="float" office:value="2.18942" calcext:value-type="float">
            <text:p>2.18942</text:p>
          </table:table-cell>
          <table:table-cell office:value-type="float" office:value="4.31733" calcext:value-type="float">
            <text:p>4.31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61804" calcext:value-type="float">
            <text:p>4.618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59136" calcext:value-type="float">
            <text:p>4.591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0802" calcext:value-type="float">
            <text:p>3.4080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547133" calcext:value-type="float">
            <text:p>0.0547133</text:p>
          </table:table-cell>
          <table:table-cell office:value-type="float" office:value="0.05257" calcext:value-type="float">
            <text:p>0.05257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.0547148" calcext:value-type="float">
            <text:p>0.0547148</text:p>
          </table:table-cell>
          <table:table-cell office:value-type="float" office:value="0.0526367" calcext:value-type="float">
            <text:p>0.0526367</text:p>
          </table:table-cell>
          <table:table-cell office:value-type="float" office:value="0.0565333" calcext:value-type="float">
            <text:p>0.0565333</text:p>
          </table:table-cell>
          <table:table-cell office:value-type="float" office:value="2.18996" calcext:value-type="float">
            <text:p>2.18996</text:p>
          </table:table-cell>
          <table:table-cell office:value-type="float" office:value="2.19" calcext:value-type="float">
            <text:p>2.19</text:p>
          </table:table-cell>
          <table:table-cell office:value-type="float" office:value="4.33754" calcext:value-type="float">
            <text:p>4.33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65802" calcext:value-type="float">
            <text:p>4.6580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62659" calcext:value-type="float">
            <text:p>4.626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43168" calcext:value-type="float">
            <text:p>3.4316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6533" calcext:value-type="float">
            <text:p>0.0296533</text:p>
          </table:table-cell>
          <table:table-cell office:value-type="float" office:value="0.0304433" calcext:value-type="float">
            <text:p>0.0304433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660142" calcext:value-type="float">
            <text:p>0.0660142</text:p>
          </table:table-cell>
          <table:table-cell office:value-type="float" office:value="0.0644767" calcext:value-type="float">
            <text:p>0.0644767</text:p>
          </table:table-cell>
          <table:table-cell office:value-type="float" office:value="0.0679433" calcext:value-type="float">
            <text:p>0.0679433</text:p>
          </table:table-cell>
          <table:table-cell office:value-type="float" office:value="0.066014" calcext:value-type="float">
            <text:p>0.066014</text:p>
          </table:table-cell>
          <table:table-cell office:value-type="float" office:value="0.0641733" calcext:value-type="float">
            <text:p>0.0641733</text:p>
          </table:table-cell>
          <table:table-cell office:value-type="float" office:value="0.0678567" calcext:value-type="float">
            <text:p>0.0678567</text:p>
          </table:table-cell>
          <table:table-cell office:value-type="float" office:value="2.1987" calcext:value-type="float">
            <text:p>2.1987</text:p>
          </table:table-cell>
          <table:table-cell office:value-type="float" office:value="2.19871" calcext:value-type="float">
            <text:p>2.19871</text:p>
          </table:table-cell>
          <table:table-cell office:value-type="float" office:value="4.34929" calcext:value-type="float">
            <text:p>4.34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70604" calcext:value-type="float">
            <text:p>4.706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66685" calcext:value-type="float">
            <text:p>4.6668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45133" calcext:value-type="float">
            <text:p>3.451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56033" calcext:value-type="float">
            <text:p>0.0356033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772221" calcext:value-type="float">
            <text:p>0.0772221</text:p>
          </table:table-cell>
          <table:table-cell office:value-type="float" office:value="0.0754633" calcext:value-type="float">
            <text:p>0.0754633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772217" calcext:value-type="float">
            <text:p>0.0772217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0790133" calcext:value-type="float">
            <text:p>0.0790133</text:p>
          </table:table-cell>
          <table:table-cell office:value-type="float" office:value="2.20472" calcext:value-type="float">
            <text:p>2.20472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4.37202" calcext:value-type="float">
            <text:p>4.37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75342" calcext:value-type="float">
            <text:p>4.753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70629" calcext:value-type="float">
            <text:p>4.706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51028" calcext:value-type="float">
            <text:p>3.5102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733" calcext:value-type="float">
            <text:p>0.0394733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882315" calcext:value-type="float">
            <text:p>0.0882315</text:p>
          </table:table-cell>
          <table:table-cell office:value-type="float" office:value="0.0849933" calcext:value-type="float">
            <text:p>0.0849933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0882312" calcext:value-type="float">
            <text:p>0.0882312</text:p>
          </table:table-cell>
          <table:table-cell office:value-type="float" office:value="0.08539" calcext:value-type="float">
            <text:p>0.08539</text:p>
          </table:table-cell>
          <table:table-cell office:value-type="float" office:value="0.0904967" calcext:value-type="float">
            <text:p>0.0904967</text:p>
          </table:table-cell>
          <table:table-cell office:value-type="float" office:value="2.20426" calcext:value-type="float">
            <text:p>2.20426</text:p>
          </table:table-cell>
          <table:table-cell office:value-type="float" office:value="2.20425" calcext:value-type="float">
            <text:p>2.20425</text:p>
          </table:table-cell>
          <table:table-cell office:value-type="float" office:value="4.3955" calcext:value-type="float">
            <text:p>4.3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79672" calcext:value-type="float">
            <text:p>4.796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74075" calcext:value-type="float">
            <text:p>4.7407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54051" calcext:value-type="float">
            <text:p>3.540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44467" calcext:value-type="float">
            <text:p>0.0444467</text:p>
          </table:table-cell>
          <table:table-cell office:value-type="float" office:value="0.0456833" calcext:value-type="float">
            <text:p>0.0456833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992144" calcext:value-type="float">
            <text:p>0.0992144</text:p>
          </table:table-cell>
          <table:table-cell office:value-type="float" office:value="0.0968667" calcext:value-type="float">
            <text:p>0.0968667</text:p>
          </table:table-cell>
          <table:table-cell office:value-type="float" office:value="0.101017" calcext:value-type="float">
            <text:p>0.101017</text:p>
          </table:table-cell>
          <table:table-cell office:value-type="float" office:value="0.0992152" calcext:value-type="float">
            <text:p>0.0992152</text:p>
          </table:table-cell>
          <table:table-cell office:value-type="float" office:value="0.0964133" calcext:value-type="float">
            <text:p>0.0964133</text:p>
          </table:table-cell>
          <table:table-cell office:value-type="float" office:value="0.101377" calcext:value-type="float">
            <text:p>0.101377</text:p>
          </table:table-cell>
          <table:table-cell table:number-columns-repeated="2" office:value-type="float" office:value="2.20394" calcext:value-type="float">
            <text:p>2.20394</text:p>
          </table:table-cell>
          <table:table-cell office:value-type="float" office:value="4.41325" calcext:value-type="float">
            <text:p>4.41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84036" calcext:value-type="float">
            <text:p>4.8403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77506" calcext:value-type="float">
            <text:p>4.775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212" calcext:value-type="float">
            <text:p>3.582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4133" calcext:value-type="float">
            <text:p>0.0494133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499996" calcext:value-type="float">
            <text:p>0.04999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110087" calcext:value-type="float">
            <text:p>0.110087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112167" calcext:value-type="float">
            <text:p>0.112167</text:p>
          </table:table-cell>
          <table:table-cell office:value-type="float" office:value="0.110088" calcext:value-type="float">
            <text:p>0.110088</text:p>
          </table:table-cell>
          <table:table-cell office:value-type="float" office:value="0.107747" calcext:value-type="float">
            <text:p>0.107747</text:p>
          </table:table-cell>
          <table:table-cell office:value-type="float" office:value="0.11262" calcext:value-type="float">
            <text:p>0.11262</text:p>
          </table:table-cell>
          <table:table-cell office:value-type="float" office:value="2.20175" calcext:value-type="float">
            <text:p>2.20175</text:p>
          </table:table-cell>
          <table:table-cell office:value-type="float" office:value="2.20177" calcext:value-type="float">
            <text:p>2.20177</text:p>
          </table:table-cell>
          <table:table-cell office:value-type="float" office:value="4.43535" calcext:value-type="float">
            <text:p>4.43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1551" calcext:value-type="float">
            <text:p>4.8155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62072" calcext:value-type="float">
            <text:p>3.6207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3" calcext:value-type="float">
            <text:p>0.0550013</text:p>
          </table:table-cell>
          <table:table-cell office:value-type="float" office:value="0.0540333" calcext:value-type="float">
            <text:p>0.054033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120935" calcext:value-type="float">
            <text:p>0.120935</text:p>
          </table:table-cell>
          <table:table-cell office:value-type="float" office:value="0.117953" calcext:value-type="float">
            <text:p>0.117953</text:p>
          </table:table-cell>
          <table:table-cell office:value-type="float" office:value="0.12419" calcext:value-type="float">
            <text:p>0.12419</text:p>
          </table:table-cell>
          <table:table-cell office:value-type="float" office:value="0.120935" calcext:value-type="float">
            <text:p>0.120935</text:p>
          </table:table-cell>
          <table:table-cell office:value-type="float" office:value="0.11884" calcext:value-type="float">
            <text:p>0.11884</text:p>
          </table:table-cell>
          <table:table-cell office:value-type="float" office:value="0.123637" calcext:value-type="float">
            <text:p>0.123637</text:p>
          </table:table-cell>
          <table:table-cell table:number-columns-repeated="2" office:value-type="float" office:value="2.19876" calcext:value-type="float">
            <text:p>2.19876</text:p>
          </table:table-cell>
          <table:table-cell office:value-type="float" office:value="4.45692" calcext:value-type="float">
            <text:p>4.45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9474" calcext:value-type="float">
            <text:p>4.947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85815" calcext:value-type="float">
            <text:p>4.858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67103" calcext:value-type="float">
            <text:p>3.671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69" calcext:value-type="float">
            <text:p>0.0599669</text:p>
          </table:table-cell>
          <table:table-cell office:value-type="float" office:value="0.0589367" calcext:value-type="float">
            <text:p>0.0589367</text:p>
          </table:table-cell>
          <table:table-cell office:value-type="float" office:value="0.0604567" calcext:value-type="float">
            <text:p>0.0604567</text:p>
          </table:table-cell>
          <table:table-cell office:value-type="float" office:value="0.0599679" calcext:value-type="float">
            <text:p>0.0599679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31842" calcext:value-type="float">
            <text:p>0.131842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34037" calcext:value-type="float">
            <text:p>0.134037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0.134953" calcext:value-type="float">
            <text:p>0.134953</text:p>
          </table:table-cell>
          <table:table-cell office:value-type="float" office:value="2.19857" calcext:value-type="float">
            <text:p>2.19857</text:p>
          </table:table-cell>
          <table:table-cell office:value-type="float" office:value="2.19855" calcext:value-type="float">
            <text:p>2.19855</text:p>
          </table:table-cell>
          <table:table-cell office:value-type="float" office:value="4.48499" calcext:value-type="float">
            <text:p>4.48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995" calcext:value-type="float">
            <text:p>4.99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9194" calcext:value-type="float">
            <text:p>4.8919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0462" calcext:value-type="float">
            <text:p>3.704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65021" calcext:value-type="float">
            <text:p>0.065021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4267" calcext:value-type="float">
            <text:p>0.14267</text:p>
          </table:table-cell>
          <table:table-cell office:value-type="float" office:value="0.14043" calcext:value-type="float">
            <text:p>0.14043</text:p>
          </table:table-cell>
          <table:table-cell office:value-type="float" office:value="0.144687" calcext:value-type="float">
            <text:p>0.144687</text:p>
          </table:table-cell>
          <table:table-cell office:value-type="float" office:value="0.14267" calcext:value-type="float">
            <text:p>0.14267</text:p>
          </table:table-cell>
          <table:table-cell office:value-type="float" office:value="0.139977" calcext:value-type="float">
            <text:p>0.139977</text:p>
          </table:table-cell>
          <table:table-cell office:value-type="float" office:value="0.14655" calcext:value-type="float">
            <text:p>0.14655</text:p>
          </table:table-cell>
          <table:table-cell office:value-type="float" office:value="2.1942" calcext:value-type="float">
            <text:p>2.1942</text:p>
          </table:table-cell>
          <table:table-cell office:value-type="float" office:value="2.19421" calcext:value-type="float">
            <text:p>2.19421</text:p>
          </table:table-cell>
          <table:table-cell office:value-type="float" office:value="4.5076" calcext:value-type="float">
            <text:p>4.5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5.03974" calcext:value-type="float">
            <text:p>5.0397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92458" calcext:value-type="float">
            <text:p>4.9245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73065" calcext:value-type="float">
            <text:p>3.730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91067" calcext:value-type="float">
            <text:p>0.0691067</text:p>
          </table:table-cell>
          <table:table-cell office:value-type="float" office:value="0.0712533" calcext:value-type="float">
            <text:p>0.0712533</text:p>
          </table:table-cell>
          <table:table-cell office:value-type="float" office:value="0.0699783" calcext:value-type="float">
            <text:p>0.0699783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53653" calcext:value-type="float">
            <text:p>0.153653</text:p>
          </table:table-cell>
          <table:table-cell office:value-type="float" office:value="0.151647" calcext:value-type="float">
            <text:p>0.151647</text:p>
          </table:table-cell>
          <table:table-cell office:value-type="float" office:value="0.156793" calcext:value-type="float">
            <text:p>0.156793</text:p>
          </table:table-cell>
          <table:table-cell office:value-type="float" office:value="0.153652" calcext:value-type="float">
            <text:p>0.153652</text:p>
          </table:table-cell>
          <table:table-cell office:value-type="float" office:value="0.150663" calcext:value-type="float">
            <text:p>0.150663</text:p>
          </table:table-cell>
          <table:table-cell office:value-type="float" office:value="0.158063" calcext:value-type="float">
            <text:p>0.158063</text:p>
          </table:table-cell>
          <table:table-cell office:value-type="float" office:value="2.19572" calcext:value-type="float">
            <text:p>2.19572</text:p>
          </table:table-cell>
          <table:table-cell office:value-type="float" office:value="2.19571" calcext:value-type="float">
            <text:p>2.19571</text:p>
          </table:table-cell>
          <table:table-cell office:value-type="float" office:value="4.51961" calcext:value-type="float">
            <text:p>4.5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5.11194" calcext:value-type="float">
            <text:p>5.1119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97907" calcext:value-type="float">
            <text:p>4.979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80201" calcext:value-type="float">
            <text:p>3.802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7" calcext:value-type="float">
            <text:p>0.07397</text:p>
          </table:table-cell>
          <table:table-cell office:value-type="float" office:value="0.07581" calcext:value-type="float">
            <text:p>0.07581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6453" calcext:value-type="float">
            <text:p>0.16453</text:p>
          </table:table-cell>
          <table:table-cell office:value-type="float" office:value="0.162843" calcext:value-type="float">
            <text:p>0.162843</text:p>
          </table:table-cell>
          <table:table-cell office:value-type="float" office:value="0.16668" calcext:value-type="float">
            <text:p>0.16668</text:p>
          </table:table-cell>
          <table:table-cell office:value-type="float" office:value="0.164527" calcext:value-type="float">
            <text:p>0.164527</text:p>
          </table:table-cell>
          <table:table-cell office:value-type="float" office:value="0.161147" calcext:value-type="float">
            <text:p>0.161147</text:p>
          </table:table-cell>
          <table:table-cell office:value-type="float" office:value="0.168153" calcext:value-type="float">
            <text:p>0.168153</text:p>
          </table:table-cell>
          <table:table-cell office:value-type="float" office:value="2.19446" calcext:value-type="float">
            <text:p>2.19446</text:p>
          </table:table-cell>
          <table:table-cell office:value-type="float" office:value="2.19442" calcext:value-type="float">
            <text:p>2.19442</text:p>
          </table:table-cell>
          <table:table-cell office:value-type="float" office:value="4.55462" calcext:value-type="float">
            <text:p>4.5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5.17293" calcext:value-type="float">
            <text:p>5.1729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29" calcext:value-type="float">
            <text:p>5.022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82933" calcext:value-type="float">
            <text:p>3.829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0167" calcext:value-type="float">
            <text:p>0.0790167</text:p>
          </table:table-cell>
          <table:table-cell office:value-type="float" office:value="0.0812633" calcext:value-type="float">
            <text:p>0.0812633</text:p>
          </table:table-cell>
          <table:table-cell office:value-type="float" office:value="0.0799912" calcext:value-type="float">
            <text:p>0.07999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75635" calcext:value-type="float">
            <text:p>0.175635</text:p>
          </table:table-cell>
          <table:table-cell office:value-type="float" office:value="0.17308" calcext:value-type="float">
            <text:p>0.17308</text:p>
          </table:table-cell>
          <table:table-cell office:value-type="float" office:value="0.177863" calcext:value-type="float">
            <text:p>0.177863</text:p>
          </table:table-cell>
          <table:table-cell office:value-type="float" office:value="0.175637" calcext:value-type="float">
            <text:p>0.175637</text:p>
          </table:table-cell>
          <table:table-cell office:value-type="float" office:value="0.171757" calcext:value-type="float">
            <text:p>0.171757</text:p>
          </table:table-cell>
          <table:table-cell office:value-type="float" office:value="0.178697" calcext:value-type="float">
            <text:p>0.178697</text:p>
          </table:table-cell>
          <table:table-cell table:number-columns-repeated="2" office:value-type="float" office:value="2.1957" calcext:value-type="float">
            <text:p>2.1957</text:p>
          </table:table-cell>
          <table:table-cell office:value-type="float" office:value="4.57616" calcext:value-type="float">
            <text:p>4.57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5.23698" calcext:value-type="float">
            <text:p>5.2369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.06303" calcext:value-type="float">
            <text:p>5.063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.87717" calcext:value-type="float">
            <text:p>3.877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1" calcext:value-type="float">
            <text:p>0.0850131</text:p>
          </table:table-cell>
          <table:table-cell office:value-type="float" office:value="0.0839467" calcext:value-type="float">
            <text:p>0.0839467</text:p>
          </table:table-cell>
          <table:table-cell office:value-type="float" office:value="0.0856567" calcext:value-type="float">
            <text:p>0.0856567</text:p>
          </table:table-cell>
          <table:table-cell office:value-type="float" office:value="0.0850125" calcext:value-type="float">
            <text:p>0.0850125</text:p>
          </table:table-cell>
          <table:table-cell office:value-type="float" office:value="0.0843767" calcext:value-type="float">
            <text:p>0.0843767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86854" calcext:value-type="float">
            <text:p>0.186854</text:p>
          </table:table-cell>
          <table:table-cell office:value-type="float" office:value="0.184633" calcext:value-type="float">
            <text:p>0.184633</text:p>
          </table:table-cell>
          <table:table-cell office:value-type="float" office:value="0.190057" calcext:value-type="float">
            <text:p>0.190057</text:p>
          </table:table-cell>
          <table:table-cell office:value-type="float" office:value="0.186851" calcext:value-type="float">
            <text:p>0.186851</text:p>
          </table:table-cell>
          <table:table-cell office:value-type="float" office:value="0.183537" calcext:value-type="float">
            <text:p>0.183537</text:p>
          </table:table-cell>
          <table:table-cell office:value-type="float" office:value="0.189463" calcext:value-type="float">
            <text:p>0.189463</text:p>
          </table:table-cell>
          <table:table-cell office:value-type="float" office:value="2.19795" calcext:value-type="float">
            <text:p>2.19795</text:p>
          </table:table-cell>
          <table:table-cell office:value-type="float" office:value="2.19792" calcext:value-type="float">
            <text:p>2.19792</text:p>
          </table:table-cell>
          <table:table-cell office:value-type="float" office:value="4.59506" calcext:value-type="float">
            <text:p>4.59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5.322" calcext:value-type="float">
            <text:p>5.32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.12838" calcext:value-type="float">
            <text:p>5.1283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.94719" calcext:value-type="float">
            <text:p>3.9471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0333" calcext:value-type="float">
            <text:p>0.089033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90026" calcext:value-type="float">
            <text:p>0.09002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33" calcext:value-type="float">
            <text:p>0.0911633</text:p>
          </table:table-cell>
          <table:table-cell office:value-type="float" office:value="0.198002" calcext:value-type="float">
            <text:p>0.198002</text:p>
          </table:table-cell>
          <table:table-cell office:value-type="float" office:value="0.194747" calcext:value-type="float">
            <text:p>0.194747</text:p>
          </table:table-cell>
          <table:table-cell office:value-type="float" office:value="0.20084" calcext:value-type="float">
            <text:p>0.20084</text:p>
          </table:table-cell>
          <table:table-cell office:value-type="float" office:value="0.198003" calcext:value-type="float">
            <text:p>0.198003</text:p>
          </table:table-cell>
          <table:table-cell office:value-type="float" office:value="0.193907" calcext:value-type="float">
            <text:p>0.193907</text:p>
          </table:table-cell>
          <table:table-cell office:value-type="float" office:value="0.200523" calcext:value-type="float">
            <text:p>0.200523</text:p>
          </table:table-cell>
          <table:table-cell office:value-type="float" office:value="2.19941" calcext:value-type="float">
            <text:p>2.19941</text:p>
          </table:table-cell>
          <table:table-cell office:value-type="float" office:value="2.1994" calcext:value-type="float">
            <text:p>2.1994</text:p>
          </table:table-cell>
          <table:table-cell office:value-type="float" office:value="4.63253" calcext:value-type="float">
            <text:p>4.63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5.39394" calcext:value-type="float">
            <text:p>5.3939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17594" calcext:value-type="float">
            <text:p>5.1759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.99288" calcext:value-type="float">
            <text:p>3.992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0933" calcext:value-type="float">
            <text:p>0.0940933</text:p>
          </table:table-cell>
          <table:table-cell office:value-type="float" office:value="0.0959933" calcext:value-type="float">
            <text:p>0.0959933</text:p>
          </table:table-cell>
          <table:table-cell office:value-type="float" office:value="0.0950102" calcext:value-type="float">
            <text:p>0.0950102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33" calcext:value-type="float">
            <text:p>0.0964033</text:p>
          </table:table-cell>
          <table:table-cell office:value-type="float" office:value="0.208991" calcext:value-type="float">
            <text:p>0.208991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0.213233" calcext:value-type="float">
            <text:p>0.213233</text:p>
          </table:table-cell>
          <table:table-cell office:value-type="float" office:value="0.208991" calcext:value-type="float">
            <text:p>0.208991</text:p>
          </table:table-cell>
          <table:table-cell office:value-type="float" office:value="0.204627" calcext:value-type="float">
            <text:p>0.204627</text:p>
          </table:table-cell>
          <table:table-cell office:value-type="float" office:value="0.212073" calcext:value-type="float">
            <text:p>0.212073</text:p>
          </table:table-cell>
          <table:table-cell office:value-type="float" office:value="2.19968" calcext:value-type="float">
            <text:p>2.19968</text:p>
          </table:table-cell>
          <table:table-cell office:value-type="float" office:value="2.19967" calcext:value-type="float">
            <text:p>2.19967</text:p>
          </table:table-cell>
          <table:table-cell office:value-type="float" office:value="4.65755" calcext:value-type="float">
            <text:p>4.65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.46976" calcext:value-type="float">
            <text:p>5.4697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2487" calcext:value-type="float">
            <text:p>5.2248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03545" calcext:value-type="float">
            <text:p>4.035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5333" calcext:value-type="float">
            <text:p>0.0995333</text:p>
          </table:table-cell>
          <table:table-cell office:value-type="float" office:value="0.10042" calcext:value-type="float">
            <text:p>0.10042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0.220087" calcext:value-type="float">
            <text:p>0.220087</text:p>
          </table:table-cell>
          <table:table-cell office:value-type="float" office:value="0.21779" calcext:value-type="float">
            <text:p>0.21779</text:p>
          </table:table-cell>
          <table:table-cell office:value-type="float" office:value="0.22466" calcext:value-type="float">
            <text:p>0.22466</text:p>
          </table:table-cell>
          <table:table-cell office:value-type="float" office:value="0.220086" calcext:value-type="float">
            <text:p>0.220086</text:p>
          </table:table-cell>
          <table:table-cell office:value-type="float" office:value="0.21572" calcext:value-type="float">
            <text:p>0.21572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2.20085" calcext:value-type="float">
            <text:p>2.20085</text:p>
          </table:table-cell>
          <table:table-cell office:value-type="float" office:value="2.20082" calcext:value-type="float">
            <text:p>2.20082</text:p>
          </table:table-cell>
          <table:table-cell office:value-type="float" office:value="4.68111" calcext:value-type="float">
            <text:p>4.6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5.56003" calcext:value-type="float">
            <text:p>5.5600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.28371" calcext:value-type="float">
            <text:p>5.2837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10321" calcext:value-type="float">
            <text:p>4.103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277" calcext:value-type="float">
            <text:p>0.10427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3" calcext:value-type="float">
            <text:p>0.103983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31245" calcext:value-type="float">
            <text:p>0.231245</text:p>
          </table:table-cell>
          <table:table-cell office:value-type="float" office:value="0.227747" calcext:value-type="float">
            <text:p>0.227747</text:p>
          </table:table-cell>
          <table:table-cell office:value-type="float" office:value="0.234657" calcext:value-type="float">
            <text:p>0.234657</text:p>
          </table:table-cell>
          <table:table-cell office:value-type="float" office:value="0.231243" calcext:value-type="float">
            <text:p>0.231243</text:p>
          </table:table-cell>
          <table:table-cell office:value-type="float" office:value="0.22735" calcext:value-type="float">
            <text:p>0.22735</text:p>
          </table:table-cell>
          <table:table-cell office:value-type="float" office:value="0.235567" calcext:value-type="float">
            <text:p>0.235567</text:p>
          </table:table-cell>
          <table:table-cell office:value-type="float" office:value="2.20116" calcext:value-type="float">
            <text:p>2.20116</text:p>
          </table:table-cell>
          <table:table-cell office:value-type="float" office:value="2.20114" calcext:value-type="float">
            <text:p>2.20114</text:p>
          </table:table-cell>
          <table:table-cell office:value-type="float" office:value="4.71539" calcext:value-type="float">
            <text:p>4.71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.64566" calcext:value-type="float">
            <text:p>5.6456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3225" calcext:value-type="float">
            <text:p>5.332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14937" calcext:value-type="float">
            <text:p>4.149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03" calcext:value-type="float">
            <text:p>0.108603</text:p>
          </table:table-cell>
          <table:table-cell office:value-type="float" office:value="0.11083" calcext:value-type="float">
            <text:p>0.1108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242281" calcext:value-type="float">
            <text:p>0.242281</text:p>
          </table:table-cell>
          <table:table-cell office:value-type="float" office:value="0.237003" calcext:value-type="float">
            <text:p>0.237003</text:p>
          </table:table-cell>
          <table:table-cell office:value-type="float" office:value="0.24501" calcext:value-type="float">
            <text:p>0.24501</text:p>
          </table:table-cell>
          <table:table-cell office:value-type="float" office:value="0.242282" calcext:value-type="float">
            <text:p>0.242282</text:p>
          </table:table-cell>
          <table:table-cell office:value-type="float" office:value="0.23956" calcext:value-type="float">
            <text:p>0.23956</text:p>
          </table:table-cell>
          <table:table-cell office:value-type="float" office:value="0.24775" calcext:value-type="float">
            <text:p>0.24775</text:p>
          </table:table-cell>
          <table:table-cell office:value-type="float" office:value="2.20106" calcext:value-type="float">
            <text:p>2.20106</text:p>
          </table:table-cell>
          <table:table-cell office:value-type="float" office:value="2.20104" calcext:value-type="float">
            <text:p>2.20104</text:p>
          </table:table-cell>
          <table:table-cell office:value-type="float" office:value="4.73514" calcext:value-type="float">
            <text:p>4.73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5.7458" calcext:value-type="float">
            <text:p>5.745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39528" calcext:value-type="float">
            <text:p>5.395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21618" calcext:value-type="float">
            <text:p>4.216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4433" calcext:value-type="float">
            <text:p>0.114433</text:p>
          </table:table-cell>
          <table:table-cell office:value-type="float" office:value="0.116267" calcext:value-type="float">
            <text:p>0.116267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53223" calcext:value-type="float">
            <text:p>0.253223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53216" calcext:value-type="float">
            <text:p>0.253216</text:p>
          </table:table-cell>
          <table:table-cell office:value-type="float" office:value="0.249153" calcext:value-type="float">
            <text:p>0.249153</text:p>
          </table:table-cell>
          <table:table-cell office:value-type="float" office:value="0.26017" calcext:value-type="float">
            <text:p>0.26017</text:p>
          </table:table-cell>
          <table:table-cell office:value-type="float" office:value="2.20084" calcext:value-type="float">
            <text:p>2.20084</text:p>
          </table:table-cell>
          <table:table-cell office:value-type="float" office:value="2.2008" calcext:value-type="float">
            <text:p>2.2008</text:p>
          </table:table-cell>
          <table:table-cell office:value-type="float" office:value="4.77006" calcext:value-type="float">
            <text:p>4.77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5.849" calcext:value-type="float">
            <text:p>5.8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45047" calcext:value-type="float">
            <text:p>5.450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26232" calcext:value-type="float">
            <text:p>4.2623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8527" calcext:value-type="float">
            <text:p>0.118527</text:p>
          </table:table-cell>
          <table:table-cell office:value-type="float" office:value="0.121563" calcext:value-type="float">
            <text:p>0.12156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7" calcext:value-type="float">
            <text:p>0.122067</text:p>
          </table:table-cell>
          <table:table-cell office:value-type="float" office:value="0.264201" calcext:value-type="float">
            <text:p>0.264201</text:p>
          </table:table-cell>
          <table:table-cell office:value-type="float" office:value="0.258547" calcext:value-type="float">
            <text:p>0.258547</text:p>
          </table:table-cell>
          <table:table-cell office:value-type="float" office:value="0.266897" calcext:value-type="float">
            <text:p>0.266897</text:p>
          </table:table-cell>
          <table:table-cell office:value-type="float" office:value="0.264205" calcext:value-type="float">
            <text:p>0.264205</text:p>
          </table:table-cell>
          <table:table-cell office:value-type="float" office:value="0.260417" calcext:value-type="float">
            <text:p>0.260417</text:p>
          </table:table-cell>
          <table:table-cell office:value-type="float" office:value="0.270877" calcext:value-type="float">
            <text:p>0.270877</text:p>
          </table:table-cell>
          <table:table-cell office:value-type="float" office:value="2.20001" calcext:value-type="float">
            <text:p>2.20001</text:p>
          </table:table-cell>
          <table:table-cell office:value-type="float" office:value="2.20002" calcext:value-type="float">
            <text:p>2.20002</text:p>
          </table:table-cell>
          <table:table-cell office:value-type="float" office:value="4.79918" calcext:value-type="float">
            <text:p>4.79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5.96053" calcext:value-type="float">
            <text:p>5.9605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0984" calcext:value-type="float">
            <text:p>5.5098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32176" calcext:value-type="float">
            <text:p>4.3217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14" calcext:value-type="float">
            <text:p>0.12414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75393" calcext:value-type="float">
            <text:p>0.275393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78183" calcext:value-type="float">
            <text:p>0.278183</text:p>
          </table:table-cell>
          <table:table-cell office:value-type="float" office:value="0.275388" calcext:value-type="float">
            <text:p>0.275388</text:p>
          </table:table-cell>
          <table:table-cell office:value-type="float" office:value="0.27169" calcext:value-type="float">
            <text:p>0.27169</text:p>
          </table:table-cell>
          <table:table-cell office:value-type="float" office:value="0.282027" calcext:value-type="float">
            <text:p>0.282027</text:p>
          </table:table-cell>
          <table:table-cell office:value-type="float" office:value="2.20164" calcext:value-type="float">
            <text:p>2.20164</text:p>
          </table:table-cell>
          <table:table-cell office:value-type="float" office:value="2.20163" calcext:value-type="float">
            <text:p>2.20163</text:p>
          </table:table-cell>
          <table:table-cell office:value-type="float" office:value="4.82515" calcext:value-type="float">
            <text:p>4.82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.07186" calcext:value-type="float">
            <text:p>6.0718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6727" calcext:value-type="float">
            <text:p>5.5672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7765" calcext:value-type="float">
            <text:p>4.3776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043" calcext:value-type="float">
            <text:p>0.129043</text:p>
          </table:table-cell>
          <table:table-cell office:value-type="float" office:value="0.130903" calcext:value-type="float">
            <text:p>0.130903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0.131547" calcext:value-type="float">
            <text:p>0.131547</text:p>
          </table:table-cell>
          <table:table-cell office:value-type="float" office:value="0.286164" calcext:value-type="float">
            <text:p>0.286164</text:p>
          </table:table-cell>
          <table:table-cell office:value-type="float" office:value="0.28319" calcext:value-type="float">
            <text:p>0.28319</text:p>
          </table:table-cell>
          <table:table-cell office:value-type="float" office:value="0.288653" calcext:value-type="float">
            <text:p>0.288653</text:p>
          </table:table-cell>
          <table:table-cell office:value-type="float" office:value="0.286164" calcext:value-type="float">
            <text:p>0.286164</text:p>
          </table:table-cell>
          <table:table-cell office:value-type="float" office:value="0.282647" calcext:value-type="float">
            <text:p>0.282647</text:p>
          </table:table-cell>
          <table:table-cell office:value-type="float" office:value="0.292247" calcext:value-type="float">
            <text:p>0.292247</text:p>
          </table:table-cell>
          <table:table-cell office:value-type="float" office:value="2.20064" calcext:value-type="float">
            <text:p>2.20064</text:p>
          </table:table-cell>
          <table:table-cell office:value-type="float" office:value="2.20066" calcext:value-type="float">
            <text:p>2.20066</text:p>
          </table:table-cell>
          <table:table-cell office:value-type="float" office:value="4.85396" calcext:value-type="float">
            <text:p>4.85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6.18345" calcext:value-type="float">
            <text:p>6.1834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.62527" calcext:value-type="float">
            <text:p>5.625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44669" calcext:value-type="float">
            <text:p>4.4466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4043" calcext:value-type="float">
            <text:p>0.134043</text:p>
          </table:table-cell>
          <table:table-cell office:value-type="float" office:value="0.136223" calcext:value-type="float">
            <text:p>0.136223</text:p>
          </table:table-cell>
          <table:table-cell office:value-type="float" office:value="0.135048" calcext:value-type="float">
            <text:p>0.135048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9714" calcext:value-type="float">
            <text:p>0.29714</text:p>
          </table:table-cell>
          <table:table-cell office:value-type="float" office:value="0.294103" calcext:value-type="float">
            <text:p>0.294103</text:p>
          </table:table-cell>
          <table:table-cell office:value-type="float" office:value="0.300163" calcext:value-type="float">
            <text:p>0.300163</text:p>
          </table:table-cell>
          <table:table-cell office:value-type="float" office:value="0.297145" calcext:value-type="float">
            <text:p>0.297145</text:p>
          </table:table-cell>
          <table:table-cell office:value-type="float" office:value="0.294303" calcext:value-type="float">
            <text:p>0.294303</text:p>
          </table:table-cell>
          <table:table-cell office:value-type="float" office:value="0.303793" calcext:value-type="float">
            <text:p>0.303793</text:p>
          </table:table-cell>
          <table:table-cell table:number-columns-repeated="2" office:value-type="float" office:value="2.20028" calcext:value-type="float">
            <text:p>2.20028</text:p>
          </table:table-cell>
          <table:table-cell office:value-type="float" office:value="4.88075" calcext:value-type="float">
            <text:p>4.8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6.31847" calcext:value-type="float">
            <text:p>6.3184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69026" calcext:value-type="float">
            <text:p>5.690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51775" calcext:value-type="float">
            <text:p>4.5177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9347" calcext:value-type="float">
            <text:p>0.139347</text:p>
          </table:table-cell>
          <table:table-cell office:value-type="float" office:value="0.14091" calcext:value-type="float">
            <text:p>0.14091</text:p>
          </table:table-cell>
          <table:table-cell office:value-type="float" office:value="0.140087" calcext:value-type="float">
            <text:p>0.140087</text:p>
          </table:table-cell>
          <table:table-cell office:value-type="float" office:value="0.138693" calcext:value-type="float">
            <text:p>0.138693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308156" calcext:value-type="float">
            <text:p>0.308156</text:p>
          </table:table-cell>
          <table:table-cell office:value-type="float" office:value="0.30507" calcext:value-type="float">
            <text:p>0.305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08151" calcext:value-type="float">
            <text:p>0.30815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544" calcext:value-type="float">
            <text:p>0.31544</text:p>
          </table:table-cell>
          <table:table-cell office:value-type="float" office:value="2.19973" calcext:value-type="float">
            <text:p>2.19973</text:p>
          </table:table-cell>
          <table:table-cell office:value-type="float" office:value="2.19971" calcext:value-type="float">
            <text:p>2.19971</text:p>
          </table:table-cell>
          <table:table-cell office:value-type="float" office:value="4.90965" calcext:value-type="float">
            <text:p>4.90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6.48797" calcext:value-type="float">
            <text:p>6.4879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7726" calcext:value-type="float">
            <text:p>5.772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.589" calcext:value-type="float">
            <text:p>4.5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4373" calcext:value-type="float">
            <text:p>0.144373</text:p>
          </table:table-cell>
          <table:table-cell office:value-type="float" office:value="0.14611" calcext:value-type="float">
            <text:p>0.14611</text:p>
          </table:table-cell>
          <table:table-cell office:value-type="float" office:value="0.145099" calcext:value-type="float">
            <text:p>0.145099</text:p>
          </table:table-cell>
          <table:table-cell office:value-type="float" office:value="0.14397" calcext:value-type="float">
            <text:p>0.14397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319433" calcext:value-type="float">
            <text:p>0.319433</text:p>
          </table:table-cell>
          <table:table-cell office:value-type="float" office:value="0.31713" calcext:value-type="float">
            <text:p>0.31713</text:p>
          </table:table-cell>
          <table:table-cell office:value-type="float" office:value="0.321793" calcext:value-type="float">
            <text:p>0.321793</text:p>
          </table:table-cell>
          <table:table-cell office:value-type="float" office:value="0.319432" calcext:value-type="float">
            <text:p>0.319432</text:p>
          </table:table-cell>
          <table:table-cell office:value-type="float" office:value="0.316473" calcext:value-type="float">
            <text:p>0.316473</text:p>
          </table:table-cell>
          <table:table-cell office:value-type="float" office:value="0.32577" calcext:value-type="float">
            <text:p>0.32577</text:p>
          </table:table-cell>
          <table:table-cell office:value-type="float" office:value="2.20146" calcext:value-type="float">
            <text:p>2.20146</text:p>
          </table:table-cell>
          <table:table-cell office:value-type="float" office:value="2.20147" calcext:value-type="float">
            <text:p>2.20147</text:p>
          </table:table-cell>
          <table:table-cell office:value-type="float" office:value="4.94855" calcext:value-type="float">
            <text:p>4.94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6.66624" calcext:value-type="float">
            <text:p>6.6662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84984" calcext:value-type="float">
            <text:p>5.8498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67409" calcext:value-type="float">
            <text:p>4.674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9287" calcext:value-type="float">
            <text:p>0.149287</text:p>
          </table:table-cell>
          <table:table-cell office:value-type="float" office:value="0.151167" calcext:value-type="float">
            <text:p>0.151167</text:p>
          </table:table-cell>
          <table:table-cell office:value-type="float" office:value="0.150074" calcext:value-type="float">
            <text:p>0.150074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330228" calcext:value-type="float">
            <text:p>0.330228</text:p>
          </table:table-cell>
          <table:table-cell office:value-type="float" office:value="0.326327" calcext:value-type="float">
            <text:p>0.326327</text:p>
          </table:table-cell>
          <table:table-cell office:value-type="float" office:value="0.334627" calcext:value-type="float">
            <text:p>0.334627</text:p>
          </table:table-cell>
          <table:table-cell office:value-type="float" office:value="0.330228" calcext:value-type="float">
            <text:p>0.330228</text:p>
          </table:table-cell>
          <table:table-cell office:value-type="float" office:value="0.326993" calcext:value-type="float">
            <text:p>0.326993</text:p>
          </table:table-cell>
          <table:table-cell office:value-type="float" office:value="0.33664" calcext:value-type="float">
            <text:p>0.33664</text:p>
          </table:table-cell>
          <table:table-cell office:value-type="float" office:value="2.20045" calcext:value-type="float">
            <text:p>2.20045</text:p>
          </table:table-cell>
          <table:table-cell office:value-type="float" office:value="2.20044" calcext:value-type="float">
            <text:p>2.20044</text:p>
          </table:table-cell>
          <table:table-cell office:value-type="float" office:value="4.98289" calcext:value-type="float">
            <text:p>4.9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6.86329" calcext:value-type="float">
            <text:p>6.863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2494" calcext:value-type="float">
            <text:p>5.9249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75267" calcext:value-type="float">
            <text:p>4.752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341434" calcext:value-type="float">
            <text:p>0.341434</text:p>
          </table:table-cell>
          <table:table-cell office:value-type="float" office:value="0.337557" calcext:value-type="float">
            <text:p>0.337557</text:p>
          </table:table-cell>
          <table:table-cell office:value-type="float" office:value="0.34561" calcext:value-type="float">
            <text:p>0.34561</text:p>
          </table:table-cell>
          <table:table-cell office:value-type="float" office:value="0.341433" calcext:value-type="float">
            <text:p>0.341433</text:p>
          </table:table-cell>
          <table:table-cell office:value-type="float" office:value="0.33793" calcext:value-type="float">
            <text:p>0.33793</text:p>
          </table:table-cell>
          <table:table-cell office:value-type="float" office:value="0.348113" calcext:value-type="float">
            <text:p>0.348113</text:p>
          </table:table-cell>
          <table:table-cell office:value-type="float" office:value="2.20145" calcext:value-type="float">
            <text:p>2.20145</text:p>
          </table:table-cell>
          <table:table-cell office:value-type="float" office:value="2.20146" calcext:value-type="float">
            <text:p>2.20146</text:p>
          </table:table-cell>
          <table:table-cell office:value-type="float" office:value="5.01643" calcext:value-type="float">
            <text:p>5.01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7.05525" calcext:value-type="float">
            <text:p>7.0552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.99776" calcext:value-type="float">
            <text:p>5.9977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.82573" calcext:value-type="float">
            <text:p>4.825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8413" calcext:value-type="float">
            <text:p>0.158413</text:p>
          </table:table-cell>
          <table:table-cell office:value-type="float" office:value="0.161157" calcext:value-type="float">
            <text:p>0.161157</text:p>
          </table:table-cell>
          <table:table-cell office:value-type="float" office:value="0.16013" calcext:value-type="float">
            <text:p>0.16013</text:p>
          </table:table-cell>
          <table:table-cell office:value-type="float" office:value="0.158513" calcext:value-type="float">
            <text:p>0.158513</text:p>
          </table:table-cell>
          <table:table-cell office:value-type="float" office:value="0.161473" calcext:value-type="float">
            <text:p>0.161473</text:p>
          </table:table-cell>
          <table:table-cell office:value-type="float" office:value="0.352367" calcext:value-type="float">
            <text:p>0.352367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5643" calcext:value-type="float">
            <text:p>0.35643</text:p>
          </table:table-cell>
          <table:table-cell office:value-type="float" office:value="0.352361" calcext:value-type="float">
            <text:p>0.352361</text:p>
          </table:table-cell>
          <table:table-cell office:value-type="float" office:value="0.34876" calcext:value-type="float">
            <text:p>0.34876</text:p>
          </table:table-cell>
          <table:table-cell office:value-type="float" office:value="0.358627" calcext:value-type="float">
            <text:p>0.358627</text:p>
          </table:table-cell>
          <table:table-cell table:number-columns-repeated="2" office:value-type="float" office:value="2.20048" calcext:value-type="float">
            <text:p>2.20048</text:p>
          </table:table-cell>
          <table:table-cell office:value-type="float" office:value="5.04663" calcext:value-type="float">
            <text:p>5.04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7.26649" calcext:value-type="float">
            <text:p>7.2664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08245" calcext:value-type="float">
            <text:p>6.082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.9073" calcext:value-type="float">
            <text:p>4.90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393" calcext:value-type="float">
            <text:p>0.163393</text:p>
          </table:table-cell>
          <table:table-cell office:value-type="float" office:value="0.166963" calcext:value-type="float">
            <text:p>0.166963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57" calcext:value-type="float">
            <text:p>0.166557</text:p>
          </table:table-cell>
          <table:table-cell office:value-type="float" office:value="0.36346" calcext:value-type="float">
            <text:p>0.36346</text:p>
          </table:table-cell>
          <table:table-cell office:value-type="float" office:value="0.359553" calcext:value-type="float">
            <text:p>0.359553</text:p>
          </table:table-cell>
          <table:table-cell office:value-type="float" office:value="0.366327" calcext:value-type="float">
            <text:p>0.366327</text:p>
          </table:table-cell>
          <table:table-cell office:value-type="float" office:value="0.363463" calcext:value-type="float">
            <text:p>0.363463</text:p>
          </table:table-cell>
          <table:table-cell office:value-type="float" office:value="0.35937" calcext:value-type="float">
            <text:p>0.35937</text:p>
          </table:table-cell>
          <table:table-cell office:value-type="float" office:value="0.369457" calcext:value-type="float">
            <text:p>0.369457</text:p>
          </table:table-cell>
          <table:table-cell office:value-type="float" office:value="2.20034" calcext:value-type="float">
            <text:p>2.20034</text:p>
          </table:table-cell>
          <table:table-cell office:value-type="float" office:value="2.20035" calcext:value-type="float">
            <text:p>2.20035</text:p>
          </table:table-cell>
          <table:table-cell office:value-type="float" office:value="5.07821" calcext:value-type="float">
            <text:p>5.07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7.50446" calcext:value-type="float">
            <text:p>7.5044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15682" calcext:value-type="float">
            <text:p>6.1568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.97576" calcext:value-type="float">
            <text:p>4.975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9053" calcext:value-type="float">
            <text:p>0.169053</text:p>
          </table:table-cell>
          <table:table-cell office:value-type="float" office:value="0.171317" calcext:value-type="float">
            <text:p>0.171317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8733" calcext:value-type="float">
            <text:p>0.168733</text:p>
          </table:table-cell>
          <table:table-cell office:value-type="float" office:value="0.171793" calcext:value-type="float">
            <text:p>0.171793</text:p>
          </table:table-cell>
          <table:table-cell office:value-type="float" office:value="0.374414" calcext:value-type="float">
            <text:p>0.374414</text:p>
          </table:table-cell>
          <table:table-cell office:value-type="float" office:value="0.369573" calcext:value-type="float">
            <text:p>0.369573</text:p>
          </table:table-cell>
          <table:table-cell office:value-type="float" office:value="0.379713" calcext:value-type="float">
            <text:p>0.379713</text:p>
          </table:table-cell>
          <table:table-cell office:value-type="float" office:value="0.37442" calcext:value-type="float">
            <text:p>0.37442</text:p>
          </table:table-cell>
          <table:table-cell office:value-type="float" office:value="0.369963" calcext:value-type="float">
            <text:p>0.369963</text:p>
          </table:table-cell>
          <table:table-cell office:value-type="float" office:value="0.380673" calcext:value-type="float">
            <text:p>0.380673</text:p>
          </table:table-cell>
          <table:table-cell office:value-type="float" office:value="2.2001" calcext:value-type="float">
            <text:p>2.2001</text:p>
          </table:table-cell>
          <table:table-cell office:value-type="float" office:value="2.20013" calcext:value-type="float">
            <text:p>2.20013</text:p>
          </table:table-cell>
          <table:table-cell office:value-type="float" office:value="5.11297" calcext:value-type="float">
            <text:p>5.11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7.76073" calcext:value-type="float">
            <text:p>7.760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.23818" calcext:value-type="float">
            <text:p>6.2381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0676" calcext:value-type="float">
            <text:p>5.067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33" calcext:value-type="float">
            <text:p>0.174133</text:p>
          </table:table-cell>
          <table:table-cell office:value-type="float" office:value="0.176547" calcext:value-type="float">
            <text:p>0.176547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85469" calcext:value-type="float">
            <text:p>0.385469</text:p>
          </table:table-cell>
          <table:table-cell office:value-type="float" office:value="0.382407" calcext:value-type="float">
            <text:p>0.382407</text:p>
          </table:table-cell>
          <table:table-cell office:value-type="float" office:value="0.389317" calcext:value-type="float">
            <text:p>0.389317</text:p>
          </table:table-cell>
          <table:table-cell office:value-type="float" office:value="0.38547" calcext:value-type="float">
            <text:p>0.38547</text:p>
          </table:table-cell>
          <table:table-cell office:value-type="float" office:value="0.381257" calcext:value-type="float">
            <text:p>0.381257</text:p>
          </table:table-cell>
          <table:table-cell office:value-type="float" office:value="0.39079" calcext:value-type="float">
            <text:p>0.39079</text:p>
          </table:table-cell>
          <table:table-cell table:number-columns-repeated="2" office:value-type="float" office:value="2.19995" calcext:value-type="float">
            <text:p>2.19995</text:p>
          </table:table-cell>
          <table:table-cell office:value-type="float" office:value="5.1424" calcext:value-type="float">
            <text:p>5.1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8.11659" calcext:value-type="float">
            <text:p>8.1165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.34023" calcext:value-type="float">
            <text:p>6.3402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17572" calcext:value-type="float">
            <text:p>5.1757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179217" calcext:value-type="float">
            <text:p>0.179217</text:p>
          </table:table-cell>
          <table:table-cell office:value-type="float" office:value="0.181873" calcext:value-type="float">
            <text:p>0.181873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96349" calcext:value-type="float">
            <text:p>0.396349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0.401453" calcext:value-type="float">
            <text:p>0.401453</text:p>
          </table:table-cell>
          <table:table-cell office:value-type="float" office:value="0.396345" calcext:value-type="float">
            <text:p>0.396345</text:p>
          </table:table-cell>
          <table:table-cell office:value-type="float" office:value="0.391437" calcext:value-type="float">
            <text:p>0.391437</text:p>
          </table:table-cell>
          <table:table-cell office:value-type="float" office:value="0.40182" calcext:value-type="float">
            <text:p>0.40182</text:p>
          </table:table-cell>
          <table:table-cell office:value-type="float" office:value="2.19851" calcext:value-type="float">
            <text:p>2.19851</text:p>
          </table:table-cell>
          <table:table-cell office:value-type="float" office:value="2.1985" calcext:value-type="float">
            <text:p>2.1985</text:p>
          </table:table-cell>
          <table:table-cell office:value-type="float" office:value="5.1833" calcext:value-type="float">
            <text:p>5.1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8.43017" calcext:value-type="float">
            <text:p>8.4301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.4176" calcext:value-type="float">
            <text:p>6.41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455" calcext:value-type="float">
            <text:p>5.245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1" calcext:value-type="float">
            <text:p>0.185281</text:p>
          </table:table-cell>
          <table:table-cell office:value-type="float" office:value="0.184133" calcext:value-type="float">
            <text:p>0.184133</text:p>
          </table:table-cell>
          <table:table-cell office:value-type="float" office:value="0.18682" calcext:value-type="float">
            <text:p>0.18682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" calcext:value-type="float">
            <text:p>0.187</text:p>
          </table:table-cell>
          <table:table-cell office:value-type="float" office:value="0.407172" calcext:value-type="float">
            <text:p>0.407172</text:p>
          </table:table-cell>
          <table:table-cell office:value-type="float" office:value="0.404143" calcext:value-type="float">
            <text:p>0.404143</text:p>
          </table:table-cell>
          <table:table-cell office:value-type="float" office:value="0.410937" calcext:value-type="float">
            <text:p>0.410937</text:p>
          </table:table-cell>
          <table:table-cell office:value-type="float" office:value="0.407172" calcext:value-type="float">
            <text:p>0.407172</text:p>
          </table:table-cell>
          <table:table-cell office:value-type="float" office:value="0.401123" calcext:value-type="float">
            <text:p>0.401123</text:p>
          </table:table-cell>
          <table:table-cell office:value-type="float" office:value="0.41235" calcext:value-type="float">
            <text:p>0.41235</text:p>
          </table:table-cell>
          <table:table-cell office:value-type="float" office:value="2.19759" calcext:value-type="float">
            <text:p>2.19759</text:p>
          </table:table-cell>
          <table:table-cell office:value-type="float" office:value="2.19761" calcext:value-type="float">
            <text:p>2.19761</text:p>
          </table:table-cell>
          <table:table-cell office:value-type="float" office:value="5.20728" calcext:value-type="float">
            <text:p>5.20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8.77333" calcext:value-type="float">
            <text:p>8.773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.52681" calcext:value-type="float">
            <text:p>6.5268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36268" calcext:value-type="float">
            <text:p>5.3626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293" calcext:value-type="float">
            <text:p>0.189293</text:p>
          </table:table-cell>
          <table:table-cell office:value-type="float" office:value="0.191287" calcext:value-type="float">
            <text:p>0.191287</text:p>
          </table:table-cell>
          <table:table-cell office:value-type="float" office:value="0.190256" calcext:value-type="float">
            <text:p>0.190256</text:p>
          </table:table-cell>
          <table:table-cell office:value-type="float" office:value="0.188927" calcext:value-type="float">
            <text:p>0.188927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41799" calcext:value-type="float">
            <text:p>0.41799</text:p>
          </table:table-cell>
          <table:table-cell office:value-type="float" office:value="0.411513" calcext:value-type="float">
            <text:p>0.411513</text:p>
          </table:table-cell>
          <table:table-cell office:value-type="float" office:value="0.422053" calcext:value-type="float">
            <text:p>0.422053</text:p>
          </table:table-cell>
          <table:table-cell office:value-type="float" office:value="0.417985" calcext:value-type="float">
            <text:p>0.417985</text:p>
          </table:table-cell>
          <table:table-cell office:value-type="float" office:value="0.412187" calcext:value-type="float">
            <text:p>0.412187</text:p>
          </table:table-cell>
          <table:table-cell office:value-type="float" office:value="0.423477" calcext:value-type="float">
            <text:p>0.423477</text:p>
          </table:table-cell>
          <table:table-cell table:number-columns-repeated="2" office:value-type="float" office:value="2.19696" calcext:value-type="float">
            <text:p>2.19696</text:p>
          </table:table-cell>
          <table:table-cell office:value-type="float" office:value="5.24748" calcext:value-type="float">
            <text:p>5.24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9.24442" calcext:value-type="float">
            <text:p>9.2444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.61113" calcext:value-type="float">
            <text:p>6.611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.44213" calcext:value-type="float">
            <text:p>5.4421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81" calcext:value-type="float">
            <text:p>0.19381</text:p>
          </table:table-cell>
          <table:table-cell office:value-type="float" office:value="0.196207" calcext:value-type="float">
            <text:p>0.196207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196847" calcext:value-type="float">
            <text:p>0.196847</text:p>
          </table:table-cell>
          <table:table-cell office:value-type="float" office:value="0.428887" calcext:value-type="float">
            <text:p>0.428887</text:p>
          </table:table-cell>
          <table:table-cell office:value-type="float" office:value="0.42364" calcext:value-type="float">
            <text:p>0.42364</text:p>
          </table:table-cell>
          <table:table-cell office:value-type="float" office:value="0.434163" calcext:value-type="float">
            <text:p>0.434163</text:p>
          </table:table-cell>
          <table:table-cell office:value-type="float" office:value="0.428886" calcext:value-type="float">
            <text:p>0.428886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434037" calcext:value-type="float">
            <text:p>0.434037</text:p>
          </table:table-cell>
          <table:table-cell table:number-columns-repeated="2" office:value-type="float" office:value="2.19703" calcext:value-type="float">
            <text:p>2.19703</text:p>
          </table:table-cell>
          <table:table-cell office:value-type="float" office:value="5.27668" calcext:value-type="float">
            <text:p>5.27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9.93282" calcext:value-type="float">
            <text:p>9.9328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6.74087" calcext:value-type="float">
            <text:p>6.7408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7253" calcext:value-type="float">
            <text:p>5.5725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200217" calcext:value-type="float">
            <text:p>0.200217</text:p>
          </table:table-cell>
          <table:table-cell office:value-type="float" office:value="0.198637" calcext:value-type="float">
            <text:p>0.198637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440081" calcext:value-type="float">
            <text:p>0.440081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0.44372" calcext:value-type="float">
            <text:p>0.44372</text:p>
          </table:table-cell>
          <table:table-cell office:value-type="float" office:value="0.440091" calcext:value-type="float">
            <text:p>0.440091</text:p>
          </table:table-cell>
          <table:table-cell office:value-type="float" office:value="0.433197" calcext:value-type="float">
            <text:p>0.433197</text:p>
          </table:table-cell>
          <table:table-cell office:value-type="float" office:value="0.445147" calcext:value-type="float">
            <text:p>0.445147</text:p>
          </table:table-cell>
          <table:table-cell office:value-type="float" office:value="2.19806" calcext:value-type="float">
            <text:p>2.19806</text:p>
          </table:table-cell>
          <table:table-cell office:value-type="float" office:value="2.19807" calcext:value-type="float">
            <text:p>2.19807</text:p>
          </table:table-cell>
          <table:table-cell office:value-type="float" office:value="5.31756" calcext:value-type="float">
            <text:p>5.31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0.5095" calcext:value-type="float">
            <text:p>10.509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6.84162" calcext:value-type="float">
            <text:p>6.8416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68648" calcext:value-type="float">
            <text:p>5.6864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9" calcext:value-type="float">
            <text:p>0.205179</text:p>
          </table:table-cell>
          <table:table-cell office:value-type="float" office:value="0.203437" calcext:value-type="float">
            <text:p>0.203437</text:p>
          </table:table-cell>
          <table:table-cell office:value-type="float" office:value="0.206143" calcext:value-type="float">
            <text:p>0.20614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451021" calcext:value-type="float">
            <text:p>0.451021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446" calcext:value-type="float">
            <text:p>0.45446</text:p>
          </table:table-cell>
          <table:table-cell office:value-type="float" office:value="0.45103" calcext:value-type="float">
            <text:p>0.45103</text:p>
          </table:table-cell>
          <table:table-cell office:value-type="float" office:value="0.444167" calcext:value-type="float">
            <text:p>0.444167</text:p>
          </table:table-cell>
          <table:table-cell office:value-type="float" office:value="0.456257" calcext:value-type="float">
            <text:p>0.456257</text:p>
          </table:table-cell>
          <table:table-cell office:value-type="float" office:value="2.19819" calcext:value-type="float">
            <text:p>2.19819</text:p>
          </table:table-cell>
          <table:table-cell office:value-type="float" office:value="2.19825" calcext:value-type="float">
            <text:p>2.19825</text:p>
          </table:table-cell>
          <table:table-cell office:value-type="float" office:value="5.34439" calcext:value-type="float">
            <text:p>5.34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1.2597" calcext:value-type="float">
            <text:p>11.259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93382" calcext:value-type="float">
            <text:p>6.9338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76676" calcext:value-type="float">
            <text:p>5.7667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865" calcext:value-type="float">
            <text:p>0.20865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8217" calcext:value-type="float">
            <text:p>0.20821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461795" calcext:value-type="float">
            <text:p>0.461795</text:p>
          </table:table-cell>
          <table:table-cell office:value-type="float" office:value="0.457957" calcext:value-type="float">
            <text:p>0.457957</text:p>
          </table:table-cell>
          <table:table-cell office:value-type="float" office:value="0.467597" calcext:value-type="float">
            <text:p>0.467597</text:p>
          </table:table-cell>
          <table:table-cell office:value-type="float" office:value="0.461785" calcext:value-type="float">
            <text:p>0.461785</text:p>
          </table:table-cell>
          <table:table-cell office:value-type="float" office:value="0.454343" calcext:value-type="float">
            <text:p>0.454343</text:p>
          </table:table-cell>
          <table:table-cell office:value-type="float" office:value="0.466393" calcext:value-type="float">
            <text:p>0.466393</text:p>
          </table:table-cell>
          <table:table-cell office:value-type="float" office:value="2.19749" calcext:value-type="float">
            <text:p>2.19749</text:p>
          </table:table-cell>
          <table:table-cell office:value-type="float" office:value="2.19745" calcext:value-type="float">
            <text:p>2.19745</text:p>
          </table:table-cell>
          <table:table-cell office:value-type="float" office:value="5.374" calcext:value-type="float">
            <text:p>5.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2.2398" calcext:value-type="float">
            <text:p>12.2398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7.05665" calcext:value-type="float">
            <text:p>7.0566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.89989" calcext:value-type="float">
            <text:p>5.8998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0.213673" calcext:value-type="float">
            <text:p>0.213673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472751" calcext:value-type="float">
            <text:p>0.472751</text:p>
          </table:table-cell>
          <table:table-cell office:value-type="float" office:value="0.46963" calcext:value-type="float">
            <text:p>0.46963</text:p>
          </table:table-cell>
          <table:table-cell office:value-type="float" office:value="0.476737" calcext:value-type="float">
            <text:p>0.476737</text:p>
          </table:table-cell>
          <table:table-cell office:value-type="float" office:value="0.472747" calcext:value-type="float">
            <text:p>0.472747</text:p>
          </table:table-cell>
          <table:table-cell office:value-type="float" office:value="0.465487" calcext:value-type="float">
            <text:p>0.465487</text:p>
          </table:table-cell>
          <table:table-cell office:value-type="float" office:value="0.477117" calcext:value-type="float">
            <text:p>0.477117</text:p>
          </table:table-cell>
          <table:table-cell office:value-type="float" office:value="2.19768" calcext:value-type="float">
            <text:p>2.19768</text:p>
          </table:table-cell>
          <table:table-cell office:value-type="float" office:value="2.19767" calcext:value-type="float">
            <text:p>2.19767</text:p>
          </table:table-cell>
          <table:table-cell office:value-type="float" office:value="5.40579" calcext:value-type="float">
            <text:p>5.40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3.5802" calcext:value-type="float">
            <text:p>13.580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7.1909" calcext:value-type="float">
            <text:p>7.190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.03439" calcext:value-type="float">
            <text:p>6.0343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19043" calcext:value-type="float">
            <text:p>0.219043</text:p>
          </table:table-cell>
          <table:table-cell office:value-type="float" office:value="0.222113" calcext:value-type="float">
            <text:p>0.222113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21557" calcext:value-type="float">
            <text:p>0.221557</text:p>
          </table:table-cell>
          <table:table-cell office:value-type="float" office:value="0.483591" calcext:value-type="float">
            <text:p>0.483591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0.48893" calcext:value-type="float">
            <text:p>0.48893</text:p>
          </table:table-cell>
          <table:table-cell office:value-type="float" office:value="0.483587" calcext:value-type="float">
            <text:p>0.483587</text:p>
          </table:table-cell>
          <table:table-cell office:value-type="float" office:value="0.47584" calcext:value-type="float">
            <text:p>0.47584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2.19678" calcext:value-type="float">
            <text:p>2.19678</text:p>
          </table:table-cell>
          <table:table-cell office:value-type="float" office:value="2.19677" calcext:value-type="float">
            <text:p>2.19677</text:p>
          </table:table-cell>
          <table:table-cell office:value-type="float" office:value="5.44147" calcext:value-type="float">
            <text:p>5.44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15.0415" calcext:value-type="float">
            <text:p>15.041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7.31365" calcext:value-type="float">
            <text:p>7.3136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.16108" calcext:value-type="float">
            <text:p>6.1610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5" calcext:value-type="float">
            <text:p>0.225165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0.226733" calcext:value-type="float">
            <text:p>0.226733</text:p>
          </table:table-cell>
          <table:table-cell office:value-type="float" office:value="0.225176" calcext:value-type="float">
            <text:p>0.225176</text:p>
          </table:table-cell>
          <table:table-cell office:value-type="float" office:value="0.22334" calcext:value-type="float">
            <text:p>0.22334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494616" calcext:value-type="float">
            <text:p>0.494616</text:p>
          </table:table-cell>
          <table:table-cell office:value-type="float" office:value="0.49097" calcext:value-type="float">
            <text:p>0.49097</text:p>
          </table:table-cell>
          <table:table-cell office:value-type="float" office:value="0.498173" calcext:value-type="float">
            <text:p>0.498173</text:p>
          </table:table-cell>
          <table:table-cell office:value-type="float" office:value="0.494649" calcext:value-type="float">
            <text:p>0.494649</text:p>
          </table:table-cell>
          <table:table-cell office:value-type="float" office:value="0.487747" calcext:value-type="float">
            <text:p>0.487747</text:p>
          </table:table-cell>
          <table:table-cell office:value-type="float" office:value="0.498677" calcext:value-type="float">
            <text:p>0.498677</text:p>
          </table:table-cell>
          <table:table-cell office:value-type="float" office:value="2.19668" calcext:value-type="float">
            <text:p>2.19668</text:p>
          </table:table-cell>
          <table:table-cell office:value-type="float" office:value="2.19673" calcext:value-type="float">
            <text:p>2.19673</text:p>
          </table:table-cell>
          <table:table-cell office:value-type="float" office:value="5.47322" calcext:value-type="float">
            <text:p>5.4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17.1462" calcext:value-type="float">
            <text:p>17.146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7.45456" calcext:value-type="float">
            <text:p>7.4545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.29847" calcext:value-type="float">
            <text:p>6.2984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683" calcext:value-type="float">
            <text:p>0.228683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505585" calcext:value-type="float">
            <text:p>0.505585</text:p>
          </table:table-cell>
          <table:table-cell office:value-type="float" office:value="0.50054" calcext:value-type="float">
            <text:p>0.50054</text:p>
          </table:table-cell>
          <table:table-cell office:value-type="float" office:value="0.510937" calcext:value-type="float">
            <text:p>0.510937</text:p>
          </table:table-cell>
          <table:table-cell office:value-type="float" office:value="0.505581" calcext:value-type="float">
            <text:p>0.505581</text:p>
          </table:table-cell>
          <table:table-cell office:value-type="float" office:value="0.49891" calcext:value-type="float">
            <text:p>0.49891</text:p>
          </table:table-cell>
          <table:table-cell office:value-type="float" office:value="0.509407" calcext:value-type="float">
            <text:p>0.509407</text:p>
          </table:table-cell>
          <table:table-cell office:value-type="float" office:value="2.19693" calcext:value-type="float">
            <text:p>2.19693</text:p>
          </table:table-cell>
          <table:table-cell office:value-type="float" office:value="2.19692" calcext:value-type="float">
            <text:p>2.19692</text:p>
          </table:table-cell>
          <table:table-cell office:value-type="float" office:value="5.50385" calcext:value-type="float">
            <text:p>5.50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9.9451" calcext:value-type="float">
            <text:p>19.9451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7.59846" calcext:value-type="float">
            <text:p>7.598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.4402" calcext:value-type="float">
            <text:p>6.440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73" calcext:value-type="float">
            <text:p>0.234973</text:p>
          </table:table-cell>
          <table:table-cell office:value-type="float" office:value="0.23353" calcext:value-type="float">
            <text:p>0.23353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0.234976" calcext:value-type="float">
            <text:p>0.234976</text:p>
          </table:table-cell>
          <table:table-cell office:value-type="float" office:value="0.23348" calcext:value-type="float">
            <text:p>0.23348</text:p>
          </table:table-cell>
          <table:table-cell office:value-type="float" office:value="0.236457" calcext:value-type="float">
            <text:p>0.236457</text:p>
          </table:table-cell>
          <table:table-cell office:value-type="float" office:value="0.516287" calcext:value-type="float">
            <text:p>0.516287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520975" calcext:value-type="float">
            <text:p>0.520975</text:p>
          </table:table-cell>
          <table:table-cell office:value-type="float" office:value="0.516302" calcext:value-type="float">
            <text:p>0.516302</text:p>
          </table:table-cell>
          <table:table-cell office:value-type="float" office:value="0.511745" calcext:value-type="float">
            <text:p>0.511745</text:p>
          </table:table-cell>
          <table:table-cell office:value-type="float" office:value="0.519655" calcext:value-type="float">
            <text:p>0.519655</text:p>
          </table:table-cell>
          <table:table-cell office:value-type="float" office:value="2.19722" calcext:value-type="float">
            <text:p>2.19722</text:p>
          </table:table-cell>
          <table:table-cell office:value-type="float" office:value="2.19725" calcext:value-type="float">
            <text:p>2.19725</text:p>
          </table:table-cell>
          <table:table-cell office:value-type="float" office:value="5.53332" calcext:value-type="float">
            <text:p>5.53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36.837" calcext:value-type="float">
            <text:p>36.837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7.92324" calcext:value-type="float">
            <text:p>7.923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.7721" calcext:value-type="float">
            <text:p>6.772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959" calcext:value-type="float">
            <text:p>0.244959</text:p>
          </table:table-cell>
          <table:table-cell office:value-type="float" office:value="0.243966" calcext:value-type="float">
            <text:p>0.243966</text:p>
          </table:table-cell>
          <table:table-cell office:value-type="float" office:value="0.246312" calcext:value-type="float">
            <text:p>0.246312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43556" calcext:value-type="float">
            <text:p>0.243556</text:p>
          </table:table-cell>
          <table:table-cell office:value-type="float" office:value="0.24642" calcext:value-type="float">
            <text:p>0.24642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4668" calcext:value-type="float">
            <text:p>0.534668</text:p>
          </table:table-cell>
          <table:table-cell office:value-type="float" office:value="0.541958" calcext:value-type="float">
            <text:p>0.541958</text:p>
          </table:table-cell>
          <table:table-cell office:value-type="float" office:value="0.538245" calcext:value-type="float">
            <text:p>0.538245</text:p>
          </table:table-cell>
          <table:table-cell office:value-type="float" office:value="0.535408" calcext:value-type="float">
            <text:p>0.535408</text:p>
          </table:table-cell>
          <table:table-cell office:value-type="float" office:value="0.542116" calcext:value-type="float">
            <text:p>0.542116</text:p>
          </table:table-cell>
          <table:table-cell office:value-type="float" office:value="2.1972" calcext:value-type="float">
            <text:p>2.1972</text:p>
          </table:table-cell>
          <table:table-cell office:value-type="float" office:value="2.19718" calcext:value-type="float">
            <text:p>2.19718</text:p>
          </table:table-cell>
          <table:table-cell office:value-type="float" office:value="5.59218" calcext:value-type="float">
            <text:p>5.59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6.2242" calcext:value-type="float">
            <text:p>76.2242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8.09148" calcext:value-type="float">
            <text:p>8.091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.93991" calcext:value-type="float">
            <text:p>6.9399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856" calcext:value-type="float">
            <text:p>0.24985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250663" calcext:value-type="float">
            <text:p>0.250663</text:p>
          </table:table-cell>
          <table:table-cell office:value-type="float" office:value="0.249853" calcext:value-type="float">
            <text:p>0.249853</text:p>
          </table:table-cell>
          <table:table-cell office:value-type="float" office:value="0.248569" calcext:value-type="float">
            <text:p>0.248569</text:p>
          </table:table-cell>
          <table:table-cell office:value-type="float" office:value="0.25081" calcext:value-type="float">
            <text:p>0.25081</text:p>
          </table:table-cell>
          <table:table-cell office:value-type="float" office:value="0.548956" calcext:value-type="float">
            <text:p>0.548956</text:p>
          </table:table-cell>
          <table:table-cell office:value-type="float" office:value="0.547413" calcext:value-type="float">
            <text:p>0.547413</text:p>
          </table:table-cell>
          <table:table-cell office:value-type="float" office:value="0.551909" calcext:value-type="float">
            <text:p>0.551909</text:p>
          </table:table-cell>
          <table:table-cell office:value-type="float" office:value="0.548943" calcext:value-type="float">
            <text:p>0.548943</text:p>
          </table:table-cell>
          <table:table-cell office:value-type="float" office:value="0.545509" calcext:value-type="float">
            <text:p>0.545509</text:p>
          </table:table-cell>
          <table:table-cell office:value-type="float" office:value="0.552197" calcext:value-type="float">
            <text:p>0.552197</text:p>
          </table:table-cell>
          <table:table-cell office:value-type="float" office:value="2.19709" calcext:value-type="float">
            <text:p>2.19709</text:p>
          </table:table-cell>
          <table:table-cell office:value-type="float" office:value="2.19706" calcext:value-type="float">
            <text:p>2.19706</text:p>
          </table:table-cell>
          <table:table-cell office:value-type="float" office:value="5.62225" calcext:value-type="float">
            <text:p>5.62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2669.65" calcext:value-type="float">
            <text:p>2669.65</text:p>
          </table:table-cell>
          <table:table-cell office:value-type="float" office:value="1" calcext:value-type="float">
            <text:p>1</text:p>
          </table:table-cell>
          <table:table-cell office:value-type="float" office:value="28363" calcext:value-type="float">
            <text:p>28363</text:p>
          </table:table-cell>
          <table:table-cell office:value-type="float" office:value="8.24305" calcext:value-type="float">
            <text:p>8.2430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.07251" calcext:value-type="float">
            <text:p>7.0725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86" calcext:value-type="float">
            <text:p>0.25486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256031" calcext:value-type="float">
            <text:p>0.256031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0.252546" calcext:value-type="float">
            <text:p>0.252546</text:p>
          </table:table-cell>
          <table:table-cell office:value-type="float" office:value="0.254687" calcext:value-type="float">
            <text:p>0.254687</text:p>
          </table:table-cell>
          <table:table-cell office:value-type="float" office:value="0.559931" calcext:value-type="float">
            <text:p>0.559931</text:p>
          </table:table-cell>
          <table:table-cell office:value-type="float" office:value="0.556773" calcext:value-type="float">
            <text:p>0.556773</text:p>
          </table:table-cell>
          <table:table-cell office:value-type="float" office:value="0.562779" calcext:value-type="float">
            <text:p>0.562779</text:p>
          </table:table-cell>
          <table:table-cell office:value-type="float" office:value="0.55765" calcext:value-type="float">
            <text:p>0.55765</text:p>
          </table:table-cell>
          <table:table-cell office:value-type="float" office:value="0.554097" calcext:value-type="float">
            <text:p>0.554097</text:p>
          </table:table-cell>
          <table:table-cell office:value-type="float" office:value="0.560944" calcext:value-type="float">
            <text:p>0.560944</text:p>
          </table:table-cell>
          <table:table-cell office:value-type="float" office:value="2.19701" calcext:value-type="float">
            <text:p>2.19701</text:p>
          </table:table-cell>
          <table:table-cell office:value-type="float" office:value="2.19709" calcext:value-type="float">
            <text:p>2.19709</text:p>
          </table:table-cell>
          <table:table-cell office:value-type="float" office:value="5.6443" calcext:value-type="float">
            <text:p>5.6443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4.70131" calcext:value-type="float">
            <text:p>4.701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69407" calcext:value-type="float">
            <text:p>4.694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32277" calcext:value-type="float">
            <text:p>3.322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75667" calcext:value-type="float">
            <text:p>0.0047566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12001" calcext:value-type="float">
            <text:p>0.012001</text:p>
          </table:table-cell>
          <table:table-cell office:value-type="float" office:value="0.0110567" calcext:value-type="float">
            <text:p>0.0110567</text:p>
          </table:table-cell>
          <table:table-cell office:value-type="float" office:value="0.0126233" calcext:value-type="float">
            <text:p>0.0126233</text:p>
          </table:table-cell>
          <table:table-cell office:value-type="float" office:value="0.0120008" calcext:value-type="float">
            <text:p>0.0120008</text:p>
          </table:table-cell>
          <table:table-cell office:value-type="float" office:value="0.0111533" calcext:value-type="float">
            <text:p>0.0111533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2.38441" calcext:value-type="float">
            <text:p>2.38441</text:p>
          </table:table-cell>
          <table:table-cell office:value-type="float" office:value="2.38447" calcext:value-type="float">
            <text:p>2.38447</text:p>
          </table:table-cell>
          <table:table-cell office:value-type="float" office:value="4.29351" calcext:value-type="float">
            <text:p>4.29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73733" calcext:value-type="float">
            <text:p>4.737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.72601" calcext:value-type="float">
            <text:p>4.7260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30937" calcext:value-type="float">
            <text:p>3.309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241823" calcext:value-type="float">
            <text:p>0.0241823</text:p>
          </table:table-cell>
          <table:table-cell office:value-type="float" office:value="0.0233267" calcext:value-type="float">
            <text:p>0.0233267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0241827" calcext:value-type="float">
            <text:p>0.0241827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2.41652" calcext:value-type="float">
            <text:p>2.41652</text:p>
          </table:table-cell>
          <table:table-cell office:value-type="float" office:value="2.41661" calcext:value-type="float">
            <text:p>2.41661</text:p>
          </table:table-cell>
          <table:table-cell office:value-type="float" office:value="4.27635" calcext:value-type="float">
            <text:p>4.27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7603" calcext:value-type="float">
            <text:p>4.76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38066" calcext:value-type="float">
            <text:p>3.380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633" calcext:value-type="float">
            <text:p>0.0147633</text:p>
          </table:table-cell>
          <table:table-cell office:value-type="float" office:value="0.0156367" calcext:value-type="float">
            <text:p>0.0156367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35895" calcext:value-type="float">
            <text:p>0.035895</text:p>
          </table:table-cell>
          <table:table-cell office:value-type="float" office:value="0.0336067" calcext:value-type="float">
            <text:p>0.0336067</text:p>
          </table:table-cell>
          <table:table-cell office:value-type="float" office:value="0.03771" calcext:value-type="float">
            <text:p>0.03771</text:p>
          </table:table-cell>
          <table:table-cell office:value-type="float" office:value="0.0358948" calcext:value-type="float">
            <text:p>0.0358948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373133" calcext:value-type="float">
            <text:p>0.0373133</text:p>
          </table:table-cell>
          <table:table-cell office:value-type="float" office:value="2.39323" calcext:value-type="float">
            <text:p>2.39323</text:p>
          </table:table-cell>
          <table:table-cell office:value-type="float" office:value="2.39325" calcext:value-type="float">
            <text:p>2.39325</text:p>
          </table:table-cell>
          <table:table-cell office:value-type="float" office:value="4.31557" calcext:value-type="float">
            <text:p>4.31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80229" calcext:value-type="float">
            <text:p>4.80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77578" calcext:value-type="float">
            <text:p>4.775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38737" calcext:value-type="float">
            <text:p>3.387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204267" calcext:value-type="float">
            <text:p>0.0204267</text:p>
          </table:table-cell>
          <table:table-cell office:value-type="float" office:value="0.0199856" calcext:value-type="float">
            <text:p>0.0199856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477192" calcext:value-type="float">
            <text:p>0.0477192</text:p>
          </table:table-cell>
          <table:table-cell office:value-type="float" office:value="0.0462433" calcext:value-type="float">
            <text:p>0.0462433</text:p>
          </table:table-cell>
          <table:table-cell office:value-type="float" office:value="0.0496067" calcext:value-type="float">
            <text:p>0.0496067</text:p>
          </table:table-cell>
          <table:table-cell office:value-type="float" office:value="0.0477185" calcext:value-type="float">
            <text:p>0.0477185</text:p>
          </table:table-cell>
          <table:table-cell office:value-type="float" office:value="0.0461033" calcext:value-type="float">
            <text:p>0.0461033</text:p>
          </table:table-cell>
          <table:table-cell office:value-type="float" office:value="0.04898" calcext:value-type="float">
            <text:p>0.04898</text:p>
          </table:table-cell>
          <table:table-cell office:value-type="float" office:value="2.38762" calcext:value-type="float">
            <text:p>2.38762</text:p>
          </table:table-cell>
          <table:table-cell office:value-type="float" office:value="2.38764" calcext:value-type="float">
            <text:p>2.38764</text:p>
          </table:table-cell>
          <table:table-cell office:value-type="float" office:value="4.32213" calcext:value-type="float">
            <text:p>4.32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85586" calcext:value-type="float">
            <text:p>4.8558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82173" calcext:value-type="float">
            <text:p>4.8217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44394" calcext:value-type="float">
            <text:p>3.443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67" calcext:value-type="float">
            <text:p>0.0244367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596685" calcext:value-type="float">
            <text:p>0.0596685</text:p>
          </table:table-cell>
          <table:table-cell office:value-type="float" office:value="0.0578833" calcext:value-type="float">
            <text:p>0.0578833</text:p>
          </table:table-cell>
          <table:table-cell office:value-type="float" office:value="0.0614433" calcext:value-type="float">
            <text:p>0.0614433</text:p>
          </table:table-cell>
          <table:table-cell office:value-type="float" office:value="0.05967" calcext:value-type="float">
            <text:p>0.05967</text:p>
          </table:table-cell>
          <table:table-cell office:value-type="float" office:value="0.0572667" calcext:value-type="float">
            <text:p>0.0572667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2.38833" calcext:value-type="float">
            <text:p>2.38833</text:p>
          </table:table-cell>
          <table:table-cell office:value-type="float" office:value="4.34542" calcext:value-type="float">
            <text:p>4.34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89996" calcext:value-type="float">
            <text:p>4.8999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85791" calcext:value-type="float">
            <text:p>4.8579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4656" calcext:value-type="float">
            <text:p>3.46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967" calcext:value-type="float">
            <text:p>0.0295967</text:p>
          </table:table-cell>
          <table:table-cell office:value-type="float" office:value="0.03066" calcext:value-type="float">
            <text:p>0.03066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720125" calcext:value-type="float">
            <text:p>0.0720125</text:p>
          </table:table-cell>
          <table:table-cell office:value-type="float" office:value="0.0702667" calcext:value-type="float">
            <text:p>0.0702667</text:p>
          </table:table-cell>
          <table:table-cell office:value-type="float" office:value="0.0748833" calcext:value-type="float">
            <text:p>0.0748833</text:p>
          </table:table-cell>
          <table:table-cell office:value-type="float" office:value="0.0720123" calcext:value-type="float">
            <text:p>0.0720123</text:p>
          </table:table-cell>
          <table:table-cell office:value-type="float" office:value="0.06999" calcext:value-type="float">
            <text:p>0.06999</text:p>
          </table:table-cell>
          <table:table-cell office:value-type="float" office:value="0.0740667" calcext:value-type="float">
            <text:p>0.0740667</text:p>
          </table:table-cell>
          <table:table-cell office:value-type="float" office:value="2.39848" calcext:value-type="float">
            <text:p>2.39848</text:p>
          </table:table-cell>
          <table:table-cell office:value-type="float" office:value="2.39849" calcext:value-type="float">
            <text:p>2.39849</text:p>
          </table:table-cell>
          <table:table-cell office:value-type="float" office:value="4.35423" calcext:value-type="float">
            <text:p>4.35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97093" calcext:value-type="float">
            <text:p>4.9709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91984" calcext:value-type="float">
            <text:p>4.9198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0964" calcext:value-type="float">
            <text:p>3.509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7333" calcext:value-type="float">
            <text:p>0.0347333</text:p>
          </table:table-cell>
          <table:table-cell office:value-type="float" office:value="0.0359467" calcext:value-type="float">
            <text:p>0.03594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842548" calcext:value-type="float">
            <text:p>0.0842548</text:p>
          </table:table-cell>
          <table:table-cell office:value-type="float" office:value="0.0824967" calcext:value-type="float">
            <text:p>0.0824967</text:p>
          </table:table-cell>
          <table:table-cell office:value-type="float" office:value="0.0861333" calcext:value-type="float">
            <text:p>0.0861333</text:p>
          </table:table-cell>
          <table:table-cell office:value-type="float" office:value="0.0842544" calcext:value-type="float">
            <text:p>0.0842544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0863533" calcext:value-type="float">
            <text:p>0.0863533</text:p>
          </table:table-cell>
          <table:table-cell office:value-type="float" office:value="2.4055" calcext:value-type="float">
            <text:p>2.4055</text:p>
          </table:table-cell>
          <table:table-cell office:value-type="float" office:value="2.40552" calcext:value-type="float">
            <text:p>2.40552</text:p>
          </table:table-cell>
          <table:table-cell office:value-type="float" office:value="4.39051" calcext:value-type="float">
            <text:p>4.39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5.02832" calcext:value-type="float">
            <text:p>5.028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96426" calcext:value-type="float">
            <text:p>4.9642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57119" calcext:value-type="float">
            <text:p>3.57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3467" calcext:value-type="float">
            <text:p>0.0393467</text:p>
          </table:table-cell>
          <table:table-cell office:value-type="float" office:value="0.04106" calcext:value-type="float">
            <text:p>0.04106</text:p>
          </table:table-cell>
          <table:table-cell office:value-type="float" office:value="0.0400275" calcext:value-type="float">
            <text:p>0.0400275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962654" calcext:value-type="float">
            <text:p>0.0962654</text:p>
          </table:table-cell>
          <table:table-cell office:value-type="float" office:value="0.0928867" calcext:value-type="float">
            <text:p>0.0928867</text:p>
          </table:table-cell>
          <table:table-cell office:value-type="float" office:value="0.09876" calcext:value-type="float">
            <text:p>0.09876</text:p>
          </table:table-cell>
          <table:table-cell office:value-type="float" office:value="0.0962652" calcext:value-type="float">
            <text:p>0.0962652</text:p>
          </table:table-cell>
          <table:table-cell office:value-type="float" office:value="0.09304" calcext:value-type="float">
            <text:p>0.09304</text:p>
          </table:table-cell>
          <table:table-cell office:value-type="float" office:value="0.0989367" calcext:value-type="float">
            <text:p>0.0989367</text:p>
          </table:table-cell>
          <table:table-cell office:value-type="float" office:value="2.40497" calcext:value-type="float">
            <text:p>2.40497</text:p>
          </table:table-cell>
          <table:table-cell office:value-type="float" office:value="2.40498" calcext:value-type="float">
            <text:p>2.40498</text:p>
          </table:table-cell>
          <table:table-cell office:value-type="float" office:value="4.41444" calcext:value-type="float">
            <text:p>4.41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5.08114" calcext:value-type="float">
            <text:p>5.081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.00655" calcext:value-type="float">
            <text:p>5.0065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.60885" calcext:value-type="float">
            <text:p>3.608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.105707" calcext:value-type="float">
            <text:p>0.105707</text:p>
          </table:table-cell>
          <table:table-cell office:value-type="float" office:value="0.111547" calcext:value-type="float">
            <text:p>0.111547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105063" calcext:value-type="float">
            <text:p>0.105063</text:p>
          </table:table-cell>
          <table:table-cell office:value-type="float" office:value="0.11078" calcext:value-type="float">
            <text:p>0.11078</text:p>
          </table:table-cell>
          <table:table-cell table:number-columns-repeated="2" office:value-type="float" office:value="2.40459" calcext:value-type="float">
            <text:p>2.40459</text:p>
          </table:table-cell>
          <table:table-cell office:value-type="float" office:value="4.43392" calcext:value-type="float">
            <text:p>4.43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5.12919" calcext:value-type="float">
            <text:p>5.1291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.04143" calcext:value-type="float">
            <text:p>5.0414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65408" calcext:value-type="float">
            <text:p>3.6540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2367" calcext:value-type="float">
            <text:p>0.0492367</text:p>
          </table:table-cell>
          <table:table-cell office:value-type="float" office:value="0.0505667" calcext:value-type="float">
            <text:p>0.0505667</text:p>
          </table:table-cell>
          <table:table-cell office:value-type="float" office:value="0.0499996" calcext:value-type="float">
            <text:p>0.04999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120102" calcext:value-type="float">
            <text:p>0.120102</text:p>
          </table:table-cell>
          <table:table-cell office:value-type="float" office:value="0.11709" calcext:value-type="float">
            <text:p>0.11709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120102" calcext:value-type="float">
            <text:p>0.120102</text:p>
          </table:table-cell>
          <table:table-cell office:value-type="float" office:value="0.117373" calcext:value-type="float">
            <text:p>0.117373</text:p>
          </table:table-cell>
          <table:table-cell office:value-type="float" office:value="0.122913" calcext:value-type="float">
            <text:p>0.122913</text:p>
          </table:table-cell>
          <table:table-cell office:value-type="float" office:value="2.40204" calcext:value-type="float">
            <text:p>2.40204</text:p>
          </table:table-cell>
          <table:table-cell office:value-type="float" office:value="2.40206" calcext:value-type="float">
            <text:p>2.40206</text:p>
          </table:table-cell>
          <table:table-cell office:value-type="float" office:value="4.45047" calcext:value-type="float">
            <text:p>4.45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5.20557" calcext:value-type="float">
            <text:p>5.2055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.09552" calcext:value-type="float">
            <text:p>5.0955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.70922" calcext:value-type="float">
            <text:p>3.709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3" calcext:value-type="float">
            <text:p>0.0550013</text:p>
          </table:table-cell>
          <table:table-cell office:value-type="float" office:value="0.0544167" calcext:value-type="float">
            <text:p>0.0544167</text:p>
          </table:table-cell>
          <table:table-cell office:value-type="float" office:value="0.0556433" calcext:value-type="float">
            <text:p>0.0556433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131924" calcext:value-type="float">
            <text:p>0.131924</text:p>
          </table:table-cell>
          <table:table-cell office:value-type="float" office:value="0.128217" calcext:value-type="float">
            <text:p>0.128217</text:p>
          </table:table-cell>
          <table:table-cell office:value-type="float" office:value="0.13468" calcext:value-type="float">
            <text:p>0.13468</text:p>
          </table:table-cell>
          <table:table-cell office:value-type="float" office:value="0.131924" calcext:value-type="float">
            <text:p>0.131924</text:p>
          </table:table-cell>
          <table:table-cell office:value-type="float" office:value="0.129577" calcext:value-type="float">
            <text:p>0.129577</text:p>
          </table:table-cell>
          <table:table-cell office:value-type="float" office:value="0.13491" calcext:value-type="float">
            <text:p>0.13491</text:p>
          </table:table-cell>
          <table:table-cell office:value-type="float" office:value="2.39856" calcext:value-type="float">
            <text:p>2.39856</text:p>
          </table:table-cell>
          <table:table-cell office:value-type="float" office:value="2.39855" calcext:value-type="float">
            <text:p>2.39855</text:p>
          </table:table-cell>
          <table:table-cell office:value-type="float" office:value="4.48421" calcext:value-type="float">
            <text:p>4.48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5.25981" calcext:value-type="float">
            <text:p>5.2598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13916" calcext:value-type="float">
            <text:p>5.1391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7526" calcext:value-type="float">
            <text:p>3.752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69" calcext:value-type="float">
            <text:p>0.0599669</text:p>
          </table:table-cell>
          <table:table-cell office:value-type="float" office:value="0.0595467" calcext:value-type="float">
            <text:p>0.0595467</text:p>
          </table:table-cell>
          <table:table-cell office:value-type="float" office:value="0.0606867" calcext:value-type="float">
            <text:p>0.06068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0.140403" calcext:value-type="float">
            <text:p>0.140403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0.14159" calcext:value-type="float">
            <text:p>0.14159</text:p>
          </table:table-cell>
          <table:table-cell office:value-type="float" office:value="0.147307" calcext:value-type="float">
            <text:p>0.147307</text:p>
          </table:table-cell>
          <table:table-cell office:value-type="float" office:value="2.39833" calcext:value-type="float">
            <text:p>2.39833</text:p>
          </table:table-cell>
          <table:table-cell office:value-type="float" office:value="2.39832" calcext:value-type="float">
            <text:p>2.39832</text:p>
          </table:table-cell>
          <table:table-cell office:value-type="float" office:value="4.50115" calcext:value-type="float">
            <text:p>4.5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5.33041" calcext:value-type="float">
            <text:p>5.330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.1903" calcext:value-type="float">
            <text:p>5.19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.8153" calcext:value-type="float">
            <text:p>3.81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2467" calcext:value-type="float">
            <text:p>0.0642467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65021" calcext:value-type="float">
            <text:p>0.065021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55612" calcext:value-type="float">
            <text:p>0.155612</text:p>
          </table:table-cell>
          <table:table-cell office:value-type="float" office:value="0.15114" calcext:value-type="float">
            <text:p>0.15114</text:p>
          </table:table-cell>
          <table:table-cell office:value-type="float" office:value="0.157533" calcext:value-type="float">
            <text:p>0.157533</text:p>
          </table:table-cell>
          <table:table-cell office:value-type="float" office:value="0.155611" calcext:value-type="float">
            <text:p>0.155611</text:p>
          </table:table-cell>
          <table:table-cell office:value-type="float" office:value="0.152583" calcext:value-type="float">
            <text:p>0.152583</text:p>
          </table:table-cell>
          <table:table-cell office:value-type="float" office:value="0.15995" calcext:value-type="float">
            <text:p>0.15995</text:p>
          </table:table-cell>
          <table:table-cell table:number-columns-repeated="2" office:value-type="float" office:value="2.39324" calcext:value-type="float">
            <text:p>2.39324</text:p>
          </table:table-cell>
          <table:table-cell office:value-type="float" office:value="4.53533" calcext:value-type="float">
            <text:p>4.53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5.39982" calcext:value-type="float">
            <text:p>5.3998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23772" calcext:value-type="float">
            <text:p>5.2377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.85704" calcext:value-type="float">
            <text:p>3.857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07267" calcext:value-type="float">
            <text:p>0.07072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367" calcext:value-type="float">
            <text:p>0.0710367</text:p>
          </table:table-cell>
          <table:table-cell office:value-type="float" office:value="0.167599" calcext:value-type="float">
            <text:p>0.167599</text:p>
          </table:table-cell>
          <table:table-cell office:value-type="float" office:value="0.165283" calcext:value-type="float">
            <text:p>0.16528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67598" calcext:value-type="float">
            <text:p>0.167598</text:p>
          </table:table-cell>
          <table:table-cell office:value-type="float" office:value="0.164207" calcext:value-type="float">
            <text:p>0.164207</text:p>
          </table:table-cell>
          <table:table-cell office:value-type="float" office:value="0.172593" calcext:value-type="float">
            <text:p>0.172593</text:p>
          </table:table-cell>
          <table:table-cell office:value-type="float" office:value="2.395" calcext:value-type="float">
            <text:p>2.395</text:p>
          </table:table-cell>
          <table:table-cell office:value-type="float" office:value="2.39498" calcext:value-type="float">
            <text:p>2.39498</text:p>
          </table:table-cell>
          <table:table-cell office:value-type="float" office:value="4.55145" calcext:value-type="float">
            <text:p>4.55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5.48093" calcext:value-type="float">
            <text:p>5.4809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.29773" calcext:value-type="float">
            <text:p>5.2977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886" calcext:value-type="float">
            <text:p>3.9288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0.0759067" calcext:value-type="float">
            <text:p>0.0759067</text:p>
          </table:table-cell>
          <table:table-cell office:value-type="float" office:value="0.0749748" calcext:value-type="float">
            <text:p>0.0749748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79456" calcext:value-type="float">
            <text:p>0.179456</text:p>
          </table:table-cell>
          <table:table-cell office:value-type="float" office:value="0.176837" calcext:value-type="float">
            <text:p>0.176837</text:p>
          </table:table-cell>
          <table:table-cell office:value-type="float" office:value="0.182927" calcext:value-type="float">
            <text:p>0.182927</text:p>
          </table:table-cell>
          <table:table-cell office:value-type="float" office:value="0.179453" calcext:value-type="float">
            <text:p>0.179453</text:p>
          </table:table-cell>
          <table:table-cell office:value-type="float" office:value="0.175617" calcext:value-type="float">
            <text:p>0.175617</text:p>
          </table:table-cell>
          <table:table-cell office:value-type="float" office:value="0.183543" calcext:value-type="float">
            <text:p>0.183543</text:p>
          </table:table-cell>
          <table:table-cell office:value-type="float" office:value="2.39353" calcext:value-type="float">
            <text:p>2.39353</text:p>
          </table:table-cell>
          <table:table-cell office:value-type="float" office:value="2.39351" calcext:value-type="float">
            <text:p>2.39351</text:p>
          </table:table-cell>
          <table:table-cell office:value-type="float" office:value="4.58462" calcext:value-type="float">
            <text:p>4.58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5.57287" calcext:value-type="float">
            <text:p>5.5728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.36286" calcext:value-type="float">
            <text:p>5.3628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.97199" calcext:value-type="float">
            <text:p>3.9719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92933" calcext:value-type="float">
            <text:p>0.0792933</text:p>
          </table:table-cell>
          <table:table-cell office:value-type="float" office:value="0.08119" calcext:value-type="float">
            <text:p>0.08119</text:p>
          </table:table-cell>
          <table:table-cell office:value-type="float" office:value="0.0799912" calcext:value-type="float">
            <text:p>0.07999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91576" calcext:value-type="float">
            <text:p>0.191576</text:p>
          </table:table-cell>
          <table:table-cell office:value-type="float" office:value="0.188657" calcext:value-type="float">
            <text:p>0.188657</text:p>
          </table:table-cell>
          <table:table-cell office:value-type="float" office:value="0.197003" calcext:value-type="float">
            <text:p>0.197003</text:p>
          </table:table-cell>
          <table:table-cell office:value-type="float" office:value="0.191578" calcext:value-type="float">
            <text:p>0.191578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2.39498" calcext:value-type="float">
            <text:p>2.39498</text:p>
          </table:table-cell>
          <table:table-cell office:value-type="float" office:value="2.39499" calcext:value-type="float">
            <text:p>2.39499</text:p>
          </table:table-cell>
          <table:table-cell office:value-type="float" office:value="4.61776" calcext:value-type="float">
            <text:p>4.61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5.6666" calcext:value-type="float">
            <text:p>5.666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42467" calcext:value-type="float">
            <text:p>5.4246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04503" calcext:value-type="float">
            <text:p>4.045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1" calcext:value-type="float">
            <text:p>0.0850131</text:p>
          </table:table-cell>
          <table:table-cell office:value-type="float" office:value="0.0842833" calcext:value-type="float">
            <text:p>0.0842833</text:p>
          </table:table-cell>
          <table:table-cell office:value-type="float" office:value="0.0859967" calcext:value-type="float">
            <text:p>0.0859967</text:p>
          </table:table-cell>
          <table:table-cell office:value-type="float" office:value="0.0850121" calcext:value-type="float">
            <text:p>0.0850121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203828" calcext:value-type="float">
            <text:p>0.203828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208823" calcext:value-type="float">
            <text:p>0.208823</text:p>
          </table:table-cell>
          <table:table-cell office:value-type="float" office:value="0.203821" calcext:value-type="float">
            <text:p>0.203821</text:p>
          </table:table-cell>
          <table:table-cell office:value-type="float" office:value="0.20006" calcext:value-type="float">
            <text:p>0.20006</text:p>
          </table:table-cell>
          <table:table-cell office:value-type="float" office:value="0.206877" calcext:value-type="float">
            <text:p>0.206877</text:p>
          </table:table-cell>
          <table:table-cell office:value-type="float" office:value="2.3976" calcext:value-type="float">
            <text:p>2.3976</text:p>
          </table:table-cell>
          <table:table-cell office:value-type="float" office:value="2.39755" calcext:value-type="float">
            <text:p>2.39755</text:p>
          </table:table-cell>
          <table:table-cell office:value-type="float" office:value="4.64804" calcext:value-type="float">
            <text:p>4.64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5.76187" calcext:value-type="float">
            <text:p>5.7618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48566" calcext:value-type="float">
            <text:p>5.4856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09821" calcext:value-type="float">
            <text:p>4.0982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3767" calcext:value-type="float">
            <text:p>0.0893767</text:p>
          </table:table-cell>
          <table:table-cell office:value-type="float" office:value="0.09106" calcext:value-type="float">
            <text:p>0.09106</text:p>
          </table:table-cell>
          <table:table-cell office:value-type="float" office:value="0.0900254" calcext:value-type="float">
            <text:p>0.0900254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33" calcext:value-type="float">
            <text:p>0.0911633</text:p>
          </table:table-cell>
          <table:table-cell office:value-type="float" office:value="0.215998" calcext:value-type="float">
            <text:p>0.215998</text:p>
          </table:table-cell>
          <table:table-cell office:value-type="float" office:value="0.21366" calcext:value-type="float">
            <text:p>0.21366</text:p>
          </table:table-cell>
          <table:table-cell office:value-type="float" office:value="0.217737" calcext:value-type="float">
            <text:p>0.21773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373" calcext:value-type="float">
            <text:p>0.211373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2.39931" calcext:value-type="float">
            <text:p>2.39931</text:p>
          </table:table-cell>
          <table:table-cell office:value-type="float" office:value="2.39932" calcext:value-type="float">
            <text:p>2.39932</text:p>
          </table:table-cell>
          <table:table-cell office:value-type="float" office:value="4.67728" calcext:value-type="float">
            <text:p>4.67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5.86622" calcext:value-type="float">
            <text:p>5.8662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55023" calcext:value-type="float">
            <text:p>5.550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.17299" calcext:value-type="float">
            <text:p>4.1729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0958933" calcext:value-type="float">
            <text:p>0.0958933</text:p>
          </table:table-cell>
          <table:table-cell office:value-type="float" office:value="0.0950092" calcext:value-type="float">
            <text:p>0.0950092</text:p>
          </table:table-cell>
          <table:table-cell office:value-type="float" office:value="0.09402" calcext:value-type="float">
            <text:p>0.09402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227989" calcext:value-type="float">
            <text:p>0.227989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23163" calcext:value-type="float">
            <text:p>0.23163</text:p>
          </table:table-cell>
          <table:table-cell office:value-type="float" office:value="0.227987" calcext:value-type="float">
            <text:p>0.227987</text:p>
          </table:table-cell>
          <table:table-cell office:value-type="float" office:value="0.223053" calcext:value-type="float">
            <text:p>0.223053</text:p>
          </table:table-cell>
          <table:table-cell office:value-type="float" office:value="0.231513" calcext:value-type="float">
            <text:p>0.231513</text:p>
          </table:table-cell>
          <table:table-cell table:number-columns-repeated="2" office:value-type="float" office:value="2.39963" calcext:value-type="float">
            <text:p>2.39963</text:p>
          </table:table-cell>
          <table:table-cell office:value-type="float" office:value="4.70261" calcext:value-type="float">
            <text:p>4.70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.97528" calcext:value-type="float">
            <text:p>5.975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1787" calcext:value-type="float">
            <text:p>5.6178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23869" calcext:value-type="float">
            <text:p>4.238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1467" calcext:value-type="float">
            <text:p>0.0991467</text:p>
          </table:table-cell>
          <table:table-cell office:value-type="float" office:value="0.10078" calcext:value-type="float">
            <text:p>0.10078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0.240101" calcext:value-type="float">
            <text:p>0.240101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243867" calcext:value-type="float">
            <text:p>0.243867</text:p>
          </table:table-cell>
          <table:table-cell office:value-type="float" office:value="0.240101" calcext:value-type="float">
            <text:p>0.240101</text:p>
          </table:table-cell>
          <table:table-cell office:value-type="float" office:value="0.23522" calcext:value-type="float">
            <text:p>0.23522</text:p>
          </table:table-cell>
          <table:table-cell office:value-type="float" office:value="0.244743" calcext:value-type="float">
            <text:p>0.244743</text:p>
          </table:table-cell>
          <table:table-cell office:value-type="float" office:value="2.40099" calcext:value-type="float">
            <text:p>2.40099</text:p>
          </table:table-cell>
          <table:table-cell office:value-type="float" office:value="2.40097" calcext:value-type="float">
            <text:p>2.40097</text:p>
          </table:table-cell>
          <table:table-cell office:value-type="float" office:value="4.73564" calcext:value-type="float">
            <text:p>4.73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6.10128" calcext:value-type="float">
            <text:p>6.1012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68643" calcext:value-type="float">
            <text:p>5.6864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31258" calcext:value-type="float">
            <text:p>4.3125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373" calcext:value-type="float">
            <text:p>0.103373</text:p>
          </table:table-cell>
          <table:table-cell office:value-type="float" office:value="0.105983" calcext:value-type="float">
            <text:p>0.105983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3" calcext:value-type="float">
            <text:p>0.103983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252277" calcext:value-type="float">
            <text:p>0.252277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55247" calcext:value-type="float">
            <text:p>0.255247</text:p>
          </table:table-cell>
          <table:table-cell office:value-type="float" office:value="0.252276" calcext:value-type="float">
            <text:p>0.252276</text:p>
          </table:table-cell>
          <table:table-cell office:value-type="float" office:value="0.247927" calcext:value-type="float">
            <text:p>0.247927</text:p>
          </table:table-cell>
          <table:table-cell office:value-type="float" office:value="0.257053" calcext:value-type="float">
            <text:p>0.257053</text:p>
          </table:table-cell>
          <table:table-cell table:number-columns-repeated="2" office:value-type="float" office:value="2.40135" calcext:value-type="float">
            <text:p>2.40135</text:p>
          </table:table-cell>
          <table:table-cell office:value-type="float" office:value="4.76278" calcext:value-type="float">
            <text:p>4.76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6.23126" calcext:value-type="float">
            <text:p>6.2312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75988" calcext:value-type="float">
            <text:p>5.7598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38936" calcext:value-type="float">
            <text:p>4.3893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4" calcext:value-type="float">
            <text:p>0.110074</text:p>
          </table:table-cell>
          <table:table-cell office:value-type="float" office:value="0.109417" calcext:value-type="float">
            <text:p>0.109417</text:p>
          </table:table-cell>
          <table:table-cell office:value-type="float" office:value="0.110803" calcext:value-type="float">
            <text:p>0.11080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264315" calcext:value-type="float">
            <text:p>0.264315</text:p>
          </table:table-cell>
          <table:table-cell office:value-type="float" office:value="0.261013" calcext:value-type="float">
            <text:p>0.261013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264319" calcext:value-type="float">
            <text:p>0.264319</text:p>
          </table:table-cell>
          <table:table-cell office:value-type="float" office:value="0.26126" calcext:value-type="float">
            <text:p>0.26126</text:p>
          </table:table-cell>
          <table:table-cell office:value-type="float" office:value="0.270417" calcext:value-type="float">
            <text:p>0.270417</text:p>
          </table:table-cell>
          <table:table-cell table:number-columns-repeated="2" office:value-type="float" office:value="2.40124" calcext:value-type="float">
            <text:p>2.40124</text:p>
          </table:table-cell>
          <table:table-cell office:value-type="float" office:value="4.80022" calcext:value-type="float">
            <text:p>4.8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6.37004" calcext:value-type="float">
            <text:p>6.3700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84356" calcext:value-type="float">
            <text:p>5.8435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47339" calcext:value-type="float">
            <text:p>4.4733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16137" calcext:value-type="float">
            <text:p>0.116137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7625" calcext:value-type="float">
            <text:p>0.27625</text:p>
          </table:table-cell>
          <table:table-cell office:value-type="float" office:value="0.272347" calcext:value-type="float">
            <text:p>0.272347</text:p>
          </table:table-cell>
          <table:table-cell office:value-type="float" office:value="0.27985" calcext:value-type="float">
            <text:p>0.27985</text:p>
          </table:table-cell>
          <table:table-cell office:value-type="float" office:value="0.276243" calcext:value-type="float">
            <text:p>0.276243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8407" calcext:value-type="float">
            <text:p>0.28407</text:p>
          </table:table-cell>
          <table:table-cell office:value-type="float" office:value="2.40098" calcext:value-type="float">
            <text:p>2.40098</text:p>
          </table:table-cell>
          <table:table-cell office:value-type="float" office:value="2.40094" calcext:value-type="float">
            <text:p>2.40094</text:p>
          </table:table-cell>
          <table:table-cell office:value-type="float" office:value="4.83955" calcext:value-type="float">
            <text:p>4.83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6.52699" calcext:value-type="float">
            <text:p>6.5269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91621" calcext:value-type="float">
            <text:p>5.9162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54529" calcext:value-type="float">
            <text:p>4.545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0.122067" calcext:value-type="float">
            <text:p>0.122067</text:p>
          </table:table-cell>
          <table:table-cell office:value-type="float" office:value="0.288219" calcext:value-type="float">
            <text:p>0.288219</text:p>
          </table:table-cell>
          <table:table-cell office:value-type="float" office:value="0.283987" calcext:value-type="float">
            <text:p>0.283987</text:p>
          </table:table-cell>
          <table:table-cell office:value-type="float" office:value="0.292667" calcext:value-type="float">
            <text:p>0.292667</text:p>
          </table:table-cell>
          <table:table-cell office:value-type="float" office:value="0.288222" calcext:value-type="float">
            <text:p>0.288222</text:p>
          </table:table-cell>
          <table:table-cell office:value-type="float" office:value="0.283873" calcext:value-type="float">
            <text:p>0.283873</text:p>
          </table:table-cell>
          <table:table-cell office:value-type="float" office:value="0.295667" calcext:value-type="float">
            <text:p>0.295667</text:p>
          </table:table-cell>
          <table:table-cell office:value-type="float" office:value="2.40001" calcext:value-type="float">
            <text:p>2.40001</text:p>
          </table:table-cell>
          <table:table-cell office:value-type="float" office:value="2.40003" calcext:value-type="float">
            <text:p>2.40003</text:p>
          </table:table-cell>
          <table:table-cell office:value-type="float" office:value="4.87297" calcext:value-type="float">
            <text:p>4.87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6.69491" calcext:value-type="float">
            <text:p>6.6949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9799" calcext:value-type="float">
            <text:p>5.9979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.63613" calcext:value-type="float">
            <text:p>4.6361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4153" calcext:value-type="float">
            <text:p>0.124153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300443" calcext:value-type="float">
            <text:p>0.300443</text:p>
          </table:table-cell>
          <table:table-cell office:value-type="float" office:value="0.295817" calcext:value-type="float">
            <text:p>0.295817</text:p>
          </table:table-cell>
          <table:table-cell office:value-type="float" office:value="0.306853" calcext:value-type="float">
            <text:p>0.306853</text:p>
          </table:table-cell>
          <table:table-cell office:value-type="float" office:value="0.300439" calcext:value-type="float">
            <text:p>0.300439</text:p>
          </table:table-cell>
          <table:table-cell office:value-type="float" office:value="0.29619" calcext:value-type="float">
            <text:p>0.29619</text:p>
          </table:table-cell>
          <table:table-cell office:value-type="float" office:value="0.30788" calcext:value-type="float">
            <text:p>0.30788</text:p>
          </table:table-cell>
          <table:table-cell office:value-type="float" office:value="2.40189" calcext:value-type="float">
            <text:p>2.40189</text:p>
          </table:table-cell>
          <table:table-cell office:value-type="float" office:value="2.4019" calcext:value-type="float">
            <text:p>2.4019</text:p>
          </table:table-cell>
          <table:table-cell office:value-type="float" office:value="4.89707" calcext:value-type="float">
            <text:p>4.89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.83907" calcext:value-type="float">
            <text:p>6.8390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.06268" calcext:value-type="float">
            <text:p>6.0626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.68531" calcext:value-type="float">
            <text:p>4.685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879" calcext:value-type="float">
            <text:p>0.12879</text:p>
          </table:table-cell>
          <table:table-cell office:value-type="float" office:value="0.132007" calcext:value-type="float">
            <text:p>0.13200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312185" calcext:value-type="float">
            <text:p>0.312185</text:p>
          </table:table-cell>
          <table:table-cell office:value-type="float" office:value="0.306987" calcext:value-type="float">
            <text:p>0.306987</text:p>
          </table:table-cell>
          <table:table-cell office:value-type="float" office:value="0.31704" calcext:value-type="float">
            <text:p>0.31704</text:p>
          </table:table-cell>
          <table:table-cell office:value-type="float" office:value="0.312182" calcext:value-type="float">
            <text:p>0.312182</text:p>
          </table:table-cell>
          <table:table-cell office:value-type="float" office:value="0.308143" calcext:value-type="float">
            <text:p>0.308143</text:p>
          </table:table-cell>
          <table:table-cell office:value-type="float" office:value="0.319013" calcext:value-type="float">
            <text:p>0.319013</text:p>
          </table:table-cell>
          <table:table-cell office:value-type="float" office:value="2.40076" calcext:value-type="float">
            <text:p>2.40076</text:p>
          </table:table-cell>
          <table:table-cell office:value-type="float" office:value="2.40077" calcext:value-type="float">
            <text:p>2.40077</text:p>
          </table:table-cell>
          <table:table-cell office:value-type="float" office:value="4.92644" calcext:value-type="float">
            <text:p>4.92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7.06533" calcext:value-type="float">
            <text:p>7.0653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6.16793" calcext:value-type="float">
            <text:p>6.167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0868" calcext:value-type="float">
            <text:p>4.8086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23" calcext:value-type="float">
            <text:p>0.13423</text:p>
          </table:table-cell>
          <table:table-cell office:value-type="float" office:value="0.13606" calcext:value-type="float">
            <text:p>0.13606</text:p>
          </table:table-cell>
          <table:table-cell office:value-type="float" office:value="0.135048" calcext:value-type="float">
            <text:p>0.135048</text:p>
          </table:table-cell>
          <table:table-cell office:value-type="float" office:value="0.133967" calcext:value-type="float">
            <text:p>0.13396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324156" calcext:value-type="float">
            <text:p>0.324156</text:p>
          </table:table-cell>
          <table:table-cell office:value-type="float" office:value="0.320927" calcext:value-type="float">
            <text:p>0.320927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320847" calcext:value-type="float">
            <text:p>0.320847</text:p>
          </table:table-cell>
          <table:table-cell office:value-type="float" office:value="0.331603" calcext:value-type="float">
            <text:p>0.331603</text:p>
          </table:table-cell>
          <table:table-cell office:value-type="float" office:value="2.40033" calcext:value-type="float">
            <text:p>2.40033</text:p>
          </table:table-cell>
          <table:table-cell office:value-type="float" office:value="2.40034" calcext:value-type="float">
            <text:p>2.40034</text:p>
          </table:table-cell>
          <table:table-cell office:value-type="float" office:value="4.97243" calcext:value-type="float">
            <text:p>4.97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7.29461" calcext:value-type="float">
            <text:p>7.2946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.25508" calcext:value-type="float">
            <text:p>6.2550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.89143" calcext:value-type="float">
            <text:p>4.8914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897" calcext:value-type="float">
            <text:p>0.13897</text:p>
          </table:table-cell>
          <table:table-cell office:value-type="float" office:value="0.140773" calcext:value-type="float">
            <text:p>0.140773</text:p>
          </table:table-cell>
          <table:table-cell office:value-type="float" office:value="0.140087" calcext:value-type="float">
            <text:p>0.140087</text:p>
          </table:table-cell>
          <table:table-cell office:value-type="float" office:value="0.138693" calcext:value-type="float">
            <text:p>0.138693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336168" calcext:value-type="float">
            <text:p>0.336168</text:p>
          </table:table-cell>
          <table:table-cell office:value-type="float" office:value="0.334343" calcext:value-type="float">
            <text:p>0.334343</text:p>
          </table:table-cell>
          <table:table-cell office:value-type="float" office:value="0.33867" calcext:value-type="float">
            <text:p>0.33867</text:p>
          </table:table-cell>
          <table:table-cell office:value-type="float" office:value="0.336165" calcext:value-type="float">
            <text:p>0.336165</text:p>
          </table:table-cell>
          <table:table-cell office:value-type="float" office:value="0.332473" calcext:value-type="float">
            <text:p>0.332473</text:p>
          </table:table-cell>
          <table:table-cell office:value-type="float" office:value="0.344333" calcext:value-type="float">
            <text:p>0.344333</text:p>
          </table:table-cell>
          <table:table-cell table:number-columns-repeated="2" office:value-type="float" office:value="2.39968" calcext:value-type="float">
            <text:p>2.39968</text:p>
          </table:table-cell>
          <table:table-cell office:value-type="float" office:value="5.0049" calcext:value-type="float">
            <text:p>5.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7.52597" calcext:value-type="float">
            <text:p>7.5259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.35293" calcext:value-type="float">
            <text:p>6.3529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98563" calcext:value-type="float">
            <text:p>4.9856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4227" calcext:value-type="float">
            <text:p>0.144227</text:p>
          </table:table-cell>
          <table:table-cell office:value-type="float" office:value="0.146067" calcext:value-type="float">
            <text:p>0.146067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3" calcext:value-type="float">
            <text:p>0.146873</text:p>
          </table:table-cell>
          <table:table-cell office:value-type="float" office:value="0.348488" calcext:value-type="float">
            <text:p>0.348488</text:p>
          </table:table-cell>
          <table:table-cell office:value-type="float" office:value="0.345397" calcext:value-type="float">
            <text:p>0.345397</text:p>
          </table:table-cell>
          <table:table-cell office:value-type="float" office:value="0.356487" calcext:value-type="float">
            <text:p>0.356487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0.345043" calcext:value-type="float">
            <text:p>0.345043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2.4017" calcext:value-type="float">
            <text:p>2.4017</text:p>
          </table:table-cell>
          <table:table-cell office:value-type="float" office:value="2.40171" calcext:value-type="float">
            <text:p>2.40171</text:p>
          </table:table-cell>
          <table:table-cell office:value-type="float" office:value="5.03976" calcext:value-type="float">
            <text:p>5.03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7.85325" calcext:value-type="float">
            <text:p>7.8532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.45567" calcext:value-type="float">
            <text:p>6.4556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11027" calcext:value-type="float">
            <text:p>5.1102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9293" calcext:value-type="float">
            <text:p>0.149293</text:p>
          </table:table-cell>
          <table:table-cell office:value-type="float" office:value="0.150853" calcext:value-type="float">
            <text:p>0.150853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0.148757" calcext:value-type="float">
            <text:p>0.148757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360254" calcext:value-type="float">
            <text:p>0.36025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63837" calcext:value-type="float">
            <text:p>0.363837</text:p>
          </table:table-cell>
          <table:table-cell office:value-type="float" office:value="0.360255" calcext:value-type="float">
            <text:p>0.360255</text:p>
          </table:table-cell>
          <table:table-cell office:value-type="float" office:value="0.356643" calcext:value-type="float">
            <text:p>0.356643</text:p>
          </table:table-cell>
          <table:table-cell office:value-type="float" office:value="0.367477" calcext:value-type="float">
            <text:p>0.367477</text:p>
          </table:table-cell>
          <table:table-cell office:value-type="float" office:value="2.40053" calcext:value-type="float">
            <text:p>2.40053</text:p>
          </table:table-cell>
          <table:table-cell office:value-type="float" office:value="2.4005" calcext:value-type="float">
            <text:p>2.4005</text:p>
          </table:table-cell>
          <table:table-cell office:value-type="float" office:value="5.077" calcext:value-type="float">
            <text:p>5.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8.1018" calcext:value-type="float">
            <text:p>8.101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.54843" calcext:value-type="float">
            <text:p>6.5484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18585" calcext:value-type="float">
            <text:p>5.1858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6" calcext:value-type="float">
            <text:p>0.155096</text:p>
          </table:table-cell>
          <table:table-cell office:value-type="float" office:value="0.153793" calcext:value-type="float">
            <text:p>0.153793</text:p>
          </table:table-cell>
          <table:table-cell office:value-type="float" office:value="0.15614" calcext:value-type="float">
            <text:p>0.15614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372494" calcext:value-type="float">
            <text:p>0.372494</text:p>
          </table:table-cell>
          <table:table-cell office:value-type="float" office:value="0.367953" calcext:value-type="float">
            <text:p>0.367953</text:p>
          </table:table-cell>
          <table:table-cell office:value-type="float" office:value="0.377127" calcext:value-type="float">
            <text:p>0.377127</text:p>
          </table:table-cell>
          <table:table-cell office:value-type="float" office:value="0.372497" calcext:value-type="float">
            <text:p>0.372497</text:p>
          </table:table-cell>
          <table:table-cell office:value-type="float" office:value="0.368653" calcext:value-type="float">
            <text:p>0.368653</text:p>
          </table:table-cell>
          <table:table-cell office:value-type="float" office:value="0.38005" calcext:value-type="float">
            <text:p>0.38005</text:p>
          </table:table-cell>
          <table:table-cell office:value-type="float" office:value="2.4017" calcext:value-type="float">
            <text:p>2.4017</text:p>
          </table:table-cell>
          <table:table-cell office:value-type="float" office:value="2.40173" calcext:value-type="float">
            <text:p>2.40173</text:p>
          </table:table-cell>
          <table:table-cell office:value-type="float" office:value="5.10948" calcext:value-type="float">
            <text:p>5.10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8.50072" calcext:value-type="float">
            <text:p>8.5007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6.6655" calcext:value-type="float">
            <text:p>6.665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31052" calcext:value-type="float">
            <text:p>5.3105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323" calcext:value-type="float">
            <text:p>0.158323</text:p>
          </table:table-cell>
          <table:table-cell office:value-type="float" office:value="0.16118" calcext:value-type="float">
            <text:p>0.16118</text:p>
          </table:table-cell>
          <table:table-cell office:value-type="float" office:value="0.16013" calcext:value-type="float">
            <text:p>0.16013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3" calcext:value-type="float">
            <text:p>0.161473</text:p>
          </table:table-cell>
          <table:table-cell office:value-type="float" office:value="0.384406" calcext:value-type="float">
            <text:p>0.384406</text:p>
          </table:table-cell>
          <table:table-cell office:value-type="float" office:value="0.37971" calcext:value-type="float">
            <text:p>0.37971</text:p>
          </table:table-cell>
          <table:table-cell office:value-type="float" office:value="0.389083" calcext:value-type="float">
            <text:p>0.389083</text:p>
          </table:table-cell>
          <table:table-cell office:value-type="float" office:value="0.384404" calcext:value-type="float">
            <text:p>0.384404</text:p>
          </table:table-cell>
          <table:table-cell office:value-type="float" office:value="0.380433" calcext:value-type="float">
            <text:p>0.380433</text:p>
          </table:table-cell>
          <table:table-cell office:value-type="float" office:value="0.391507" calcext:value-type="float">
            <text:p>0.391507</text:p>
          </table:table-cell>
          <table:table-cell office:value-type="float" office:value="2.40057" calcext:value-type="float">
            <text:p>2.40057</text:p>
          </table:table-cell>
          <table:table-cell office:value-type="float" office:value="2.40058" calcext:value-type="float">
            <text:p>2.40058</text:p>
          </table:table-cell>
          <table:table-cell office:value-type="float" office:value="5.15457" calcext:value-type="float">
            <text:p>5.15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8.89321" calcext:value-type="float">
            <text:p>8.8932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.78306" calcext:value-type="float">
            <text:p>6.7830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2398" calcext:value-type="float">
            <text:p>5.4239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0.164413" calcext:value-type="float">
            <text:p>0.164413</text:p>
          </table:table-cell>
          <table:table-cell office:value-type="float" office:value="0.165853" calcext:value-type="float">
            <text:p>0.165853</text:p>
          </table:table-cell>
          <table:table-cell office:value-type="float" office:value="0.165185" calcext:value-type="float">
            <text:p>0.165185</text:p>
          </table:table-cell>
          <table:table-cell office:value-type="float" office:value="0.16355" calcext:value-type="float">
            <text:p>0.16355</text:p>
          </table:table-cell>
          <table:table-cell office:value-type="float" office:value="0.166553" calcext:value-type="float">
            <text:p>0.166553</text:p>
          </table:table-cell>
          <table:table-cell office:value-type="float" office:value="0.396508" calcext:value-type="float">
            <text:p>0.396508</text:p>
          </table:table-cell>
          <table:table-cell office:value-type="float" office:value="0.39166" calcext:value-type="float">
            <text:p>0.39166</text:p>
          </table:table-cell>
          <table:table-cell office:value-type="float" office:value="0.400003" calcext:value-type="float">
            <text:p>0.400003</text:p>
          </table:table-cell>
          <table:table-cell office:value-type="float" office:value="0.396511" calcext:value-type="float">
            <text:p>0.39651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40327" calcext:value-type="float">
            <text:p>0.40327</text:p>
          </table:table-cell>
          <table:table-cell office:value-type="float" office:value="2.4004" calcext:value-type="float">
            <text:p>2.4004</text:p>
          </table:table-cell>
          <table:table-cell office:value-type="float" office:value="2.40041" calcext:value-type="float">
            <text:p>2.40041</text:p>
          </table:table-cell>
          <table:table-cell office:value-type="float" office:value="5.19347" calcext:value-type="float">
            <text:p>5.19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9.38199" calcext:value-type="float">
            <text:p>9.3819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6.89466" calcext:value-type="float">
            <text:p>6.8946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4524" calcext:value-type="float">
            <text:p>5.545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17155" calcext:value-type="float">
            <text:p>0.17155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408454" calcext:value-type="float">
            <text:p>0.408454</text:p>
          </table:table-cell>
          <table:table-cell office:value-type="float" office:value="0.400953" calcext:value-type="float">
            <text:p>0.400953</text:p>
          </table:table-cell>
          <table:table-cell office:value-type="float" office:value="0.416557" calcext:value-type="float">
            <text:p>0.416557</text:p>
          </table:table-cell>
          <table:table-cell office:value-type="float" office:value="0.408456" calcext:value-type="float">
            <text:p>0.408456</text:p>
          </table:table-cell>
          <table:table-cell office:value-type="float" office:value="0.403317" calcext:value-type="float">
            <text:p>0.403317</text:p>
          </table:table-cell>
          <table:table-cell office:value-type="float" office:value="0.415483" calcext:value-type="float">
            <text:p>0.415483</text:p>
          </table:table-cell>
          <table:table-cell table:number-columns-repeated="2" office:value-type="float" office:value="2.40013" calcext:value-type="float">
            <text:p>2.40013</text:p>
          </table:table-cell>
          <table:table-cell office:value-type="float" office:value="5.22456" calcext:value-type="float">
            <text:p>5.22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9.92395" calcext:value-type="float">
            <text:p>9.92395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.01309" calcext:value-type="float">
            <text:p>7.0130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.65935" calcext:value-type="float">
            <text:p>5.6593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547" calcext:value-type="float">
            <text:p>0.174547</text:p>
          </table:table-cell>
          <table:table-cell office:value-type="float" office:value="0.176397" calcext:value-type="float">
            <text:p>0.176397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3853" calcext:value-type="float">
            <text:p>0.173853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420511" calcext:value-type="float">
            <text:p>0.420511</text:p>
          </table:table-cell>
          <table:table-cell office:value-type="float" office:value="0.41644" calcext:value-type="float">
            <text:p>0.41644</text:p>
          </table:table-cell>
          <table:table-cell office:value-type="float" office:value="0.42604" calcext:value-type="float">
            <text:p>0.42604</text:p>
          </table:table-cell>
          <table:table-cell office:value-type="float" office:value="0.420514" calcext:value-type="float">
            <text:p>0.420514</text:p>
          </table:table-cell>
          <table:table-cell office:value-type="float" office:value="0.415737" calcext:value-type="float">
            <text:p>0.415737</text:p>
          </table:table-cell>
          <table:table-cell office:value-type="float" office:value="0.426463" calcext:value-type="float">
            <text:p>0.426463</text:p>
          </table:table-cell>
          <table:table-cell office:value-type="float" office:value="2.39994" calcext:value-type="float">
            <text:p>2.39994</text:p>
          </table:table-cell>
          <table:table-cell office:value-type="float" office:value="2.39995" calcext:value-type="float">
            <text:p>2.39995</text:p>
          </table:table-cell>
          <table:table-cell office:value-type="float" office:value="5.25835" calcext:value-type="float">
            <text:p>5.25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0.5822" calcext:value-type="float">
            <text:p>10.582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7.1354" calcext:value-type="float">
            <text:p>7.135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79127" calcext:value-type="float">
            <text:p>5.7912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178813" calcext:value-type="float">
            <text:p>0.178813</text:p>
          </table:table-cell>
          <table:table-cell office:value-type="float" office:value="0.181207" calcext:value-type="float">
            <text:p>0.181207</text:p>
          </table:table-cell>
          <table:table-cell office:value-type="float" office:value="0.180278" calcext:value-type="float">
            <text:p>0.18027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432361" calcext:value-type="float">
            <text:p>0.432361</text:p>
          </table:table-cell>
          <table:table-cell office:value-type="float" office:value="0.42736" calcext:value-type="float">
            <text:p>0.42736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2355" calcext:value-type="float">
            <text:p>0.432355</text:p>
          </table:table-cell>
          <table:table-cell office:value-type="float" office:value="0.426803" calcext:value-type="float">
            <text:p>0.426803</text:p>
          </table:table-cell>
          <table:table-cell office:value-type="float" office:value="0.43853" calcext:value-type="float">
            <text:p>0.43853</text:p>
          </table:table-cell>
          <table:table-cell office:value-type="float" office:value="2.39826" calcext:value-type="float">
            <text:p>2.39826</text:p>
          </table:table-cell>
          <table:table-cell office:value-type="float" office:value="2.39827" calcext:value-type="float">
            <text:p>2.39827</text:p>
          </table:table-cell>
          <table:table-cell office:value-type="float" office:value="5.29642" calcext:value-type="float">
            <text:p>5.29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1.3314" calcext:value-type="float">
            <text:p>11.331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.26516" calcext:value-type="float">
            <text:p>7.265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92874" calcext:value-type="float">
            <text:p>5.9287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1" calcext:value-type="float">
            <text:p>0.185281</text:p>
          </table:table-cell>
          <table:table-cell office:value-type="float" office:value="0.183893" calcext:value-type="float">
            <text:p>0.183893</text:p>
          </table:table-cell>
          <table:table-cell office:value-type="float" office:value="0.186863" calcext:value-type="float">
            <text:p>0.186863</text:p>
          </table:table-cell>
          <table:table-cell office:value-type="float" office:value="0.185277" calcext:value-type="float">
            <text:p>0.185277</text:p>
          </table:table-cell>
          <table:table-cell office:value-type="float" office:value="0.18392" calcext:value-type="float">
            <text:p>0.183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444154" calcext:value-type="float">
            <text:p>0.444154</text:p>
          </table:table-cell>
          <table:table-cell office:value-type="float" office:value="0.438877" calcext:value-type="float">
            <text:p>0.438877</text:p>
          </table:table-cell>
          <table:table-cell office:value-type="float" office:value="0.450103" calcext:value-type="float">
            <text:p>0.450103</text:p>
          </table:table-cell>
          <table:table-cell office:value-type="float" office:value="0.444148" calcext:value-type="float">
            <text:p>0.444148</text:p>
          </table:table-cell>
          <table:table-cell office:value-type="float" office:value="0.43732" calcext:value-type="float">
            <text:p>0.43732</text:p>
          </table:table-cell>
          <table:table-cell office:value-type="float" office:value="0.450033" calcext:value-type="float">
            <text:p>0.450033</text:p>
          </table:table-cell>
          <table:table-cell office:value-type="float" office:value="2.39719" calcext:value-type="float">
            <text:p>2.39719</text:p>
          </table:table-cell>
          <table:table-cell office:value-type="float" office:value="2.39721" calcext:value-type="float">
            <text:p>2.39721</text:p>
          </table:table-cell>
          <table:table-cell office:value-type="float" office:value="5.32739" calcext:value-type="float">
            <text:p>5.32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2.3225" calcext:value-type="float">
            <text:p>12.322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.40452" calcext:value-type="float">
            <text:p>7.4045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.06566" calcext:value-type="float">
            <text:p>6.0656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443" calcext:value-type="float">
            <text:p>0.191443</text:p>
          </table:table-cell>
          <table:table-cell office:value-type="float" office:value="0.190266" calcext:value-type="float">
            <text:p>0.190266</text:p>
          </table:table-cell>
          <table:table-cell office:value-type="float" office:value="0.188947" calcext:value-type="float">
            <text:p>0.188947</text:p>
          </table:table-cell>
          <table:table-cell office:value-type="float" office:value="0.191613" calcext:value-type="float">
            <text:p>0.191613</text:p>
          </table:table-cell>
          <table:table-cell office:value-type="float" office:value="0.455946" calcext:value-type="float">
            <text:p>0.455946</text:p>
          </table:table-cell>
          <table:table-cell office:value-type="float" office:value="0.452627" calcext:value-type="float">
            <text:p>0.452627</text:p>
          </table:table-cell>
          <table:table-cell office:value-type="float" office:value="0.46155" calcext:value-type="float">
            <text:p>0.46155</text:p>
          </table:table-cell>
          <table:table-cell office:value-type="float" office:value="0.455967" calcext:value-type="float">
            <text:p>0.455967</text:p>
          </table:table-cell>
          <table:table-cell office:value-type="float" office:value="0.449417" calcext:value-type="float">
            <text:p>0.449417</text:p>
          </table:table-cell>
          <table:table-cell office:value-type="float" office:value="0.4622" calcext:value-type="float">
            <text:p>0.4622</text:p>
          </table:table-cell>
          <table:table-cell office:value-type="float" office:value="2.39646" calcext:value-type="float">
            <text:p>2.39646</text:p>
          </table:table-cell>
          <table:table-cell office:value-type="float" office:value="2.39647" calcext:value-type="float">
            <text:p>2.39647</text:p>
          </table:table-cell>
          <table:table-cell office:value-type="float" office:value="5.36851" calcext:value-type="float">
            <text:p>5.36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3.6309" calcext:value-type="float">
            <text:p>13.630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7.57863" calcext:value-type="float">
            <text:p>7.5786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.24162" calcext:value-type="float">
            <text:p>6.2416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432" calcext:value-type="float">
            <text:p>0.19432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907" calcext:value-type="float">
            <text:p>0.193907</text:p>
          </table:table-cell>
          <table:table-cell office:value-type="float" office:value="0.196843" calcext:value-type="float">
            <text:p>0.196843</text:p>
          </table:table-cell>
          <table:table-cell office:value-type="float" office:value="0.467833" calcext:value-type="float">
            <text:p>0.467833</text:p>
          </table:table-cell>
          <table:table-cell office:value-type="float" office:value="0.462603" calcext:value-type="float">
            <text:p>0.462603</text:p>
          </table:table-cell>
          <table:table-cell office:value-type="float" office:value="0.473587" calcext:value-type="float">
            <text:p>0.473587</text:p>
          </table:table-cell>
          <table:table-cell office:value-type="float" office:value="0.467837" calcext:value-type="float">
            <text:p>0.467837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47371" calcext:value-type="float">
            <text:p>0.47371</text:p>
          </table:table-cell>
          <table:table-cell office:value-type="float" office:value="2.39654" calcext:value-type="float">
            <text:p>2.39654</text:p>
          </table:table-cell>
          <table:table-cell office:value-type="float" office:value="2.39656" calcext:value-type="float">
            <text:p>2.39656</text:p>
          </table:table-cell>
          <table:table-cell office:value-type="float" office:value="5.40951" calcext:value-type="float">
            <text:p>5.40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0988" calcext:value-type="float">
            <text:p>15.0988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7.71686" calcext:value-type="float">
            <text:p>7.7168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.36875" calcext:value-type="float">
            <text:p>6.3687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953" calcext:value-type="float">
            <text:p>0.198953</text:p>
          </table:table-cell>
          <table:table-cell office:value-type="float" office:value="0.201033" calcext:value-type="float">
            <text:p>0.201033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0.198637" calcext:value-type="float">
            <text:p>0.198637</text:p>
          </table:table-cell>
          <table:table-cell office:value-type="float" office:value="0.20178" calcext:value-type="float">
            <text:p>0.20178</text:p>
          </table:table-cell>
          <table:table-cell office:value-type="float" office:value="0.480058" calcext:value-type="float">
            <text:p>0.480058</text:p>
          </table:table-cell>
          <table:table-cell office:value-type="float" office:value="0.477353" calcext:value-type="float">
            <text:p>0.477353</text:p>
          </table:table-cell>
          <table:table-cell office:value-type="float" office:value="0.482477" calcext:value-type="float">
            <text:p>0.482477</text:p>
          </table:table-cell>
          <table:table-cell office:value-type="float" office:value="0.480081" calcext:value-type="float">
            <text:p>0.480081</text:p>
          </table:table-cell>
          <table:table-cell office:value-type="float" office:value="0.47229" calcext:value-type="float">
            <text:p>0.47229</text:p>
          </table:table-cell>
          <table:table-cell office:value-type="float" office:value="0.48586" calcext:value-type="float">
            <text:p>0.48586</text:p>
          </table:table-cell>
          <table:table-cell office:value-type="float" office:value="2.39773" calcext:value-type="float">
            <text:p>2.39773</text:p>
          </table:table-cell>
          <table:table-cell office:value-type="float" office:value="2.39776" calcext:value-type="float">
            <text:p>2.39776</text:p>
          </table:table-cell>
          <table:table-cell office:value-type="float" office:value="5.44222" calcext:value-type="float">
            <text:p>5.4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9159" calcext:value-type="float">
            <text:p>16.915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7.8927" calcext:value-type="float">
            <text:p>7.892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.54982" calcext:value-type="float">
            <text:p>6.5498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95" calcext:value-type="float">
            <text:p>0.20395</text:p>
          </table:table-cell>
          <table:table-cell office:value-type="float" office:value="0.206213" calcext:value-type="float">
            <text:p>0.206213</text:p>
          </table:table-cell>
          <table:table-cell office:value-type="float" office:value="0.20518" calcext:value-type="float">
            <text:p>0.20518</text:p>
          </table:table-cell>
          <table:table-cell office:value-type="float" office:value="0.20335" calcext:value-type="float">
            <text:p>0.20335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91997" calcext:value-type="float">
            <text:p>0.491997</text:p>
          </table:table-cell>
          <table:table-cell office:value-type="float" office:value="0.486607" calcext:value-type="float">
            <text:p>0.486607</text:p>
          </table:table-cell>
          <table:table-cell office:value-type="float" office:value="0.496337" calcext:value-type="float">
            <text:p>0.496337</text:p>
          </table:table-cell>
          <table:table-cell office:value-type="float" office:value="0.492014" calcext:value-type="float">
            <text:p>0.492014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0.498023" calcext:value-type="float">
            <text:p>0.498023</text:p>
          </table:table-cell>
          <table:table-cell office:value-type="float" office:value="2.3979" calcext:value-type="float">
            <text:p>2.3979</text:p>
          </table:table-cell>
          <table:table-cell office:value-type="float" office:value="2.39796" calcext:value-type="float">
            <text:p>2.39796</text:p>
          </table:table-cell>
          <table:table-cell office:value-type="float" office:value="5.47497" calcext:value-type="float">
            <text:p>5.47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20.0315" calcext:value-type="float">
            <text:p>20.0315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8.07893" calcext:value-type="float">
            <text:p>8.0789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.74778" calcext:value-type="float">
            <text:p>6.7477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863" calcext:value-type="float">
            <text:p>0.20863</text:p>
          </table:table-cell>
          <table:table-cell office:value-type="float" office:value="0.211257" calcext:value-type="float">
            <text:p>0.211257</text:p>
          </table:table-cell>
          <table:table-cell office:value-type="float" office:value="0.21016" calcext:value-type="float">
            <text:p>0.21016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0.21148" calcext:value-type="float">
            <text:p>0.21148</text:p>
          </table:table-cell>
          <table:table-cell office:value-type="float" office:value="0.503735" calcext:value-type="float">
            <text:p>0.503735</text:p>
          </table:table-cell>
          <table:table-cell office:value-type="float" office:value="0.49811" calcext:value-type="float">
            <text:p>0.49811</text:p>
          </table:table-cell>
          <table:table-cell office:value-type="float" office:value="0.50737" calcext:value-type="float">
            <text:p>0.50737</text:p>
          </table:table-cell>
          <table:table-cell office:value-type="float" office:value="0.503765" calcext:value-type="float">
            <text:p>0.503765</text:p>
          </table:table-cell>
          <table:table-cell office:value-type="float" office:value="0.495297" calcext:value-type="float">
            <text:p>0.495297</text:p>
          </table:table-cell>
          <table:table-cell office:value-type="float" office:value="0.509103" calcext:value-type="float">
            <text:p>0.509103</text:p>
          </table:table-cell>
          <table:table-cell office:value-type="float" office:value="2.39707" calcext:value-type="float">
            <text:p>2.39707</text:p>
          </table:table-cell>
          <table:table-cell office:value-type="float" office:value="2.39706" calcext:value-type="float">
            <text:p>2.39706</text:p>
          </table:table-cell>
          <table:table-cell office:value-type="float" office:value="5.51374" calcext:value-type="float">
            <text:p>5.51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24.6602" calcext:value-type="float">
            <text:p>24.6602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8.2422" calcext:value-type="float">
            <text:p>8.242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.90047" calcext:value-type="float">
            <text:p>6.9004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29" calcext:value-type="float">
            <text:p>0.215029</text:p>
          </table:table-cell>
          <table:table-cell office:value-type="float" office:value="0.214572" calcext:value-type="float">
            <text:p>0.214572</text:p>
          </table:table-cell>
          <table:table-cell office:value-type="float" office:value="0.216236" calcext:value-type="float">
            <text:p>0.216236</text:p>
          </table:table-cell>
          <table:table-cell office:value-type="float" office:value="0.215024" calcext:value-type="float">
            <text:p>0.215024</text:p>
          </table:table-cell>
          <table:table-cell office:value-type="float" office:value="0.21368" calcext:value-type="float">
            <text:p>0.21368</text:p>
          </table:table-cell>
          <table:table-cell office:value-type="float" office:value="0.216248" calcext:value-type="float">
            <text:p>0.216248</text:p>
          </table:table-cell>
          <table:table-cell office:value-type="float" office:value="0.515313" calcext:value-type="float">
            <text:p>0.515313</text:p>
          </table:table-cell>
          <table:table-cell office:value-type="float" office:value="0.511076" calcext:value-type="float">
            <text:p>0.511076</text:p>
          </table:table-cell>
          <table:table-cell office:value-type="float" office:value="0.518818" calcext:value-type="float">
            <text:p>0.518818</text:p>
          </table:table-cell>
          <table:table-cell office:value-type="float" office:value="0.515297" calcext:value-type="float">
            <text:p>0.515297</text:p>
          </table:table-cell>
          <table:table-cell office:value-type="float" office:value="0.512278" calcext:value-type="float">
            <text:p>0.512278</text:p>
          </table:table-cell>
          <table:table-cell office:value-type="float" office:value="0.518424" calcext:value-type="float">
            <text:p>0.518424</text:p>
          </table:table-cell>
          <table:table-cell office:value-type="float" office:value="2.39648" calcext:value-type="float">
            <text:p>2.39648</text:p>
          </table:table-cell>
          <table:table-cell office:value-type="float" office:value="2.39647" calcext:value-type="float">
            <text:p>2.39647</text:p>
          </table:table-cell>
          <table:table-cell office:value-type="float" office:value="5.5381" calcext:value-type="float">
            <text:p>5.5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32.6785" calcext:value-type="float">
            <text:p>32.6785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8.45487" calcext:value-type="float">
            <text:p>8.4548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.12582" calcext:value-type="float">
            <text:p>7.1258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31" calcext:value-type="float">
            <text:p>0.220031</text:p>
          </table:table-cell>
          <table:table-cell office:value-type="float" office:value="0.219186" calcext:value-type="float">
            <text:p>0.219186</text:p>
          </table:table-cell>
          <table:table-cell office:value-type="float" office:value="0.220916" calcext:value-type="float">
            <text:p>0.220916</text:p>
          </table:table-cell>
          <table:table-cell office:value-type="float" office:value="0.220038" calcext:value-type="float">
            <text:p>0.220038</text:p>
          </table:table-cell>
          <table:table-cell office:value-type="float" office:value="0.218614" calcext:value-type="float">
            <text:p>0.218614</text:p>
          </table:table-cell>
          <table:table-cell office:value-type="float" office:value="0.221522" calcext:value-type="float">
            <text:p>0.221522</text:p>
          </table:table-cell>
          <table:table-cell office:value-type="float" office:value="0.527368" calcext:value-type="float">
            <text:p>0.527368</text:p>
          </table:table-cell>
          <table:table-cell office:value-type="float" office:value="0.521362" calcext:value-type="float">
            <text:p>0.521362</text:p>
          </table:table-cell>
          <table:table-cell office:value-type="float" office:value="0.531418" calcext:value-type="float">
            <text:p>0.531418</text:p>
          </table:table-cell>
          <table:table-cell office:value-type="float" office:value="0.527398" calcext:value-type="float">
            <text:p>0.527398</text:p>
          </table:table-cell>
          <table:table-cell office:value-type="float" office:value="0.524046" calcext:value-type="float">
            <text:p>0.524046</text:p>
          </table:table-cell>
          <table:table-cell office:value-type="float" office:value="0.5312" calcext:value-type="float">
            <text:p>0.5312</text:p>
          </table:table-cell>
          <table:table-cell office:value-type="float" office:value="2.39679" calcext:value-type="float">
            <text:p>2.39679</text:p>
          </table:table-cell>
          <table:table-cell office:value-type="float" office:value="2.39685" calcext:value-type="float">
            <text:p>2.39685</text:p>
          </table:table-cell>
          <table:table-cell office:value-type="float" office:value="5.57445" calcext:value-type="float">
            <text:p>5.57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53.1085" calcext:value-type="float">
            <text:p>53.1085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8.67861" calcext:value-type="float">
            <text:p>8.6786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.34525" calcext:value-type="float">
            <text:p>7.3452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54" calcext:value-type="float">
            <text:p>0.225054</text:p>
          </table:table-cell>
          <table:table-cell office:value-type="float" office:value="0.22411" calcext:value-type="float">
            <text:p>0.22411</text:p>
          </table:table-cell>
          <table:table-cell office:value-type="float" office:value="0.226166" calcext:value-type="float">
            <text:p>0.226166</text:p>
          </table:table-cell>
          <table:table-cell office:value-type="float" office:value="0.225072" calcext:value-type="float">
            <text:p>0.225072</text:p>
          </table:table-cell>
          <table:table-cell office:value-type="float" office:value="0.223232" calcext:value-type="float">
            <text:p>0.223232</text:p>
          </table:table-cell>
          <table:table-cell office:value-type="float" office:value="0.22677" calcext:value-type="float">
            <text:p>0.2267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35608" calcext:value-type="float">
            <text:p>0.535608</text:p>
          </table:table-cell>
          <table:table-cell office:value-type="float" office:value="0.546758" calcext:value-type="float">
            <text:p>0.546758</text:p>
          </table:table-cell>
          <table:table-cell office:value-type="float" office:value="0.539341" calcext:value-type="float">
            <text:p>0.539341</text:p>
          </table:table-cell>
          <table:table-cell office:value-type="float" office:value="0.535572" calcext:value-type="float">
            <text:p>0.535572</text:p>
          </table:table-cell>
          <table:table-cell office:value-type="float" office:value="0.543212" calcext:value-type="float">
            <text:p>0.543212</text:p>
          </table:table-cell>
          <table:table-cell office:value-type="float" office:value="2.39631" calcext:value-type="float">
            <text:p>2.39631</text:p>
          </table:table-cell>
          <table:table-cell office:value-type="float" office:value="2.3963" calcext:value-type="float">
            <text:p>2.3963</text:p>
          </table:table-cell>
          <table:table-cell office:value-type="float" office:value="5.61105" calcext:value-type="float">
            <text:p>5.61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907.412" calcext:value-type="float">
            <text:p>907.412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float" office:value="8.90103" calcext:value-type="float">
            <text:p>8.9010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7.557" calcext:value-type="float">
            <text:p>7.55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53" calcext:value-type="float">
            <text:p>0.229953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0.23078" calcext:value-type="float">
            <text:p>0.23078</text:p>
          </table:table-cell>
          <table:table-cell office:value-type="float" office:value="0.229679" calcext:value-type="float">
            <text:p>0.229679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0.230486" calcext:value-type="float">
            <text:p>0.230486</text:p>
          </table:table-cell>
          <table:table-cell office:value-type="float" office:value="0.551133" calcext:value-type="float">
            <text:p>0.551133</text:p>
          </table:table-cell>
          <table:table-cell office:value-type="float" office:value="0.546871" calcext:value-type="float">
            <text:p>0.546871</text:p>
          </table:table-cell>
          <table:table-cell office:value-type="float" office:value="0.55499" calcext:value-type="float">
            <text:p>0.55499</text:p>
          </table:table-cell>
          <table:table-cell office:value-type="float" office:value="0.550463" calcext:value-type="float">
            <text:p>0.550463</text:p>
          </table:table-cell>
          <table:table-cell office:value-type="float" office:value="0.546853" calcext:value-type="float">
            <text:p>0.546853</text:p>
          </table:table-cell>
          <table:table-cell office:value-type="float" office:value="0.55389" calcext:value-type="float">
            <text:p>0.55389</text:p>
          </table:table-cell>
          <table:table-cell office:value-type="float" office:value="2.39672" calcext:value-type="float">
            <text:p>2.39672</text:p>
          </table:table-cell>
          <table:table-cell office:value-type="float" office:value="2.39666" calcext:value-type="float">
            <text:p>2.39666</text:p>
          </table:table-cell>
          <table:table-cell office:value-type="float" office:value="5.63817" calcext:value-type="float">
            <text:p>5.63817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1-23T13:23:16.716127425</dc:date>
    <meta:editing-duration>PT6H39M47S</meta:editing-duration>
    <meta:editing-cycles>21</meta:editing-cycles>
    <meta:generator>LibreOffice/7.3.7.2$Linux_AARCH64 LibreOffice_project/30$Build-2</meta:generator>
    <meta:document-statistic meta:table-count="1" meta:cell-count="10341" meta:object-count="0"/>
  </office:meta>
</office:document-meta>
</file>